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58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3.641cm"/>
    </style:style>
    <style:style style:name="co6" style:family="table-column">
      <style:table-column-properties fo:break-before="auto" style:column-width="2.741cm"/>
    </style:style>
    <style:style style:name="co7" style:family="table-column">
      <style:table-column-properties fo:break-before="auto" style:column-width="2.729cm"/>
    </style:style>
    <style:style style:name="co8" style:family="table-column">
      <style:table-column-properties fo:break-before="auto" style:column-width="2.775cm"/>
    </style:style>
    <style:style style:name="co9" style:family="table-column">
      <style:table-column-properties fo:break-before="auto" style:column-width="3.411cm"/>
    </style:style>
    <style:style style:name="co10" style:family="table-column">
      <style:table-column-properties fo:break-before="auto" style:column-width="7.179cm"/>
    </style:style>
    <style:style style:name="co11" style:family="table-column">
      <style:table-column-properties fo:break-before="auto" style:column-width="19.043cm"/>
    </style:style>
    <style:style style:name="co12" style:family="table-column">
      <style:table-column-properties fo:break-before="auto" style:column-width="3.579cm"/>
    </style:style>
    <style:style style:name="co13" style:family="table-column">
      <style:table-column-properties fo:break-before="auto" style:column-width="2.757cm"/>
    </style:style>
    <style:style style:name="co14" style:family="table-column">
      <style:table-column-properties fo:break-before="auto" style:column-width="2.651cm"/>
    </style:style>
    <style:style style:name="co15" style:family="table-column">
      <style:table-column-properties fo:break-before="auto" style:column-width="4.18cm"/>
    </style:style>
    <style:style style:name="co16" style:family="table-column">
      <style:table-column-properties fo:break-before="auto" style:column-width="3.134cm"/>
    </style:style>
    <style:style style:name="co17" style:family="table-column">
      <style:table-column-properties fo:break-before="auto" style:column-width="2.422cm"/>
    </style:style>
    <style:style style:name="co18" style:family="table-column">
      <style:table-column-properties fo:break-before="auto" style:column-width="3.551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30pt" fo:font-weight="bold" style:font-size-asian="30pt" style:font-weight-asian="bold" style:font-size-complex="30pt" style:font-weight-complex="bold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41"/>
    <style:style style:name="ce7" style:family="table-cell" style:parent-style-name="Default" style:data-style-name="N44"/>
    <style:style style:name="ce8" style:family="table-cell" style:parent-style-name="Default" style:data-style-name="N41">
      <style:text-properties style:font-name="Arial"/>
    </style:style>
    <style:style style:name="ce9" style:family="table-cell" style:parent-style-name="Default" style:data-style-name="N3"/>
    <style:style style:name="ce10" style:family="table-cell" style:parent-style-name="Default" style:data-style-name="N3">
      <style:text-properties style:font-name="Arial"/>
    </style:style>
    <style:style style:name="ce11" style:family="table-cell" style:parent-style-name="Default" style:data-style-name="N107"/>
    <style:style style:name="ce12" style:family="table-cell" style:parent-style-name="Default" style:data-style-name="N11"/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Arial" fo:font-weight="bold" style:font-weight-asian="bold" style:font-weight-complex="bold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7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4"/>
    <style:style style:name="ce21" style:family="table-cell" style:parent-style-name="Default" style:data-style-name="N3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3" table:default-cell-style-name="Default"/>
        <table:table-column table:style-name="co13" table:default-cell-style-name="ce9"/>
        <table:table-column table:style-name="co14" table:default-cell-style-name="Default"/>
        <table:table-column table:style-name="co3" table:number-columns-repeated="3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6" table:default-cell-style-name="Default"/>
        <table:table-row table:style-name="ro2">
          <table:table-cell table:style-name="ce1" office:value-type="string">
            <text:p>Map</text:p>
          </table:table-cell>
          <table:table-cell table:style-name="ce1" office:value-type="string">
            <text:p>Pack Siz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Exp After Map</text:p>
          </table:table-cell>
          <table:table-cell table:style-name="ce1" office:value-type="string">
            <text:p>XP Gain</text:p>
          </table:table-cell>
          <table:table-cell table:style-name="ce1" office:value-type="string">
            <text:p>Xp %</text:p>
          </table:table-cell>
          <table:table-cell table:number-columns-spanned="1" table:number-rows-spanned="27"/>
          <table:table-cell table:style-name="ce1" office:value-type="string">
            <text:p>Lvl</text:p>
          </table:table-cell>
          <table:table-cell table:style-name="ce1" office:value-type="string">
            <text:p>Total XP</text:p>
          </table:table-cell>
          <table:table-cell table:style-name="ce1" office:value-type="string">
            <text:p>XP to Gain</text:p>
          </table:table-cell>
          <table:table-cell table:number-columns-spanned="1" table:number-rows-spanned="97"/>
          <table:table-cell table:style-name="ce17" office:value-type="string">
            <text:p>Map</text:p>
          </table:table-cell>
          <table:table-cell table:style-name="ce17" office:value-type="string">
            <text:p>Level</text:p>
          </table:table-cell>
          <table:table-cell table:style-name="ce17" office:value-type="string">
            <text:p>Tier</text:p>
          </table:table-cell>
          <table:table-cell table:style-name="ce17" office:value-type="string">
            <text:p>Boss difficulty</text:p>
          </table:table-cell>
          <table:table-cell table:style-name="ce17" office:value-type="string">
            <text:p>Boss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Pack Size</text:p>
          </table:table-cell>
          <table:table-cell table:style-name="ce1" office:value-type="string">
            <text:p>Time</text:p>
          </table:table-cell>
          <table:table-cell table:style-name="ce21" office:value-type="string">
            <text:p>Exp After Map</text:p>
          </table:table-cell>
          <table:table-cell table:style-name="ce1" office:value-type="string">
            <text:p>XP Gain</text:p>
          </table:table-cell>
          <table:table-cell table:style-name="ce1" office:value-type="string">
            <text:p>Xp %</text:p>
          </table:table-cell>
          <table:table-cell table:style-name="ce1" office:value-type="string">
            <text:p>Xp #</text:p>
          </table:table-cell>
          <table:table-cell/>
          <table:table-cell table:style-name="ce1" office:value-type="string">
            <text:p>Map</text:p>
          </table:table-cell>
          <table:table-cell table:style-name="ce1" office:value-type="string">
            <text:p>Pack Siz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Exp After Map</text:p>
          </table:table-cell>
          <table:table-cell table:style-name="ce1" office:value-type="string">
            <text:p>XP Gain</text:p>
          </table:table-cell>
          <table:table-cell table:style-name="ce1" office:value-type="string">
            <text:p>Xp %</text:p>
          </table:table-cell>
          <table:table-cell table:style-name="ce1" office:value-type="string">
            <text:p>Xp #</text:p>
          </table:table-cell>
          <table:table-cell table:number-columns-repeated="5"/>
        </table:table-row>
        <table:table-row table:style-name="ro4">
          <table:table-cell table:style-name="ce2" office:value-type="string" table:number-columns-spanned="6" table:number-rows-spanned="1">
            <text:p>NATA</text:p>
          </table:table-cell>
          <table:covered-table-cell/>
          <table:covered-table-cell table:style-name="ce6"/>
          <table:covered-table-cell table:style-name="ce9"/>
          <table:covered-table-cell table:number-columns-repeated="2" table:style-name="ce11"/>
          <table:covered-table-cell/>
          <table:table-cell table:style-name="ce14" office:value-type="float" office:value="92">
            <text:p>92</text:p>
          </table:table-cell>
          <table:table-cell table:style-name="ce16" office:value-type="float" office:value="2268549086">
            <text:p>2,268,549,086</text:p>
          </table:table-cell>
          <table:table-cell table:style-name="ce16" office:value-type="float" office:value="187372170">
            <text:p>187,372,170</text:p>
          </table:table-cell>
          <table:covered-table-cell/>
          <table:table-cell table:style-name="ce13" office:value-type="string">
            <text:p>Crypt Map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<text:a xlink:href="">Pagan Bishop of Agony</text:a></text:p>
          </table:table-cell>
          <table:table-cell table:style-name="ce2" office:value-type="string" table:number-columns-spanned="7" table:number-rows-spanned="1">
            <text:p>ANDREW</text:p>
          </table:table-cell>
          <table:covered-table-cell/>
          <table:covered-table-cell table:style-name="ce6"/>
          <table:covered-table-cell/>
          <table:covered-table-cell table:number-columns-repeated="2" table:style-name="ce12"/>
          <table:covered-table-cell/>
          <table:table-cell table:number-columns-repeated="4"/>
          <table:table-cell table:style-name="ce9" office:value-type="float" office:value="1241605262">
            <text:p>1,241,605,262</text:p>
          </table:table-cell>
          <table:table-cell table:style-name="ce12" table:formula="of:=[.AD2]-[.AD1]" office:value-type="percentage" office:value="0">
            <text:p>#VALUE!</text:p>
          </table:table-cell>
          <table:table-cell table:style-name="ce12" table:formula="of:=([.AB2]-[.$I$18])/[.$J$18]" office:value-type="percentage" office:value="0.509974790065541">
            <text:p>51.00%</text:p>
          </table:table-cell>
          <table:table-cell table:style-name="ce9"/>
          <table:table-cell table:number-columns-repeated="5"/>
        </table:table-row>
        <table:table-row table:style-name="ro5">
          <table:table-cell office:value-type="string">
            <text:p>OverGrown Ruin</text:p>
          </table:table-cell>
          <table:table-cell office:value-type="float" office:value="0">
            <text:p>0</text:p>
          </table:table-cell>
          <table:table-cell table:style-name="ce6" office:value-type="time" office:time-value="PT04H00M00S">
            <text:p>04:00:00</text:p>
          </table:table-cell>
          <table:table-cell table:style-name="ce9"/>
          <table:table-cell table:style-name="ce11" table:number-columns-repeated="2"/>
          <table:covered-table-cell/>
          <table:table-cell table:style-name="ce15" office:value-type="float" office:value="93">
            <text:p>93</text:p>
          </table:table-cell>
          <table:table-cell table:style-name="ce16" office:value-type="float" office:value="2455921256">
            <text:p>2,455,921,256</text:p>
          </table:table-cell>
          <table:table-cell table:style-name="ce16" office:value-type="float" office:value="202153736">
            <text:p>202,153,736</text:p>
          </table:table-cell>
          <table:covered-table-cell/>
          <table:table-cell table:style-name="ce13" office:value-type="string">
            <text:p>The Coward's Trial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<text:a xlink:href="">Infector of Dreams</text:a></text:p>
          </table:table-cell>
          <table:table-cell office:value-type="string">
            <text:p>Chateau</text:p>
          </table:table-cell>
          <table:table-cell office:value-type="float" office:value="0">
            <text:p>0</text:p>
          </table:table-cell>
          <table:table-cell table:style-name="ce6" office:value-type="time" office:time-value="PT12H30M00S">
            <text:p>12:30:00</text:p>
          </table:table-cell>
          <table:table-cell office:value-type="float" office:value="928930666">
            <text:p>928,930,666</text:p>
          </table:table-cell>
          <table:table-cell table:style-name="ce12" table:formula="of:=[.V3]-[.V2]" office:value-type="percentage" office:value="0.995539697397311">
            <text:p>99.55%</text:p>
          </table:table-cell>
          <table:table-cell table:style-name="ce12" table:formula="of:=([.T3]-[.$I$14])/[.$J$14]" office:value-type="percentage" office:value="0.995539697397311">
            <text:p>99.55%</text:p>
          </table:table-cell>
          <table:table-cell table:style-name="ce9" table:formula="of:=[.T3]-[.T2]" office:value-type="float" office:value="928930666">
            <text:p>928,930,666</text:p>
          </table:table-cell>
          <table:table-cell/>
          <table:table-cell office:value-type="string">
            <text:p>Orchard</text:p>
          </table:table-cell>
          <table:table-cell table:number-columns-repeated="2"/>
          <table:table-cell table:style-name="ce9" office:value-type="float" office:value="1241114000">
            <text:p>1,241,114,000</text:p>
          </table:table-cell>
          <table:table-cell table:style-name="ce12" table:formula="of:=[.AD3]-[.AD2]+0.1" office:value-type="percentage" office:value="0.0951529177863771">
            <text:p>9.52%</text:p>
          </table:table-cell>
          <table:table-cell table:style-name="ce12" table:formula="of:=([.AB3]-[.$I$18])/[.$J$18]" office:value-type="percentage" office:value="0.505127707851918">
            <text:p>50.51%</text:p>
          </table:table-cell>
          <table:table-cell table:style-name="ce9" table:formula="of:=[.AB3]-[.AB2]" office:value-type="float" office:value="-491262">
            <text:p>-491,262</text:p>
          </table:table-cell>
          <table:table-cell table:number-columns-repeated="5"/>
        </table:table-row>
        <table:table-row table:style-name="ro5">
          <table:table-cell office:value-type="string">
            <text:p>Academy</text:p>
          </table:table-cell>
          <table:table-cell office:value-type="float" office:value="15">
            <text:p>15</text:p>
          </table:table-cell>
          <table:table-cell table:style-name="ce6" office:value-type="time" office:time-value="PT05H10M00S">
            <text:p>05:10:00</text:p>
          </table:table-cell>
          <table:table-cell table:style-name="ce9"/>
          <table:table-cell table:style-name="ce11" table:number-columns-repeated="2"/>
          <table:covered-table-cell/>
          <table:table-cell table:style-name="ce15" office:value-type="float" office:value="94">
            <text:p>94</text:p>
          </table:table-cell>
          <table:table-cell table:style-name="ce16" office:value-type="float" office:value="2658074992">
            <text:p>2,658,074,992</text:p>
          </table:table-cell>
          <table:table-cell table:style-name="ce16" office:value-type="float" office:value="218041909">
            <text:p>218,041,909</text:p>
          </table:table-cell>
          <table:covered-table-cell/>
          <table:table-cell table:style-name="ce13" office:value-type="string">
            <text:p>Desert Map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<text:a xlink:href="">Mirage of Bones</text:a></text:p>
          </table:table-cell>
          <table:table-cell office:value-type="string">
            <text:p>Chateau</text:p>
          </table:table-cell>
          <table:table-cell office:value-type="float" office:value="16">
            <text:p>16</text:p>
          </table:table-cell>
          <table:table-cell table:style-name="ce6" office:value-type="time" office:time-value="PT10H00M00S">
            <text:p>10:00:00</text:p>
          </table:table-cell>
          <table:table-cell office:value-type="float" office:value="944398000">
            <text:p>944,398,000</text:p>
          </table:table-cell>
          <table:table-cell table:style-name="ce12" table:formula="of:=[.V4]-[.V3]+1" office:value-type="percentage" office:value="0.193238232224394">
            <text:p>19.32%</text:p>
          </table:table-cell>
          <table:table-cell table:style-name="ce12" table:formula="of:=([.T4]-[.$I$15])/[.$J$15]" office:value-type="percentage" office:value="0.188777929621705">
            <text:p>18.88%</text:p>
          </table:table-cell>
          <table:table-cell table:style-name="ce9" table:formula="of:=[.T4]-[.T3]" office:value-type="float" office:value="15467334">
            <text:p>15,467,334</text:p>
          </table:table-cell>
          <table:table-cell/>
          <table:table-cell office:value-type="string">
            <text:p>Cells</text:p>
          </table:table-cell>
          <table:table-cell table:number-columns-repeated="2"/>
          <table:table-cell table:style-name="ce9" office:value-type="float" office:value="1251822000">
            <text:p>1,251,822,000</text:p>
          </table:table-cell>
          <table:table-cell table:style-name="ce12" table:formula="of:=[.AD4]-[.AD3]" office:value-type="percentage" office:value="0.105651477914993">
            <text:p>10.57%</text:p>
          </table:table-cell>
          <table:table-cell table:style-name="ce12" table:formula="of:=([.AB4]-[.$I$18])/[.$J$18]" office:value-type="percentage" office:value="0.610779185766911">
            <text:p>61.08%</text:p>
          </table:table-cell>
          <table:table-cell table:style-name="ce9" table:formula="of:=[.AB4]-[.AB3]" office:value-type="float" office:value="10708000">
            <text:p>10,708,000</text:p>
          </table:table-cell>
          <table:table-cell table:number-columns-repeated="5"/>
        </table:table-row>
        <table:table-row table:style-name="ro5">
          <table:table-cell office:value-type="string">
            <text:p>Excalation</text:p>
          </table:table-cell>
          <table:table-cell office:value-type="float" office:value="0">
            <text:p>0</text:p>
          </table:table-cell>
          <table:table-cell table:style-name="ce6" office:value-type="time" office:time-value="PT09H00M00S">
            <text:p>09:00:00</text:p>
          </table:table-cell>
          <table:table-cell table:style-name="ce9"/>
          <table:table-cell table:style-name="ce11" table:number-columns-repeated="2"/>
          <table:covered-table-cell/>
          <table:table-cell table:style-name="ce15" office:value-type="float" office:value="95">
            <text:p>95</text:p>
          </table:table-cell>
          <table:table-cell table:style-name="ce16" office:value-type="float" office:value="2876116901">
            <text:p>2,876,116,901</text:p>
          </table:table-cell>
          <table:table-cell table:style-name="ce16" office:value-type="float" office:value="235163399">
            <text:p>235,163,399</text:p>
          </table:table-cell>
          <table:covered-table-cell/>
          <table:table-cell table:style-name="ce13" office:value-type="string">
            <text:p>Dunes Map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<text:a xlink:href="">The Blacksmith</text:a></text:p>
          </table:table-cell>
          <table:table-cell office:value-type="string">
            <text:p>Chateau</text:p>
          </table:table-cell>
          <table:table-cell office:value-type="float" office:value="14">
            <text:p>14</text:p>
          </table:table-cell>
          <table:table-cell table:style-name="ce6" office:value-type="time" office:time-value="PT10H00M00S">
            <text:p>10:00:00</text:p>
          </table:table-cell>
          <table:table-cell office:value-type="float" office:value="957570000">
            <text:p>957,570,000</text:p>
          </table:table-cell>
          <table:table-cell table:style-name="ce12" table:formula="of:=[.V5]-[.V4]" office:value-type="percentage" office:value="0.164275294214221">
            <text:p>16.43%</text:p>
          </table:table-cell>
          <table:table-cell table:style-name="ce12" table:formula="of:=([.T5]-[.$I$15])/[.$J$15]" office:value-type="percentage" office:value="0.353053223835926">
            <text:p>35.31%</text:p>
          </table:table-cell>
          <table:table-cell table:style-name="ce9" table:formula="of:=[.T5]-[.T4]" office:value-type="float" office:value="13172000">
            <text:p>13,172,000</text:p>
          </table:table-cell>
          <table:table-cell/>
          <table:table-cell office:value-type="string">
            <text:p>Plateau</text:p>
          </table:table-cell>
          <table:table-cell office:value-type="float" office:value="15">
            <text:p>15</text:p>
          </table:table-cell>
          <table:table-cell table:style-name="ce6" office:value-type="time" office:time-value="PT04H00M00S">
            <text:p>04:00:00</text:p>
          </table:table-cell>
          <table:table-cell table:style-name="ce9" office:value-type="float" office:value="1267533000">
            <text:p>1,267,533,000</text:p>
          </table:table-cell>
          <table:table-cell table:style-name="ce12" table:formula="of:=[.AD5]-[.AD4]" office:value-type="percentage" office:value="0.155014042727163">
            <text:p>15.50%</text:p>
          </table:table-cell>
          <table:table-cell table:style-name="ce12" table:formula="of:=([.AB5]-[.$I$18])/[.$J$18]" office:value-type="percentage" office:value="0.765793228494073">
            <text:p>76.58%</text:p>
          </table:table-cell>
          <table:table-cell table:style-name="ce9" table:formula="of:=[.AB5]-[.AB4]" office:value-type="float" office:value="15711000">
            <text:p>15,711,000</text:p>
          </table:table-cell>
          <table:table-cell table:number-columns-repeated="5"/>
        </table:table-row>
        <table:table-row table:style-name="ro5">
          <table:table-cell office:value-type="string">
            <text:p>Courtyard</text:p>
          </table:table-cell>
          <table:table-cell office:value-type="string">
            <text:p>30/anarchy</text:p>
          </table:table-cell>
          <table:table-cell table:style-name="ce6" office:value-type="time" office:time-value="PT06H00M00S">
            <text:p>06:00:00</text:p>
          </table:table-cell>
          <table:table-cell table:style-name="ce9"/>
          <table:table-cell table:style-name="ce11" table:number-columns-repeated="2"/>
          <table:covered-table-cell/>
          <table:table-cell table:style-name="ce15" office:value-type="float" office:value="96">
            <text:p>96</text:p>
          </table:table-cell>
          <table:table-cell table:style-name="ce16" office:value-type="float" office:value="3111280300">
            <text:p>3,111,280,300</text:p>
          </table:table-cell>
          <table:table-cell table:style-name="ce16" office:value-type="float" office:value="253547862">
            <text:p>253,547,862</text:p>
          </table:table-cell>
          <table:covered-table-cell/>
          <table:table-cell table:style-name="ce13" office:value-type="string">
            <text:p>Dungeon Map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<text:a xlink:href="">Penitentiary Incarcerator</text:a></text:p>
          </table:table-cell>
          <table:table-cell office:value-type="string">
            <text:p>Plateau</text:p>
          </table:table-cell>
          <table:table-cell office:value-type="string">
            <text:p>?</text:p>
          </table:table-cell>
          <table:table-cell table:style-name="ce6" office:value-type="time" office:time-value="PT05H00M00S">
            <text:p>05:00:00</text:p>
          </table:table-cell>
          <table:table-cell office:value-type="float" office:value="973413000">
            <text:p>973,413,000</text:p>
          </table:table-cell>
          <table:table-cell table:style-name="ce12" table:formula="of:=[.V6]-[.V5]" office:value-type="percentage" office:value="0.197586811891581">
            <text:p>19.76%</text:p>
          </table:table-cell>
          <table:table-cell table:style-name="ce12" table:formula="of:=([.T6]-[.$I$15])/[.$J$15]" office:value-type="percentage" office:value="0.550640035727507">
            <text:p>55.06%</text:p>
          </table:table-cell>
          <table:table-cell table:style-name="ce9" table:formula="of:=[.T6]-[.T5]" office:value-type="float" office:value="15843000">
            <text:p>15,843,000</text:p>
          </table:table-cell>
          <table:table-cell/>
          <table:table-cell office:value-type="string">
            <text:p>Plateau</text:p>
          </table:table-cell>
          <table:table-cell/>
          <table:table-cell table:style-name="ce6" office:value-type="time" office:time-value="PT04H00M00S">
            <text:p>04:00:00</text:p>
          </table:table-cell>
          <table:table-cell table:style-name="ce9" office:value-type="float" office:value="1278504140">
            <text:p>1,278,504,140</text:p>
          </table:table-cell>
          <table:table-cell table:style-name="ce12" table:formula="of:=[.AD6]-[.AD5]" office:value-type="percentage" office:value="0.108247773198758">
            <text:p>10.82%</text:p>
          </table:table-cell>
          <table:table-cell table:style-name="ce12" table:formula="of:=([.AB6]-[.$I$18])/[.$J$18]" office:value-type="percentage" office:value="0.874041001692831">
            <text:p>87.40%</text:p>
          </table:table-cell>
          <table:table-cell table:style-name="ce9" table:formula="of:=[.AB6]-[.AB5]" office:value-type="float" office:value="10971140">
            <text:p>10,971,140</text:p>
          </table:table-cell>
          <table:table-cell table:number-columns-repeated="5"/>
        </table:table-row>
        <table:table-row table:style-name="ro5">
          <table:table-cell office:value-type="string">
            <text:p>Springs</text:p>
          </table:table-cell>
          <table:table-cell office:value-type="float" office:value="15">
            <text:p>15</text:p>
          </table:table-cell>
          <table:table-cell table:style-name="ce6" office:value-type="time" office:time-value="PT04H00M00S">
            <text:p>04:00:00</text:p>
          </table:table-cell>
          <table:table-cell table:style-name="ce9"/>
          <table:table-cell table:style-name="ce11" table:number-columns-repeated="2"/>
          <table:covered-table-cell/>
          <table:table-cell table:style-name="ce15" office:value-type="float" office:value="97">
            <text:p>97</text:p>
          </table:table-cell>
          <table:table-cell table:style-name="ce16" office:value-type="float" office:value="3364828162">
            <text:p>3,364,828,162</text:p>
          </table:table-cell>
          <table:table-cell table:style-name="ce16" office:value-type="float" office:value="273358532">
            <text:p>273,358,532</text:p>
          </table:table-cell>
          <table:covered-table-cell/>
          <table:table-cell table:style-name="ce13" office:value-type="string">
            <text:p>Grotto Map</text:p>
          </table:table-cell>
          <table:table-cell table:style-name="ce13" office:value-type="float" office:value="68">
            <text:p>68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string">
            <text:p><text:a xlink:href="">Fire and Fury</text:a></text:p>
          </table:table-cell>
          <table:table-cell office:value-type="string">
            <text:p>Plateau</text:p>
          </table:table-cell>
          <table:table-cell/>
          <table:table-cell table:style-name="ce6" office:value-type="time" office:time-value="PT04H30M00S">
            <text:p>04:30:00</text:p>
          </table:table-cell>
          <table:table-cell office:value-type="float" office:value="988698221">
            <text:p>988,698,221</text:p>
          </table:table-cell>
          <table:table-cell table:style-name="ce12" table:formula="of:=[.V7]-[.V6]" office:value-type="percentage" office:value="0.190630441611326">
            <text:p>19.06%</text:p>
          </table:table-cell>
          <table:table-cell table:style-name="ce12" table:formula="of:=([.T7]-[.$I$15])/[.$J$15]" office:value-type="percentage" office:value="0.741270477338833">
            <text:p>74.13%</text:p>
          </table:table-cell>
          <table:table-cell table:style-name="ce9" table:formula="of:=[.T7]-[.T6]" office:value-type="float" office:value="15285221">
            <text:p>15,285,221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9" office:value-type="float" office:value="1296018000">
            <text:p>1,296,018,000</text:p>
          </table:table-cell>
          <table:table-cell table:style-name="ce12" table:formula="of:=[.AD7]-[.AD6]+1" office:value-type="percentage" office:value="0.169306672640277">
            <text:p>16.93%</text:p>
          </table:table-cell>
          <table:table-cell table:style-name="ce12" table:formula="of:=([.AB7]-[.$I$19])/[.$J$19]" office:value-type="percentage" office:value="0.0433476743331085">
            <text:p>4.33%</text:p>
          </table:table-cell>
          <table:table-cell table:style-name="ce9" table:formula="of:=[.AB7]-[.AB6]" office:value-type="float" office:value="17513860">
            <text:p>17,513,860</text:p>
          </table:table-cell>
          <table:table-cell table:number-columns-repeated="5"/>
        </table:table-row>
        <table:table-row table:style-name="ro5">
          <table:table-cell office:value-type="string">
            <text:p>Precinct</text:p>
          </table:table-cell>
          <table:table-cell office:value-type="float" office:value="0">
            <text:p>0</text:p>
          </table:table-cell>
          <table:table-cell table:style-name="ce6" office:value-type="time" office:time-value="PT06H00M00S">
            <text:p>06:00:00</text:p>
          </table:table-cell>
          <table:table-cell table:style-name="ce9"/>
          <table:table-cell table:style-name="ce11" table:number-columns-repeated="2"/>
          <table:covered-table-cell/>
          <table:table-cell table:style-name="ce15" office:value-type="float" office:value="98">
            <text:p>98</text:p>
          </table:table-cell>
          <table:table-cell table:style-name="ce16" office:value-type="float" office:value="3638186694">
            <text:p>3,638,186,694</text:p>
          </table:table-cell>
          <table:table-cell table:style-name="ce16" office:value-type="float" office:value="294631836">
            <text:p>294,631,836</text:p>
          </table:table-cell>
          <table:covered-table-cell/>
          <table:table-cell table:style-name="ce13" office:value-type="string">
            <text:p>Pit Map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<text:a xlink:href="">Tore, Towering Ancient</text:a></text:p>
          </table:table-cell>
          <table:table-cell office:value-type="string">
            <text:p>Plateau</text:p>
          </table:table-cell>
          <table:table-cell office:value-type="string">
            <text:p>?</text:p>
          </table:table-cell>
          <table:table-cell table:style-name="ce6" office:value-type="time" office:time-value="PT04H00M00S">
            <text:p>04:00:00</text:p>
          </table:table-cell>
          <table:table-cell office:value-type="float" office:value="1006479788">
            <text:p>1,006,479,788</text:p>
          </table:table-cell>
          <table:table-cell table:style-name="ce12" table:formula="of:=[.V8]-[.V7]" office:value-type="percentage" office:value="0.221763752696241">
            <text:p>22.18%</text:p>
          </table:table-cell>
          <table:table-cell table:style-name="ce12" table:formula="of:=([.T8]-[.$I$15])/[.$J$15]" office:value-type="percentage" office:value="0.963034230035074">
            <text:p>96.30%</text:p>
          </table:table-cell>
          <table:table-cell table:style-name="ce9" table:formula="of:=[.T8]-[.T7]" office:value-type="float" office:value="17781567">
            <text:p>17,781,567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9" office:value-type="float" office:value="1307929379">
            <text:p>1,307,929,379</text:p>
          </table:table-cell>
          <table:table-cell table:style-name="ce12" table:formula="of:=[.AD8]-[.AD7]" office:value-type="percentage" office:value="0.108754979358257">
            <text:p>10.88%</text:p>
          </table:table-cell>
          <table:table-cell table:style-name="ce12" table:formula="of:=([.AB8]-[.$I$19])/[.$J$19]" office:value-type="percentage" office:value="0.152102653691365">
            <text:p>15.21%</text:p>
          </table:table-cell>
          <table:table-cell table:style-name="ce9" table:formula="of:=[.AB8]-[.AB7]" office:value-type="float" office:value="11911379">
            <text:p>11,911,379</text:p>
          </table:table-cell>
          <table:table-cell table:number-columns-repeated="5"/>
        </table:table-row>
        <table:table-row table:style-name="ro5">
          <table:table-cell office:value-type="string">
            <text:p>Courtyard</text:p>
          </table:table-cell>
          <table:table-cell office:value-type="string">
            <text:p>30/ambush/ts</text:p>
          </table:table-cell>
          <table:table-cell table:style-name="ce6" office:value-type="time" office:time-value="PT09H00M00S">
            <text:p>09:00:00</text:p>
          </table:table-cell>
          <table:table-cell table:style-name="ce9"/>
          <table:table-cell table:style-name="ce11" table:number-columns-repeated="2"/>
          <table:covered-table-cell table:style-name="ce13"/>
          <table:table-cell table:style-name="ce15" office:value-type="float" office:value="99">
            <text:p>99</text:p>
          </table:table-cell>
          <table:table-cell table:style-name="ce16" office:value-type="float" office:value="3932818530">
            <text:p>3,932,818,530</text:p>
          </table:table-cell>
          <table:table-cell table:style-name="ce16" office:value-type="float" office:value="317515914">
            <text:p>317,515,914</text:p>
          </table:table-cell>
          <table:covered-table-cell table:style-name="ce13"/>
          <table:table-cell table:style-name="ce13" office:value-type="string">
            <text:p>Tropical Island Map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<text:a xlink:href="">Blood Progenitor</text:a></text:p>
          </table:table-cell>
          <table:table-cell office:value-type="string">
            <text:p>Plateau</text:p>
          </table:table-cell>
          <table:table-cell office:value-type="float" office:value="14">
            <text:p>14</text:p>
          </table:table-cell>
          <table:table-cell table:style-name="ce6" office:value-type="time" office:time-value="PT04H30M00S">
            <text:p>04:30:00</text:p>
          </table:table-cell>
          <table:table-cell office:value-type="float" office:value="1021272176">
            <text:p>1,021,272,176</text:p>
          </table:table-cell>
          <table:table-cell table:style-name="ce12" table:formula="of:=[.V9]-[.V8]" office:value-type="percentage" office:value="-0.826645859478838">
            <text:p>-82.66%</text:p>
          </table:table-cell>
          <table:table-cell table:style-name="ce12" table:formula="of:=([.T9]-[.$I$16])/[.$J$16]" office:value-type="percentage" office:value="0.136388370556235">
            <text:p>13.64%</text:p>
          </table:table-cell>
          <table:table-cell table:style-name="ce9" table:formula="of:=[.T9]-[.T8]" office:value-type="float" office:value="14792388">
            <text:p>14,792,388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9" office:value-type="float" office:value="1305485557">
            <text:p>1,305,485,557</text:p>
          </table:table-cell>
          <table:table-cell table:style-name="ce12" table:formula="of:=[.AD9]-[.AD8]+0.2" office:value-type="percentage" office:value="0.177687066193994">
            <text:p>17.77%</text:p>
          </table:table-cell>
          <table:table-cell table:style-name="ce12" table:formula="of:=([.AB9]-[.$I$19])/[.$J$19]" office:value-type="percentage" office:value="0.129789719885359">
            <text:p>12.98%</text:p>
          </table:table-cell>
          <table:table-cell table:style-name="ce9" table:formula="of:=[.AB9]-[.AB8]" office:value-type="float" office:value="-2443822">
            <text:p>-2,443,822</text:p>
          </table:table-cell>
          <table:table-cell table:number-columns-repeated="5"/>
        </table:table-row>
        <table:table-row table:style-name="ro5">
          <table:table-cell office:value-type="string">
            <text:p>Courtyard</text:p>
          </table:table-cell>
          <table:table-cell office:value-type="string">
            <text:p>28/anslaought</text:p>
          </table:table-cell>
          <table:table-cell table:style-name="ce6" office:value-type="time" office:time-value="PT06H30M00S">
            <text:p>06:30:00</text:p>
          </table:table-cell>
          <table:table-cell table:style-name="ce9"/>
          <table:table-cell table:style-name="ce11" table:number-columns-repeated="2"/>
          <table:covered-table-cell/>
          <table:table-cell table:style-name="ce15" office:value-type="float" office:value="100">
            <text:p>100</text:p>
          </table:table-cell>
          <table:table-cell table:style-name="ce16" office:value-type="float" office:value="4250334444">
            <text:p>4,250,334,444</text:p>
          </table:table-cell>
          <table:table-cell table:style-name="ce16" office:value-type="float" office:value="0">
            <text:p>0</text:p>
          </table:table-cell>
          <table:covered-table-cell/>
          <table:table-cell table:style-name="ce13" office:value-type="string">
            <text:p>Untainted Paradise</text:p>
          </table:table-cell>
          <table:table-cell table:style-name="ce13" office:value-type="float" office:value="68">
            <text:p>68</text:p>
          </table:table-cell>
          <table:table-cell table:style-name="ce18" office:value-type="string">
            <text:p>N/A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<text:a xlink:href="">Clutch Queen</text:a>, <text:a xlink:href="">Colossal Spitter</text:a>, <text:a xlink:href="">Elder Devourer</text:a>, <text:a xlink:href="">Great Maw</text:a>, <text:a xlink:href="">Prime Ape</text:a>, <text:a xlink:href="">The First Rhoa</text:a></text:p>
          </table:table-cell>
          <table:table-cell office:value-type="string">
            <text:p>Plateau</text:p>
          </table:table-cell>
          <table:table-cell/>
          <table:table-cell table:style-name="ce6" office:value-type="time" office:time-value="PT05H00M00S">
            <text:p>05:00:00</text:p>
          </table:table-cell>
          <table:table-cell office:value-type="float" office:value="1035776354">
            <text:p>1,035,776,354</text:p>
          </table:table-cell>
          <table:table-cell table:style-name="ce12" table:formula="of:=[.V10]-[.V9]" office:value-type="percentage" office:value="0.167241924628366">
            <text:p>16.72%</text:p>
          </table:table-cell>
          <table:table-cell table:style-name="ce12" table:formula="of:=([.T10]-[.$I$16])/[.$J$16]" office:value-type="percentage" office:value="0.303630295184601">
            <text:p>30.36%</text:p>
          </table:table-cell>
          <table:table-cell table:style-name="ce9" table:formula="of:=[.T10]-[.T9]" office:value-type="float" office:value="14504178">
            <text:p>14,504,178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9" office:value-type="float" office:value="1322807000">
            <text:p>1,322,807,000</text:p>
          </table:table-cell>
          <table:table-cell table:style-name="ce12" table:formula="of:=[.AD10]-[.AD9]" office:value-type="percentage" office:value="0.158150720913189">
            <text:p>15.82%</text:p>
          </table:table-cell>
          <table:table-cell table:style-name="ce12" table:formula="of:=([.AB10]-[.$I$19])/[.$J$19]" office:value-type="percentage" office:value="0.287940440798548">
            <text:p>28.79%</text:p>
          </table:table-cell>
          <table:table-cell table:style-name="ce9" table:formula="of:=[.AB10]-[.AB9]" office:value-type="float" office:value="17321443">
            <text:p>17,321,443</text:p>
          </table:table-cell>
          <table:table-cell table:number-columns-repeated="5"/>
        </table:table-row>
        <table:table-row table:style-name="ro3">
          <table:table-cell office:value-type="string">
            <text:p>Courtyard</text:p>
          </table:table-cell>
          <table:table-cell office:value-type="string">
            <text:p>14/anarhcy</text:p>
          </table:table-cell>
          <table:table-cell table:style-name="ce6" office:value-type="time" office:time-value="PT08H00M00S">
            <text:p>08:00:00</text:p>
          </table:table-cell>
          <table:table-cell table:style-name="ce9"/>
          <table:table-cell table:style-name="ce12"/>
          <table:table-cell table:style-name="ce11"/>
          <table:covered-table-cell/>
          <table:table-cell table:style-name="ce14" office:value-type="float" office:value="89">
            <text:p>89</text:p>
          </table:table-cell>
          <table:table-cell table:style-name="ce10" office:value-type="float" office:value="1784977296">
            <text:p>1,784,977,296</text:p>
          </table:table-cell>
          <table:table-cell table:style-name="ce10" office:value-type="float" office:value="149032822">
            <text:p>149,032,822</text:p>
          </table:table-cell>
          <table:covered-table-cell/>
          <table:table-cell table:style-name="ce13" office:value-type="string">
            <text:p>Arcade Map</text:p>
          </table:table-cell>
          <table:table-cell table:style-name="ce13" office:value-type="float" office:value="69">
            <text:p>69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<text:a xlink:href="">Herald of Thunder</text:a>, <text:a xlink:href="">Herald of Ashes</text:a></text:p>
          </table:table-cell>
          <table:table-cell office:value-type="string">
            <text:p>Volcalco+map</text:p>
          </table:table-cell>
          <table:table-cell table:number-columns-repeated="2"/>
          <table:table-cell office:value-type="float" office:value="1069618600">
            <text:p>1,069,618,600</text:p>
          </table:table-cell>
          <table:table-cell table:style-name="ce12" table:formula="of:=[.V11]-[.V10]" office:value-type="percentage" office:value="0.390221517881717">
            <text:p>39.02%</text:p>
          </table:table-cell>
          <table:table-cell table:style-name="ce12" table:formula="of:=([.T11]-[.$I$16])/[.$J$16]" office:value-type="percentage" office:value="0.693851813066318">
            <text:p>69.39%</text:p>
          </table:table-cell>
          <table:table-cell table:style-name="ce9" table:formula="of:=[.T11]-[.T10]" office:value-type="float" office:value="33842246">
            <text:p>33,842,246</text:p>
          </table:table-cell>
          <table:table-cell/>
          <table:table-cell office:value-type="string">
            <text:p>Chateau</text:p>
          </table:table-cell>
          <table:table-cell table:number-columns-repeated="2"/>
          <table:table-cell table:style-name="ce9" office:value-type="float" office:value="1337931000">
            <text:p>1,337,931,000</text:p>
          </table:table-cell>
          <table:table-cell table:style-name="ce12" table:formula="of:=[.AD11]-[.AD10]" office:value-type="percentage" office:value="0.13808731195727">
            <text:p>13.81%</text:p>
          </table:table-cell>
          <table:table-cell table:style-name="ce12" table:formula="of:=([.AB11]-[.$I$19])/[.$J$19]" office:value-type="percentage" office:value="0.426027752755818">
            <text:p>42.60%</text:p>
          </table:table-cell>
          <table:table-cell table:style-name="ce9" table:formula="of:=[.AB11]-[.AB10]" office:value-type="float" office:value="15124000">
            <text:p>15,124,000</text:p>
          </table:table-cell>
          <table:table-cell table:number-columns-repeated="5"/>
        </table:table-row>
        <table:table-row table:style-name="ro5">
          <table:table-cell office:value-type="string">
            <text:p>Courtyard</text:p>
          </table:table-cell>
          <table:table-cell office:value-type="string">
            <text:p>14/anarhcy</text:p>
          </table:table-cell>
          <table:table-cell table:style-name="ce6" office:value-type="time" office:time-value="PT08H00M00S">
            <text:p>08:00:00</text:p>
          </table:table-cell>
          <table:table-cell table:style-name="ce9" office:value-type="float" office:value="2394553346">
            <text:p>2,394,553,346</text:p>
          </table:table-cell>
          <table:table-cell table:style-name="ce12"/>
          <table:table-cell table:style-name="ce12" table:formula="of:=([.D12]-[.I2])/[.J2]" office:value-type="percentage" office:value="0.672481190776624">
            <text:p>67.25%</text:p>
          </table:table-cell>
          <table:covered-table-cell/>
          <table:table-cell table:style-name="ce15" office:value-type="float" office:value="90">
            <text:p>90</text:p>
          </table:table-cell>
          <table:table-cell table:style-name="ce16" office:value-type="float" office:value="1934009687">
            <text:p>1,934,009,687</text:p>
          </table:table-cell>
          <table:table-cell table:style-name="ce16" office:value-type="float" office:value="160890604">
            <text:p>160,890,604</text:p>
          </table:table-cell>
          <table:covered-table-cell/>
          <table:table-cell table:style-name="ce13" office:value-type="string">
            <text:p>Cemetery Map</text:p>
          </table:table-cell>
          <table:table-cell table:style-name="ce13" office:value-type="float" office:value="69">
            <text:p>69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<text:a xlink:href="">Thunderskull</text:a></text:p>
          </table:table-cell>
          <table:table-cell office:value-type="string">
            <text:p>Plateau+smth</text:p>
          </table:table-cell>
          <table:table-cell table:number-columns-repeated="2"/>
          <table:table-cell office:value-type="float" office:value="1097419400">
            <text:p>1,097,419,400</text:p>
          </table:table-cell>
          <table:table-cell table:style-name="ce12" table:formula="of:=[.V12]-[.V11]" office:value-type="percentage" office:value="-0.680519630610957">
            <text:p>-68.05%</text:p>
          </table:table-cell>
          <table:table-cell table:style-name="ce12" table:formula="of:=([.T12]-[.$I$17])/[.$J$17]" office:value-type="percentage" office:value="0.013332182455361">
            <text:p>1.33%</text:p>
          </table:table-cell>
          <table:table-cell table:style-name="ce9" table:formula="of:=[.T12]-[.T11]" office:value-type="float" office:value="27800800">
            <text:p>27,800,800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9" office:value-type="float" office:value="1350748809">
            <text:p>1,350,748,809</text:p>
          </table:table-cell>
          <table:table-cell table:style-name="ce12" table:formula="of:=[.AD12]-[.AD11]" office:value-type="percentage" office:value="0.117030996428968">
            <text:p>11.70%</text:p>
          </table:table-cell>
          <table:table-cell table:style-name="ce12" table:formula="of:=([.AB12]-[.$I$19])/[.$J$19]" office:value-type="percentage" office:value="0.543058749184786">
            <text:p>54.31%</text:p>
          </table:table-cell>
          <table:table-cell table:style-name="ce9" table:formula="of:=[.AB12]-[.AB11]" office:value-type="float" office:value="12817809">
            <text:p>12,817,809</text:p>
          </table:table-cell>
          <table:table-cell table:number-columns-repeated="5"/>
        </table:table-row>
        <table:table-row table:style-name="ro5">
          <table:table-cell office:value-type="string">
            <text:p>Shipyard</text:p>
          </table:table-cell>
          <table:table-cell office:value-type="string">
            <text:p>10/anarhcy</text:p>
          </table:table-cell>
          <table:table-cell table:style-name="ce6" office:value-type="time" office:time-value="PT05H20M00S">
            <text:p>05:20:00</text:p>
          </table:table-cell>
          <table:table-cell table:style-name="ce9" office:value-type="float" office:value="2401553346">
            <text:p>2,401,553,346</text:p>
          </table:table-cell>
          <table:table-cell table:style-name="ce12" table:formula="of:=[.F13]-[.F12]" office:value-type="percentage" office:value="0.037358803070915">
            <text:p>3.74%</text:p>
          </table:table-cell>
          <table:table-cell table:style-name="ce12" table:formula="of:=([.D13]-[.I2])/[.J2]" office:value-type="percentage" office:value="0.709839993847539">
            <text:p>70.98%</text:p>
          </table:table-cell>
          <table:covered-table-cell/>
          <table:table-cell table:style-name="ce15" office:value-type="float" office:value="91">
            <text:p>91</text:p>
          </table:table-cell>
          <table:table-cell table:style-name="ce16" office:value-type="float" office:value="2094900291">
            <text:p>2,094,900,291</text:p>
          </table:table-cell>
          <table:table-cell table:style-name="ce16" office:value-type="float" office:value="173648795">
            <text:p>173,648,795</text:p>
          </table:table-cell>
          <table:covered-table-cell/>
          <table:table-cell table:style-name="ce13" office:value-type="string">
            <text:p>Channel Map</text:p>
          </table:table-cell>
          <table:table-cell table:style-name="ce13" office:value-type="float" office:value="69">
            <text:p>69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<text:a xlink:href="">The Winged Death</text:a></text:p>
          </table:table-cell>
          <table:table-cell office:value-type="string">
            <text:p>Springs</text:p>
          </table:table-cell>
          <table:table-cell table:number-columns-repeated="2"/>
          <table:table-cell office:value-type="float" office:value="1114534000">
            <text:p>1,114,534,000</text:p>
          </table:table-cell>
          <table:table-cell table:style-name="ce12" table:formula="of:=[.V13]-[.V12]" office:value-type="percentage" office:value="0.182558231703587">
            <text:p>18.26%</text:p>
          </table:table-cell>
          <table:table-cell table:style-name="ce12" table:formula="of:=([.T13]-[.$I$17])/[.$J$17]" office:value-type="percentage" office:value="0.195890414158948">
            <text:p>19.59%</text:p>
          </table:table-cell>
          <table:table-cell table:style-name="ce9" table:formula="of:=[.T13]-[.T12]" office:value-type="float" office:value="17114600">
            <text:p>17,114,60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9" office:value-type="float" office:value="1370241000">
            <text:p>1,370,241,000</text:p>
          </table:table-cell>
          <table:table-cell table:style-name="ce12" table:formula="of:=[.AD13]-[.AD12]" office:value-type="percentage" office:value="0.177970395354912">
            <text:p>17.80%</text:p>
          </table:table-cell>
          <table:table-cell table:style-name="ce12" table:formula="of:=([.AB13]-[.$I$19])/[.$J$19]" office:value-type="percentage" office:value="0.721029144539698">
            <text:p>72.10%</text:p>
          </table:table-cell>
          <table:table-cell table:style-name="ce9" table:formula="of:=[.AB13]-[.AB12]" office:value-type="float" office:value="19492191">
            <text:p>19,492,191</text:p>
          </table:table-cell>
          <table:table-cell table:number-columns-repeated="5"/>
        </table:table-row>
        <table:table-row table:style-name="ro3">
          <table:table-cell office:value-type="string">
            <text:p>Arsenal</text:p>
          </table:table-cell>
          <table:table-cell office:value-type="float" office:value="14">
            <text:p>14</text:p>
          </table:table-cell>
          <table:table-cell table:style-name="ce6" office:value-type="time" office:time-value="PT06H00M00S">
            <text:p>06:00:00</text:p>
          </table:table-cell>
          <table:table-cell table:style-name="ce9" office:value-type="float" office:value="2407638311">
            <text:p>2,407,638,311</text:p>
          </table:table-cell>
          <table:table-cell table:style-name="ce12" table:formula="of:=[.F14]-[.F13]" office:value-type="percentage" office:value="0.0324752870183443">
            <text:p>3.25%</text:p>
          </table:table-cell>
          <table:table-cell table:style-name="ce12" table:formula="of:=([.D14]-[.I2])/[.J2]" office:value-type="percentage" office:value="0.742315280865883">
            <text:p>74.23%</text:p>
          </table:table-cell>
          <table:covered-table-cell/>
          <table:table-cell table:style-name="ce14" office:value-type="float" office:value="80">
            <text:p>80</text:p>
          </table:table-cell>
          <table:table-cell table:style-name="ce10" office:value-type="float" office:value="855129128">
            <text:p>855,129,128</text:p>
          </table:table-cell>
          <table:table-cell table:style-name="ce10" table:formula="of:=[.I15]-[.I14]" office:value-type="float" office:value="74132190">
            <text:p>74,132,190</text:p>
          </table:table-cell>
          <table:covered-table-cell/>
          <table:table-cell table:style-name="ce13" office:value-type="string">
            <text:p>Mountain Ledge Map</text:p>
          </table:table-cell>
          <table:table-cell table:style-name="ce13" office:value-type="float" office:value="69">
            <text:p>69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string">
            <text:p><text:a xlink:href="">Champion of Frost</text:a></text:p>
          </table:table-cell>
          <table:table-cell office:value-type="string">
            <text:p>Malformation</text:p>
          </table:table-cell>
          <table:table-cell table:number-columns-repeated="2"/>
          <table:table-cell office:value-type="float" office:value="1125853500">
            <text:p>1,125,853,500</text:p>
          </table:table-cell>
          <table:table-cell table:style-name="ce12" table:formula="of:=[.V14]-[.V13]" office:value-type="percentage" office:value="0.120742985741341">
            <text:p>12.07%</text:p>
          </table:table-cell>
          <table:table-cell table:style-name="ce12" table:formula="of:=([.T14]-[.$I$17])/[.$J$17]" office:value-type="percentage" office:value="0.316633399900289">
            <text:p>31.66%</text:p>
          </table:table-cell>
          <table:table-cell table:style-name="ce9" table:formula="of:=[.T14]-[.T13]" office:value-type="float" office:value="11319500">
            <text:p>11,319,500</text:p>
          </table:table-cell>
          <table:table-cell/>
          <table:table-cell office:value-type="string">
            <text:p>Gorge</text:p>
          </table:table-cell>
          <table:table-cell table:number-columns-repeated="2"/>
          <table:table-cell table:style-name="ce9" office:value-type="float" office:value="1385133200">
            <text:p>1,385,133,200</text:p>
          </table:table-cell>
          <table:table-cell table:style-name="ce12" table:formula="of:=[.AD14]-[.AD13]" office:value-type="percentage" office:value="0.135970898382046">
            <text:p>13.60%</text:p>
          </table:table-cell>
          <table:table-cell table:style-name="ce12" table:formula="of:=([.AB14]-[.$I$19])/[.$J$19]" office:value-type="percentage" office:value="0.857000042921744">
            <text:p>85.70%</text:p>
          </table:table-cell>
          <table:table-cell table:style-name="ce9" table:formula="of:=[.AB14]-[.AB13]" office:value-type="float" office:value="14892200">
            <text:p>14,892,200</text:p>
          </table:table-cell>
          <table:table-cell table:number-columns-repeated="5"/>
        </table:table-row>
        <table:table-row table:style-name="ro3">
          <table:table-cell office:value-type="string">
            <text:p>Courtyard</text:p>
          </table:table-cell>
          <table:table-cell office:value-type="string">
            <text:p>16/anarchy</text:p>
          </table:table-cell>
          <table:table-cell table:style-name="ce6" office:value-type="time" office:time-value="PT10H00M00S">
            <text:p>10:00:00</text:p>
          </table:table-cell>
          <table:table-cell table:style-name="ce9" office:value-type="float" office:value="2417651610">
            <text:p>2,417,651,610</text:p>
          </table:table-cell>
          <table:table-cell table:style-name="ce12" table:formula="of:=[.F15]-[.F14]" office:value-type="percentage" office:value="0.0534406950615985">
            <text:p>5.34%</text:p>
          </table:table-cell>
          <table:table-cell table:style-name="ce12" table:formula="of:=([.D15]-[.I2])/[.J2]" office:value-type="percentage" office:value="0.795755975927482">
            <text:p>79.58%</text:p>
          </table:table-cell>
          <table:covered-table-cell/>
          <table:table-cell table:style-name="ce14" office:value-type="float" office:value="81">
            <text:p>81</text:p>
          </table:table-cell>
          <table:table-cell table:style-name="ce10" office:value-type="float" office:value="929261318">
            <text:p>929,261,318</text:p>
          </table:table-cell>
          <table:table-cell table:style-name="ce10" table:formula="of:=[.I16]-[.I15]" office:value-type="float" office:value="80182477">
            <text:p>80,182,477</text:p>
          </table:table-cell>
          <table:covered-table-cell/>
          <table:table-cell table:style-name="ce13" office:value-type="string">
            <text:p>MaelstrÃƒÆ’Ã‚Â¶m of Chaos</text:p>
          </table:table-cell>
          <table:table-cell table:style-name="ce13" office:value-type="float" office:value="69">
            <text:p>69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<text:a xlink:href="">Merveil, the Reflection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124644300">
            <text:p>1,124,644,300</text:p>
          </table:table-cell>
          <table:table-cell table:style-name="ce12" table:formula="of:=[.V15]-[.V14]+0.1" office:value-type="percentage" office:value="0.0871016901489969">
            <text:p>8.71%</text:p>
          </table:table-cell>
          <table:table-cell table:style-name="ce12" table:formula="of:=([.T15]-[.$I$17])/[.$J$17]" office:value-type="percentage" office:value="0.303735090049286">
            <text:p>30.37%</text:p>
          </table:table-cell>
          <table:table-cell table:style-name="ce9" table:formula="of:=[.T15]-[.T14]" office:value-type="float" office:value="-1209200">
            <text:p>-1,209,20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9" office:value-type="float" office:value="1438402000">
            <text:p>1,438,402,000</text:p>
          </table:table-cell>
          <table:table-cell table:style-name="ce12" table:formula="of:=[.AD15]-[.AD14]" office:value-type="percentage" office:value="-0.539201242297391">
            <text:p>-53.92%</text:p>
          </table:table-cell>
          <table:table-cell table:style-name="ce12" table:formula="of:=([.AB15]-[.$I$20])/[.$J$20]" office:value-type="percentage" office:value="0.317798800624352">
            <text:p>31.78%</text:p>
          </table:table-cell>
          <table:table-cell table:style-name="ce9" table:formula="of:=[.AB15]-[.AB14]" office:value-type="float" office:value="53268800">
            <text:p>53,268,800</text:p>
          </table:table-cell>
          <table:table-cell table:number-columns-repeated="5"/>
        </table:table-row>
        <table:table-row table:style-name="ro3">
          <table:table-cell office:value-type="string">
            <text:p>Waterways</text:p>
          </table:table-cell>
          <table:table-cell office:value-type="string">
            <text:p>14/anarhcy</text:p>
          </table:table-cell>
          <table:table-cell table:style-name="ce6" office:value-type="time" office:time-value="PT07H30M00S">
            <text:p>07:30:00</text:p>
          </table:table-cell>
          <table:table-cell table:style-name="ce9" office:value-type="float" office:value="2427670199">
            <text:p>2,427,670,199</text:p>
          </table:table-cell>
          <table:table-cell table:style-name="ce12" table:formula="of:=[.F16]-[.F15]" office:value-type="percentage" office:value="0.0534689276427763">
            <text:p>5.35%</text:p>
          </table:table-cell>
          <table:table-cell table:style-name="ce12" table:formula="of:=([.D16]-[.I2])/[.J2]" office:value-type="percentage" office:value="0.849224903570258">
            <text:p>84.92%</text:p>
          </table:table-cell>
          <table:covered-table-cell/>
          <table:table-cell table:style-name="ce14" office:value-type="float" office:value="82">
            <text:p>82</text:p>
          </table:table-cell>
          <table:table-cell table:style-name="ce10" office:value-type="float" office:value="1009443795">
            <text:p>1,009,443,795</text:p>
          </table:table-cell>
          <table:table-cell table:style-name="ce10" table:formula="of:=[.I17]-[.I16]" office:value-type="float" office:value="86725730">
            <text:p>86,725,730</text:p>
          </table:table-cell>
          <table:covered-table-cell/>
          <table:table-cell table:style-name="ce13" office:value-type="string">
            <text:p>Sewer Map</text:p>
          </table:table-cell>
          <table:table-cell table:style-name="ce13" office:value-type="float" office:value="69">
            <text:p>69</text:p>
          </table:table-cell>
          <table:table-cell table:number-columns-repeated="2" table:style-name="ce13" office:value-type="float" office:value="2">
            <text:p>2</text:p>
          </table:table-cell>
          <table:table-cell table:style-name="ce13" office:value-type="string">
            <text:p><text:a xlink:href="">Belcer, the Pirate Lord</text:a></text:p>
          </table:table-cell>
          <table:table-cell office:value-type="string">
            <text:p>maps</text:p>
          </table:table-cell>
          <table:table-cell table:number-columns-repeated="2"/>
          <table:table-cell office:value-type="float" office:value="1152583000">
            <text:p>1,152,583,000</text:p>
          </table:table-cell>
          <table:table-cell table:style-name="ce12" table:formula="of:=[.V16]-[.V15]" office:value-type="percentage" office:value="0.298016878460321">
            <text:p>29.80%</text:p>
          </table:table-cell>
          <table:table-cell table:style-name="ce12" table:formula="of:=([.T16]-[.$I$17])/[.$J$17]" office:value-type="percentage" office:value="0.601751968509606">
            <text:p>60.18%</text:p>
          </table:table-cell>
          <table:table-cell table:style-name="ce9" table:formula="of:=[.T16]-[.T15]" office:value-type="float" office:value="27938700">
            <text:p>27,938,700</text:p>
          </table:table-cell>
          <table:table-cell table:number-columns-repeated="4"/>
          <table:table-cell table:style-name="ce9" office:value-type="float" office:value="1450013918">
            <text:p>1,450,013,918</text:p>
          </table:table-cell>
          <table:table-cell table:style-name="ce12" table:formula="of:=[.AD16]-[.AD15]" office:value-type="percentage" office:value="0.098127445212374">
            <text:p>9.81%</text:p>
          </table:table-cell>
          <table:table-cell table:style-name="ce12" table:formula="of:=([.AB16]-[.$I$20])/[.$J$20]" office:value-type="percentage" office:value="0.415926245836727">
            <text:p>41.59%</text:p>
          </table:table-cell>
          <table:table-cell table:style-name="ce9" table:formula="of:=[.AB16]-[.AB15]" office:value-type="float" office:value="11611918">
            <text:p>11,611,918</text:p>
          </table:table-cell>
          <table:table-cell table:number-columns-repeated="5"/>
        </table:table-row>
        <table:table-row table:style-name="ro3">
          <table:table-cell office:value-type="string">
            <text:p>Excalation</text:p>
          </table:table-cell>
          <table:table-cell office:value-type="string">
            <text:p>38/beyond/bm</text:p>
          </table:table-cell>
          <table:table-cell table:style-name="ce6" office:value-type="time" office:time-value="PT11H00M00S">
            <text:p>11:00:00</text:p>
          </table:table-cell>
          <table:table-cell table:style-name="ce9" office:value-type="float" office:value="2438380974">
            <text:p>2,438,380,974</text:p>
          </table:table-cell>
          <table:table-cell table:style-name="ce12" office:value-type="percentage" office:value="0.01">
            <text:p>1.00%</text:p>
          </table:table-cell>
          <table:table-cell table:style-name="ce12" table:formula="of:=([.D17]-[.I2])/[.J2]" office:value-type="percentage" office:value="0.906388008421955">
            <text:p>90.64%</text:p>
          </table:table-cell>
          <table:covered-table-cell/>
          <table:table-cell table:style-name="ce14" office:value-type="float" office:value="83">
            <text:p>83</text:p>
          </table:table-cell>
          <table:table-cell table:style-name="ce10" office:value-type="float" office:value="1096169525">
            <text:p>1,096,169,525</text:p>
          </table:table-cell>
          <table:table-cell table:style-name="ce10" table:formula="of:=[.I18]-[.I17]" office:value-type="float" office:value="93748717">
            <text:p>93,748,717</text:p>
          </table:table-cell>
          <table:covered-table-cell/>
          <table:table-cell table:style-name="ce13" office:value-type="string">
            <text:p>Thicket Map</text:p>
          </table:table-cell>
          <table:table-cell table:style-name="ce13" office:value-type="float" office:value="69">
            <text:p>69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<text:a xlink:href="">Steelpoint the Avenger</text:a></text:p>
          </table:table-cell>
          <table:table-cell office:value-type="string">
            <text:p>Precinct</text:p>
          </table:table-cell>
          <table:table-cell table:number-columns-repeated="2"/>
          <table:table-cell office:value-type="float" office:value="1162970230">
            <text:p>1,162,970,230</text:p>
          </table:table-cell>
          <table:table-cell table:style-name="ce12" table:formula="of:=[.V17]-[.V16]" office:value-type="percentage" office:value="0.110798636316271">
            <text:p>11.08%</text:p>
          </table:table-cell>
          <table:table-cell table:style-name="ce12" table:formula="of:=([.T17]-[.$I$17])/[.$J$17]" office:value-type="percentage" office:value="0.712550604825877">
            <text:p>71.26%</text:p>
          </table:table-cell>
          <table:table-cell table:style-name="ce9" table:formula="of:=[.T17]-[.T16]" office:value-type="float" office:value="10387230">
            <text:p>10,387,23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9" office:value-type="float" office:value="1468000000">
            <text:p>1,468,000,000</text:p>
          </table:table-cell>
          <table:table-cell table:style-name="ce12" table:formula="of:=[.AD17]-[.AD16]" office:value-type="percentage" office:value="0.151992829784043">
            <text:p>15.20%</text:p>
          </table:table-cell>
          <table:table-cell table:style-name="ce12" table:formula="of:=([.AB17]-[.$I$20])/[.$J$20]" office:value-type="percentage" office:value="0.56791907562077">
            <text:p>56.79%</text:p>
          </table:table-cell>
          <table:table-cell table:style-name="ce9" table:formula="of:=[.AB17]-[.AB16]" office:value-type="float" office:value="17986082">
            <text:p>17,986,082</text:p>
          </table:table-cell>
          <table:table-cell table:number-columns-repeated="5"/>
        </table:table-row>
        <table:table-row table:style-name="ro3">
          <table:table-cell office:value-type="string">
            <text:p>Excalation</text:p>
          </table:table-cell>
          <table:table-cell office:value-type="string">
            <text:p>14/anslought</text:p>
          </table:table-cell>
          <table:table-cell table:style-name="ce6"/>
          <table:table-cell table:style-name="ce9" office:value-type="float" office:value="2443737101">
            <text:p>2,443,737,101</text:p>
          </table:table-cell>
          <table:table-cell table:style-name="ce12" table:formula="of:=[.F18]-[.F17]" office:value-type="percentage" office:value="0.0285854991165443">
            <text:p>2.86%</text:p>
          </table:table-cell>
          <table:table-cell table:style-name="ce12" table:formula="of:=([.D18]-[.I2])/[.J2]" office:value-type="percentage" office:value="0.934973507538499">
            <text:p>93.50%</text:p>
          </table:table-cell>
          <table:covered-table-cell/>
          <table:table-cell table:style-name="ce14" office:value-type="float" office:value="84">
            <text:p>84</text:p>
          </table:table-cell>
          <table:table-cell table:style-name="ce10" office:value-type="float" office:value="1189918242">
            <text:p>1,189,918,242</text:p>
          </table:table-cell>
          <table:table-cell table:style-name="ce10" table:formula="of:=[.I19]-[.I18]" office:value-type="float" office:value="101352108">
            <text:p>101,352,108</text:p>
          </table:table-cell>
          <table:covered-table-cell/>
          <table:table-cell table:style-name="ce13" office:value-type="string">
            <text:p>Wharf Map</text:p>
          </table:table-cell>
          <table:table-cell table:style-name="ce13" office:value-type="float" office:value="69">
            <text:p>69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<text:a xlink:href="">Bramblemist</text:a></text:p>
          </table:table-cell>
          <table:table-cell office:value-type="string">
            <text:p>Academy</text:p>
          </table:table-cell>
          <table:table-cell table:number-columns-repeated="2"/>
          <table:table-cell office:value-type="float" office:value="1157797988">
            <text:p>1,157,797,988</text:p>
          </table:table-cell>
          <table:table-cell table:style-name="ce12" table:formula="of:=[.V18]-[.V17]+0.2" office:value-type="percentage" office:value="0.144828663628538">
            <text:p>14.48%</text:p>
          </table:table-cell>
          <table:table-cell table:style-name="ce12" table:formula="of:=([.T18]-[.$I$17])/[.$J$17]" office:value-type="percentage" office:value="0.657379268454415">
            <text:p>65.74%</text:p>
          </table:table-cell>
          <table:table-cell table:style-name="ce9" table:formula="of:=[.T18]-[.T17]" office:value-type="float" office:value="-5172242">
            <text:p>-5,172,242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9" office:value-type="float" office:value="1477533000">
            <text:p>1,477,533,000</text:p>
          </table:table-cell>
          <table:table-cell table:style-name="ce12" table:formula="of:=[.AD18]-[.AD17]" office:value-type="percentage" office:value="0.0805593817670398">
            <text:p>8.06%</text:p>
          </table:table-cell>
          <table:table-cell table:style-name="ce12" table:formula="of:=([.AB18]-[.$I$20])/[.$J$20]" office:value-type="percentage" office:value="0.64847845738781">
            <text:p>64.85%</text:p>
          </table:table-cell>
          <table:table-cell table:style-name="ce9" table:formula="of:=[.AB18]-[.AB17]" office:value-type="float" office:value="9533000">
            <text:p>9,533,000</text:p>
          </table:table-cell>
          <table:table-cell table:number-columns-repeated="5"/>
        </table:table-row>
        <table:table-row table:style-name="ro3">
          <table:table-cell office:value-type="string">
            <text:p>Daily</text:p>
          </table:table-cell>
          <table:table-cell office:value-type="float" office:value="0">
            <text:p>0</text:p>
          </table:table-cell>
          <table:table-cell table:style-name="ce7" office:value-type="time" office:time-value="PT30H00M00S">
            <text:p>30:00:00</text:p>
          </table:table-cell>
          <table:table-cell table:style-name="ce9" office:value-type="float" office:value="2446249276">
            <text:p>2,446,249,276</text:p>
          </table:table-cell>
          <table:table-cell table:style-name="ce12" table:formula="of:=[.F19]-[.F18]" office:value-type="percentage" office:value="0.013407407300668">
            <text:p>1.34%</text:p>
          </table:table-cell>
          <table:table-cell table:style-name="ce12" table:formula="of:=([.D19]-[.I2])/[.J2]" office:value-type="percentage" office:value="0.948380914839167">
            <text:p>94.84%</text:p>
          </table:table-cell>
          <table:covered-table-cell/>
          <table:table-cell table:style-name="ce14" office:value-type="float" office:value="85">
            <text:p>85</text:p>
          </table:table-cell>
          <table:table-cell table:style-name="ce10" office:value-type="float" office:value="1291270350">
            <text:p>1,291,270,350</text:p>
          </table:table-cell>
          <table:table-cell table:style-name="ce10" table:formula="of:=[.I20]-[.I19]" office:value-type="float" office:value="109524907">
            <text:p>109,524,907</text:p>
          </table:table-cell>
          <table:covered-table-cell/>
          <table:table-cell table:style-name="ce13" office:value-type="string">
            <text:p>The Apex of Sacrifice</text:p>
          </table:table-cell>
          <table:table-cell table:style-name="ce13" office:value-type="float" office:value="70">
            <text:p>70</text:p>
          </table:table-cell>
          <table:table-cell table:style-name="ce18" office:value-type="string">
            <text:p>N/A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<text:a xlink:href="">Atziri, Queen of the Vaal</text:a></text:p>
          </table:table-cell>
          <table:table-cell office:value-type="string">
            <text:p>Precinct</text:p>
          </table:table-cell>
          <table:table-cell office:value-type="float" office:value="10">
            <text:p>10</text:p>
          </table:table-cell>
          <table:table-cell/>
          <table:table-cell office:value-type="float" office:value="1166848259">
            <text:p>1,166,848,259</text:p>
          </table:table-cell>
          <table:table-cell table:style-name="ce12" table:formula="of:=[.V19]-[.V18]" office:value-type="percentage" office:value="0.0965375451484846">
            <text:p>9.65%</text:p>
          </table:table-cell>
          <table:table-cell table:style-name="ce12" table:formula="of:=([.T19]-[.$I$17])/[.$J$17]" office:value-type="percentage" office:value="0.7539168136029">
            <text:p>75.39%</text:p>
          </table:table-cell>
          <table:table-cell table:style-name="ce9" table:formula="of:=[.T19]-[.T18]" office:value-type="float" office:value="9050271">
            <text:p>9,050,271</text:p>
          </table:table-cell>
          <table:table-cell/>
          <table:table-cell office:value-type="string">
            <text:p>Bazar</text:p>
          </table:table-cell>
          <table:table-cell table:number-columns-repeated="2"/>
          <table:table-cell table:style-name="ce9" office:value-type="float" office:value="1484315360">
            <text:p>1,484,315,360</text:p>
          </table:table-cell>
          <table:table-cell table:style-name="ce12" table:formula="of:=[.AD19]-[.AD18]" office:value-type="percentage" office:value="0.057314877637837">
            <text:p>5.73%</text:p>
          </table:table-cell>
          <table:table-cell table:style-name="ce12" table:formula="of:=([.AB19]-[.$I$20])/[.$J$20]" office:value-type="percentage" office:value="0.705793335025647">
            <text:p>70.58%</text:p>
          </table:table-cell>
          <table:table-cell table:style-name="ce9" table:formula="of:=[.AB19]-[.AB18]" office:value-type="float" office:value="6782360">
            <text:p>6,782,360</text:p>
          </table:table-cell>
          <table:table-cell table:number-columns-repeated="5"/>
        </table:table-row>
        <table:table-row table:style-name="ro3">
          <table:table-cell office:value-type="string">
            <text:p>Shipyard</text:p>
          </table:table-cell>
          <table:table-cell office:value-type="string">
            <text:p>26/anslaught</text:p>
          </table:table-cell>
          <table:table-cell table:style-name="ce6" office:value-type="time" office:time-value="PT07H00M00S">
            <text:p>07:00:00</text:p>
          </table:table-cell>
          <table:table-cell table:style-name="ce9" office:value-type="float" office:value="2452308344">
            <text:p>2,452,308,344</text:p>
          </table:table-cell>
          <table:table-cell table:style-name="ce12" table:formula="of:=[.F20]-[.F19]" office:value-type="percentage" office:value="0.0323370754578975">
            <text:p>3.23%</text:p>
          </table:table-cell>
          <table:table-cell table:style-name="ce12" table:formula="of:=([.D20]-[.I2])/[.J2]" office:value-type="percentage" office:value="0.980717990297065">
            <text:p>98.07%</text:p>
          </table:table-cell>
          <table:covered-table-cell/>
          <table:table-cell table:style-name="ce14" office:value-type="float" office:value="86">
            <text:p>86</text:p>
          </table:table-cell>
          <table:table-cell table:style-name="ce10" office:value-type="float" office:value="1400795257">
            <text:p>1,400,795,257</text:p>
          </table:table-cell>
          <table:table-cell table:style-name="ce10" table:formula="of:=[.I21]-[.I20]" office:value-type="float" office:value="118335069">
            <text:p>118,335,069</text:p>
          </table:table-cell>
          <table:covered-table-cell/>
          <table:table-cell table:style-name="ce13" office:value-type="string">
            <text:p>Ghetto Map</text:p>
          </table:table-cell>
          <table:table-cell table:style-name="ce13" office:value-type="float" office:value="70">
            <text:p>70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string">
            <text:p><text:a xlink:href="">The Reaver</text:a></text:p>
          </table:table-cell>
          <table:table-cell office:value-type="string">
            <text:p>Volcalco</text:p>
          </table:table-cell>
          <table:table-cell table:number-columns-repeated="2"/>
          <table:table-cell office:value-type="float" office:value="1176952955">
            <text:p>1,176,952,955</text:p>
          </table:table-cell>
          <table:table-cell table:style-name="ce12" table:formula="of:=[.V20]-[.V19]" office:value-type="percentage" office:value="0.107784899072272">
            <text:p>10.78%</text:p>
          </table:table-cell>
          <table:table-cell table:style-name="ce12" table:formula="of:=([.T20]-[.$I$17])/[.$J$17]" office:value-type="percentage" office:value="0.861701712675172">
            <text:p>86.17%</text:p>
          </table:table-cell>
          <table:table-cell table:style-name="ce9" table:formula="of:=[.T20]-[.T19]" office:value-type="float" office:value="10104696">
            <text:p>10,104,696</text:p>
          </table:table-cell>
          <table:table-cell/>
          <table:table-cell office:value-type="string">
            <text:p>Crematorium</text:p>
          </table:table-cell>
          <table:table-cell/>
          <table:table-cell table:style-name="ce6" office:value-type="time" office:time-value="PT12H50M00S">
            <text:p>12:50:00</text:p>
          </table:table-cell>
          <table:table-cell table:style-name="ce9" office:value-type="float" office:value="1493916956">
            <text:p>1,493,916,956</text:p>
          </table:table-cell>
          <table:table-cell table:style-name="ce12" table:formula="of:=[.AD20]-[.AD19]" office:value-type="percentage" office:value="0.081139057771623">
            <text:p>8.11%</text:p>
          </table:table-cell>
          <table:table-cell table:style-name="ce12" table:formula="of:=([.AB20]-[.$I$20])/[.$J$20]" office:value-type="percentage" office:value="0.78693239279727">
            <text:p>78.69%</text:p>
          </table:table-cell>
          <table:table-cell table:style-name="ce9" table:formula="of:=[.AB20]-[.AB19]" office:value-type="float" office:value="9601596">
            <text:p>9,601,596</text:p>
          </table:table-cell>
          <table:table-cell table:number-columns-repeated="5"/>
        </table:table-row>
        <table:table-row table:style-name="ro3">
          <table:table-cell office:value-type="string">
            <text:p>OverGrown Ruin</text:p>
          </table:table-cell>
          <table:table-cell office:value-type="string">
            <text:p>14/nothing</text:p>
          </table:table-cell>
          <table:table-cell table:style-name="ce6" office:value-type="time" office:time-value="PT05H00M00S">
            <text:p>05:00:00</text:p>
          </table:table-cell>
          <table:table-cell table:style-name="ce9" office:value-type="float" office:value="2457428716">
            <text:p>2,457,428,716</text:p>
          </table:table-cell>
          <table:table-cell table:style-name="ce12" table:formula="of:=[.F21]-[.F20]+1" office:value-type="percentage" office:value="0.0267390076779811">
            <text:p>2.67%</text:p>
          </table:table-cell>
          <table:table-cell table:style-name="ce12" table:formula="of:=([.D21]-[.I3])/[.J3]" office:value-type="percentage" office:value="0.00745699797504608">
            <text:p>0.75%</text:p>
          </table:table-cell>
          <table:covered-table-cell/>
          <table:table-cell table:style-name="ce14" office:value-type="float" office:value="87">
            <text:p>87</text:p>
          </table:table-cell>
          <table:table-cell table:style-name="ce10" office:value-type="float" office:value="1519130326">
            <text:p>1,519,130,326</text:p>
          </table:table-cell>
          <table:table-cell table:style-name="ce10" table:formula="of:=[.I22]-[.I21]" office:value-type="float" office:value="127813148">
            <text:p>127,813,148</text:p>
          </table:table-cell>
          <table:covered-table-cell/>
          <table:table-cell table:style-name="ce13" office:value-type="string">
            <text:p>Mud Geyser Map</text:p>
          </table:table-cell>
          <table:table-cell table:style-name="ce13" office:value-type="float" office:value="70">
            <text:p>70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string">
            <text:p><text:a xlink:href="">Skullbeak</text:a></text:p>
          </table:table-cell>
          <table:table-cell office:value-type="string">
            <text:p>Malformation</text:p>
          </table:table-cell>
          <table:table-cell table:number-columns-repeated="2"/>
          <table:table-cell office:value-type="float" office:value="1186245212">
            <text:p>1,186,245,212</text:p>
          </table:table-cell>
          <table:table-cell table:style-name="ce12" table:formula="of:=[.V21]-[.V20]" office:value-type="percentage" office:value="0.0991187644733315">
            <text:p>9.91%</text:p>
          </table:table-cell>
          <table:table-cell table:style-name="ce12" table:formula="of:=([.T21]-[.$I$17])/[.$J$17]" office:value-type="percentage" office:value="0.960820477148503">
            <text:p>96.08%</text:p>
          </table:table-cell>
          <table:table-cell table:style-name="ce9" table:formula="of:=[.T21]-[.T20]" office:value-type="float" office:value="9292257">
            <text:p>9,292,257</text:p>
          </table:table-cell>
          <table:table-cell/>
          <table:table-cell office:value-type="string">
            <text:p>Dark forest</text:p>
          </table:table-cell>
          <table:table-cell table:number-columns-repeated="2"/>
          <table:table-cell table:style-name="ce9" office:value-type="float" office:value="1500522000">
            <text:p>1,500,522,000</text:p>
          </table:table-cell>
          <table:table-cell table:style-name="ce12" table:formula="of:=[.AD21]-[.AD20]" office:value-type="percentage" office:value="0.0558164545456935">
            <text:p>5.58%</text:p>
          </table:table-cell>
          <table:table-cell table:style-name="ce12" table:formula="of:=([.AB21]-[.$I$20])/[.$J$20]" office:value-type="percentage" office:value="0.842748847342963">
            <text:p>84.27%</text:p>
          </table:table-cell>
          <table:table-cell table:style-name="ce9" table:formula="of:=[.AB21]-[.AB20]" office:value-type="float" office:value="6605044">
            <text:p>6,605,044</text:p>
          </table:table-cell>
          <table:table-cell table:number-columns-repeated="5"/>
        </table:table-row>
        <table:table-row table:style-name="ro3">
          <table:table-cell office:value-type="string">
            <text:p>Waterways</text:p>
          </table:table-cell>
          <table:table-cell table:number-columns-repeated="2"/>
          <table:table-cell table:style-name="ce9" office:value-type="float" office:value="2462231500">
            <text:p>2,462,231,500</text:p>
          </table:table-cell>
          <table:table-cell table:style-name="ce12" table:formula="of:=[.F22]-[.F21]" office:value-type="percentage" office:value="0.023758076872742">
            <text:p>2.38%</text:p>
          </table:table-cell>
          <table:table-cell table:style-name="ce12" table:formula="of:=([.D22]-[.$I$3])/[.$J$3]" office:value-type="percentage" office:value="0.0312150748477881">
            <text:p>3.12%</text:p>
          </table:table-cell>
          <table:covered-table-cell/>
          <table:table-cell table:style-name="ce1" office:value-type="float" office:value="88">
            <text:p>88</text:p>
          </table:table-cell>
          <table:table-cell table:style-name="ce9" office:value-type="float" office:value="1646943474">
            <text:p>1,646,943,474</text:p>
          </table:table-cell>
          <table:table-cell table:style-name="ce10" table:formula="of:=[.I11]-[.I22]" office:value-type="float" office:value="138033822">
            <text:p>138,033,822</text:p>
          </table:table-cell>
          <table:covered-table-cell/>
          <table:table-cell table:style-name="ce13" office:value-type="string">
            <text:p>Museum Map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Carnage</text:p>
          </table:table-cell>
          <table:table-cell office:value-type="string">
            <text:p>&gt;?</text:p>
          </table:table-cell>
          <table:table-cell table:number-columns-repeated="2"/>
          <table:table-cell office:value-type="float" office:value="1195250812">
            <text:p>1,195,250,812</text:p>
          </table:table-cell>
          <table:table-cell table:style-name="ce12" table:formula="of:=[.V22]-[.V21]" office:value-type="percentage" office:value="-0.908206179279139">
            <text:p>-90.82%</text:p>
          </table:table-cell>
          <table:table-cell table:style-name="ce12" table:formula="of:=([.T22]-[.$I$18])/[.$J$18]" office:value-type="percentage" office:value="0.0526142978693645">
            <text:p>5.26%</text:p>
          </table:table-cell>
          <table:table-cell table:style-name="ce9" table:formula="of:=[.T22]-[.T21]" office:value-type="float" office:value="9005600">
            <text:p>9,005,60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9" office:value-type="float" office:value="1519130325">
            <text:p>1,519,130,325</text:p>
          </table:table-cell>
          <table:table-cell table:style-name="ce12" table:formula="of:=[.AD22]-[.AD21]+1" office:value-type="percentage" office:value="0.157251144833116">
            <text:p>15.73%</text:p>
          </table:table-cell>
          <table:table-cell table:style-name="ce12" table:formula="of:=([.AB22]-[.$I$21])/[.$J$21]" office:value-type="percentage" office:value="-0.00000000782392121348893">
            <text:p>0.00%</text:p>
          </table:table-cell>
          <table:table-cell table:style-name="ce9" table:formula="of:=[.AB22]-[.AB21]" office:value-type="float" office:value="18608325">
            <text:p>18,608,325</text:p>
          </table:table-cell>
          <table:table-cell table:style-name="ce9" office:value-type="float" office:value="1646943474">
            <text:p>1,646,943,474</text:p>
          </table:table-cell>
          <table:table-cell table:style-name="ce9"/>
          <table:table-cell table:number-columns-repeated="3"/>
        </table:table-row>
        <table:table-row table:style-name="ro3">
          <table:table-cell office:value-type="string">
            <text:p>Waterways</text:p>
          </table:table-cell>
          <table:table-cell table:number-columns-repeated="2"/>
          <table:table-cell table:style-name="ce9" office:value-type="float" office:value="2468178414">
            <text:p>2,468,178,414</text:p>
          </table:table-cell>
          <table:table-cell table:style-name="ce12" table:formula="of:=[.F23]-[.F22]" office:value-type="percentage" office:value="0.0294177793478919">
            <text:p>2.94%</text:p>
          </table:table-cell>
          <table:table-cell table:style-name="ce12" table:formula="of:=([.D23]-[.$I$3])/[.$J$3]" office:value-type="percentage" office:value="0.0606328541956801">
            <text:p>6.06%</text:p>
          </table:table-cell>
          <table:covered-table-cell/>
          <table:table-cell table:number-columns-repeated="3"/>
          <table:covered-table-cell/>
          <table:table-cell table:style-name="ce13" office:value-type="string">
            <text:p>Quarry Map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<text:a xlink:href="">Void Anomaly</text:a></text:p>
          </table:table-cell>
          <table:table-cell office:value-type="string">
            <text:p>Chateau</text:p>
          </table:table-cell>
          <table:table-cell table:number-columns-repeated="2"/>
          <table:table-cell office:value-type="float" office:value="1209498000">
            <text:p>1,209,498,000</text:p>
          </table:table-cell>
          <table:table-cell table:style-name="ce12" table:formula="of:=[.V23]-[.V22]" office:value-type="percentage" office:value="0.140571205484942">
            <text:p>14.06%</text:p>
          </table:table-cell>
          <table:table-cell table:style-name="ce12" table:formula="of:=([.T23]-[.$I$18])/[.$J$18]" office:value-type="percentage" office:value="0.193185503354306">
            <text:p>19.32%</text:p>
          </table:table-cell>
          <table:table-cell table:style-name="ce9" table:formula="of:=[.T23]-[.T22]" office:value-type="float" office:value="14247188">
            <text:p>14,247,188</text:p>
          </table:table-cell>
          <table:table-cell/>
          <table:table-cell office:value-type="string">
            <text:p>Sm</text:p>
          </table:table-cell>
          <table:table-cell table:number-columns-repeated="2"/>
          <table:table-cell table:style-name="ce9" office:value-type="float" office:value="1529406848">
            <text:p>1,529,406,848</text:p>
          </table:table-cell>
          <table:table-cell table:style-name="ce12" table:formula="of:=[.AD23]-[.AD22]" office:value-type="percentage" office:value="0.0804027063006069">
            <text:p>8.04%</text:p>
          </table:table-cell>
          <table:table-cell table:style-name="ce12" table:formula="of:=([.AB23]-[.$I$21])/[.$J$21]" office:value-type="percentage" office:value="0.0804026984766857">
            <text:p>8.04%</text:p>
          </table:table-cell>
          <table:table-cell table:style-name="ce9" table:formula="of:=[.AB23]-[.AB22]" office:value-type="float" office:value="10276523">
            <text:p>10,276,523</text:p>
          </table:table-cell>
          <table:table-cell table:style-name="ce9" office:value-type="float" office:value="1653588347">
            <text:p>1,653,588,347</text:p>
          </table:table-cell>
          <table:table-cell table:style-name="ce9" table:formula="of:=[.AF23]-[.AF22]" office:value-type="float" office:value="6644873">
            <text:p>6,644,873</text:p>
          </table:table-cell>
          <table:table-cell table:number-columns-repeated="3"/>
        </table:table-row>
        <table:table-row table:style-name="ro3">
          <table:table-cell table:style-name="ce3" office:value-type="string">
            <text:p>Shipyard</text:p>
          </table:table-cell>
          <table:table-cell office:value-type="string">
            <text:p>28/anslaought</text:p>
          </table:table-cell>
          <table:table-cell table:style-name="ce6" office:value-type="time" office:time-value="PT06H00M00S">
            <text:p>06:00:00</text:p>
          </table:table-cell>
          <table:table-cell table:style-name="ce9" office:value-type="float" office:value="2473332431">
            <text:p>2,473,332,431</text:p>
          </table:table-cell>
          <table:table-cell table:style-name="ce12" table:formula="of:=[.F24]-[.F23]" office:value-type="percentage" office:value="0.0254955317768651">
            <text:p>2.55%</text:p>
          </table:table-cell>
          <table:table-cell table:style-name="ce12" table:formula="of:=([.D24]-[.$I$3])/[.$J$3]" office:value-type="percentage" office:value="0.0861283859725452">
            <text:p>8.61%</text:p>
          </table:table-cell>
          <table:covered-table-cell/>
          <table:table-cell table:number-columns-repeated="3"/>
          <table:covered-table-cell/>
          <table:table-cell table:style-name="ce13" office:value-type="string">
            <text:p>Reef Map</text:p>
          </table:table-cell>
          <table:table-cell table:style-name="ce13" office:value-type="float" office:value="70">
            <text:p>70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string">
            <text:p><text:a xlink:href="">Asphyxia</text:a></text:p>
          </table:table-cell>
          <table:table-cell office:value-type="string">
            <text:p>Plateau+Zana</text:p>
          </table:table-cell>
          <table:table-cell table:number-columns-repeated="2"/>
          <table:table-cell office:value-type="float" office:value="1235583670">
            <text:p>1,235,583,670</text:p>
          </table:table-cell>
          <table:table-cell table:style-name="ce12" table:formula="of:=[.V24]-[.V23]" office:value-type="percentage" office:value="0.257376689195256">
            <text:p>25.74%</text:p>
          </table:table-cell>
          <table:table-cell table:style-name="ce12" table:formula="of:=([.T24]-[.$I$18])/[.$J$18]" office:value-type="percentage" office:value="0.450562192549562">
            <text:p>45.06%</text:p>
          </table:table-cell>
          <table:table-cell table:style-name="ce9" table:formula="of:=[.T24]-[.T23]" office:value-type="float" office:value="26085670">
            <text:p>26,085,670</text:p>
          </table:table-cell>
          <table:table-cell/>
          <table:table-cell office:value-type="string">
            <text:p>Academy </text:p>
          </table:table-cell>
          <table:table-cell/>
          <table:table-cell office:value-type="string">
            <text:p>20q</text:p>
          </table:table-cell>
          <table:table-cell table:style-name="ce9" office:value-type="float" office:value="1537443165">
            <text:p>1,537,443,165</text:p>
          </table:table-cell>
          <table:table-cell table:style-name="ce12" table:formula="of:=[.AD24]-[.AD23]" office:value-type="percentage" office:value="0.0628755110546217">
            <text:p>6.29%</text:p>
          </table:table-cell>
          <table:table-cell table:style-name="ce12" table:formula="of:=([.AB24]-[.$I$21])/[.$J$21]" office:value-type="percentage" office:value="0.143278209531307">
            <text:p>14.33%</text:p>
          </table:table-cell>
          <table:table-cell table:style-name="ce9" table:formula="of:=[.AB24]-[.AB23]" office:value-type="float" office:value="8036317">
            <text:p>8,036,317</text:p>
          </table:table-cell>
          <table:table-cell table:style-name="ce9" table:number-columns-repeated="2"/>
          <table:table-cell table:number-columns-repeated="3"/>
        </table:table-row>
        <table:table-row table:style-name="ro3">
          <table:table-cell table:style-name="ce3" office:value-type="string">
            <text:p>Palace</text:p>
          </table:table-cell>
          <table:table-cell office:value-type="string">
            <text:p>29/anarchy</text:p>
          </table:table-cell>
          <table:table-cell table:style-name="ce6" office:value-type="string">
            <text:p>?</text:p>
          </table:table-cell>
          <table:table-cell table:style-name="ce9" office:value-type="float" office:value="2479289721">
            <text:p>2,479,289,721</text:p>
          </table:table-cell>
          <table:table-cell table:style-name="ce12" table:formula="of:=[.F25]-[.F24]" office:value-type="percentage" office:value="0.0294691066209135">
            <text:p>2.95%</text:p>
          </table:table-cell>
          <table:table-cell table:style-name="ce12" table:formula="of:=([.D25]-[.$I$3])/[.$J$3]" office:value-type="percentage" office:value="0.115597492593459">
            <text:p>11.56%</text:p>
          </table:table-cell>
          <table:covered-table-cell/>
          <table:table-cell table:number-columns-repeated="3"/>
          <table:covered-table-cell/>
          <table:table-cell table:style-name="ce13" office:value-type="string">
            <text:p>Mao Kun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<text:a xlink:href="">Fairgraves, Never Dying</text:a></text:p>
          </table:table-cell>
          <table:table-cell office:value-type="string">
            <text:p>Plateau</text:p>
          </table:table-cell>
          <table:table-cell/>
          <table:table-cell office:value-type="string">
            <text:p>Ts 5:00:00</text:p>
          </table:table-cell>
          <table:table-cell office:value-type="float" office:value="1252000000">
            <text:p>1,252,000,000</text:p>
          </table:table-cell>
          <table:table-cell table:style-name="ce12" table:formula="of:=[.V25]-[.V24]" office:value-type="percentage" office:value="0.161973246772529">
            <text:p>16.20%</text:p>
          </table:table-cell>
          <table:table-cell table:style-name="ce12" table:formula="of:=([.T25]-[.$I$18])/[.$J$18]" office:value-type="percentage" office:value="0.612535439322091">
            <text:p>61.25%</text:p>
          </table:table-cell>
          <table:table-cell table:style-name="ce9" table:formula="of:=[.T25]-[.T24]" office:value-type="float" office:value="16416330">
            <text:p>16,416,330</text:p>
          </table:table-cell>
          <table:table-cell/>
          <table:table-cell office:value-type="string">
            <text:p>Crematorium</text:p>
          </table:table-cell>
          <table:table-cell/>
          <table:table-cell office:value-type="string">
            <text:p>20q</text:p>
          </table:table-cell>
          <table:table-cell table:style-name="ce9" office:value-type="float" office:value="1546451029">
            <text:p>1,546,451,029</text:p>
          </table:table-cell>
          <table:table-cell table:style-name="ce12" table:formula="of:=[.AD25]-[.AD24]" office:value-type="percentage" office:value="0.0704768182378232">
            <text:p>7.05%</text:p>
          </table:table-cell>
          <table:table-cell table:style-name="ce12" table:formula="of:=([.AB25]-[.$I$21])/[.$J$21]" office:value-type="percentage" office:value="0.213755027769131">
            <text:p>21.38%</text:p>
          </table:table-cell>
          <table:table-cell table:style-name="ce9" table:formula="of:=[.AB25]-[.AB24]" office:value-type="float" office:value="9007864">
            <text:p>9,007,864</text:p>
          </table:table-cell>
          <table:table-cell table:style-name="ce9" table:number-columns-repeated="2"/>
          <table:table-cell table:number-columns-repeated="3"/>
        </table:table-row>
        <table:table-row table:style-name="ro3">
          <table:table-cell table:style-name="ce3" office:value-type="string">
            <text:p>Palace</text:p>
          </table:table-cell>
          <table:table-cell office:value-type="string">
            <text:p>26/anarchy</text:p>
          </table:table-cell>
          <table:table-cell table:style-name="ce6" office:value-type="string">
            <text:p>?</text:p>
          </table:table-cell>
          <table:table-cell table:style-name="ce9" office:value-type="float" office:value="2484058167">
            <text:p>2,484,058,167</text:p>
          </table:table-cell>
          <table:table-cell table:style-name="ce12" table:formula="of:=[.F26]-[.F25]" office:value-type="percentage" office:value="0.0235882160495911">
            <text:p>2.36%</text:p>
          </table:table-cell>
          <table:table-cell table:style-name="ce12" table:formula="of:=([.D26]-[.$I$3])/[.$J$3]" office:value-type="percentage" office:value="0.13918570864305">
            <text:p>13.92%</text:p>
          </table:table-cell>
          <table:covered-table-cell/>
          <table:table-cell table:number-columns-repeated="3"/>
          <table:covered-table-cell/>
          <table:table-cell table:style-name="ce13" office:value-type="string">
            <text:p>Spider Lair Map</text:p>
          </table:table-cell>
          <table:table-cell table:style-name="ce13" office:value-type="float" office:value="70">
            <text:p>70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string">
            <text:p><text:a xlink:href="">Hybrid Widow</text:a></text:p>
          </table:table-cell>
          <table:table-cell office:value-type="string">
            <text:p>Another map</text:p>
          </table:table-cell>
          <table:table-cell table:number-columns-repeated="2"/>
          <table:table-cell office:value-type="float" office:value="1263733110">
            <text:p>1,263,733,110</text:p>
          </table:table-cell>
          <table:table-cell table:style-name="ce12" table:formula="of:=[.V26]-[.V25]" office:value-type="percentage" office:value="0.11576582107202">
            <text:p>11.58%</text:p>
          </table:table-cell>
          <table:table-cell table:style-name="ce12" table:formula="of:=([.T26]-[.$I$18])/[.$J$18]" office:value-type="percentage" office:value="0.72830126039411">
            <text:p>72.83%</text:p>
          </table:table-cell>
          <table:table-cell table:style-name="ce9" table:formula="of:=[.T26]-[.T25]" office:value-type="float" office:value="11733110">
            <text:p>11,733,110</text:p>
          </table:table-cell>
          <table:table-cell/>
          <table:table-cell office:value-type="string">
            <text:p>Shipyard</text:p>
          </table:table-cell>
          <table:table-cell/>
          <table:table-cell office:value-type="string">
            <text:p>20q</text:p>
          </table:table-cell>
          <table:table-cell table:style-name="ce9" office:value-type="float" office:value="1556625402">
            <text:p>1,556,625,402</text:p>
          </table:table-cell>
          <table:table-cell table:style-name="ce12" table:formula="of:=[.AD26]-[.AD25]" office:value-type="percentage" office:value="0.079603492748649">
            <text:p>7.96%</text:p>
          </table:table-cell>
          <table:table-cell table:style-name="ce12" table:formula="of:=([.AB26]-[.$I$21])/[.$J$21]" office:value-type="percentage" office:value="0.29335852051778">
            <text:p>29.34%</text:p>
          </table:table-cell>
          <table:table-cell table:style-name="ce9" table:formula="of:=[.AB26]-[.AB25]" office:value-type="float" office:value="10174373">
            <text:p>10,174,373</text:p>
          </table:table-cell>
          <table:table-cell table:style-name="ce9" table:number-columns-repeated="2"/>
          <table:table-cell table:number-columns-repeated="3"/>
        </table:table-row>
        <table:table-row table:style-name="ro5">
          <table:table-cell table:style-name="ce4" office:value-type="string">
            <text:p>Academy</text:p>
          </table:table-cell>
          <table:table-cell table:style-name="ce5" office:value-type="float" office:value="16">
            <text:p>16</text:p>
          </table:table-cell>
          <table:table-cell table:style-name="ce3"/>
          <table:table-cell table:style-name="ce10" office:value-type="float" office:value="2488584400">
            <text:p>2,488,584,400</text:p>
          </table:table-cell>
          <table:table-cell table:style-name="ce12" table:formula="of:=[.F27]-[.F26]" office:value-type="percentage" office:value="0.022390053676772">
            <text:p>2.24%</text:p>
          </table:table-cell>
          <table:table-cell table:style-name="ce12" table:formula="of:=([.D27]-[.$I$3])/[.$J$3]" office:value-type="percentage" office:value="0.161575762319822">
            <text:p>16.16%</text:p>
          </table:table-cell>
          <table:covered-table-cell/>
          <table:table-cell table:number-columns-repeated="3"/>
          <table:covered-table-cell/>
          <table:table-cell table:style-name="ce13" office:value-type="string">
            <text:p>Vaal Pyramid Map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<text:a xlink:href="">Atziri's Chosen</text:a></text:p>
          </table:table-cell>
          <table:table-cell office:value-type="string">
            <text:p>Chateau</text:p>
          </table:table-cell>
          <table:table-cell table:number-columns-repeated="2"/>
          <table:table-cell office:value-type="float" office:value="1271376328">
            <text:p>1,271,376,328</text:p>
          </table:table-cell>
          <table:table-cell table:style-name="ce12" table:formula="of:=[.V27]-[.V26]+0.1" office:value-type="percentage" office:value="0.175412521266948">
            <text:p>17.54%</text:p>
          </table:table-cell>
          <table:table-cell table:style-name="ce12" table:formula="of:=([.T27]-[.$I$18])/[.$J$18]" office:value-type="percentage" office:value="0.803713781661058">
            <text:p>80.37%</text:p>
          </table:table-cell>
          <table:table-cell table:style-name="ce9" table:formula="of:=[.T27]-[.T26]" office:value-type="float" office:value="7643218">
            <text:p>7,643,218</text:p>
          </table:table-cell>
          <table:table-cell/>
          <table:table-cell office:value-type="string">
            <text:p>Volcano</text:p>
          </table:table-cell>
          <table:table-cell table:number-columns-repeated="2"/>
          <table:table-cell table:style-name="ce9" office:value-type="float" office:value="1565642000">
            <text:p>1,565,642,000</text:p>
          </table:table-cell>
          <table:table-cell table:style-name="ce12" table:formula="of:=[.AD27]-[.AD26]" office:value-type="percentage" office:value="0.0705451523657019">
            <text:p>7.05%</text:p>
          </table:table-cell>
          <table:table-cell table:style-name="ce12" table:formula="of:=([.AB27]-[.$I$21])/[.$J$21]" office:value-type="percentage" office:value="0.363903672883481">
            <text:p>36.39%</text:p>
          </table:table-cell>
          <table:table-cell table:style-name="ce9" table:formula="of:=[.AB27]-[.AB26]" office:value-type="float" office:value="9016598">
            <text:p>9,016,598</text:p>
          </table:table-cell>
          <table:table-cell table:style-name="ce9" table:number-columns-repeated="2"/>
          <table:table-cell table:number-columns-repeated="3"/>
        </table:table-row>
        <table:table-row table:style-name="ro5">
          <table:table-cell table:style-name="ce4" office:value-type="string">
            <text:p>Arsenal</text:p>
          </table:table-cell>
          <table:table-cell table:style-name="ce5" office:value-type="float" office:value="14">
            <text:p>14</text:p>
          </table:table-cell>
          <table:table-cell table:style-name="ce3"/>
          <table:table-cell table:style-name="ce10" office:value-type="float" office:value="2493148501">
            <text:p>2,493,148,501</text:p>
          </table:table-cell>
          <table:table-cell table:style-name="ce12" table:formula="of:=[.F28]-[.F27]" office:value-type="percentage" office:value="0.0225773764576876">
            <text:p>2.26%</text:p>
          </table:table-cell>
          <table:table-cell table:style-name="ce12" table:formula="of:=([.D28]-[.$I$3])/[.$J$3]" office:value-type="percentage" office:value="0.184153138777509">
            <text:p>18.42%</text:p>
          </table:table-cell>
          <table:table-cell table:number-columns-repeated="4"/>
          <table:covered-table-cell/>
          <table:table-cell table:style-name="ce13" office:value-type="string">
            <text:p>Vaults of Atziri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(none)</text:p>
          </table:table-cell>
          <table:table-cell office:value-type="string">
            <text:p>Chateau</text:p>
          </table:table-cell>
          <table:table-cell table:number-columns-repeated="2"/>
          <table:table-cell office:value-type="float" office:value="1298378163">
            <text:p>1,298,378,163</text:p>
          </table:table-cell>
          <table:table-cell table:style-name="ce12" table:formula="of:=[.V28]-[.V27]" office:value-type="percentage" office:value="-0.738817008911459">
            <text:p>-73.88%</text:p>
          </table:table-cell>
          <table:table-cell table:style-name="ce12" table:formula="of:=([.T28]-[.$I$19])/[.$J$19]" office:value-type="percentage" office:value="0.0648967727495993">
            <text:p>6.49%</text:p>
          </table:table-cell>
          <table:table-cell table:style-name="ce9" table:formula="of:=[.T28]-[.T27]" office:value-type="float" office:value="27001835">
            <text:p>27,001,835</text:p>
          </table:table-cell>
          <table:table-cell/>
          <table:table-cell office:value-type="string">
            <text:p>Shipyard</text:p>
          </table:table-cell>
          <table:table-cell table:number-columns-repeated="2"/>
          <table:table-cell table:style-name="ce9" office:value-type="float" office:value="1576178104">
            <text:p>1,576,178,104</text:p>
          </table:table-cell>
          <table:table-cell table:style-name="ce12" table:formula="of:=[.AD28]-[.AD27]" office:value-type="percentage" office:value="0.0824336475931255">
            <text:p>8.24%</text:p>
          </table:table-cell>
          <table:table-cell table:style-name="ce12" table:formula="of:=([.AB28]-[.$I$21])/[.$J$21]" office:value-type="percentage" office:value="0.446337320476607">
            <text:p>44.63%</text:p>
          </table:table-cell>
          <table:table-cell table:style-name="ce9" table:formula="of:=[.AB28]-[.AB27]" office:value-type="float" office:value="10536104">
            <text:p>10,536,104</text:p>
          </table:table-cell>
          <table:table-cell table:style-name="ce9" table:number-columns-repeated="2"/>
          <table:table-cell table:number-columns-repeated="3"/>
        </table:table-row>
        <table:table-row table:style-name="ro5">
          <table:table-cell table:style-name="ce4" office:value-type="string">
            <text:p>Crematorium</text:p>
          </table:table-cell>
          <table:table-cell table:style-name="ce5" office:value-type="string">
            <text:p>15/q7</text:p>
          </table:table-cell>
          <table:table-cell table:style-name="ce3"/>
          <table:table-cell table:style-name="ce10" office:value-type="float" office:value="2497282350">
            <text:p>2,497,282,350</text:p>
          </table:table-cell>
          <table:table-cell table:style-name="ce12" table:formula="of:=[.F29]-[.F28]" office:value-type="percentage" office:value="0.0204490358763392">
            <text:p>2.04%</text:p>
          </table:table-cell>
          <table:table-cell table:style-name="ce12" table:formula="of:=([.D29]-[.$I$3])/[.$J$3]" office:value-type="percentage" office:value="0.204602174653849">
            <text:p>20.46%</text:p>
          </table:table-cell>
          <table:table-cell table:number-columns-repeated="4"/>
          <table:covered-table-cell/>
          <table:table-cell table:style-name="ce13" office:value-type="string">
            <text:p>Arena Map</text:p>
          </table:table-cell>
          <table:table-cell table:style-name="ce13" office:value-type="float" office:value="71">
            <text:p>7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<text:a xlink:href="">Avatar of the Forge</text:a>, <text:a xlink:href="">Avatar of the Skies</text:a>, <text:a xlink:href="">Avatar of the Huntress</text:a></text:p>
          </table:table-cell>
          <table:table-cell office:value-type="string">
            <text:p>Chateau</text:p>
          </table:table-cell>
          <table:table-cell office:value-type="string">
            <text:p>115q/49r/30pack</text:p>
          </table:table-cell>
          <table:table-cell/>
          <table:table-cell office:value-type="float" office:value="1313292379">
            <text:p>1,313,292,379</text:p>
          </table:table-cell>
          <table:table-cell table:style-name="ce12" table:formula="of:=[.V29]-[.V28]" office:value-type="percentage" office:value="0.136171912019976">
            <text:p>13.62%</text:p>
          </table:table-cell>
          <table:table-cell table:style-name="ce12" table:formula="of:=([.T29]-[.$I$19])/[.$J$19]" office:value-type="percentage" office:value="0.201068684769575">
            <text:p>20.11%</text:p>
          </table:table-cell>
          <table:table-cell table:style-name="ce9" table:formula="of:=[.T29]-[.T28]" office:value-type="float" office:value="14914216">
            <text:p>14,914,216</text:p>
          </table:table-cell>
          <table:table-cell/>
          <table:table-cell office:value-type="string">
            <text:p>CoutrYard</text:p>
          </table:table-cell>
          <table:table-cell table:number-columns-repeated="2"/>
          <table:table-cell table:style-name="ce9" office:value-type="float" office:value="1582750827">
            <text:p>1,582,750,827</text:p>
          </table:table-cell>
          <table:table-cell table:style-name="ce12" table:formula="of:=[.AD29]-[.AD28]" office:value-type="percentage" office:value="0.0514244669100866">
            <text:p>5.14%</text:p>
          </table:table-cell>
          <table:table-cell table:style-name="ce12" table:formula="of:=([.AB29]-[.$I$21])/[.$J$21]" office:value-type="percentage" office:value="0.497761787386694">
            <text:p>49.78%</text:p>
          </table:table-cell>
          <table:table-cell table:style-name="ce9" table:formula="of:=[.AB29]-[.AB28]" office:value-type="float" office:value="6572723">
            <text:p>6,572,723</text:p>
          </table:table-cell>
          <table:table-cell table:style-name="ce9" table:number-columns-repeated="2"/>
          <table:table-cell table:number-columns-repeated="3"/>
        </table:table-row>
        <table:table-row table:style-name="ro5">
          <table:table-cell table:style-name="ce4" office:value-type="string">
            <text:p>Village Ruin</text:p>
          </table:table-cell>
          <table:table-cell table:style-name="ce5" office:value-type="string">
            <text:p>26/q</text:p>
          </table:table-cell>
          <table:table-cell table:style-name="ce8" office:value-type="time" office:time-value="PT06H00M00S">
            <text:p>06:00:00</text:p>
          </table:table-cell>
          <table:table-cell table:style-name="ce10" office:value-type="float" office:value="2502024512">
            <text:p>2,502,024,512</text:p>
          </table:table-cell>
          <table:table-cell table:style-name="ce12" table:formula="of:=[.F30]-[.F29]" office:value-type="percentage" office:value="0.023458196191833">
            <text:p>2.35%</text:p>
          </table:table-cell>
          <table:table-cell table:style-name="ce12" table:formula="of:=([.D30]-[.$I$3])/[.$J$3]" office:value-type="percentage" office:value="0.228060370845682">
            <text:p>22.81%</text:p>
          </table:table-cell>
          <table:table-cell table:number-columns-repeated="4"/>
          <table:covered-table-cell/>
          <table:table-cell table:style-name="ce13" office:value-type="string">
            <text:p>Overgrown Shrine Map</text:p>
          </table:table-cell>
          <table:table-cell table:style-name="ce13" office:value-type="float" office:value="71">
            <text:p>7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<text:a xlink:href="">Hybrid Widow</text:a></text:p>
          </table:table-cell>
          <table:table-cell office:value-type="string">
            <text:p>Chateau+zana</text:p>
          </table:table-cell>
          <table:table-cell office:value-type="string">
            <text:p>None</text:p>
          </table:table-cell>
          <table:table-cell/>
          <table:table-cell office:value-type="float" office:value="1336623000">
            <text:p>1,336,623,000</text:p>
          </table:table-cell>
          <table:table-cell table:style-name="ce12" table:formula="of:=[.V30]-[.V29]" office:value-type="percentage" office:value="0.213016578959524">
            <text:p>21.30%</text:p>
          </table:table-cell>
          <table:table-cell table:style-name="ce12" table:formula="of:=([.T30]-[.$I$19])/[.$J$19]" office:value-type="percentage" office:value="0.414085263729099">
            <text:p>41.41%</text:p>
          </table:table-cell>
          <table:table-cell table:style-name="ce9" table:formula="of:=[.T30]-[.T29]" office:value-type="float" office:value="23330621">
            <text:p>23,330,621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9" office:value-type="float" office:value="1591944832">
            <text:p>1,591,944,832</text:p>
          </table:table-cell>
          <table:table-cell table:style-name="ce12" table:formula="of:=[.AD30]-[.AD29]" office:value-type="percentage" office:value="0.0719331707564233">
            <text:p>7.19%</text:p>
          </table:table-cell>
          <table:table-cell table:style-name="ce12" table:formula="of:=([.AB30]-[.$I$21])/[.$J$21]" office:value-type="percentage" office:value="0.569694958143117">
            <text:p>56.97%</text:p>
          </table:table-cell>
          <table:table-cell table:style-name="ce9" table:formula="of:=[.AB30]-[.AB29]" office:value-type="float" office:value="9194005">
            <text:p>9,194,005</text:p>
          </table:table-cell>
          <table:table-cell table:style-name="ce9" table:number-columns-repeated="2"/>
          <table:table-cell table:number-columns-repeated="3"/>
        </table:table-row>
        <table:table-row table:style-name="ro5">
          <table:table-cell table:style-name="ce4" office:value-type="string">
            <text:p>Necropolis</text:p>
          </table:table-cell>
          <table:table-cell table:style-name="ce5" office:value-type="float" office:value="0">
            <text:p>0</text:p>
          </table:table-cell>
          <table:table-cell table:style-name="ce8" office:value-type="time" office:time-value="PT07H00M00S">
            <text:p>07:00:00</text:p>
          </table:table-cell>
          <table:table-cell table:style-name="ce10" office:value-type="float" office:value="2505213927">
            <text:p>2,505,213,927</text:p>
          </table:table-cell>
          <table:table-cell table:style-name="ce12" table:formula="of:=[.F31]-[.F30]" office:value-type="percentage" office:value="0.015777175644184">
            <text:p>1.58%</text:p>
          </table:table-cell>
          <table:table-cell table:style-name="ce12" table:formula="of:=([.D31]-[.$I$3])/[.$J$3]" office:value-type="percentage" office:value="0.243837546489866">
            <text:p>24.38%</text:p>
          </table:table-cell>
          <table:table-cell table:number-columns-repeated="4"/>
          <table:covered-table-cell/>
          <table:table-cell table:style-name="ce13" office:value-type="string">
            <text:p>Acton's Nightmare</text:p>
          </table:table-cell>
          <table:table-cell table:style-name="ce13" office:value-type="float" office:value="71">
            <text:p>7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<text:a xlink:href="">Thorn</text:a>, <text:a xlink:href="">Rose</text:a></text:p>
          </table:table-cell>
          <table:table-cell office:value-type="string">
            <text:p>Chateau+zana</text:p>
          </table:table-cell>
          <table:table-cell office:value-type="string">
            <text:p>?</text:p>
          </table:table-cell>
          <table:table-cell office:value-type="string">
            <text:p>12m for both</text:p>
          </table:table-cell>
          <table:table-cell office:value-type="float" office:value="1367702075">
            <text:p>1,367,702,075</text:p>
          </table:table-cell>
          <table:table-cell table:style-name="ce12" table:formula="of:=[.V31]-[.V30]" office:value-type="percentage" office:value="0.283762623966437">
            <text:p>28.38%</text:p>
          </table:table-cell>
          <table:table-cell table:style-name="ce12" table:formula="of:=([.T31]-[.$I$19])/[.$J$19]" office:value-type="percentage" office:value="0.697847887695536">
            <text:p>69.78%</text:p>
          </table:table-cell>
          <table:table-cell table:style-name="ce9" table:formula="of:=[.T31]-[.T30]" office:value-type="float" office:value="31079075">
            <text:p>31,079,075</text:p>
          </table:table-cell>
          <table:table-cell/>
          <table:table-cell office:value-type="string">
            <text:p>0.7 Necropolis</text:p>
          </table:table-cell>
          <table:table-cell table:number-columns-repeated="2"/>
          <table:table-cell table:style-name="ce9" office:value-type="float" office:value="1597882232">
            <text:p>1,597,882,232</text:p>
          </table:table-cell>
          <table:table-cell table:style-name="ce12" table:formula="of:=[.AD31]-[.AD30]" office:value-type="percentage" office:value="0.0464537498129691">
            <text:p>4.65%</text:p>
          </table:table-cell>
          <table:table-cell table:style-name="ce12" table:formula="of:=([.AB31]-[.$I$21])/[.$J$21]" office:value-type="percentage" office:value="0.616148707956086">
            <text:p>61.61%</text:p>
          </table:table-cell>
          <table:table-cell table:style-name="ce9" table:formula="of:=[.AB31]-[.AB30]" office:value-type="float" office:value="5937400">
            <text:p>5,937,400</text:p>
          </table:table-cell>
          <table:table-cell table:style-name="ce9" table:number-columns-repeated="2"/>
          <table:table-cell table:number-columns-repeated="3"/>
        </table:table-row>
        <table:table-row table:style-name="ro5">
          <table:table-cell table:style-name="ce4" office:value-type="string">
            <text:p>Precinct</text:p>
          </table:table-cell>
          <table:table-cell table:style-name="ce5" office:value-type="string">
            <text:p>24/q</text:p>
          </table:table-cell>
          <table:table-cell table:style-name="ce8" office:value-type="time" office:time-value="PT05H40M00S">
            <text:p>05:40:00</text:p>
          </table:table-cell>
          <table:table-cell table:style-name="ce10" office:value-type="float" office:value="2507987596">
            <text:p>2,507,987,596</text:p>
          </table:table-cell>
          <table:table-cell table:style-name="ce12" table:formula="of:=[.F32]-[.F31]" office:value-type="percentage" office:value="0.0137205923317687">
            <text:p>1.37%</text:p>
          </table:table-cell>
          <table:table-cell table:style-name="ce12" table:formula="of:=([.D32]-[.$I$3])/[.$J$3]" office:value-type="percentage" office:value="0.257558138821634">
            <text:p>25.76%</text:p>
          </table:table-cell>
          <table:table-cell table:number-columns-repeated="4"/>
          <table:covered-table-cell/>
          <table:table-cell table:style-name="ce13" office:value-type="string">
            <text:p>Promenade Map</text:p>
          </table:table-cell>
          <table:table-cell table:style-name="ce13" office:value-type="float" office:value="71">
            <text:p>7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<text:a xlink:href="">Blackguard Avenger</text:a>, <text:a xlink:href="">Blackguard Tempest</text:a></text:p>
          </table:table-cell>
          <table:table-cell office:value-type="string">
            <text:p>Crematorium</text:p>
          </table:table-cell>
          <table:table-cell office:value-type="float" office:value="0">
            <text:p>0</text:p>
          </table:table-cell>
          <table:table-cell table:style-name="ce6" office:value-type="time" office:time-value="PT07H00M00S">
            <text:p>07:00:00</text:p>
          </table:table-cell>
          <table:table-cell office:value-type="float" office:value="1382263640">
            <text:p>1,382,263,640</text:p>
          </table:table-cell>
          <table:table-cell table:style-name="ce12" table:formula="of:=[.V32]-[.V31]" office:value-type="percentage" office:value="0.132952087327497">
            <text:p>13.30%</text:p>
          </table:table-cell>
          <table:table-cell table:style-name="ce12" table:formula="of:=([.T32]-[.$I$19])/[.$J$19]" office:value-type="percentage" office:value="0.830799975023033">
            <text:p>83.08%</text:p>
          </table:table-cell>
          <table:table-cell table:style-name="ce9" table:formula="of:=[.T32]-[.T31]" office:value-type="float" office:value="14561565">
            <text:p>14,561,565</text:p>
          </table:table-cell>
          <table:table-cell/>
          <table:table-cell office:value-type="string">
            <text:p>daily</text:p>
          </table:table-cell>
          <table:table-cell table:number-columns-repeated="2"/>
          <table:table-cell table:style-name="ce9" office:value-type="float" office:value="1599000000">
            <text:p>1,599,000,000</text:p>
          </table:table-cell>
          <table:table-cell table:style-name="ce12" table:formula="of:=[.AD32]-[.AD31]" office:value-type="percentage" office:value="0.0087453287669591">
            <text:p>0.87%</text:p>
          </table:table-cell>
          <table:table-cell table:style-name="ce12" table:formula="of:=([.AB32]-[.$I$21])/[.$J$21]" office:value-type="percentage" office:value="0.624894036723045">
            <text:p>62.49%</text:p>
          </table:table-cell>
          <table:table-cell table:style-name="ce9" table:formula="of:=[.$AB32]-[.$AB31]" office:value-type="float" office:value="1117768">
            <text:p>1,117,768</text:p>
          </table:table-cell>
          <table:table-cell table:style-name="ce9" table:number-columns-repeated="2"/>
          <table:table-cell table:number-columns-repeated="3"/>
        </table:table-row>
        <table:table-row table:style-name="ro5">
          <table:table-cell table:style-name="ce4" office:value-type="string">
            <text:p>Precinct</text:p>
          </table:table-cell>
          <table:table-cell table:style-name="ce5" office:value-type="string">
            <text:p>14/q</text:p>
          </table:table-cell>
          <table:table-cell table:style-name="ce8" office:value-type="time" office:time-value="PT05H00M00S">
            <text:p>05:00:00</text:p>
          </table:table-cell>
          <table:table-cell table:style-name="ce10" office:value-type="float" office:value="2511245406">
            <text:p>2,511,245,406</text:p>
          </table:table-cell>
          <table:table-cell table:style-name="ce12" table:formula="of:=[.F33]-[.F32]" office:value-type="percentage" office:value="0.0161155072592871">
            <text:p>1.61%</text:p>
          </table:table-cell>
          <table:table-cell table:style-name="ce12" table:formula="of:=([.D33]-[.$I$3])/[.$J$3]" office:value-type="percentage" office:value="0.273673646080921">
            <text:p>27.37%</text:p>
          </table:table-cell>
          <table:table-cell table:number-columns-repeated="4"/>
          <table:covered-table-cell/>
          <table:table-cell table:style-name="ce13" office:value-type="string">
            <text:p>Hall of Grandmasters</text:p>
          </table:table-cell>
          <table:table-cell table:style-name="ce13" office:value-type="float" office:value="71">
            <text:p>7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several</text:p>
          </table:table-cell>
          <table:table-cell office:value-type="string">
            <text:p>Crematorium</text:p>
          </table:table-cell>
          <table:table-cell/>
          <table:table-cell table:style-name="ce6" office:value-type="time" office:time-value="PT07H00M00S">
            <text:p>07:00:00</text:p>
          </table:table-cell>
          <table:table-cell office:value-type="float" office:value="1394789373">
            <text:p>1,394,789,373</text:p>
          </table:table-cell>
          <table:table-cell table:style-name="ce12" table:formula="of:=[.V33]-[.V32]" office:value-type="percentage" office:value="0.114364242281438">
            <text:p>11.44%</text:p>
          </table:table-cell>
          <table:table-cell table:style-name="ce12" table:formula="of:=([.T33]-[.$I$19])/[.$J$19]" office:value-type="percentage" office:value="0.945164217304471">
            <text:p>94.52%</text:p>
          </table:table-cell>
          <table:table-cell table:style-name="ce9" table:formula="of:=[.T33]-[.T32]" office:value-type="float" office:value="12525733">
            <text:p>12,525,733</text:p>
          </table:table-cell>
          <table:table-cell/>
          <table:table-cell office:value-type="string">
            <text:p>Springs</text:p>
          </table:table-cell>
          <table:table-cell table:number-columns-repeated="2"/>
          <table:table-cell table:style-name="ce9" office:value-type="float" office:value="1578776000">
            <text:p>1,578,776,000</text:p>
          </table:table-cell>
          <table:table-cell table:style-name="ce12" table:formula="of:=[.AD33]-[.AD32]" office:value-type="percentage" office:value="-0.1582309826216">
            <text:p>-15.82%</text:p>
          </table:table-cell>
          <table:table-cell table:style-name="ce12" table:formula="of:=([.AB33]-[.$I$21])/[.$J$21]" office:value-type="percentage" office:value="0.466663054101445">
            <text:p>46.67%</text:p>
          </table:table-cell>
          <table:table-cell table:style-name="ce9" table:formula="of:=[.$AB33]-[.$AB32]" office:value-type="float" office:value="-20224000">
            <text:p>-20,224,000</text:p>
          </table:table-cell>
          <table:table-cell table:style-name="ce9" table:number-columns-repeated="2"/>
          <table:table-cell table:number-columns-repeated="3"/>
        </table:table-row>
        <table:table-row table:style-name="ro3">
          <table:table-cell table:style-name="ce3" office:value-type="string">
            <text:p>Academy</text:p>
          </table:table-cell>
          <table:table-cell table:style-name="ce3" office:value-type="string">
            <text:p>14/q</text:p>
          </table:table-cell>
          <table:table-cell table:style-name="ce3" office:value-type="string">
            <text:p>?</text:p>
          </table:table-cell>
          <table:table-cell table:style-name="ce10" office:value-type="float" office:value="2514805818">
            <text:p>2,514,805,818</text:p>
          </table:table-cell>
          <table:table-cell table:style-name="ce12" table:formula="of:=[.F34]-[.F33]" office:value-type="percentage" office:value="0.0176123977248682">
            <text:p>1.76%</text:p>
          </table:table-cell>
          <table:table-cell table:style-name="ce12" table:formula="of:=([.D34]-[.$I$3])/[.$J$3]" office:value-type="percentage" office:value="0.291286043805789">
            <text:p>29.13%</text:p>
          </table:table-cell>
          <table:table-cell table:number-columns-repeated="4"/>
          <table:covered-table-cell/>
          <table:table-cell table:style-name="ce13" office:value-type="string">
            <text:p>Phantasmagoria Map</text:p>
          </table:table-cell>
          <table:table-cell table:style-name="ce13" office:value-type="float" office:value="71">
            <text:p>7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<text:a xlink:href="">Thraxia</text:a></text:p>
          </table:table-cell>
          <table:table-cell office:value-type="string">
            <text:p>t14 rot x5 – death</text:p>
          </table:table-cell>
          <table:table-cell table:number-columns-repeated="2"/>
          <table:table-cell office:value-type="float" office:value="1446236494">
            <text:p>1,446,236,494</text:p>
          </table:table-cell>
          <table:table-cell table:style-name="ce12" table:formula="of:=[.V34]-[.V33]" office:value-type="percentage" office:value="-0.561159396214622">
            <text:p>-56.12%</text:p>
          </table:table-cell>
          <table:table-cell table:style-name="ce12" table:formula="of:=([.T34]-[.$I$20])/[.$J$20]" office:value-type="percentage" office:value="0.384004821089849">
            <text:p>38.40%</text:p>
          </table:table-cell>
          <table:table-cell table:style-name="ce9" table:formula="of:=[.T34]-[.T33]" office:value-type="float" office:value="51447121">
            <text:p>51,447,121</text:p>
          </table:table-cell>
          <table:table-cell/>
          <table:table-cell office:value-type="string">
            <text:p>*2</text:p>
          </table:table-cell>
          <table:table-cell table:number-columns-repeated="2"/>
          <table:table-cell table:style-name="ce9" office:value-type="float" office:value="1606785000">
            <text:p>1,606,785,000</text:p>
          </table:table-cell>
          <table:table-cell table:style-name="ce12" table:formula="of:=[.AD34]-[.AD33]" office:value-type="percentage" office:value="0.219140209268611">
            <text:p>21.91%</text:p>
          </table:table-cell>
          <table:table-cell table:style-name="ce12" table:formula="of:=([.AB34]-[.$I$21])/[.$J$21]" office:value-type="percentage" office:value="0.685803263370056">
            <text:p>68.58%</text:p>
          </table:table-cell>
          <table:table-cell table:style-name="ce9" table:formula="of:=[.$AB34]-[.$AB33]" office:value-type="float" office:value="28009000">
            <text:p>28,009,000</text:p>
          </table:table-cell>
          <table:table-cell table:style-name="ce9" table:number-columns-repeated="2"/>
          <table:table-cell table:number-columns-repeated="3"/>
        </table:table-row>
        <table:table-row table:style-name="ro3">
          <table:table-cell table:style-name="ce3" office:value-type="string">
            <text:p>Shipyard+Zana</text:p>
          </table:table-cell>
          <table:table-cell table:style-name="ce3" office:value-type="string">
            <text:p>29/anarchy</text:p>
          </table:table-cell>
          <table:table-cell table:style-name="ce3"/>
          <table:table-cell table:style-name="ce10" office:value-type="float" office:value="2526129992">
            <text:p>2,526,129,992</text:p>
          </table:table-cell>
          <table:table-cell table:style-name="ce12" table:formula="of:=[.F35]-[.F34]" office:value-type="percentage" office:value="0.0560176340248295">
            <text:p>5.60%</text:p>
          </table:table-cell>
          <table:table-cell table:style-name="ce12" table:formula="of:=([.D35]-[.$I$3])/[.$J$3]" office:value-type="percentage" office:value="0.347303677830619">
            <text:p>34.73%</text:p>
          </table:table-cell>
          <table:table-cell table:number-columns-repeated="4"/>
          <table:covered-table-cell/>
          <table:table-cell table:style-name="ce13" office:value-type="string">
            <text:p>Shore Map</text:p>
          </table:table-cell>
          <table:table-cell table:style-name="ce13" office:value-type="float" office:value="71">
            <text:p>7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<text:a xlink:href="">Glace</text:a></text:p>
          </table:table-cell>
          <table:table-cell office:value-type="string">
            <text:p>Academy</text:p>
          </table:table-cell>
          <table:table-cell table:number-columns-repeated="2"/>
          <table:table-cell office:value-type="float" office:value="1444144451">
            <text:p>1,444,144,451</text:p>
          </table:table-cell>
          <table:table-cell table:style-name="ce12" table:formula="of:=[.V35]-[.V34]" office:value-type="percentage" office:value="-0.0176789773114511">
            <text:p>-1.77%</text:p>
          </table:table-cell>
          <table:table-cell table:style-name="ce12" table:formula="of:=([.T35]-[.$I$20])/[.$J$20]" office:value-type="percentage" office:value="0.366325843778398">
            <text:p>36.63%</text:p>
          </table:table-cell>
          <table:table-cell table:style-name="ce9" table:formula="of:=[.T35]-[.T34]" office:value-type="float" office:value="-2092043">
            <text:p>-2,092,043</text:p>
          </table:table-cell>
          <table:table-cell/>
          <table:table-cell office:value-type="string">
            <text:p>Volcano</text:p>
          </table:table-cell>
          <table:table-cell table:number-columns-repeated="2"/>
          <table:table-cell table:style-name="ce9" office:value-type="float" office:value="1613709000">
            <text:p>1,613,709,000</text:p>
          </table:table-cell>
          <table:table-cell table:style-name="ce12" table:formula="of:=[.AD35]-[.AD34]" office:value-type="percentage" office:value="0.0541728304821973">
            <text:p>5.42%</text:p>
          </table:table-cell>
          <table:table-cell table:style-name="ce12" table:formula="of:=([.AB35]-[.$I$21])/[.$J$21]" office:value-type="percentage" office:value="0.739976093852254">
            <text:p>74.00%</text:p>
          </table:table-cell>
          <table:table-cell table:style-name="ce9" table:formula="of:=[.$AB35]-[.$AB34]" office:value-type="float" office:value="6924000">
            <text:p>6,924,000</text:p>
          </table:table-cell>
          <table:table-cell table:style-name="ce9" table:number-columns-repeated="2"/>
          <table:table-cell table:number-columns-repeated="3"/>
        </table:table-row>
        <table:table-row table:style-name="ro3">
          <table:table-cell table:style-name="ce3" office:value-type="string">
            <text:p>OverGrown Ruin</text:p>
          </table:table-cell>
          <table:table-cell table:style-name="ce3" office:value-type="string">
            <text:p>30/anarcy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531076291">
            <text:p>2,531,076,291</text:p>
          </table:table-cell>
          <table:table-cell table:style-name="ce12" table:formula="of:=[.F36]-[.F35]" office:value-type="percentage" office:value="0.0244680068638454">
            <text:p>2.45%</text:p>
          </table:table-cell>
          <table:table-cell table:style-name="ce12" table:formula="of:=([.D36]-[.$I$3])/[.$J$3]" office:value-type="percentage" office:value="0.371771684694464">
            <text:p>37.18%</text:p>
          </table:table-cell>
          <table:table-cell table:number-columns-repeated="4"/>
          <table:covered-table-cell/>
          <table:table-cell table:style-name="ce13" office:value-type="string">
            <text:p>Spider Forest Map</text:p>
          </table:table-cell>
          <table:table-cell table:style-name="ce13" office:value-type="float" office:value="71">
            <text:p>7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<text:a xlink:href="">The Blacksmith</text:a></text:p>
          </table:table-cell>
          <table:table-cell office:value-type="string">
            <text:p>Crematorium+dunes</text:p>
          </table:table-cell>
          <table:table-cell table:number-columns-repeated="2"/>
          <table:table-cell office:value-type="float" office:value="1461033992">
            <text:p>1,461,033,992</text:p>
          </table:table-cell>
          <table:table-cell table:style-name="ce12" table:formula="of:=[.V36]-[.V35]+0.1" office:value-type="percentage" office:value="0.242726422038086">
            <text:p>24.27%</text:p>
          </table:table-cell>
          <table:table-cell table:style-name="ce12" table:formula="of:=([.T36]-[.$I$20])/[.$J$20]" office:value-type="percentage" office:value="0.509052265816484">
            <text:p>50.91%</text:p>
          </table:table-cell>
          <table:table-cell table:style-name="ce9" table:formula="of:=[.T36]-[.T35]" office:value-type="float" office:value="16889541">
            <text:p>16,889,541</text:p>
          </table:table-cell>
          <table:table-cell/>
          <table:table-cell office:value-type="string">
            <text:p>HZ</text:p>
          </table:table-cell>
          <table:table-cell table:number-columns-repeated="2"/>
          <table:table-cell table:style-name="ce9" office:value-type="float" office:value="1620745157">
            <text:p>1,620,745,157</text:p>
          </table:table-cell>
          <table:table-cell table:style-name="ce12" table:formula="of:=[.AD36]-[.AD35]" office:value-type="percentage" office:value="0.0550503380137387">
            <text:p>5.51%</text:p>
          </table:table-cell>
          <table:table-cell table:style-name="ce12" table:formula="of:=([.AB36]-[.$I$21])/[.$J$21]" office:value-type="percentage" office:value="0.795026431865992">
            <text:p>79.50%</text:p>
          </table:table-cell>
          <table:table-cell table:style-name="ce9" table:formula="of:=[.$AB36]-[.$AB35]" office:value-type="float" office:value="7036157">
            <text:p>7,036,157</text:p>
          </table:table-cell>
          <table:table-cell table:style-name="ce9" table:number-columns-repeated="2"/>
          <table:table-cell table:number-columns-repeated="3"/>
        </table:table-row>
        <table:table-row table:style-name="ro3">
          <table:table-cell table:style-name="ce3" office:value-type="string">
            <text:p>Academy</text:p>
          </table:table-cell>
          <table:table-cell table:style-name="ce3" office:value-type="string">
            <text:p>14/q</text:p>
          </table:table-cell>
          <table:table-cell table:style-name="ce3"/>
          <table:table-cell table:style-name="ce10" office:value-type="float" office:value="2534776753">
            <text:p>2,534,776,753</text:p>
          </table:table-cell>
          <table:table-cell table:style-name="ce12" table:formula="of:=[.F37]-[.F36]" office:value-type="percentage" office:value="0.0183051872956728">
            <text:p>1.83%</text:p>
          </table:table-cell>
          <table:table-cell table:style-name="ce12" table:formula="of:=([.D37]-[.$I$3])/[.$J$3]" office:value-type="percentage" office:value="0.390076871990137">
            <text:p>39.01%</text:p>
          </table:table-cell>
          <table:table-cell table:number-columns-repeated="4"/>
          <table:covered-table-cell/>
          <table:table-cell table:style-name="ce13" office:value-type="string">
            <text:p>Tunnel Map</text:p>
          </table:table-cell>
          <table:table-cell table:style-name="ce13" office:value-type="float" office:value="71">
            <text:p>71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<text:a xlink:href="">Lady of the Brood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475046862">
            <text:p>1,475,046,862</text:p>
          </table:table-cell>
          <table:table-cell table:style-name="ce12" table:formula="of:=[.V37]-[.V36]" office:value-type="percentage" office:value="0.118416882826172">
            <text:p>11.84%</text:p>
          </table:table-cell>
          <table:table-cell table:style-name="ce12" table:formula="of:=([.T37]-[.$I$20])/[.$J$20]" office:value-type="percentage" office:value="0.627469148642656">
            <text:p>62.75%</text:p>
          </table:table-cell>
          <table:table-cell table:style-name="ce9" table:formula="of:=[.T37]-[.T36]" office:value-type="float" office:value="14012870">
            <text:p>14,012,870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9" office:value-type="float" office:value="1629942487">
            <text:p>1,629,942,487</text:p>
          </table:table-cell>
          <table:table-cell table:style-name="ce12" table:formula="of:=[.AD37]-[.AD36]" office:value-type="percentage" office:value="0.0719591852944581">
            <text:p>7.20%</text:p>
          </table:table-cell>
          <table:table-cell table:style-name="ce12" table:formula="of:=([.AB37]-[.$I$21])/[.$J$21]" office:value-type="percentage" office:value="0.86698561716045">
            <text:p>86.70%</text:p>
          </table:table-cell>
          <table:table-cell table:style-name="ce9" table:formula="of:=[.$AB37]-[.$AB36]" office:value-type="float" office:value="9197330">
            <text:p>9,197,330</text:p>
          </table:table-cell>
          <table:table-cell table:style-name="ce9" table:number-columns-repeated="2"/>
          <table:table-cell table:number-columns-repeated="3"/>
        </table:table-row>
        <table:table-row table:style-name="ro3">
          <table:table-cell table:style-name="ce3" office:value-type="string">
            <text:p>Waterways+Zana</text:p>
          </table:table-cell>
          <table:table-cell table:style-name="ce3" office:value-type="string">
            <text:p>14/anslought</text:p>
          </table:table-cell>
          <table:table-cell table:style-name="ce8" office:value-type="time" office:time-value="PT13H20M00S">
            <text:p>13:20:00</text:p>
          </table:table-cell>
          <table:table-cell table:style-name="ce10" office:value-type="float" office:value="2545174438">
            <text:p>2,545,174,438</text:p>
          </table:table-cell>
          <table:table-cell table:style-name="ce12" table:formula="of:=[.F38]-[.F37]" office:value-type="percentage" office:value="0.0514345428669198">
            <text:p>5.14%</text:p>
          </table:table-cell>
          <table:table-cell table:style-name="ce12" table:formula="of:=([.D38]-[.$I$3])/[.$J$3]" office:value-type="percentage" office:value="0.441511414857057">
            <text:p>44.15%</text:p>
          </table:table-cell>
          <table:table-cell table:number-columns-repeated="4"/>
          <table:covered-table-cell/>
          <table:table-cell table:style-name="ce13" office:value-type="string">
            <text:p>Bog Map</text:p>
          </table:table-cell>
          <table:table-cell table:style-name="ce13" office:value-type="float" office:value="72">
            <text:p>7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<text:a xlink:href="">Slitherskin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487217444">
            <text:p>1,487,217,444</text:p>
          </table:table-cell>
          <table:table-cell table:style-name="ce12" table:formula="of:=[.V38]-[.V37]" office:value-type="percentage" office:value="0.102848480191447">
            <text:p>10.28%</text:p>
          </table:table-cell>
          <table:table-cell table:style-name="ce12" table:formula="of:=([.T38]-[.$I$20])/[.$J$20]" office:value-type="percentage" office:value="0.730317628834103">
            <text:p>73.03%</text:p>
          </table:table-cell>
          <table:table-cell table:style-name="ce9" table:formula="of:=[.T38]-[.T37]" office:value-type="float" office:value="12170582">
            <text:p>12,170,582</text:p>
          </table:table-cell>
          <table:table-cell/>
          <table:table-cell office:value-type="string">
            <text:p>Precinct</text:p>
          </table:table-cell>
          <table:table-cell table:number-columns-repeated="2"/>
          <table:table-cell table:style-name="ce9" office:value-type="float" office:value="1627360000">
            <text:p>1,627,360,000</text:p>
          </table:table-cell>
          <table:table-cell table:style-name="ce12" table:formula="of:=[.AD38]-[.AD37]+0.1" office:value-type="percentage" office:value="0.0797948251771406">
            <text:p>7.98%</text:p>
          </table:table-cell>
          <table:table-cell table:style-name="ce12" table:formula="of:=([.AB38]-[.$I$21])/[.$J$21]" office:value-type="percentage" office:value="0.846780442337591">
            <text:p>84.68%</text:p>
          </table:table-cell>
          <table:table-cell table:style-name="ce9" table:formula="of:=[.$AB38]-[.$AB37]" office:value-type="float" office:value="-2582487">
            <text:p>-2,582,487</text:p>
          </table:table-cell>
          <table:table-cell table:style-name="ce9" table:number-columns-repeated="2"/>
          <table:table-cell table:number-columns-repeated="3"/>
        </table:table-row>
        <table:table-row table:style-name="ro3">
          <table:table-cell table:style-name="ce3" office:value-type="string">
            <text:p>Excalation</text:p>
          </table:table-cell>
          <table:table-cell table:style-name="ce3" office:value-type="string">
            <text:p>15/anslaught</text:p>
          </table:table-cell>
          <table:table-cell table:style-name="ce8" office:value-type="time" office:time-value="PT10H00M00S">
            <text:p>10:00:00</text:p>
          </table:table-cell>
          <table:table-cell table:style-name="ce10" office:value-type="float" office:value="2550297525">
            <text:p>2,550,297,525</text:p>
          </table:table-cell>
          <table:table-cell table:style-name="ce12" table:formula="of:=[.F39]-[.F38]" office:value-type="percentage" office:value="0.0253425294103889">
            <text:p>2.53%</text:p>
          </table:table-cell>
          <table:table-cell table:style-name="ce12" table:formula="of:=([.D39]-[.$I$3])/[.$J$3]" office:value-type="percentage" office:value="0.466853944267446">
            <text:p>46.69%</text:p>
          </table:table-cell>
          <table:table-cell table:number-columns-repeated="4"/>
          <table:covered-table-cell/>
          <table:table-cell table:style-name="ce13" office:value-type="string">
            <text:p>Caer Blaidd, Wolfpack's Den</text:p>
          </table:table-cell>
          <table:table-cell table:style-name="ce13" office:value-type="float" office:value="72">
            <text:p>7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Solus, Pack Alpha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07117547">
            <text:p>1,507,117,547</text:p>
          </table:table-cell>
          <table:table-cell table:style-name="ce12" table:formula="of:=[.V39]-[.V38]" office:value-type="percentage" office:value="0.168167417893676">
            <text:p>16.82%</text:p>
          </table:table-cell>
          <table:table-cell table:style-name="ce12" table:formula="of:=([.T39]-[.$I$20])/[.$J$20]" office:value-type="percentage" office:value="0.898485046727779">
            <text:p>89.85%</text:p>
          </table:table-cell>
          <table:table-cell table:style-name="ce9" table:formula="of:=[.T39]-[.T38]" office:value-type="float" office:value="19900103">
            <text:p>19,900,103</text:p>
          </table:table-cell>
          <table:table-cell/>
          <table:table-cell office:value-type="string">
            <text:p>Academy </text:p>
          </table:table-cell>
          <table:table-cell/>
          <table:table-cell office:value-type="string">
            <text:p>30pack</text:p>
          </table:table-cell>
          <table:table-cell table:style-name="ce9" office:value-type="float" office:value="1638999482">
            <text:p>1,638,999,482</text:p>
          </table:table-cell>
          <table:table-cell table:style-name="ce12" table:formula="of:=[.AD39]-[.AD38]" office:value-type="percentage" office:value="0.0910663901338226">
            <text:p>9.11%</text:p>
          </table:table-cell>
          <table:table-cell table:style-name="ce12" table:formula="of:=([.AB39]-[.$I$21])/[.$J$21]" office:value-type="percentage" office:value="0.937846832471414">
            <text:p>93.78%</text:p>
          </table:table-cell>
          <table:table-cell table:style-name="ce9" table:formula="of:=[.$AB39]-[.$AB38]" office:value-type="float" office:value="11639482">
            <text:p>11,639,482</text:p>
          </table:table-cell>
          <table:table-cell table:style-name="ce9" table:number-columns-repeated="2"/>
          <table:table-cell table:number-columns-repeated="3"/>
        </table:table-row>
        <table:table-row table:style-name="ro3">
          <table:table-cell table:style-name="ce3" office:value-type="string">
            <text:p>OverGrown Ruin</text:p>
          </table:table-cell>
          <table:table-cell table:style-name="ce3" office:value-type="float" office:value="0">
            <text:p>0</text:p>
          </table:table-cell>
          <table:table-cell table:style-name="ce8" office:value-type="time" office:time-value="PT04H40M00S">
            <text:p>04:40:00</text:p>
          </table:table-cell>
          <table:table-cell table:style-name="ce10" office:value-type="float" office:value="2555163361">
            <text:p>2,555,163,361</text:p>
          </table:table-cell>
          <table:table-cell table:style-name="ce12" table:formula="of:=[.F40]-[.F39]" office:value-type="percentage" office:value="0.0240699781081464">
            <text:p>2.41%</text:p>
          </table:table-cell>
          <table:table-cell table:style-name="ce12" table:formula="of:=([.D40]-[.$I$3])/[.$J$3]" office:value-type="percentage" office:value="0.490923922375592">
            <text:p>49.09%</text:p>
          </table:table-cell>
          <table:table-cell table:number-columns-repeated="4"/>
          <table:covered-table-cell/>
          <table:table-cell table:style-name="ce13" office:value-type="string">
            <text:p>Coves Map</text:p>
          </table:table-cell>
          <table:table-cell table:style-name="ce13" office:value-type="float" office:value="72">
            <text:p>7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<text:a xlink:href="">Master of the Blad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19699042">
            <text:p>1,519,699,042</text:p>
          </table:table-cell>
          <table:table-cell table:style-name="ce12" table:formula="of:=[.V40]-[.V39]+1" office:value-type="percentage" office:value="0.105964542449071">
            <text:p>10.60%</text:p>
          </table:table-cell>
          <table:table-cell table:style-name="ce12" table:formula="of:=([.T40]-[.$I$21])/[.$J$21]" office:value-type="percentage" office:value="0.00444958917685057">
            <text:p>0.44%</text:p>
          </table:table-cell>
          <table:table-cell table:style-name="ce9" table:formula="of:=[.T40]-[.T39]" office:value-type="float" office:value="12581495">
            <text:p>12,581,495</text:p>
          </table:table-cell>
          <table:table-cell/>
          <table:table-cell office:value-type="string">
            <text:p>Somemaps</text:p>
          </table:table-cell>
          <table:table-cell/>
          <table:table-cell office:value-type="string">
            <text:p>25pack</text:p>
          </table:table-cell>
          <table:table-cell table:style-name="ce9" office:value-type="float" office:value="1662924644">
            <text:p>1,662,924,644</text:p>
          </table:table-cell>
          <table:table-cell table:style-name="ce12" table:formula="of:=[.AD40]-[.AD39]" office:value-type="percentage" office:value="-0.822069628243887">
            <text:p>-82.21%</text:p>
          </table:table-cell>
          <table:table-cell table:style-name="ce12" table:formula="of:=([.AB40]-[.$I$22])/[.$J$22]" office:value-type="percentage" office:value="0.115777204227526">
            <text:p>11.58%</text:p>
          </table:table-cell>
          <table:table-cell table:style-name="ce9" table:formula="of:=[.$AB40]-[.$AB39]" office:value-type="float" office:value="23925162">
            <text:p>23,925,162</text:p>
          </table:table-cell>
          <table:table-cell table:style-name="ce9" table:number-columns-repeated="2"/>
          <table:table-cell table:number-columns-repeated="3"/>
        </table:table-row>
        <table:table-row table:style-name="ro3">
          <table:table-cell table:style-name="ce3" office:value-type="string">
            <text:p>????</text:p>
          </table:table-cell>
          <table:table-cell table:style-name="ce3" table:number-columns-repeated="2"/>
          <table:table-cell table:style-name="ce10" office:value-type="float" office:value="2570853952">
            <text:p>2,570,853,952</text:p>
          </table:table-cell>
          <table:table-cell table:style-name="ce12" table:formula="of:=[.F41]-[.F40]" office:value-type="percentage" office:value="0.0776171210607753">
            <text:p>7.76%</text:p>
          </table:table-cell>
          <table:table-cell table:style-name="ce12" table:formula="of:=([.D41]-[.$I$3])/[.$J$3]" office:value-type="percentage" office:value="0.568541043436368">
            <text:p>56.85%</text:p>
          </table:table-cell>
          <table:table-cell table:number-columns-repeated="4"/>
          <table:covered-table-cell/>
          <table:table-cell table:style-name="ce13" office:value-type="string">
            <text:p>Graveyard Map</text:p>
          </table:table-cell>
          <table:table-cell table:style-name="ce13" office:value-type="float" office:value="72">
            <text:p>7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<text:a xlink:href="">Merveil, the Reflection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32934787">
            <text:p>1,532,934,787</text:p>
          </table:table-cell>
          <table:table-cell table:style-name="ce12" table:formula="of:=[.V41]-[.V40]" office:value-type="percentage" office:value="0.10355542608183">
            <text:p>10.36%</text:p>
          </table:table-cell>
          <table:table-cell table:style-name="ce12" table:formula="of:=([.T41]-[.$I$21])/[.$J$21]" office:value-type="percentage" office:value="0.108005015258681">
            <text:p>10.80%</text:p>
          </table:table-cell>
          <table:table-cell table:style-name="ce9" table:formula="of:=[.T41]-[.T40]" office:value-type="float" office:value="13235745">
            <text:p>13,235,745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9" office:value-type="float" office:value="1662924644">
            <text:p>1,662,924,644</text:p>
          </table:table-cell>
          <table:table-cell table:style-name="ce12" table:formula="of:=[.AD41]-[.AD40]" office:value-type="percentage" office:value="0">
            <text:p>0.00%</text:p>
          </table:table-cell>
          <table:table-cell table:style-name="ce12" table:formula="of:=([.AB41]-[.$I$22])/[.$J$22]" office:value-type="percentage" office:value="0.115777204227526">
            <text:p>11.58%</text:p>
          </table:table-cell>
          <table:table-cell table:style-name="ce9" table:formula="of:=[.$AB41]-[.$AB40]" office:value-type="float" office:value="0">
            <text:p>0</text:p>
          </table:table-cell>
          <table:table-cell table:style-name="ce9" table:number-columns-repeated="2"/>
          <table:table-cell table:number-columns-repeated="3"/>
        </table:table-row>
        <table:table-row table:style-name="ro3">
          <table:table-cell table:style-name="ce3" office:value-type="string">
            <text:p>Conservatory</text:p>
          </table:table-cell>
          <table:table-cell table:style-name="ce3" office:value-type="string">
            <text:p>29/anarchy</text:p>
          </table:table-cell>
          <table:table-cell table:style-name="ce3"/>
          <table:table-cell table:style-name="ce10" office:value-type="float" office:value="2578000000">
            <text:p>2,578,000,000</text:p>
          </table:table-cell>
          <table:table-cell table:style-name="ce12" table:formula="of:=[.F42]-[.F41]" office:value-type="percentage" office:value="0.0353495717734348">
            <text:p>3.53%</text:p>
          </table:table-cell>
          <table:table-cell table:style-name="ce12" table:formula="of:=([.D42]-[.$I$3])/[.$J$3]" office:value-type="percentage" office:value="0.603890615209803">
            <text:p>60.39%</text:p>
          </table:table-cell>
          <table:table-cell table:number-columns-repeated="4"/>
          <table:covered-table-cell/>
          <table:table-cell table:style-name="ce13" office:value-type="string">
            <text:p>Pier Map</text:p>
          </table:table-cell>
          <table:table-cell table:style-name="ce13" office:value-type="float" office:value="72">
            <text:p>7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<text:a xlink:href="">Flame of Truth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44797645">
            <text:p>1,544,797,645</text:p>
          </table:table-cell>
          <table:table-cell table:style-name="ce12" table:formula="of:=[.V42]-[.V41]" office:value-type="percentage" office:value="0.0928140663588068">
            <text:p>9.28%</text:p>
          </table:table-cell>
          <table:table-cell table:style-name="ce12" table:formula="of:=([.T42]-[.$I$21])/[.$J$21]" office:value-type="percentage" office:value="0.200819081617487">
            <text:p>20.08%</text:p>
          </table:table-cell>
          <table:table-cell table:style-name="ce9" table:formula="of:=[.T42]-[.T41]" office:value-type="float" office:value="11862858">
            <text:p>11,862,858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9" office:value-type="float" office:value="1671045000">
            <text:p>1,671,045,000</text:p>
          </table:table-cell>
          <table:table-cell table:style-name="ce12" table:formula="of:=[.AD42]-[.AD41]" office:value-type="percentage" office:value="0.0588287412631377">
            <text:p>5.88%</text:p>
          </table:table-cell>
          <table:table-cell table:style-name="ce12" table:formula="of:=([.AB42]-[.$I$22])/[.$J$22]" office:value-type="percentage" office:value="0.174605945490664">
            <text:p>17.46%</text:p>
          </table:table-cell>
          <table:table-cell table:style-name="ce9" table:formula="of:=[.$AB42]-[.$AB41]" office:value-type="float" office:value="8120356">
            <text:p>8,120,356</text:p>
          </table:table-cell>
          <table:table-cell table:style-name="ce9" table:number-columns-repeated="2"/>
          <table:table-cell table:number-columns-repeated="3"/>
        </table:table-row>
        <table:table-row table:style-name="ro3">
          <table:table-cell table:style-name="ce3" office:value-type="string">
            <text:p>Conservatory</text:p>
          </table:table-cell>
          <table:table-cell table:style-name="ce3" office:value-type="string">
            <text:p>29/anarchy</text:p>
          </table:table-cell>
          <table:table-cell table:style-name="ce3"/>
          <table:table-cell table:style-name="ce10" office:value-type="float" office:value="2564756546">
            <text:p>2,564,756,546</text:p>
          </table:table-cell>
          <table:table-cell table:style-name="ce12" table:formula="of:=[.F43]-[.F42]+0.1" office:value-type="percentage" office:value="0.0344882055506508">
            <text:p>3.45%</text:p>
          </table:table-cell>
          <table:table-cell table:style-name="ce12" table:formula="of:=([.D43]-[.$I$3])/[.$J$3]" office:value-type="percentage" office:value="0.538378820760453">
            <text:p>53.84%</text:p>
          </table:table-cell>
          <table:table-cell table:number-columns-repeated="4"/>
          <table:covered-table-cell/>
          <table:table-cell table:style-name="ce13" office:value-type="string">
            <text:p>Underground Sea Map</text:p>
          </table:table-cell>
          <table:table-cell table:style-name="ce13" office:value-type="float" office:value="72">
            <text:p>7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<text:a xlink:href="">The Idol Beyond</text:a></text:p>
          </table:table-cell>
          <table:table-cell office:value-type="string">
            <text:p>Village Ruin</text:p>
          </table:table-cell>
          <table:table-cell table:number-columns-repeated="2"/>
          <table:table-cell office:value-type="float" office:value="1555495880">
            <text:p>1,555,495,880</text:p>
          </table:table-cell>
          <table:table-cell table:style-name="ce12" table:formula="of:=[.V43]-[.V42]" office:value-type="percentage" office:value="0.0837021477633897">
            <text:p>8.37%</text:p>
          </table:table-cell>
          <table:table-cell table:style-name="ce12" table:formula="of:=([.T43]-[.$I$21])/[.$J$21]" office:value-type="percentage" office:value="0.284521229380877">
            <text:p>28.45%</text:p>
          </table:table-cell>
          <table:table-cell table:style-name="ce9" table:formula="of:=[.T43]-[.T42]" office:value-type="float" office:value="10698235">
            <text:p>10,698,235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9" office:value-type="float" office:value="1679788343">
            <text:p>1,679,788,343</text:p>
          </table:table-cell>
          <table:table-cell table:style-name="ce12" table:formula="of:=[.AD43]-[.AD42]" office:value-type="percentage" office:value="0.0633420336647637">
            <text:p>6.33%</text:p>
          </table:table-cell>
          <table:table-cell table:style-name="ce12" table:formula="of:=([.AB43]-[.$I$22])/[.$J$22]" office:value-type="percentage" office:value="0.237947979155428">
            <text:p>23.79%</text:p>
          </table:table-cell>
          <table:table-cell table:style-name="ce9" table:formula="of:=[.$AB43]-[.$AB42]" office:value-type="float" office:value="8743343">
            <text:p>8,743,343</text:p>
          </table:table-cell>
          <table:table-cell table:style-name="ce9" table:number-columns-repeated="2"/>
          <table:table-cell table:number-columns-repeated="3"/>
        </table:table-row>
        <table:table-row table:style-name="ro3">
          <table:table-cell table:style-name="ce3" office:value-type="string">
            <text:p>Shrine</text:p>
          </table:table-cell>
          <table:table-cell table:style-name="ce3" office:value-type="string">
            <text:p>28/anarchy</text:p>
          </table:table-cell>
          <table:table-cell table:style-name="ce3"/>
          <table:table-cell table:style-name="ce10" office:value-type="float" office:value="2572000000">
            <text:p>2,572,000,000</text:p>
          </table:table-cell>
          <table:table-cell table:style-name="ce12" table:formula="of:=[.F44]-[.F43]" office:value-type="percentage" office:value="0.0358314129796741">
            <text:p>3.58%</text:p>
          </table:table-cell>
          <table:table-cell table:style-name="ce12" table:formula="of:=([.D44]-[.$I$3])/[.$J$3]" office:value-type="percentage" office:value="0.574210233740127">
            <text:p>57.42%</text:p>
          </table:table-cell>
          <table:table-cell table:number-columns-repeated="4"/>
          <table:covered-table-cell/>
          <table:table-cell table:style-name="ce13" office:value-type="string">
            <text:p>Villa Map</text:p>
          </table:table-cell>
          <table:table-cell table:style-name="ce13" office:value-type="float" office:value="72">
            <text:p>72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<text:a xlink:href="">Excellis Aurafix</text:a></text:p>
          </table:table-cell>
          <table:table-cell office:value-type="string">
            <text:p>Overgrown Ruin</text:p>
          </table:table-cell>
          <table:table-cell table:number-columns-repeated="2"/>
          <table:table-cell office:value-type="float" office:value="1566329331">
            <text:p>1,566,329,331</text:p>
          </table:table-cell>
          <table:table-cell table:style-name="ce12" table:formula="of:=[.V44]-[.V43]" office:value-type="percentage" office:value="0.0847600670941929">
            <text:p>8.48%</text:p>
          </table:table-cell>
          <table:table-cell table:style-name="ce12" table:formula="of:=([.T44]-[.$I$21])/[.$J$21]" office:value-type="percentage" office:value="0.36928129647507">
            <text:p>36.93%</text:p>
          </table:table-cell>
          <table:table-cell table:style-name="ce9" table:formula="of:=[.T44]-[.T43]" office:value-type="float" office:value="10833451">
            <text:p>10,833,451</text:p>
          </table:table-cell>
          <table:table-cell/>
          <table:table-cell office:value-type="string">
            <text:p>Crematorium</text:p>
          </table:table-cell>
          <table:table-cell table:number-columns-repeated="2"/>
          <table:table-cell table:style-name="ce9" office:value-type="float" office:value="1688622015">
            <text:p>1,688,622,015</text:p>
          </table:table-cell>
          <table:table-cell table:style-name="ce12" table:formula="of:=[.AD44]-[.AD43]" office:value-type="percentage" office:value="0.0639964312514653">
            <text:p>6.40%</text:p>
          </table:table-cell>
          <table:table-cell table:style-name="ce12" table:formula="of:=([.AB44]-[.$I$22])/[.$J$22]" office:value-type="percentage" office:value="0.301944410406893">
            <text:p>30.19%</text:p>
          </table:table-cell>
          <table:table-cell table:style-name="ce9" table:formula="of:=[.$AB44]-[.$AB43]" office:value-type="float" office:value="8833672">
            <text:p>8,833,672</text:p>
          </table:table-cell>
          <table:table-cell table:number-columns-repeated="5"/>
        </table:table-row>
        <table:table-row table:style-name="ro3">
          <table:table-cell table:style-name="ce3" office:value-type="string">
            <text:p>Conservatory</text:p>
          </table:table-cell>
          <table:table-cell table:style-name="ce3" office:value-type="string">
            <text:p>30/2 beyonds</text:p>
          </table:table-cell>
          <table:table-cell table:style-name="ce3"/>
          <table:table-cell table:style-name="ce10" office:value-type="float" office:value="2583317905">
            <text:p>2,583,317,905</text:p>
          </table:table-cell>
          <table:table-cell table:style-name="ce12" table:formula="of:=[.F45]-[.F44]" office:value-type="percentage" office:value="0.0559866229729239">
            <text:p>5.60%</text:p>
          </table:table-cell>
          <table:table-cell table:style-name="ce12" table:formula="of:=([.D45]-[.$I$3])/[.$J$3]" office:value-type="percentage" office:value="0.630196856713051">
            <text:p>63.02%</text:p>
          </table:table-cell>
          <table:table-cell table:number-columns-repeated="4"/>
          <table:covered-table-cell/>
          <table:table-cell table:style-name="ce13" office:value-type="string">
            <text:p>Arachnid Nest Map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<text:a xlink:href="">Lord of the Bow</text:a></text:p>
          </table:table-cell>
          <table:table-cell office:value-type="string">
            <text:p>Village Ruin</text:p>
          </table:table-cell>
          <table:table-cell office:value-type="string">
            <text:p>28pack/100q</text:p>
          </table:table-cell>
          <table:table-cell/>
          <table:table-cell office:value-type="float" office:value="1577726000">
            <text:p>1,577,726,000</text:p>
          </table:table-cell>
          <table:table-cell table:style-name="ce12" table:formula="of:=[.V45]-[.V44]" office:value-type="percentage" office:value="0.0891666403522116">
            <text:p>8.92%</text:p>
          </table:table-cell>
          <table:table-cell table:style-name="ce12" table:formula="of:=([.T45]-[.$I$21])/[.$J$21]" office:value-type="percentage" office:value="0.458447936827282">
            <text:p>45.84%</text:p>
          </table:table-cell>
          <table:table-cell table:style-name="ce9" table:formula="of:=[.T45]-[.T44]" office:value-type="float" office:value="11396669">
            <text:p>11,396,669</text:p>
          </table:table-cell>
          <table:table-cell/>
          <table:table-cell office:value-type="string">
            <text:p>Precinct</text:p>
          </table:table-cell>
          <table:table-cell table:number-columns-repeated="2"/>
          <table:table-cell table:style-name="ce9" office:value-type="float" office:value="1696059907">
            <text:p>1,696,059,907</text:p>
          </table:table-cell>
          <table:table-cell table:style-name="ce12" table:formula="of:=[.AD45]-[.AD44]" office:value-type="percentage" office:value="0.0538845617127083">
            <text:p>5.39%</text:p>
          </table:table-cell>
          <table:table-cell table:style-name="ce12" table:formula="of:=([.AB45]-[.$I$22])/[.$J$22]" office:value-type="percentage" office:value="0.355828972119601">
            <text:p>35.58%</text:p>
          </table:table-cell>
          <table:table-cell table:style-name="ce9" table:formula="of:=[.$AB45]-[.$AB44]" office:value-type="float" office:value="7437892">
            <text:p>7,437,892</text:p>
          </table:table-cell>
          <table:table-cell table:number-columns-repeated="5"/>
        </table:table-row>
        <table:table-row table:style-name="ro3">
          <table:table-cell table:style-name="ce3" office:value-type="string">
            <text:p>OverGrown Ruin</text:p>
          </table:table-cell>
          <table:table-cell table:style-name="ce3" office:value-type="string">
            <text:p>40/anarchy</text:p>
          </table:table-cell>
          <table:table-cell table:style-name="ce3"/>
          <table:table-cell table:style-name="ce10" office:value-type="float" office:value="2591315980">
            <text:p>2,591,315,980</text:p>
          </table:table-cell>
          <table:table-cell table:style-name="ce12" table:formula="of:=[.F46]-[.F45]" office:value-type="percentage" office:value="0.0395643195038454">
            <text:p>3.96%</text:p>
          </table:table-cell>
          <table:table-cell table:style-name="ce12" table:formula="of:=([.D46]-[.$I$3])/[.$J$3]" office:value-type="percentage" office:value="0.669761176216897">
            <text:p>66.98%</text:p>
          </table:table-cell>
          <table:table-cell table:number-columns-repeated="4"/>
          <table:covered-table-cell/>
          <table:table-cell table:style-name="ce13" office:value-type="string">
            <text:p>Catacomb Map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<text:a xlink:href="">Xixic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89980631">
            <text:p>1,589,980,631</text:p>
          </table:table-cell>
          <table:table-cell table:style-name="ce12" table:formula="of:=[.V46]-[.V45]" office:value-type="percentage" office:value="0.0958792674443791">
            <text:p>9.59%</text:p>
          </table:table-cell>
          <table:table-cell table:style-name="ce12" table:formula="of:=([.T46]-[.$I$21])/[.$J$21]" office:value-type="percentage" office:value="0.554327204271661">
            <text:p>55.43%</text:p>
          </table:table-cell>
          <table:table-cell table:style-name="ce9" table:formula="of:=[.T46]-[.T45]" office:value-type="float" office:value="12254631">
            <text:p>12,254,631</text:p>
          </table:table-cell>
          <table:table-cell/>
          <table:table-cell office:value-type="string">
            <text:p>Crematorium</text:p>
          </table:table-cell>
          <table:table-cell table:number-columns-repeated="2"/>
          <table:table-cell table:style-name="ce9" office:value-type="float" office:value="1703810536">
            <text:p>1,703,810,536</text:p>
          </table:table-cell>
          <table:table-cell table:style-name="ce12" table:formula="of:=[.AD46]-[.AD45]" office:value-type="percentage" office:value="0.0561502165751811">
            <text:p>5.62%</text:p>
          </table:table-cell>
          <table:table-cell table:style-name="ce12" table:formula="of:=([.AB46]-[.$I$22])/[.$J$22]" office:value-type="percentage" office:value="0.411979188694782">
            <text:p>41.20%</text:p>
          </table:table-cell>
          <table:table-cell table:style-name="ce9" table:formula="of:=[.$AB46]-[.$AB45]" office:value-type="float" office:value="7750629">
            <text:p>7,750,629</text:p>
          </table:table-cell>
          <table:table-cell table:number-columns-repeated="5"/>
        </table:table-row>
        <table:table-row table:style-name="ro3">
          <table:table-cell table:style-name="ce3" office:value-type="string">
            <text:p>Village Ruin</text:p>
          </table:table-cell>
          <table:table-cell table:style-name="ce3" office:value-type="string">
            <text:p>?</text:p>
          </table:table-cell>
          <table:table-cell table:style-name="ce3"/>
          <table:table-cell table:style-name="ce10" office:value-type="float" office:value="2595706758">
            <text:p>2,595,706,758</text:p>
          </table:table-cell>
          <table:table-cell table:style-name="ce12" table:formula="of:=[.F47]-[.F46]" office:value-type="percentage" office:value="0.0217199943314428">
            <text:p>2.17%</text:p>
          </table:table-cell>
          <table:table-cell table:style-name="ce12" table:formula="of:=([.D47]-[.$I$3])/[.$J$3]" office:value-type="percentage" office:value="0.691481170548339">
            <text:p>69.15%</text:p>
          </table:table-cell>
          <table:table-cell table:number-columns-repeated="4"/>
          <table:covered-table-cell/>
          <table:table-cell table:style-name="ce13" office:value-type="string">
            <text:p>Olmec's Sanctum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<text:a xlink:href="">Olmec, the All Ston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99464285">
            <text:p>1,599,464,285</text:p>
          </table:table-cell>
          <table:table-cell table:style-name="ce12" table:formula="of:=[.V47]-[.V46]" office:value-type="percentage" office:value="0.0741993617119892">
            <text:p>7.42%</text:p>
          </table:table-cell>
          <table:table-cell table:style-name="ce12" table:formula="of:=([.T47]-[.$I$21])/[.$J$21]" office:value-type="percentage" office:value="0.62852656598365">
            <text:p>62.85%</text:p>
          </table:table-cell>
          <table:table-cell table:style-name="ce9" table:formula="of:=[.T47]-[.T46]" office:value-type="float" office:value="9483654">
            <text:p>9,483,654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9" office:value-type="float" office:value="1711156144">
            <text:p>1,711,156,144</text:p>
          </table:table-cell>
          <table:table-cell table:style-name="ce12" table:formula="of:=[.AD47]-[.AD46]" office:value-type="percentage" office:value="0.0532160009305546">
            <text:p>5.32%</text:p>
          </table:table-cell>
          <table:table-cell table:style-name="ce12" table:formula="of:=([.AB47]-[.$I$22])/[.$J$22]" office:value-type="percentage" office:value="0.465195189625337">
            <text:p>46.52%</text:p>
          </table:table-cell>
          <table:table-cell table:style-name="ce9" table:formula="of:=[.$AB47]-[.$AB46]" office:value-type="float" office:value="7345608">
            <text:p>7,345,608</text:p>
          </table:table-cell>
          <table:table-cell table:number-columns-repeated="5"/>
        </table:table-row>
        <table:table-row table:style-name="ro3">
          <table:table-cell table:style-name="ce3" office:value-type="string">
            <text:p>Arsenal</text:p>
          </table:table-cell>
          <table:table-cell table:style-name="ce3" table:number-columns-repeated="2"/>
          <table:table-cell table:style-name="ce10" office:value-type="float" office:value="2601563915">
            <text:p>2,601,563,915</text:p>
          </table:table-cell>
          <table:table-cell table:style-name="ce12" table:formula="of:=[.F48]-[.F47]" office:value-type="percentage" office:value="0.0289737756812963">
            <text:p>2.90%</text:p>
          </table:table-cell>
          <table:table-cell table:style-name="ce12" table:formula="of:=([.D48]-[.$I$3])/[.$J$3]" office:value-type="percentage" office:value="0.720454946229636">
            <text:p>72.05%</text:p>
          </table:table-cell>
          <table:table-cell table:number-columns-repeated="4"/>
          <table:covered-table-cell/>
          <table:table-cell table:style-name="ce13" office:value-type="string">
            <text:p>Colonnade Map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<text:a xlink:href="">Carnag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610144417">
            <text:p>1,610,144,417</text:p>
          </table:table-cell>
          <table:table-cell table:style-name="ce12" table:formula="of:=[.V48]-[.V47]" office:value-type="percentage" office:value="0.0835605113176618">
            <text:p>8.36%</text:p>
          </table:table-cell>
          <table:table-cell table:style-name="ce12" table:formula="of:=([.T48]-[.$I$21])/[.$J$21]" office:value-type="percentage" office:value="0.712087077301312">
            <text:p>71.21%</text:p>
          </table:table-cell>
          <table:table-cell table:style-name="ce9" table:formula="of:=[.T48]-[.T47]" office:value-type="float" office:value="10680132">
            <text:p>10,680,132</text:p>
          </table:table-cell>
          <table:table-cell/>
          <table:table-cell office:value-type="string">
            <text:p>2xCrematorium</text:p>
          </table:table-cell>
          <table:table-cell table:number-columns-repeated="2"/>
          <table:table-cell table:style-name="ce9" office:value-type="float" office:value="1725385705">
            <text:p>1,725,385,705</text:p>
          </table:table-cell>
          <table:table-cell table:style-name="ce12" table:formula="of:=[.AD48]-[.AD47]" office:value-type="percentage" office:value="0.103087495469045">
            <text:p>10.31%</text:p>
          </table:table-cell>
          <table:table-cell table:style-name="ce12" table:formula="of:=([.AB48]-[.$I$22])/[.$J$22]" office:value-type="percentage" office:value="0.568282685094382">
            <text:p>56.83%</text:p>
          </table:table-cell>
          <table:table-cell table:style-name="ce9" table:formula="of:=[.$AB48]-[.$AB47]" office:value-type="float" office:value="14229561">
            <text:p>14,229,561</text:p>
          </table:table-cell>
          <table:table-cell table:number-columns-repeated="5"/>
        </table:table-row>
        <table:table-row table:style-name="ro3">
          <table:table-cell table:style-name="ce3" office:value-type="string">
            <text:p>Excalation</text:p>
          </table:table-cell>
          <table:table-cell table:style-name="ce3" office:value-type="string">
            <text:p>14/anarhcy</text:p>
          </table:table-cell>
          <table:table-cell table:style-name="ce8" office:value-type="time" office:time-value="PT11H00M00S">
            <text:p>11:00:00</text:p>
          </table:table-cell>
          <table:table-cell table:style-name="ce10" office:value-type="float" office:value="2605678517">
            <text:p>2,605,678,517</text:p>
          </table:table-cell>
          <table:table-cell table:style-name="ce12" table:formula="of:=[.F49]-[.F48]" office:value-type="percentage" office:value="0.0203538261593148">
            <text:p>2.04%</text:p>
          </table:table-cell>
          <table:table-cell table:style-name="ce12" table:formula="of:=([.D49]-[.$I$3])/[.$J$3]" office:value-type="percentage" office:value="0.740808772388951">
            <text:p>74.08%</text:p>
          </table:table-cell>
          <table:table-cell table:number-columns-repeated="4"/>
          <table:covered-table-cell/>
          <table:table-cell table:style-name="ce13" office:value-type="string">
            <text:p>Dry Woods Map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<text:a xlink:href="">Spirit of Nadia</text:a>, <text:a xlink:href="">Spirit of Aidan</text:a></text:p>
          </table:table-cell>
          <table:table-cell office:value-type="string">
            <text:p>Precinct</text:p>
          </table:table-cell>
          <table:table-cell table:number-columns-repeated="2"/>
          <table:table-cell office:value-type="float" office:value="1622997192">
            <text:p>1,622,997,192</text:p>
          </table:table-cell>
          <table:table-cell table:style-name="ce12" table:formula="of:=[.V49]-[.V48]" office:value-type="percentage" office:value="0.1005590989747">
            <text:p>10.06%</text:p>
          </table:table-cell>
          <table:table-cell table:style-name="ce12" table:formula="of:=([.T49]-[.$I$21])/[.$J$21]" office:value-type="percentage" office:value="0.812646176276012">
            <text:p>81.26%</text:p>
          </table:table-cell>
          <table:table-cell table:style-name="ce9" table:formula="of:=[.T49]-[.T48]" office:value-type="float" office:value="12852775">
            <text:p>12,852,775</text:p>
          </table:table-cell>
          <table:table-cell/>
          <table:table-cell office:value-type="string">
            <text:p>Crematorium</text:p>
          </table:table-cell>
          <table:table-cell table:number-columns-repeated="2"/>
          <table:table-cell table:style-name="ce9" office:value-type="float" office:value="1733167855">
            <text:p>1,733,167,855</text:p>
          </table:table-cell>
          <table:table-cell table:style-name="ce12" table:formula="of:=[.AD49]-[.AD48]" office:value-type="percentage" office:value="0.0563785736513186">
            <text:p>5.64%</text:p>
          </table:table-cell>
          <table:table-cell table:style-name="ce12" table:formula="of:=([.AB49]-[.$I$22])/[.$J$22]" office:value-type="percentage" office:value="0.624661258745701">
            <text:p>62.47%</text:p>
          </table:table-cell>
          <table:table-cell table:style-name="ce9" table:formula="of:=[.$AB49]-[.$AB48]" office:value-type="float" office:value="7782150">
            <text:p>7,782,150</text:p>
          </table:table-cell>
          <table:table-cell table:number-columns-repeated="5"/>
        </table:table-row>
        <table:table-row table:style-name="ro3">
          <table:table-cell table:style-name="ce3" office:value-type="string">
            <text:p>Wasteland</text:p>
          </table:table-cell>
          <table:table-cell table:style-name="ce3" office:value-type="string">
            <text:p>14/anarhcy</text:p>
          </table:table-cell>
          <table:table-cell table:style-name="ce8" office:value-type="time" office:time-value="PT06H00M00S">
            <text:p>06:00:00</text:p>
          </table:table-cell>
          <table:table-cell table:style-name="ce10" office:value-type="float" office:value="2611248121">
            <text:p>2,611,248,121</text:p>
          </table:table-cell>
          <table:table-cell table:style-name="ce12" table:formula="of:=[.F50]-[.F49]" office:value-type="percentage" office:value="0.0275513285591714">
            <text:p>2.76%</text:p>
          </table:table-cell>
          <table:table-cell table:style-name="ce12" table:formula="of:=([.D50]-[.$I$3])/[.$J$3]" office:value-type="percentage" office:value="0.768360100948122">
            <text:p>76.84%</text:p>
          </table:table-cell>
          <table:table-cell table:number-columns-repeated="4"/>
          <table:covered-table-cell/>
          <table:table-cell table:style-name="ce13" office:value-type="string">
            <text:p>Strand Map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<text:a xlink:href="">Massier</text:a></text:p>
          </table:table-cell>
          <table:table-cell office:value-type="string">
            <text:p>Precinct</text:p>
          </table:table-cell>
          <table:table-cell table:number-columns-repeated="2"/>
          <table:table-cell office:value-type="float" office:value="1635201025">
            <text:p>1,635,201,025</text:p>
          </table:table-cell>
          <table:table-cell table:style-name="ce12" table:formula="of:=[.V50]-[.V49]" office:value-type="percentage" office:value="0.0954818278945763">
            <text:p>9.55%</text:p>
          </table:table-cell>
          <table:table-cell table:style-name="ce12" table:formula="of:=([.T50]-[.$I$21])/[.$J$21]" office:value-type="percentage" office:value="0.908128004170588">
            <text:p>90.81%</text:p>
          </table:table-cell>
          <table:table-cell table:style-name="ce9" table:formula="of:=[.T50]-[.T49]" office:value-type="float" office:value="12203833">
            <text:p>12,203,833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9" office:value-type="float" office:value="1742133185">
            <text:p>1,742,133,185</text:p>
          </table:table-cell>
          <table:table-cell table:style-name="ce12" table:formula="of:=[.AD50]-[.AD49]" office:value-type="percentage" office:value="0.0649502409634067">
            <text:p>6.50%</text:p>
          </table:table-cell>
          <table:table-cell table:style-name="ce12" table:formula="of:=([.AB50]-[.$I$22])/[.$J$22]" office:value-type="percentage" office:value="0.689611499709107">
            <text:p>68.96%</text:p>
          </table:table-cell>
          <table:table-cell table:style-name="ce9" table:formula="of:=[.$AB50]-[.$AB49]" office:value-type="float" office:value="8965330">
            <text:p>8,965,330</text:p>
          </table:table-cell>
          <table:table-cell table:number-columns-repeated="5"/>
        </table:table-row>
        <table:table-row table:style-name="ro3">
          <table:table-cell table:style-name="ce3" office:value-type="string">
            <text:p>Village Ruin</text:p>
          </table:table-cell>
          <table:table-cell table:style-name="ce3" office:value-type="string">
            <text:p>14/q</text:p>
          </table:table-cell>
          <table:table-cell table:style-name="ce3" office:value-type="string">
            <text:p>??</text:p>
          </table:table-cell>
          <table:table-cell table:style-name="ce10" office:value-type="float" office:value="2614596157">
            <text:p>2,614,596,157</text:p>
          </table:table-cell>
          <table:table-cell table:style-name="ce12" table:formula="of:=[.F51]-[.F50]" office:value-type="percentage" office:value="0.0165618309423675">
            <text:p>1.66%</text:p>
          </table:table-cell>
          <table:table-cell table:style-name="ce12" table:formula="of:=([.D51]-[.$I$3])/[.$J$3]" office:value-type="percentage" office:value="0.78492193189049">
            <text:p>78.49%</text:p>
          </table:table-cell>
          <table:table-cell table:number-columns-repeated="4"/>
          <table:covered-table-cell/>
          <table:table-cell table:style-name="ce13" office:value-type="string">
            <text:p>Whakawairua Tuahu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<text:a xlink:href="">Tormented Temptress</text:a></text:p>
          </table:table-cell>
          <table:table-cell office:value-type="string">
            <text:p>Precinct</text:p>
          </table:table-cell>
          <table:table-cell office:value-type="string">
            <text:p>Zana</text:p>
          </table:table-cell>
          <table:table-cell office:value-type="string">
            <text:p>I</text:p>
          </table:table-cell>
          <table:table-cell office:value-type="float" office:value="1642610000">
            <text:p>1,642,610,000</text:p>
          </table:table-cell>
          <table:table-cell table:style-name="ce12" table:formula="of:=[.V51]-[.V50]" office:value-type="percentage" office:value="0.0579672366727091">
            <text:p>5.80%</text:p>
          </table:table-cell>
          <table:table-cell table:style-name="ce12" table:formula="of:=([.T51]-[.$I$21])/[.$J$21]" office:value-type="percentage" office:value="0.966095240843297">
            <text:p>96.61%</text:p>
          </table:table-cell>
          <table:table-cell table:style-name="ce9" table:formula="of:=[.T51]-[.T50]" office:value-type="float" office:value="7408975">
            <text:p>7,408,975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9" office:value-type="float" office:value="1748384000">
            <text:p>1,748,384,000</text:p>
          </table:table-cell>
          <table:table-cell table:style-name="ce12" table:formula="of:=[.AD51]-[.AD50]" office:value-type="percentage" office:value="0.0452846621895321">
            <text:p>4.53%</text:p>
          </table:table-cell>
          <table:table-cell table:style-name="ce12" table:formula="of:=([.AB51]-[.$I$22])/[.$J$22]" office:value-type="percentage" office:value="0.73489616189864">
            <text:p>73.49%</text:p>
          </table:table-cell>
          <table:table-cell table:style-name="ce9" table:formula="of:=[.$AB51]-[.$AB50]" office:value-type="float" office:value="6250815">
            <text:p>6,250,815</text:p>
          </table:table-cell>
          <table:table-cell table:number-columns-repeated="5"/>
        </table:table-row>
        <table:table-row table:style-name="ro3">
          <table:table-cell table:style-name="ce3" office:value-type="string">
            <text:p>Village Ruin</text:p>
          </table:table-cell>
          <table:table-cell table:style-name="ce3" office:value-type="string">
            <text:p>14/double beyond</text:p>
          </table:table-cell>
          <table:table-cell table:style-name="ce3"/>
          <table:table-cell table:style-name="ce10" office:value-type="float" office:value="2620837907">
            <text:p>2,620,837,907</text:p>
          </table:table-cell>
          <table:table-cell table:style-name="ce12" table:formula="of:=[.F52]-[.F51]" office:value-type="percentage" office:value="0.0308762535063908">
            <text:p>3.09%</text:p>
          </table:table-cell>
          <table:table-cell table:style-name="ce12" table:formula="of:=([.D52]-[.$I$3])/[.$J$3]" office:value-type="percentage" office:value="0.81579818539688">
            <text:p>81.58%</text:p>
          </table:table-cell>
          <table:table-cell table:number-columns-repeated="4"/>
          <table:covered-table-cell/>
          <table:table-cell table:style-name="ce13" office:value-type="string">
            <text:p>Temple Map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<text:a xlink:href="">The Wicked One</text:a></text:p>
          </table:table-cell>
          <table:table-cell office:value-type="string">
            <text:p>strand</text:p>
          </table:table-cell>
          <table:table-cell table:number-columns-repeated="2"/>
          <table:table-cell office:value-type="float" office:value="1646274514">
            <text:p>1,646,274,514</text:p>
          </table:table-cell>
          <table:table-cell table:style-name="ce12" table:formula="of:=[.V52]-[.V51]" office:value-type="percentage" office:value="0.0286708688217272">
            <text:p>2.87%</text:p>
          </table:table-cell>
          <table:table-cell table:style-name="ce12" table:formula="of:=([.T52]-[.$I$21])/[.$J$21]" office:value-type="percentage" office:value="0.994766109665024">
            <text:p>99.48%</text:p>
          </table:table-cell>
          <table:table-cell table:style-name="ce9" table:formula="of:=[.T52]-[.T51]" office:value-type="float" office:value="3664514">
            <text:p>3,664,514</text:p>
          </table:table-cell>
          <table:table-cell/>
          <table:table-cell office:value-type="string">
            <text:p>Zana mission</text:p>
          </table:table-cell>
          <table:table-cell table:number-columns-repeated="2"/>
          <table:table-cell table:style-name="ce9" office:value-type="float" office:value="1758602522">
            <text:p>1,758,602,522</text:p>
          </table:table-cell>
          <table:table-cell table:style-name="ce12" table:formula="of:=[.AD52]-[.AD51]" office:value-type="percentage" office:value="0.0740291172985126">
            <text:p>7.40%</text:p>
          </table:table-cell>
          <table:table-cell table:style-name="ce12" table:formula="of:=([.AB52]-[.$I$22])/[.$J$22]" office:value-type="percentage" office:value="0.808925279197152">
            <text:p>80.89%</text:p>
          </table:table-cell>
          <table:table-cell table:style-name="ce9" table:formula="of:=[.$AB52]-[.$AB51]" office:value-type="float" office:value="10218522">
            <text:p>10,218,522</text:p>
          </table:table-cell>
          <table:table-cell table:number-columns-repeated="5"/>
        </table:table-row>
        <table:table-row table:style-name="ro3">
          <table:table-cell office:value-type="string">
            <text:p>Some T12</text:p>
          </table:table-cell>
          <table:table-cell office:value-type="string">
            <text:p>0/q</text:p>
          </table:table-cell>
          <table:table-cell/>
          <table:table-cell table:style-name="ce9" office:value-type="float" office:value="2626682953">
            <text:p>2,626,682,953</text:p>
          </table:table-cell>
          <table:table-cell table:style-name="ce12" table:formula="of:=[.F53]-[.F52]" office:value-type="percentage" office:value="0.0289138658312998">
            <text:p>2.89%</text:p>
          </table:table-cell>
          <table:table-cell table:style-name="ce12" table:formula="of:=([.D53]-[.$I$3])/[.$J$3]" office:value-type="percentage" office:value="0.84471205122818">
            <text:p>84.47%</text:p>
          </table:table-cell>
          <table:table-cell table:number-columns-repeated="4"/>
          <table:covered-table-cell/>
          <table:table-cell table:style-name="ce13" office:value-type="string">
            <text:p>Poorjoy's Asylum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<text:a xlink:href="">Mistress Hyseria</text:a></text:p>
          </table:table-cell>
          <table:table-cell office:value-type="string">
            <text:p>dry woods</text:p>
          </table:table-cell>
          <table:table-cell table:number-columns-repeated="2"/>
          <table:table-cell office:value-type="float" office:value="1649323409">
            <text:p>1,649,323,409</text:p>
          </table:table-cell>
          <table:table-cell table:style-name="ce12" table:formula="of:=[.V53]-[.V52]" office:value-type="percentage" office:value="-0.977524429578821">
            <text:p>-97.75%</text:p>
          </table:table-cell>
          <table:table-cell table:style-name="ce12" table:formula="of:=([.T53]-[.$I$22])/[.$J$22]" office:value-type="percentage" office:value="0.0172416800862038">
            <text:p>1.72%</text:p>
          </table:table-cell>
          <table:table-cell table:style-name="ce9" table:formula="of:=[.T53]-[.T52]" office:value-type="float" office:value="3048895">
            <text:p>3,048,895</text:p>
          </table:table-cell>
          <table:table-cell/>
          <table:table-cell office:value-type="string">
            <text:p>daily</text:p>
          </table:table-cell>
          <table:table-cell table:number-columns-repeated="2"/>
          <table:table-cell table:style-name="ce9" office:value-type="float" office:value="1758784434">
            <text:p>1,758,784,434</text:p>
          </table:table-cell>
          <table:table-cell table:style-name="ce12" table:formula="of:=[.AD53]-[.AD52]" office:value-type="percentage" office:value="0.00131787990337606">
            <text:p>0.13%</text:p>
          </table:table-cell>
          <table:table-cell table:style-name="ce12" table:formula="of:=([.AB53]-[.$I$22])/[.$J$22]" office:value-type="percentage" office:value="0.810243159100528">
            <text:p>81.02%</text:p>
          </table:table-cell>
          <table:table-cell table:style-name="ce9" table:formula="of:=[.$AB53]-[.$AB52]" office:value-type="float" office:value="181912">
            <text:p>181,912</text:p>
          </table:table-cell>
          <table:table-cell table:number-columns-repeated="5"/>
        </table:table-row>
        <table:table-row table:style-name="ro3">
          <table:table-cell office:value-type="string">
            <text:p>Shipyard</text:p>
          </table:table-cell>
          <table:table-cell office:value-type="string">
            <text:p>0/q</text:p>
          </table:table-cell>
          <table:table-cell/>
          <table:table-cell table:style-name="ce9" office:value-type="float" office:value="2631337240">
            <text:p>2,631,337,240</text:p>
          </table:table-cell>
          <table:table-cell table:style-name="ce12" table:formula="of:=[.F54]-[.F53]" office:value-type="percentage" office:value="0.0230235022715582">
            <text:p>2.30%</text:p>
          </table:table-cell>
          <table:table-cell table:style-name="ce12" table:formula="of:=([.D54]-[.$I$3])/[.$J$3]" office:value-type="percentage" office:value="0.867735553499738">
            <text:p>86.77%</text:p>
          </table:table-cell>
          <table:table-cell table:number-columns-repeated="4"/>
          <table:covered-table-cell/>
          <table:table-cell table:style-name="ce13" office:value-type="string">
            <text:p>Jungle Valley Map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<text:a xlink:href="">Spinner of False Hop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659412136">
            <text:p>1,659,412,136</text:p>
          </table:table-cell>
          <table:table-cell table:style-name="ce12" table:formula="of:=[.V54]-[.V53]" office:value-type="percentage" office:value="0.0730888042787079">
            <text:p>7.31%</text:p>
          </table:table-cell>
          <table:table-cell table:style-name="ce12" table:formula="of:=([.T54]-[.$I$22])/[.$J$22]" office:value-type="percentage" office:value="0.0903304843649117">
            <text:p>9.03%</text:p>
          </table:table-cell>
          <table:table-cell table:style-name="ce9" table:formula="of:=[.T54]-[.T53]" office:value-type="float" office:value="10088727">
            <text:p>10,088,727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9" office:value-type="float" office:value="1767256747">
            <text:p>1,767,256,747</text:p>
          </table:table-cell>
          <table:table-cell table:style-name="ce12" table:formula="of:=[.AD54]-[.AD53]" office:value-type="percentage" office:value="0.061378529386805">
            <text:p>6.14%</text:p>
          </table:table-cell>
          <table:table-cell table:style-name="ce12" table:formula="of:=([.AB54]-[.$I$22])/[.$J$22]" office:value-type="percentage" office:value="0.871621688487333">
            <text:p>87.16%</text:p>
          </table:table-cell>
          <table:table-cell table:style-name="ce9" table:formula="of:=[.$AB54]-[.$AB53]" office:value-type="float" office:value="8472313">
            <text:p>8,472,313</text:p>
          </table:table-cell>
          <table:table-cell table:number-columns-repeated="5"/>
        </table:table-row>
        <table:table-row table:style-name="ro3">
          <table:table-cell office:value-type="string">
            <text:p>Arsenal</text:p>
          </table:table-cell>
          <table:table-cell table:number-columns-repeated="2"/>
          <table:table-cell table:style-name="ce9" office:value-type="float" office:value="2634913372">
            <text:p>2,634,913,372</text:p>
          </table:table-cell>
          <table:table-cell table:style-name="ce12" table:formula="of:=[.F55]-[.F54]" office:value-type="percentage" office:value="0.0176901603243187">
            <text:p>1.77%</text:p>
          </table:table-cell>
          <table:table-cell table:style-name="ce12" table:formula="of:=([.D55]-[.$I$3])/[.$J$3]" office:value-type="percentage" office:value="0.885425713824057">
            <text:p>88.54%</text:p>
          </table:table-cell>
          <table:table-cell table:number-columns-repeated="4"/>
          <table:covered-table-cell/>
          <table:table-cell table:style-name="ce13" office:value-type="string">
            <text:p>Terrace Map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<text:a xlink:href="">Sallazzang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672833415">
            <text:p>1,672,833,415</text:p>
          </table:table-cell>
          <table:table-cell table:style-name="ce12" table:formula="of:=[.V55]-[.V54]" office:value-type="percentage" office:value="0.0972318146779997">
            <text:p>9.72%</text:p>
          </table:table-cell>
          <table:table-cell table:style-name="ce12" table:formula="of:=([.T55]-[.$I$22])/[.$J$22]" office:value-type="percentage" office:value="0.187562299042911">
            <text:p>18.76%</text:p>
          </table:table-cell>
          <table:table-cell table:style-name="ce9" table:formula="of:=[.T55]-[.T54]" office:value-type="float" office:value="13421279">
            <text:p>13,421,279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9" office:value-type="float" office:value="1775087539">
            <text:p>1,775,087,539</text:p>
          </table:table-cell>
          <table:table-cell table:style-name="ce12" table:formula="of:=[.AD55]-[.AD54]" office:value-type="percentage" office:value="0.0567309655455313">
            <text:p>5.67%</text:p>
          </table:table-cell>
          <table:table-cell table:style-name="ce12" table:formula="of:=([.AB55]-[.$I$22])/[.$J$22]" office:value-type="percentage" office:value="0.928352654032864">
            <text:p>92.84%</text:p>
          </table:table-cell>
          <table:table-cell table:style-name="ce9" table:formula="of:=[.$AB55]-[.$AB54]" office:value-type="float" office:value="7830792">
            <text:p>7,830,792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0/q</text:p>
          </table:table-cell>
          <table:table-cell/>
          <table:table-cell table:style-name="ce9" office:value-type="float" office:value="2618752155">
            <text:p>2,618,752,155</text:p>
          </table:table-cell>
          <table:table-cell table:style-name="ce12" table:formula="of:=[.F56]-[.F55]+0.1" office:value-type="percentage" office:value="0.0200548190709669">
            <text:p>2.01%</text:p>
          </table:table-cell>
          <table:table-cell table:style-name="ce12" table:formula="of:=([.D56]-[.$I$3])/[.$J$3]" office:value-type="percentage" office:value="0.805480532895024">
            <text:p>80.55%</text:p>
          </table:table-cell>
          <table:table-cell table:number-columns-repeated="4"/>
          <table:covered-table-cell/>
          <table:table-cell table:style-name="ce13" office:value-type="string">
            <text:p>Abandoned Cavern Map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<text:a xlink:href="">The Eroding One</text:a></text:p>
          </table:table-cell>
          <table:table-cell office:value-type="string">
            <text:p>Academy</text:p>
          </table:table-cell>
          <table:table-cell/>
          <table:table-cell table:style-name="ce6" office:value-type="time" office:time-value="PT05H00M00S">
            <text:p>05:00:00</text:p>
          </table:table-cell>
          <table:table-cell office:value-type="float" office:value="1684786494">
            <text:p>1,684,786,494</text:p>
          </table:table-cell>
          <table:table-cell table:style-name="ce12" table:formula="of:=[.V56]-[.V55]" office:value-type="percentage" office:value="0.0865952911164048">
            <text:p>8.66%</text:p>
          </table:table-cell>
          <table:table-cell table:style-name="ce12" table:formula="of:=([.T56]-[.$I$22])/[.$J$22]" office:value-type="percentage" office:value="0.274157590159316">
            <text:p>27.42%</text:p>
          </table:table-cell>
          <table:table-cell table:style-name="ce9" table:formula="of:=[.T56]-[.T55]" office:value-type="float" office:value="11953079">
            <text:p>11,953,079</text:p>
          </table:table-cell>
          <table:table-cell/>
          <table:table-cell office:value-type="string">
            <text:p>2 maps</text:p>
          </table:table-cell>
          <table:table-cell table:number-columns-repeated="2"/>
          <table:table-cell table:style-name="ce9" office:value-type="float" office:value="1791378666">
            <text:p>1,791,378,666</text:p>
          </table:table-cell>
          <table:table-cell table:style-name="ce12" table:formula="of:=[.AD56]-[.AD55]+1" office:value-type="percentage" office:value="0.114600099019077">
            <text:p>11.46%</text:p>
          </table:table-cell>
          <table:table-cell table:style-name="ce12" table:formula="of:=([.AB56]-[.$I$11])/[.$J$11]" office:value-type="percentage" office:value="0.0429527530519418">
            <text:p>4.30%</text:p>
          </table:table-cell>
          <table:table-cell table:style-name="ce9" table:formula="of:=[.$AB56]-[.$AB55]" office:value-type="float" office:value="16291127">
            <text:p>16,291,127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24/anarhcy</text:p>
          </table:table-cell>
          <table:table-cell/>
          <table:table-cell table:style-name="ce9" office:value-type="float" office:value="2622489800">
            <text:p>2,622,489,800</text:p>
          </table:table-cell>
          <table:table-cell table:style-name="ce12" table:formula="of:=[.F57]-[.F56]" office:value-type="percentage" office:value="0.0184891215663707">
            <text:p>1.85%</text:p>
          </table:table-cell>
          <table:table-cell table:style-name="ce12" table:formula="of:=([.D57]-[.$I$3])/[.$J$3]" office:value-type="percentage" office:value="0.823969654461395">
            <text:p>82.40%</text:p>
          </table:table-cell>
          <table:table-cell table:number-columns-repeated="4"/>
          <table:covered-table-cell/>
          <table:table-cell table:style-name="ce13" office:value-type="string">
            <text:p>Oba's Cursed Trove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(none)</text:p>
          </table:table-cell>
          <table:table-cell office:value-type="string">
            <text:p>Volcalco</text:p>
          </table:table-cell>
          <table:table-cell/>
          <table:table-cell table:style-name="ce6" office:value-type="time" office:time-value="PT06H00M00S">
            <text:p>06:00:00</text:p>
          </table:table-cell>
          <table:table-cell office:value-type="float" office:value="1694824844">
            <text:p>1,694,824,844</text:p>
          </table:table-cell>
          <table:table-cell table:style-name="ce12" table:formula="of:=[.V57]-[.V56]" office:value-type="percentage" office:value="0.0727238430013189">
            <text:p>7.27%</text:p>
          </table:table-cell>
          <table:table-cell table:style-name="ce12" table:formula="of:=([.T57]-[.$I$22])/[.$J$22]" office:value-type="percentage" office:value="0.346881433160635">
            <text:p>34.69%</text:p>
          </table:table-cell>
          <table:table-cell table:style-name="ce9" table:formula="of:=[.T57]-[.T56]" office:value-type="float" office:value="10038350">
            <text:p>10,038,350</text:p>
          </table:table-cell>
          <table:table-cell/>
          <table:table-cell office:value-type="string">
            <text:p>Bazaar</text:p>
          </table:table-cell>
          <table:table-cell table:number-columns-repeated="2"/>
          <table:table-cell table:style-name="ce9" office:value-type="float" office:value="1796814394">
            <text:p>1,796,814,394</text:p>
          </table:table-cell>
          <table:table-cell table:style-name="ce12" table:formula="of:=[.AD57]-[.AD56]" office:value-type="percentage" office:value="0.036473361552531">
            <text:p>3.65%</text:p>
          </table:table-cell>
          <table:table-cell table:style-name="ce12" table:formula="of:=([.AB57]-[.$I$11])/[.$J$11]" office:value-type="percentage" office:value="0.0794261146044728">
            <text:p>7.94%</text:p>
          </table:table-cell>
          <table:table-cell table:style-name="ce9" table:formula="of:=[.$AB57]-[.$AB56]" office:value-type="float" office:value="5435728">
            <text:p>5,435,728</text:p>
          </table:table-cell>
          <table:table-cell table:number-columns-repeated="5"/>
        </table:table-row>
        <table:table-row table:style-name="ro3">
          <table:table-cell office:value-type="string">
            <text:p>2xVillage Ruin</text:p>
          </table:table-cell>
          <table:table-cell office:value-type="string">
            <text:p>??</text:p>
          </table:table-cell>
          <table:table-cell/>
          <table:table-cell table:style-name="ce9" office:value-type="float" office:value="2631198528">
            <text:p>2,631,198,528</text:p>
          </table:table-cell>
          <table:table-cell table:style-name="ce12" table:formula="of:=[.F58]-[.F57]" office:value-type="percentage" office:value="0.0430797281926069">
            <text:p>4.31%</text:p>
          </table:table-cell>
          <table:table-cell table:style-name="ce12" table:formula="of:=([.D58]-[.$I$3])/[.$J$3]" office:value-type="percentage" office:value="0.867049382654002">
            <text:p>86.70%</text:p>
          </table:table-cell>
          <table:table-cell table:number-columns-repeated="4"/>
          <table:covered-table-cell/>
          <table:table-cell table:style-name="ce13" office:value-type="string">
            <text:p>Torture Chamber Map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<text:a xlink:href="">Shock and Horror</text:a></text:p>
          </table:table-cell>
          <table:table-cell office:value-type="string">
            <text:p>Bazaar</text:p>
          </table:table-cell>
          <table:table-cell office:value-type="string">
            <text:p>Death taxes</text:p>
          </table:table-cell>
          <table:table-cell/>
          <table:table-cell office:value-type="float" office:value="1694290448">
            <text:p>1,694,290,448</text:p>
          </table:table-cell>
          <table:table-cell table:style-name="ce12" table:formula="of:=[.V58]-[.V57]+0.1" office:value-type="percentage" office:value="0.0961285140680956">
            <text:p>9.61%</text:p>
          </table:table-cell>
          <table:table-cell table:style-name="ce12" table:formula="of:=([.T58]-[.$I$22])/[.$J$22]" office:value-type="percentage" office:value="0.343009947228731">
            <text:p>34.30%</text:p>
          </table:table-cell>
          <table:table-cell table:style-name="ce9" table:formula="of:=[.T58]-[.T57]+[.T55]-[.T54]" office:value-type="float" office:value="12886883">
            <text:p>12,886,883</text:p>
          </table:table-cell>
          <table:table-cell/>
          <table:table-cell office:value-type="string">
            <text:p>Springs</text:p>
          </table:table-cell>
          <table:table-cell table:number-columns-repeated="2"/>
          <table:table-cell table:style-name="ce9" office:value-type="float" office:value="1804489000">
            <text:p>1,804,489,000</text:p>
          </table:table-cell>
          <table:table-cell table:style-name="ce12" table:formula="of:=[.AD58]-[.AD57]" office:value-type="percentage" office:value="0.0514960791657022">
            <text:p>5.15%</text:p>
          </table:table-cell>
          <table:table-cell table:style-name="ce12" table:formula="of:=([.AB58]-[.$I$11])/[.$J$11]" office:value-type="percentage" office:value="0.130922193770175">
            <text:p>13.09%</text:p>
          </table:table-cell>
          <table:table-cell table:style-name="ce9" table:formula="of:=[.$AB58]-[.$AB57]" office:value-type="float" office:value="7674606">
            <text:p>7,674,606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14/q</text:p>
          </table:table-cell>
          <table:table-cell/>
          <table:table-cell table:style-name="ce9" office:value-type="float" office:value="2634980985">
            <text:p>2,634,980,985</text:p>
          </table:table-cell>
          <table:table-cell table:style-name="ce12" table:formula="of:=[.F59]-[.F58]" office:value-type="percentage" office:value="0.0187107944421071">
            <text:p>1.87%</text:p>
          </table:table-cell>
          <table:table-cell table:style-name="ce12" table:formula="of:=([.D59]-[.$I$3])/[.$J$3]" office:value-type="percentage" office:value="0.885760177096109">
            <text:p>88.58%</text:p>
          </table:table-cell>
          <table:table-cell table:number-columns-repeated="4"/>
          <table:covered-table-cell/>
          <table:table-cell table:style-name="ce13" office:value-type="string">
            <text:p>Waste Pool Map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<text:a xlink:href="">Asphyxia</text:a></text:p>
          </table:table-cell>
          <table:table-cell office:value-type="string">
            <text:p>Maps</text:p>
          </table:table-cell>
          <table:table-cell table:number-columns-repeated="2"/>
          <table:table-cell office:value-type="float" office:value="1711248500">
            <text:p>1,711,248,500</text:p>
          </table:table-cell>
          <table:table-cell table:style-name="ce12" table:formula="of:=[.V59]-[.V58]" office:value-type="percentage" office:value="0.12285432479005">
            <text:p>12.29%</text:p>
          </table:table-cell>
          <table:table-cell table:style-name="ce12" table:formula="of:=([.T59]-[.$I$22])/[.$J$22]" office:value-type="percentage" office:value="0.465864272018781">
            <text:p>46.59%</text:p>
          </table:table-cell>
          <table:table-cell table:style-name="ce9" table:formula="of:=[.T59]-[.T58]" office:value-type="float" office:value="16958052">
            <text:p>16,958,052</text:p>
          </table:table-cell>
          <table:table-cell/>
          <table:table-cell office:value-type="string">
            <text:p>Daylu</text:p>
          </table:table-cell>
          <table:table-cell table:number-columns-repeated="2"/>
          <table:table-cell table:style-name="ce9" office:value-type="float" office:value="1812400000">
            <text:p>1,812,400,000</text:p>
          </table:table-cell>
          <table:table-cell table:style-name="ce12" table:formula="of:=[.AD59]-[.AD58]" office:value-type="percentage" office:value="0.0530822666700896">
            <text:p>5.31%</text:p>
          </table:table-cell>
          <table:table-cell table:style-name="ce12" table:formula="of:=([.AB59]-[.$I$11])/[.$J$11]" office:value-type="percentage" office:value="0.184004460440265">
            <text:p>18.40%</text:p>
          </table:table-cell>
          <table:table-cell table:style-name="ce9" table:formula="of:=[.$AB59]-[.$AB58]" office:value-type="float" office:value="7911000">
            <text:p>7,911,000</text:p>
          </table:table-cell>
          <table:table-cell table:number-columns-repeated="5"/>
        </table:table-row>
        <table:table-row table:style-name="ro3">
          <table:table-cell office:value-type="string">
            <text:p>Gourge</text:p>
          </table:table-cell>
          <table:table-cell office:value-type="string">
            <text:p>0/q</text:p>
          </table:table-cell>
          <table:table-cell/>
          <table:table-cell table:style-name="ce9" office:value-type="float" office:value="2636739715">
            <text:p>2,636,739,715</text:p>
          </table:table-cell>
          <table:table-cell table:style-name="ce12" table:formula="of:=[.F60]-[.F59]" office:value-type="percentage" office:value="0.00869996288369368">
            <text:p>0.87%</text:p>
          </table:table-cell>
          <table:table-cell table:style-name="ce12" table:formula="of:=([.D60]-[.$I$3])/[.$J$3]" office:value-type="percentage" office:value="0.894460139979802">
            <text:p>89.45%</text:p>
          </table:table-cell>
          <table:table-cell table:number-columns-repeated="4"/>
          <table:covered-table-cell/>
          <table:table-cell table:style-name="ce13" office:value-type="string">
            <text:p>Canyon Map</text:p>
          </table:table-cell>
          <table:table-cell table:style-name="ce13" office:value-type="float" office:value="75">
            <text:p>75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<text:a xlink:href="">Lord of the Bow</text:a></text:p>
          </table:table-cell>
          <table:table-cell office:value-type="string">
            <text:p>Underground River</text:p>
          </table:table-cell>
          <table:table-cell table:number-columns-repeated="2"/>
          <table:table-cell office:value-type="float" office:value="1715430566">
            <text:p>1,715,430,566</text:p>
          </table:table-cell>
          <table:table-cell table:style-name="ce12" table:formula="of:=[.V60]-[.V59]" office:value-type="percentage" office:value="0.0302974005892556">
            <text:p>3.03%</text:p>
          </table:table-cell>
          <table:table-cell table:style-name="ce12" table:formula="of:=([.T60]-[.$I$22])/[.$J$22]" office:value-type="percentage" office:value="0.496161672608037">
            <text:p>49.62%</text:p>
          </table:table-cell>
          <table:table-cell table:style-name="ce9" table:formula="of:=[.T60]-[.T59]" office:value-type="float" office:value="4182066">
            <text:p>4,182,066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9" office:value-type="float" office:value="1804536278">
            <text:p>1,804,536,278</text:p>
          </table:table-cell>
          <table:table-cell table:style-name="ce12" table:formula="of:=[.AD60]-[.AD59]" office:value-type="percentage" office:value="-0.0527650345371572">
            <text:p>-5.28%</text:p>
          </table:table-cell>
          <table:table-cell table:style-name="ce12" table:formula="of:=([.AB60]-[.$I$11])/[.$J$11]" office:value-type="percentage" office:value="0.131239425903107">
            <text:p>13.12%</text:p>
          </table:table-cell>
          <table:table-cell table:style-name="ce9" table:formula="of:=[.$AB60]-[.$AB59]" office:value-type="float" office:value="-7863722">
            <text:p>-7,863,722</text:p>
          </table:table-cell>
          <table:table-cell table:number-columns-repeated="5"/>
        </table:table-row>
        <table:table-row table:style-name="ro3">
          <table:table-cell office:value-type="string">
            <text:p>Daily</text:p>
          </table:table-cell>
          <table:table-cell table:number-columns-repeated="2"/>
          <table:table-cell table:style-name="ce9" office:value-type="float" office:value="2637129491">
            <text:p>2,637,129,491</text:p>
          </table:table-cell>
          <table:table-cell table:style-name="ce12" table:formula="of:=[.F61]-[.F60]" office:value-type="percentage" office:value="0.00192811672795401">
            <text:p>0.19%</text:p>
          </table:table-cell>
          <table:table-cell table:style-name="ce12" table:formula="of:=([.D61]-[.$I$3])/[.$J$3]" office:value-type="percentage" office:value="0.896388256707756">
            <text:p>89.64%</text:p>
          </table:table-cell>
          <table:table-cell table:number-columns-repeated="4"/>
          <table:covered-table-cell/>
          <table:table-cell table:style-name="ce13" office:value-type="string">
            <text:p>Cells Map</text:p>
          </table:table-cell>
          <table:table-cell table:style-name="ce13" office:value-type="float" office:value="75">
            <text:p>75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<text:a xlink:href="">Harbinger</text:a></text:p>
          </table:table-cell>
          <table:table-cell office:value-type="string">
            <text:p>Necropolis</text:p>
          </table:table-cell>
          <table:table-cell/>
          <table:table-cell table:style-name="ce6" office:value-type="time" office:time-value="PT05H00M00S">
            <text:p>05:00:00</text:p>
          </table:table-cell>
          <table:table-cell office:value-type="float" office:value="1726852738">
            <text:p>1,726,852,738</text:p>
          </table:table-cell>
          <table:table-cell table:style-name="ce12" table:formula="of:=[.V61]-[.V60]" office:value-type="percentage" office:value="0.0827490815982767">
            <text:p>8.27%</text:p>
          </table:table-cell>
          <table:table-cell table:style-name="ce12" table:formula="of:=([.T61]-[.$I$22])/[.$J$22]" office:value-type="percentage" office:value="0.578910754206313">
            <text:p>57.89%</text:p>
          </table:table-cell>
          <table:table-cell table:style-name="ce9" table:formula="of:=[.T61]-[.T60]" office:value-type="float" office:value="11422172">
            <text:p>11,422,172</text:p>
          </table:table-cell>
          <table:table-cell/>
          <table:table-cell office:value-type="string">
            <text:p>2xvillage ruin + Shipyard</text:p>
          </table:table-cell>
          <table:table-cell table:number-columns-repeated="2"/>
          <table:table-cell table:style-name="ce9" office:value-type="float" office:value="1823882229">
            <text:p>1,823,882,229</text:p>
          </table:table-cell>
          <table:table-cell table:style-name="ce12" table:formula="of:=[.AD61]-[.AD60]" office:value-type="percentage" office:value="0.129810002524142">
            <text:p>12.98%</text:p>
          </table:table-cell>
          <table:table-cell table:style-name="ce12" table:formula="of:=([.AB61]-[.$I$11])/[.$J$11]" office:value-type="percentage" office:value="0.261049428427249">
            <text:p>26.10%</text:p>
          </table:table-cell>
          <table:table-cell table:style-name="ce9" table:formula="of:=[.$AB61]-[.$AB60]" office:value-type="float" office:value="19345951">
            <text:p>19,345,951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?</text:p>
          </table:table-cell>
          <table:table-cell/>
          <table:table-cell table:style-name="ce9" office:value-type="float" office:value="2642129518">
            <text:p>2,642,129,518</text:p>
          </table:table-cell>
          <table:table-cell table:style-name="ce12" table:formula="of:=[.F62]-[.F61]" office:value-type="percentage" office:value="0.0247337847864458">
            <text:p>2.47%</text:p>
          </table:table-cell>
          <table:table-cell table:style-name="ce12" table:formula="of:=([.D62]-[.$I$3])/[.$J$3]" office:value-type="percentage" office:value="0.921122041494202">
            <text:p>92.11%</text:p>
          </table:table-cell>
          <table:table-cell table:number-columns-repeated="4"/>
          <table:covered-table-cell/>
          <table:table-cell table:style-name="ce13" office:value-type="string">
            <text:p>Dark Forest Map</text:p>
          </table:table-cell>
          <table:table-cell table:style-name="ce13" office:value-type="float" office:value="75">
            <text:p>75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<text:a xlink:href="">Oak the Mighty</text:a></text:p>
          </table:table-cell>
          <table:table-cell office:value-type="string">
            <text:p>Necropolis</text:p>
          </table:table-cell>
          <table:table-cell/>
          <table:table-cell table:style-name="ce6" office:value-type="time" office:time-value="PT05H40M00S">
            <text:p>05:40:00</text:p>
          </table:table-cell>
          <table:table-cell office:value-type="float" office:value="1734259343">
            <text:p>1,734,259,343</text:p>
          </table:table-cell>
          <table:table-cell table:style-name="ce12" table:formula="of:=[.V62]-[.V61]" office:value-type="percentage" office:value="0.0536578998732643">
            <text:p>5.37%</text:p>
          </table:table-cell>
          <table:table-cell table:style-name="ce12" table:formula="of:=([.T62]-[.$I$22])/[.$J$22]" office:value-type="percentage" office:value="0.632568654079578">
            <text:p>63.26%</text:p>
          </table:table-cell>
          <table:table-cell table:style-name="ce9" table:formula="of:=[.T62]-[.T61]" office:value-type="float" office:value="7406605">
            <text:p>7,406,605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9" office:value-type="float" office:value="1831649800">
            <text:p>1,831,649,800</text:p>
          </table:table-cell>
          <table:table-cell table:style-name="ce12" table:formula="of:=[.AD62]-[.AD61]" office:value-type="percentage" office:value="0.0521198679308375">
            <text:p>5.21%</text:p>
          </table:table-cell>
          <table:table-cell table:style-name="ce12" table:formula="of:=([.AB62]-[.$I$11])/[.$J$11]" office:value-type="percentage" office:value="0.313169296358087">
            <text:p>31.32%</text:p>
          </table:table-cell>
          <table:table-cell table:style-name="ce9" table:formula="of:=[.$AB62]-[.$AB61]" office:value-type="float" office:value="7767571">
            <text:p>7,767,571</text:p>
          </table:table-cell>
          <table:table-cell table:number-columns-repeated="5"/>
        </table:table-row>
        <table:table-row table:style-name="ro3">
          <table:table-cell office:value-type="string">
            <text:p>Some map</text:p>
          </table:table-cell>
          <table:table-cell table:number-columns-repeated="2"/>
          <table:table-cell table:style-name="ce9" office:value-type="float" office:value="2647006877">
            <text:p>2,647,006,877</text:p>
          </table:table-cell>
          <table:table-cell table:style-name="ce12" table:formula="of:=[.F63]-[.F62]" office:value-type="percentage" office:value="0.0241269792807589">
            <text:p>2.41%</text:p>
          </table:table-cell>
          <table:table-cell table:style-name="ce12" table:formula="of:=([.D63]-[.$I$3])/[.$J$3]" office:value-type="percentage" office:value="0.945249020774961">
            <text:p>94.52%</text:p>
          </table:table-cell>
          <table:table-cell table:number-columns-repeated="4"/>
          <table:covered-table-cell/>
          <table:table-cell table:style-name="ce13" office:value-type="string">
            <text:p>Dry Peninsula Map</text:p>
          </table:table-cell>
          <table:table-cell table:style-name="ce13" office:value-type="float" office:value="75">
            <text:p>75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<text:a xlink:href="">Titan of the Grove</text:a></text:p>
          </table:table-cell>
          <table:table-cell office:value-type="string">
            <text:p>Necropolis</text:p>
          </table:table-cell>
          <table:table-cell/>
          <table:table-cell table:style-name="ce6" office:value-type="time" office:time-value="PT05H25M00S">
            <text:p>05:25:00</text:p>
          </table:table-cell>
          <table:table-cell office:value-type="float" office:value="1743969608">
            <text:p>1,743,969,608</text:p>
          </table:table-cell>
          <table:table-cell table:style-name="ce12" table:formula="of:=[.V63]-[.V62]" office:value-type="percentage" office:value="0.0703469979987948">
            <text:p>7.03%</text:p>
          </table:table-cell>
          <table:table-cell table:style-name="ce12" table:formula="of:=([.T63]-[.$I$22])/[.$J$22]" office:value-type="percentage" office:value="0.702915652078372">
            <text:p>70.29%</text:p>
          </table:table-cell>
          <table:table-cell table:style-name="ce9" table:formula="of:=[.T63]-[.T62]" office:value-type="float" office:value="9710265">
            <text:p>9,710,265</text:p>
          </table:table-cell>
          <table:table-cell/>
          <table:table-cell office:value-type="string">
            <text:p>Some maps</text:p>
          </table:table-cell>
          <table:table-cell office:value-type="float" office:value="16">
            <text:p>16</text:p>
          </table:table-cell>
          <table:table-cell/>
          <table:table-cell table:style-name="ce9" office:value-type="float" office:value="1895735232">
            <text:p>1,895,735,232</text:p>
          </table:table-cell>
          <table:table-cell table:style-name="ce12" table:formula="of:=[.AD63]-[.AD62]" office:value-type="percentage" office:value="0.430008847312842">
            <text:p>43.00%</text:p>
          </table:table-cell>
          <table:table-cell table:style-name="ce12" table:formula="of:=([.AB63]-[.$I$11])/[.$J$11]" office:value-type="percentage" office:value="0.743178143670929">
            <text:p>74.32%</text:p>
          </table:table-cell>
          <table:table-cell table:style-name="ce9" table:formula="of:=[.$AB63]-[.$AB62]" office:value-type="float" office:value="64085432">
            <text:p>64,085,432</text:p>
          </table:table-cell>
          <table:table-cell table:number-columns-repeated="5"/>
        </table:table-row>
        <table:table-row table:style-name="ro3">
          <table:table-cell office:value-type="string">
            <text:p>Academy</text:p>
          </table:table-cell>
          <table:table-cell office:value-type="string">
            <text:p>25/q</text:p>
          </table:table-cell>
          <table:table-cell/>
          <table:table-cell table:style-name="ce9" office:value-type="float" office:value="2649901949">
            <text:p>2,649,901,949</text:p>
          </table:table-cell>
          <table:table-cell table:style-name="ce12" table:formula="of:=[.F64]-[.F63]" office:value-type="percentage" office:value="0.0143211402236959">
            <text:p>1.43%</text:p>
          </table:table-cell>
          <table:table-cell table:style-name="ce12" table:formula="of:=([.D64]-[.$I$3])/[.$J$3]" office:value-type="percentage" office:value="0.959570160998657">
            <text:p>95.96%</text:p>
          </table:table-cell>
          <table:table-cell table:number-columns-repeated="4"/>
          <table:covered-table-cell/>
          <table:table-cell table:style-name="ce13" office:value-type="string">
            <text:p>Orchard Map</text:p>
          </table:table-cell>
          <table:table-cell table:style-name="ce13" office:value-type="float" office:value="75">
            <text:p>75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<text:a xlink:href="">Tunneltrap</text:a></text:p>
          </table:table-cell>
          <table:table-cell office:value-type="string">
            <text:p>Precinct</text:p>
          </table:table-cell>
          <table:table-cell/>
          <table:table-cell table:style-name="ce6" office:value-type="time" office:time-value="PT04H46M00S">
            <text:p>04:46:00</text:p>
          </table:table-cell>
          <table:table-cell office:value-type="float" office:value="1755635991">
            <text:p>1,755,635,991</text:p>
          </table:table-cell>
          <table:table-cell table:style-name="ce12" table:formula="of:=[.V64]-[.V63]" office:value-type="percentage" office:value="0.0845182929151959">
            <text:p>8.45%</text:p>
          </table:table-cell>
          <table:table-cell table:style-name="ce12" table:formula="of:=([.T64]-[.$I$22])/[.$J$22]" office:value-type="percentage" office:value="0.787433944993568">
            <text:p>78.74%</text:p>
          </table:table-cell>
          <table:table-cell table:style-name="ce9" table:formula="of:=[.T64]-[.T63]" office:value-type="float" office:value="11666383">
            <text:p>11,666,383</text:p>
          </table:table-cell>
          <table:table-cell/>
          <table:table-cell office:value-type="string">
            <text:p>Arsenal</text:p>
          </table:table-cell>
          <table:table-cell table:number-columns-repeated="2"/>
          <table:table-cell table:style-name="ce9" office:value-type="float" office:value="1903906522">
            <text:p>1,903,906,522</text:p>
          </table:table-cell>
          <table:table-cell table:style-name="ce12" table:formula="of:=[.AD64]-[.AD63]" office:value-type="percentage" office:value="0.0548287946932925">
            <text:p>5.48%</text:p>
          </table:table-cell>
          <table:table-cell table:style-name="ce12" table:formula="of:=([.AB64]-[.$I$11])/[.$J$11]" office:value-type="percentage" office:value="0.798006938364222">
            <text:p>79.80%</text:p>
          </table:table-cell>
          <table:table-cell table:style-name="ce9" table:formula="of:=[.$AB64]-[.$AB63]" office:value-type="float" office:value="8171290">
            <text:p>8,171,290</text:p>
          </table:table-cell>
          <table:table-cell table:number-columns-repeated="5"/>
        </table:table-row>
        <table:table-row table:style-name="ro3">
          <table:table-cell office:value-type="string">
            <text:p>Excalation</text:p>
          </table:table-cell>
          <table:table-cell office:value-type="string">
            <text:p>14/q</text:p>
          </table:table-cell>
          <table:table-cell/>
          <table:table-cell table:style-name="ce9" office:value-type="float" office:value="2655173374">
            <text:p>2,655,173,374</text:p>
          </table:table-cell>
          <table:table-cell table:style-name="ce12" table:formula="of:=[.F65]-[.F64]" office:value-type="percentage" office:value="0.0260763174814637">
            <text:p>2.61%</text:p>
          </table:table-cell>
          <table:table-cell table:style-name="ce12" table:formula="of:=([.D65]-[.$I$3])/[.$J$3]" office:value-type="percentage" office:value="0.985646478480121">
            <text:p>98.56%</text:p>
          </table:table-cell>
          <table:table-cell table:number-columns-repeated="4"/>
          <table:covered-table-cell/>
          <table:table-cell table:style-name="ce13" office:value-type="string">
            <text:p>Arid Lake Map</text:p>
          </table:table-cell>
          <table:table-cell table:style-name="ce13" office:value-type="float" office:value="76">
            <text:p>76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<text:a xlink:href="">Drought Maddened Rhoa</text:a></text:p>
          </table:table-cell>
          <table:table-cell office:value-type="string">
            <text:p>Precinct</text:p>
          </table:table-cell>
          <table:table-cell office:value-type="string">
            <text:p>Осталось 50+</text:p>
          </table:table-cell>
          <table:table-cell/>
          <table:table-cell office:value-type="float" office:value="1762989618">
            <text:p>1,762,989,618</text:p>
          </table:table-cell>
          <table:table-cell table:style-name="ce12" table:formula="of:=[.V65]-[.V64]" office:value-type="percentage" office:value="0.053274095388013">
            <text:p>5.33%</text:p>
          </table:table-cell>
          <table:table-cell table:style-name="ce12" table:formula="of:=([.T65]-[.$I$22])/[.$J$22]" office:value-type="percentage" office:value="0.840708040381581">
            <text:p>84.07%</text:p>
          </table:table-cell>
          <table:table-cell table:style-name="ce9" table:formula="of:=[.T65]-[.T64]" office:value-type="float" office:value="7353627">
            <text:p>7,353,627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9" office:value-type="float" office:value="1910576122">
            <text:p>1,910,576,122</text:p>
          </table:table-cell>
          <table:table-cell table:style-name="ce12" table:formula="of:=[.AD65]-[.AD64]" office:value-type="percentage" office:value="0.044752557929823">
            <text:p>4.48%</text:p>
          </table:table-cell>
          <table:table-cell table:style-name="ce12" table:formula="of:=([.AB65]-[.$I$11])/[.$J$11]" office:value-type="percentage" office:value="0.842759496294045">
            <text:p>84.28%</text:p>
          </table:table-cell>
          <table:table-cell table:style-name="ce9" table:formula="of:=[.$AB65]-[.$AB64]" office:value-type="float" office:value="6669600">
            <text:p>6,669,600</text:p>
          </table:table-cell>
          <table:table-cell table:number-columns-repeated="5"/>
        </table:table-row>
        <table:table-row table:style-name="ro3">
          <table:table-cell office:value-type="string">
            <text:p>Zana+Academy+13</text:p>
          </table:table-cell>
          <table:table-cell table:number-columns-repeated="2"/>
          <table:table-cell table:style-name="ce9" office:value-type="float" office:value="2659343491">
            <text:p>2,659,343,491</text:p>
          </table:table-cell>
          <table:table-cell table:style-name="ce12" table:formula="of:=[.F66]-[.F65]+1" office:value-type="percentage" office:value="0.020171205862388">
            <text:p>2.02%</text:p>
          </table:table-cell>
          <table:table-cell table:style-name="ce12" table:formula="of:=([.D66]-[.$I$4])/[.$J$4]" office:value-type="percentage" office:value="0.00581768434250867">
            <text:p>0.58%</text:p>
          </table:table-cell>
          <table:table-cell table:number-columns-repeated="4"/>
          <table:covered-table-cell/>
          <table:table-cell table:style-name="ce13" office:value-type="string">
            <text:p>Gorge Map</text:p>
          </table:table-cell>
          <table:table-cell table:style-name="ce13" office:value-type="float" office:value="76">
            <text:p>76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<text:a xlink:href="">Master of the Blade</text:a></text:p>
          </table:table-cell>
          <table:table-cell office:value-type="string">
            <text:p>Precinct</text:p>
          </table:table-cell>
          <table:table-cell/>
          <table:table-cell table:style-name="ce6" office:value-type="time" office:time-value="PT03H30M00S">
            <text:p>03:30:00</text:p>
          </table:table-cell>
          <table:table-cell office:value-type="float" office:value="1770481376">
            <text:p>1,770,481,376</text:p>
          </table:table-cell>
          <table:table-cell table:style-name="ce12" table:formula="of:=[.V66]-[.V65]" office:value-type="percentage" office:value="0.0542747994038736">
            <text:p>5.43%</text:p>
          </table:table-cell>
          <table:table-cell table:style-name="ce12" table:formula="of:=([.T66]-[.$I$22])/[.$J$22]" office:value-type="percentage" office:value="0.894982839785455">
            <text:p>89.50%</text:p>
          </table:table-cell>
          <table:table-cell table:style-name="ce9" table:formula="of:=[.T66]-[.T65]" office:value-type="float" office:value="7491758">
            <text:p>7,491,758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9" office:value-type="float" office:value="1936092000">
            <text:p>1,936,092,000</text:p>
          </table:table-cell>
          <table:table-cell table:style-name="ce12" table:formula="of:=[.AD66]-[.AD65]" office:value-type="percentage" office:value="-0.829817081086255">
            <text:p>-82.98%</text:p>
          </table:table-cell>
          <table:table-cell table:style-name="ce12" table:formula="of:=([.AB66]-[.$I$12])/[.$J$12]" office:value-type="percentage" office:value="0.0129424152077893">
            <text:p>1.29%</text:p>
          </table:table-cell>
          <table:table-cell table:style-name="ce9" table:formula="of:=[.$AB66]-[.$AB65]" office:value-type="float" office:value="25515878">
            <text:p>25,515,878</text:p>
          </table:table-cell>
          <table:table-cell table:number-columns-repeated="5"/>
        </table:table-row>
        <table:table-row table:style-name="ro3">
          <table:table-cell office:value-type="string">
            <text:p>Atziri</text:p>
          </table:table-cell>
          <table:table-cell table:number-columns-repeated="2"/>
          <table:table-cell table:style-name="ce9" table:formula="of:=[.I4]" office:value-type="float" office:value="2658074992">
            <text:p>2,658,074,992</text:p>
          </table:table-cell>
          <table:table-cell table:style-name="ce12" table:formula="of:=[.F67]-[.F66]" office:value-type="percentage" office:value="-0.00581768434250867">
            <text:p>-0.58%</text:p>
          </table:table-cell>
          <table:table-cell table:style-name="ce12" table:formula="of:=([.D67]-[.$I$4])/[.$J$4]" office:value-type="percentage" office:value="0">
            <text:p>0.00%</text:p>
          </table:table-cell>
          <table:table-cell table:number-columns-repeated="4"/>
          <table:covered-table-cell/>
          <table:table-cell table:style-name="ce13" office:value-type="string">
            <text:p>Malformation Map</text:p>
          </table:table-cell>
          <table:table-cell table:style-name="ce13" office:value-type="float" office:value="76">
            <text:p>76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<text:a xlink:href="">Nightmare Manifest</text:a></text:p>
          </table:table-cell>
          <table:table-cell office:value-type="string">
            <text:p>Academy</text:p>
          </table:table-cell>
          <table:table-cell table:number-columns-repeated="2"/>
          <table:table-cell office:value-type="float" office:value="1778456700">
            <text:p>1,778,456,700</text:p>
          </table:table-cell>
          <table:table-cell table:style-name="ce12" table:formula="of:=[.V67]-[.V66]" office:value-type="percentage" office:value="0.0577780422540209">
            <text:p>5.78%</text:p>
          </table:table-cell>
          <table:table-cell table:style-name="ce12" table:formula="of:=([.T67]-[.$I$22])/[.$J$22]" office:value-type="percentage" office:value="0.952760882039476">
            <text:p>95.28%</text:p>
          </table:table-cell>
          <table:table-cell table:style-name="ce9" table:formula="of:=[.T67]-[.T66]" office:value-type="float" office:value="7975324">
            <text:p>7,975,324</text:p>
          </table:table-cell>
          <table:table-cell/>
          <table:table-cell office:value-type="string">
            <text:p>Overgrown Ruin</text:p>
          </table:table-cell>
          <table:table-cell table:number-columns-repeated="2"/>
          <table:table-cell table:style-name="ce9" office:value-type="float" office:value="1941258753">
            <text:p>1,941,258,753</text:p>
          </table:table-cell>
          <table:table-cell table:style-name="ce12" table:formula="of:=[.AD67]-[.AD66]" office:value-type="percentage" office:value="0.0321134539342024">
            <text:p>3.21%</text:p>
          </table:table-cell>
          <table:table-cell table:style-name="ce12" table:formula="of:=([.AB67]-[.$I$12])/[.$J$12]" office:value-type="percentage" office:value="0.0450558691419917">
            <text:p>4.51%</text:p>
          </table:table-cell>
          <table:table-cell table:style-name="ce9" table:formula="of:=[.$AB67]-[.$AB66]" office:value-type="float" office:value="5166753">
            <text:p>5,166,753</text:p>
          </table:table-cell>
          <table:table-cell table:number-columns-repeated="5"/>
        </table:table-row>
        <table:table-row table:style-name="ro3">
          <table:table-cell office:value-type="string">
            <text:p>2xVillage Ruin</text:p>
          </table:table-cell>
          <table:table-cell table:number-columns-repeated="2"/>
          <table:table-cell table:style-name="ce9" office:value-type="float" office:value="2663504904">
            <text:p>2,663,504,904</text:p>
          </table:table-cell>
          <table:table-cell table:style-name="ce12" table:formula="of:=[.F68]-[.F67]" office:value-type="percentage" office:value="0.0249030657679667">
            <text:p>2.49%</text:p>
          </table:table-cell>
          <table:table-cell table:style-name="ce12" table:formula="of:=([.D68]-[.$I$4])/[.$J$4]" office:value-type="percentage" office:value="0.0249030657679667">
            <text:p>2.49%</text:p>
          </table:table-cell>
          <table:table-cell table:number-columns-repeated="4"/>
          <table:covered-table-cell/>
          <table:table-cell table:style-name="ce13" office:value-type="string">
            <text:p>Residence Map</text:p>
          </table:table-cell>
          <table:table-cell table:style-name="ce13" office:value-type="float" office:value="76">
            <text:p>76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<text:a xlink:href="">The High Templar</text:a></text:p>
          </table:table-cell>
          <table:table-cell office:value-type="string">
            <text:p>Runs</text:p>
          </table:table-cell>
          <table:table-cell table:number-columns-repeated="2"/>
          <table:table-cell office:value-type="float" office:value="2270420254">
            <text:p>2,270,420,254</text:p>
          </table:table-cell>
          <table:table-cell table:style-name="ce12" table:formula="of:=[.V68]-[.V67]" office:value-type="percentage" office:value="-0.942774511064533">
            <text:p>-94.28%</text:p>
          </table:table-cell>
          <table:table-cell table:style-name="ce12" table:formula="of:=([.T68]-[.$I$2])/[.$J$2]" office:value-type="percentage" office:value="0.00998637097494254">
            <text:p>1.00%</text:p>
          </table:table-cell>
          <table:table-cell table:style-name="ce9" table:formula="of:=[.T68]-[.T67]" office:value-type="float" office:value="491963554">
            <text:p>491,963,554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9" office:value-type="float" office:value="1948153937">
            <text:p>1,948,153,937</text:p>
          </table:table-cell>
          <table:table-cell table:style-name="ce12" table:formula="of:=[.AD68]-[.AD67]" office:value-type="percentage" office:value="0.0428563497716747">
            <text:p>4.29%</text:p>
          </table:table-cell>
          <table:table-cell table:style-name="ce12" table:formula="of:=([.AB68]-[.$I$12])/[.$J$12]" office:value-type="percentage" office:value="0.0879122189136663">
            <text:p>8.79%</text:p>
          </table:table-cell>
          <table:table-cell table:style-name="ce9" table:formula="of:=[.$AB68]-[.$AB67]" office:value-type="float" office:value="6895184">
            <text:p>6,895,184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16/q</text:p>
          </table:table-cell>
          <table:table-cell/>
          <table:table-cell table:style-name="ce9" office:value-type="float" office:value="2665866318">
            <text:p>2,665,866,318</text:p>
          </table:table-cell>
          <table:table-cell table:style-name="ce12" table:formula="of:=[.F69]-[.F68]" office:value-type="percentage" office:value="0.0108300923012007">
            <text:p>1.08%</text:p>
          </table:table-cell>
          <table:table-cell table:style-name="ce12" table:formula="of:=([.D69]-[.$I$4])/[.$J$4]" office:value-type="percentage" office:value="0.0357331580691673">
            <text:p>3.57%</text:p>
          </table:table-cell>
          <table:table-cell table:number-columns-repeated="4"/>
          <table:covered-table-cell/>
          <table:table-cell table:style-name="ce13" office:value-type="string">
            <text:p>Underground River Map</text:p>
          </table:table-cell>
          <table:table-cell table:style-name="ce13" office:value-type="float" office:value="76">
            <text:p>76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<text:a xlink:href="">Beast of the Pits</text:a></text:p>
          </table:table-cell>
          <table:table-cell office:value-type="string">
            <text:p>Volcalco</text:p>
          </table:table-cell>
          <table:table-cell office:value-type="string">
            <text:p>97q/31r/14p</text:p>
          </table:table-cell>
          <table:table-cell/>
          <table:table-cell office:value-type="float" office:value="2273914876">
            <text:p>2,273,914,876</text:p>
          </table:table-cell>
          <table:table-cell table:style-name="ce12" table:formula="of:=[.V69]-[.V68]" office:value-type="percentage" office:value="0.0186506993007553">
            <text:p>1.87%</text:p>
          </table:table-cell>
          <table:table-cell table:style-name="ce12" table:formula="of:=([.T69]-[.$I$2])/[.$J$2]" office:value-type="percentage" office:value="0.0286370702756978">
            <text:p>2.86%</text:p>
          </table:table-cell>
          <table:table-cell table:style-name="ce9" table:formula="of:=[.T69]-[.T68]" office:value-type="float" office:value="3494622">
            <text:p>3,494,622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9" office:value-type="float" office:value="1939859000">
            <text:p>1,939,859,000</text:p>
          </table:table-cell>
          <table:table-cell table:style-name="ce12" table:formula="of:=[.AD69]-[.AD68]" office:value-type="percentage" office:value="-0.0515563792650067">
            <text:p>-5.16%</text:p>
          </table:table-cell>
          <table:table-cell table:style-name="ce12" table:formula="of:=([.AB69]-[.$I$12])/[.$J$12]" office:value-type="percentage" office:value="0.0363558396486597">
            <text:p>3.64%</text:p>
          </table:table-cell>
          <table:table-cell table:style-name="ce9" table:formula="of:=[.$AB69]-[.$AB68]" office:value-type="float" office:value="-8294937">
            <text:p>-8,294,937</text:p>
          </table:table-cell>
          <table:table-cell table:number-columns-repeated="5"/>
        </table:table-row>
        <table:table-row table:style-name="ro3">
          <table:table-cell office:value-type="string">
            <text:p>Death</text:p>
          </table:table-cell>
          <table:table-cell table:number-columns-repeated="2"/>
          <table:table-cell table:style-name="ce9" office:value-type="float" office:value="2661603655">
            <text:p>2,661,603,655</text:p>
          </table:table-cell>
          <table:table-cell table:style-name="ce12" table:formula="of:=[.F70]-[.F69]" office:value-type="percentage" office:value="-0.0195497416966754">
            <text:p>-1.95%</text:p>
          </table:table-cell>
          <table:table-cell table:style-name="ce12" table:formula="of:=([.D70]-[.$I$4])/[.$J$4]" office:value-type="percentage" office:value="0.016183416372492">
            <text:p>1.62%</text:p>
          </table:table-cell>
          <table:table-cell table:number-columns-repeated="4"/>
          <table:covered-table-cell/>
          <table:table-cell table:style-name="ce13" office:value-type="string">
            <text:p>Chateau Map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10">
            <text:p>10</text:p>
          </table:table-cell>
          <table:table-cell table:style-name="ce19"/>
          <table:table-cell table:style-name="ce13" office:value-type="string">
            <text:p><text:a xlink:href="">Hephaeus, The Hammer</text:a></text:p>
          </table:table-cell>
          <table:table-cell office:value-type="string">
            <text:p>Volcalco</text:p>
          </table:table-cell>
          <table:table-cell office:value-type="string">
            <text:p>161q/62r/14p</text:p>
          </table:table-cell>
          <table:table-cell/>
          <table:table-cell office:value-type="float" office:value="2276887079">
            <text:p>2,276,887,079</text:p>
          </table:table-cell>
          <table:table-cell table:style-name="ce12" table:formula="of:=[.V70]-[.V69]" office:value-type="percentage" office:value="0.0158625637948261">
            <text:p>1.59%</text:p>
          </table:table-cell>
          <table:table-cell table:style-name="ce12" table:formula="of:=([.T70]-[.$I$2])/[.$J$2]" office:value-type="percentage" office:value="0.0444996340705239">
            <text:p>4.45%</text:p>
          </table:table-cell>
          <table:table-cell table:style-name="ce9" table:formula="of:=[.T70]-[.T69]" office:value-type="float" office:value="2972203">
            <text:p>2,972,203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9" office:value-type="float" office:value="1952725291">
            <text:p>1,952,725,291</text:p>
          </table:table-cell>
          <table:table-cell table:style-name="ce12" table:formula="of:=[.AD70]-[.AD69]" office:value-type="percentage" office:value="0.0799691882566368">
            <text:p>8.00%</text:p>
          </table:table-cell>
          <table:table-cell table:style-name="ce12" table:formula="of:=([.AB70]-[.$I$12])/[.$J$12]" office:value-type="percentage" office:value="0.116325027905296">
            <text:p>11.63%</text:p>
          </table:table-cell>
          <table:table-cell table:style-name="ce9" table:formula="of:=[.$AB70]-[.$AB69]" office:value-type="float" office:value="12866291">
            <text:p>12,866,291</text:p>
          </table:table-cell>
          <table:table-cell table:number-columns-repeated="5"/>
        </table:table-row>
        <table:table-row table:style-name="ro3">
          <table:table-cell office:value-type="string">
            <text:p>Shipyard</text:p>
          </table:table-cell>
          <table:table-cell office:value-type="string">
            <text:p>0/q</text:p>
          </table:table-cell>
          <table:table-cell/>
          <table:table-cell table:style-name="ce9" office:value-type="float" office:value="2665969493">
            <text:p>2,665,969,493</text:p>
          </table:table-cell>
          <table:table-cell table:style-name="ce12" table:formula="of:=[.F71]-[.F70]" office:value-type="percentage" office:value="0.0200229305458888">
            <text:p>2.00%</text:p>
          </table:table-cell>
          <table:table-cell table:style-name="ce12" table:formula="of:=([.D71]-[.$I$4])/[.$J$4]" office:value-type="percentage" office:value="0.0362063469183807">
            <text:p>3.62%</text:p>
          </table:table-cell>
          <table:table-cell table:number-columns-repeated="4"/>
          <table:covered-table-cell/>
          <table:table-cell table:style-name="ce13" office:value-type="string">
            <text:p>Bazaar Map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<text:a xlink:href="">Dialla's Wrath</text:a>, <text:a xlink:href="">Dialla's Hatred</text:a>, <text:a xlink:href="">Dialla's Anger</text:a></text:p>
          </table:table-cell>
          <table:table-cell office:value-type="string">
            <text:p>Dark Forest</text:p>
          </table:table-cell>
          <table:table-cell office:value-type="string">
            <text:p>101q/32r/14p</text:p>
          </table:table-cell>
          <table:table-cell/>
          <table:table-cell office:value-type="float" office:value="2280802565">
            <text:p>2,280,802,565</text:p>
          </table:table-cell>
          <table:table-cell table:style-name="ce12" table:formula="of:=[.V71]-[.V70]" office:value-type="percentage" office:value="0.0208968386287035">
            <text:p>2.09%</text:p>
          </table:table-cell>
          <table:table-cell table:style-name="ce12" table:formula="of:=([.T71]-[.$I$2])/[.$J$2]" office:value-type="percentage" office:value="0.0653964726992274">
            <text:p>6.54%</text:p>
          </table:table-cell>
          <table:table-cell table:style-name="ce9" table:formula="of:=[.T71]-[.T70]" office:value-type="float" office:value="3915486">
            <text:p>3,915,486</text:p>
          </table:table-cell>
          <table:table-cell/>
          <table:table-cell office:value-type="string">
            <text:p>T14</text:p>
          </table:table-cell>
          <table:table-cell table:number-columns-repeated="2"/>
          <table:table-cell table:style-name="ce9" office:value-type="float" office:value="1959294394">
            <text:p>1,959,294,394</text:p>
          </table:table-cell>
          <table:table-cell table:style-name="ce12" table:formula="of:=[.AD71]-[.AD70]" office:value-type="percentage" office:value="0.0408296248300491">
            <text:p>4.08%</text:p>
          </table:table-cell>
          <table:table-cell table:style-name="ce12" table:formula="of:=([.AB71]-[.$I$12])/[.$J$12]" office:value-type="percentage" office:value="0.157154652735346">
            <text:p>15.72%</text:p>
          </table:table-cell>
          <table:table-cell table:style-name="ce9" table:formula="of:=[.$AB71]-[.$AB70]" office:value-type="float" office:value="6569103">
            <text:p>6,569,103</text:p>
          </table:table-cell>
          <table:table-cell table:number-columns-repeated="5"/>
        </table:table-row>
        <table:table-row table:style-name="ro3">
          <table:table-cell office:value-type="string">
            <text:p>map+OverGrown Ruin</text:p>
          </table:table-cell>
          <table:table-cell table:number-columns-repeated="2"/>
          <table:table-cell table:style-name="ce9" office:value-type="float" office:value="2670829046">
            <text:p>2,670,829,046</text:p>
          </table:table-cell>
          <table:table-cell table:style-name="ce12" table:formula="of:=[.F72]-[.F71]" office:value-type="percentage" office:value="0.0222872429538305">
            <text:p>2.23%</text:p>
          </table:table-cell>
          <table:table-cell table:style-name="ce12" table:formula="of:=([.D72]-[.$I$4])/[.$J$4]" office:value-type="percentage" office:value="0.0584935898722112">
            <text:p>5.85%</text:p>
          </table:table-cell>
          <table:table-cell table:number-columns-repeated="4"/>
          <table:covered-table-cell/>
          <table:table-cell table:style-name="ce13" office:value-type="string">
            <text:p>Necropolis Map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<text:a xlink:href="">Merveil, the Reflection</text:a></text:p>
          </table:table-cell>
          <table:table-cell office:value-type="string">
            <text:p>Palace</text:p>
          </table:table-cell>
          <table:table-cell office:value-type="string">
            <text:p>125/44/12</text:p>
          </table:table-cell>
          <table:table-cell/>
          <table:table-cell office:value-type="float" office:value="2284236186">
            <text:p>2,284,236,186</text:p>
          </table:table-cell>
          <table:table-cell table:style-name="ce12" table:formula="of:=[.V72]-[.V71]" office:value-type="percentage" office:value="0.0183251386798797">
            <text:p>1.83%</text:p>
          </table:table-cell>
          <table:table-cell table:style-name="ce12" table:formula="of:=([.T72]-[.$I$2])/[.$J$2]" office:value-type="percentage" office:value="0.0837216113791071">
            <text:p>8.37%</text:p>
          </table:table-cell>
          <table:table-cell table:style-name="ce9" table:formula="of:=[.T72]-[.T71]" office:value-type="float" office:value="3433621">
            <text:p>3,433,621</text:p>
          </table:table-cell>
          <table:table-cell/>
          <table:table-cell office:value-type="string">
            <text:p>Palace</text:p>
          </table:table-cell>
          <table:table-cell table:number-columns-repeated="2"/>
          <table:table-cell table:style-name="ce9" office:value-type="float" office:value="1972145842">
            <text:p>1,972,145,842</text:p>
          </table:table-cell>
          <table:table-cell table:style-name="ce12" table:formula="of:=[.AD72]-[.AD71]" office:value-type="percentage" office:value="0.0798769330246283">
            <text:p>7.99%</text:p>
          </table:table-cell>
          <table:table-cell table:style-name="ce12" table:formula="of:=([.AB72]-[.$I$12])/[.$J$12]" office:value-type="percentage" office:value="0.237031585759974">
            <text:p>23.70%</text:p>
          </table:table-cell>
          <table:table-cell table:style-name="ce9" table:formula="of:=[.$AB72]-[.$AB71]" office:value-type="float" office:value="12851448">
            <text:p>12,851,448</text:p>
          </table:table-cell>
          <table:table-cell table:number-columns-repeated="5"/>
        </table:table-row>
        <table:table-row table:style-name="ro3">
          <table:table-cell office:value-type="string">
            <text:p>OverGrown Ruin</text:p>
          </table:table-cell>
          <table:table-cell table:number-columns-repeated="2"/>
          <table:table-cell table:style-name="ce9" office:value-type="float" office:value="2673893929">
            <text:p>2,673,893,929</text:p>
          </table:table-cell>
          <table:table-cell table:style-name="ce12" table:formula="of:=[.F73]-[.F72]" office:value-type="percentage" office:value="0.0140563940852307">
            <text:p>1.41%</text:p>
          </table:table-cell>
          <table:table-cell table:style-name="ce12" table:formula="of:=([.D73]-[.$I$4])/[.$J$4]" office:value-type="percentage" office:value="0.0725499839574419">
            <text:p>7.25%</text:p>
          </table:table-cell>
          <table:table-cell table:number-columns-repeated="4"/>
          <table:covered-table-cell/>
          <table:table-cell table:style-name="ce13" office:value-type="string">
            <text:p>Death and Taxes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<text:a xlink:href="">Avatar of Ash</text:a>, <text:a xlink:href="">Avatar of Winter</text:a>, <text:a xlink:href="">Avatar of Silence</text:a>, <text:a xlink:href="">Avatar of Apocalypse</text:a></text:p>
          </table:table-cell>
          <table:table-cell office:value-type="string">
            <text:p>Palaca+Zana</text:p>
          </table:table-cell>
          <table:table-cell office:value-type="string">
            <text:p>134/33/14</text:p>
          </table:table-cell>
          <table:table-cell/>
          <table:table-cell office:value-type="float" office:value="2290559788">
            <text:p>2,290,559,788</text:p>
          </table:table-cell>
          <table:table-cell table:style-name="ce12" table:formula="of:=[.V73]-[.V72]" office:value-type="percentage" office:value="0.0337488859738349">
            <text:p>3.37%</text:p>
          </table:table-cell>
          <table:table-cell table:style-name="ce12" table:formula="of:=([.T73]-[.$I$2])/[.$J$2]" office:value-type="percentage" office:value="0.117470497352942">
            <text:p>11.75%</text:p>
          </table:table-cell>
          <table:table-cell table:style-name="ce9" table:formula="of:=[.T73]-[.T72]" office:value-type="float" office:value="6323602">
            <text:p>6,323,602</text:p>
          </table:table-cell>
          <table:table-cell/>
          <table:table-cell office:value-type="string">
            <text:p>Shrine</text:p>
          </table:table-cell>
          <table:table-cell table:number-columns-repeated="2"/>
          <table:table-cell table:style-name="ce9" office:value-type="float" office:value="1985607547">
            <text:p>1,985,607,547</text:p>
          </table:table-cell>
          <table:table-cell table:style-name="ce12" table:formula="of:=[.AD73]-[.AD72]" office:value-type="percentage" office:value="0.0836699264302594">
            <text:p>8.37%</text:p>
          </table:table-cell>
          <table:table-cell table:style-name="ce12" table:formula="of:=([.AB73]-[.$I$12])/[.$J$12]" office:value-type="percentage" office:value="0.320701512190233">
            <text:p>32.07%</text:p>
          </table:table-cell>
          <table:table-cell table:style-name="ce9" table:formula="of:=[.$AB73]-[.$AB72]" office:value-type="float" office:value="13461705">
            <text:p>13,461,705</text:p>
          </table:table-cell>
          <table:table-cell table:number-columns-repeated="5"/>
        </table:table-row>
        <table:table-row table:style-name="ro3">
          <table:table-cell office:value-type="string">
            <text:p>Excalation</text:p>
          </table:table-cell>
          <table:table-cell office:value-type="string">
            <text:p>30/q</text:p>
          </table:table-cell>
          <table:table-cell/>
          <table:table-cell table:style-name="ce9" office:value-type="float" office:value="2678638731">
            <text:p>2,678,638,731</text:p>
          </table:table-cell>
          <table:table-cell table:style-name="ce12" table:formula="of:=[.F74]-[.F73]" office:value-type="percentage" office:value="0.0217609633935098">
            <text:p>2.18%</text:p>
          </table:table-cell>
          <table:table-cell table:style-name="ce12" table:formula="of:=([.D74]-[.$I$4])/[.$J$4]" office:value-type="percentage" office:value="0.0943109473509517">
            <text:p>9.43%</text:p>
          </table:table-cell>
          <table:table-cell table:number-columns-repeated="4"/>
          <table:covered-table-cell/>
          <table:table-cell table:style-name="ce13" office:value-type="string">
            <text:p>Plateau Map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<text:a xlink:href="">Drought Maddened Rhoa</text:a></text:p>
          </table:table-cell>
          <table:table-cell office:value-type="string">
            <text:p>Springs</text:p>
          </table:table-cell>
          <table:table-cell office:value-type="string">
            <text:p>136/34/30</text:p>
          </table:table-cell>
          <table:table-cell/>
          <table:table-cell office:value-type="float" office:value="2294875446">
            <text:p>2,294,875,446</text:p>
          </table:table-cell>
          <table:table-cell table:style-name="ce12" table:formula="of:=[.V74]-[.V73]" office:value-type="percentage" office:value="0.0230325453347741">
            <text:p>2.30%</text:p>
          </table:table-cell>
          <table:table-cell table:style-name="ce12" table:formula="of:=([.T74]-[.$I$2])/[.$J$2]" office:value-type="percentage" office:value="0.140503042687716">
            <text:p>14.05%</text:p>
          </table:table-cell>
          <table:table-cell table:style-name="ce9" table:formula="of:=[.T74]-[.T73]" office:value-type="float" office:value="4315658">
            <text:p>4,315,658</text:p>
          </table:table-cell>
          <table:table-cell/>
          <table:table-cell office:value-type="string">
            <text:p>Penisula</text:p>
          </table:table-cell>
          <table:table-cell table:number-columns-repeated="2"/>
          <table:table-cell table:style-name="ce9" office:value-type="float" office:value="1988800534">
            <text:p>1,988,800,534</text:p>
          </table:table-cell>
          <table:table-cell table:style-name="ce12" table:formula="of:=[.AD74]-[.AD73]" office:value-type="percentage" office:value="0.0198457021144628">
            <text:p>1.98%</text:p>
          </table:table-cell>
          <table:table-cell table:style-name="ce12" table:formula="of:=([.AB74]-[.$I$12])/[.$J$12]" office:value-type="percentage" office:value="0.340547214304696">
            <text:p>34.05%</text:p>
          </table:table-cell>
          <table:table-cell table:style-name="ce9" table:formula="of:=[.$AB74]-[.$AB73]" office:value-type="float" office:value="3192987">
            <text:p>3,192,987</text:p>
          </table:table-cell>
          <table:table-cell table:number-columns-repeated="5"/>
        </table:table-row>
        <table:table-row table:style-name="ro3">
          <table:table-cell office:value-type="string">
            <text:p>some maps</text:p>
          </table:table-cell>
          <table:table-cell table:number-columns-repeated="2"/>
          <table:table-cell table:style-name="ce9" office:value-type="float" office:value="2697770232">
            <text:p>2,697,770,232</text:p>
          </table:table-cell>
          <table:table-cell table:style-name="ce12" table:formula="of:=[.F75]-[.F74]" office:value-type="percentage" office:value="0.087742311043516">
            <text:p>8.77%</text:p>
          </table:table-cell>
          <table:table-cell table:style-name="ce12" table:formula="of:=([.D75]-[.$I$4])/[.$J$4]" office:value-type="percentage" office:value="0.182053258394468">
            <text:p>18.21%</text:p>
          </table:table-cell>
          <table:table-cell table:number-columns-repeated="4"/>
          <table:covered-table-cell/>
          <table:table-cell table:style-name="ce13" office:value-type="string">
            <text:p>Volcano Map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<text:a xlink:href="">Forest of Flames</text:a></text:p>
          </table:table-cell>
          <table:table-cell office:value-type="string">
            <text:p>Springs</text:p>
          </table:table-cell>
          <table:table-cell office:value-type="string">
            <text:p>125/30/14</text:p>
          </table:table-cell>
          <table:table-cell/>
          <table:table-cell office:value-type="float" office:value="2298410777">
            <text:p>2,298,410,777</text:p>
          </table:table-cell>
          <table:table-cell table:style-name="ce12" table:formula="of:=[.V75]-[.V74]" office:value-type="percentage" office:value="0.0188679620885001">
            <text:p>1.89%</text:p>
          </table:table-cell>
          <table:table-cell table:style-name="ce12" table:formula="of:=([.T75]-[.$I$2])/[.$J$2]" office:value-type="percentage" office:value="0.159371004776216">
            <text:p>15.94%</text:p>
          </table:table-cell>
          <table:table-cell table:style-name="ce9" table:formula="of:=[.T75]-[.T74]" office:value-type="float" office:value="3535331">
            <text:p>3,535,331</text:p>
          </table:table-cell>
          <table:table-cell/>
          <table:table-cell office:value-type="string">
            <text:p>Overgrown Ruin</text:p>
          </table:table-cell>
          <table:table-cell office:value-type="string">
            <text:p>30pack</text:p>
          </table:table-cell>
          <table:table-cell/>
          <table:table-cell table:style-name="ce9" office:value-type="float" office:value="1988800534">
            <text:p>1,988,800,534</text:p>
          </table:table-cell>
          <table:table-cell table:style-name="ce12" table:formula="of:=[.AD75]-[.AD74]" office:value-type="percentage" office:value="0">
            <text:p>0.00%</text:p>
          </table:table-cell>
          <table:table-cell table:style-name="ce12" table:formula="of:=([.AB75]-[.$I$12])/[.$J$12]" office:value-type="percentage" office:value="0.340547214304696">
            <text:p>34.05%</text:p>
          </table:table-cell>
          <table:table-cell table:style-name="ce9" table:formula="of:=[.$AB75]-[.$AB74]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14/double beyond</text:p>
          </table:table-cell>
          <table:table-cell/>
          <table:table-cell table:style-name="ce9" office:value-type="float" office:value="2701104009">
            <text:p>2,701,104,009</text:p>
          </table:table-cell>
          <table:table-cell table:style-name="ce12" table:formula="of:=[.F76]-[.F75]" office:value-type="percentage" office:value="0.0152896157224527">
            <text:p>1.53%</text:p>
          </table:table-cell>
          <table:table-cell table:style-name="ce12" table:formula="of:=([.D76]-[.$I$4])/[.$J$4]" office:value-type="percentage" office:value="0.19734287411692">
            <text:p>19.73%</text:p>
          </table:table-cell>
          <table:table-cell table:number-columns-repeated="4"/>
          <table:covered-table-cell/>
          <table:table-cell table:style-name="ce13" office:value-type="string">
            <text:p>Academy Map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<text:a xlink:href="">The Arbiter of Knowledge</text:a></text:p>
          </table:table-cell>
          <table:table-cell office:value-type="string">
            <text:p>Mineral Pools</text:p>
          </table:table-cell>
          <table:table-cell office:value-type="string">
            <text:p>126/30/16</text:p>
          </table:table-cell>
          <table:table-cell/>
          <table:table-cell office:value-type="float" office:value="2302571673">
            <text:p>2,302,571,673</text:p>
          </table:table-cell>
          <table:table-cell table:style-name="ce12" table:formula="of:=[.V76]-[.V75]" office:value-type="percentage" office:value="0.0222065848946511">
            <text:p>2.22%</text:p>
          </table:table-cell>
          <table:table-cell table:style-name="ce12" table:formula="of:=([.T76]-[.$I$2])/[.$J$2]" office:value-type="percentage" office:value="0.181577589670867">
            <text:p>18.16%</text:p>
          </table:table-cell>
          <table:table-cell table:style-name="ce9" table:formula="of:=[.T76]-[.T75]" office:value-type="float" office:value="4160896">
            <text:p>4,160,896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9" office:value-type="float" office:value="2079237618">
            <text:p>2,079,237,618</text:p>
          </table:table-cell>
          <table:table-cell table:style-name="ce12" table:formula="of:=[.AD76]-[.AD75]" office:value-type="percentage" office:value="0.562102955372086">
            <text:p>56.21%</text:p>
          </table:table-cell>
          <table:table-cell table:style-name="ce12" table:formula="of:=([.AB76]-[.$I$12])/[.$J$12]" office:value-type="percentage" office:value="0.902650169676782">
            <text:p>90.27%</text:p>
          </table:table-cell>
          <table:table-cell table:style-name="ce9" table:formula="of:=[.$AB76]-[.$AB75]" office:value-type="float" office:value="90437084">
            <text:p>90,437,084</text:p>
          </table:table-cell>
          <table:table-cell table:number-columns-repeated="5"/>
        </table:table-row>
        <table:table-row table:style-name="ro3">
          <table:table-cell office:value-type="string">
            <text:p>Village Ruin+Zana</text:p>
          </table:table-cell>
          <table:table-cell office:value-type="string">
            <text:p>30q</text:p>
          </table:table-cell>
          <table:table-cell/>
          <table:table-cell table:style-name="ce9" office:value-type="float" office:value="2706208228">
            <text:p>2,706,208,228</text:p>
          </table:table-cell>
          <table:table-cell table:style-name="ce12" table:formula="of:=[.F77]-[.F76]" office:value-type="percentage" office:value="0.0234093483377088">
            <text:p>2.34%</text:p>
          </table:table-cell>
          <table:table-cell table:style-name="ce12" table:formula="of:=([.D77]-[.$I$4])/[.$J$4]" office:value-type="percentage" office:value="0.220752222454629">
            <text:p>22.08%</text:p>
          </table:table-cell>
          <table:table-cell table:number-columns-repeated="4"/>
          <table:covered-table-cell/>
          <table:table-cell table:style-name="ce13" office:value-type="string">
            <text:p>Crematorium Map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<text:a xlink:href="">Megaera</text:a></text:p>
          </table:table-cell>
          <table:table-cell office:value-type="string">
            <text:p>Promenade</text:p>
          </table:table-cell>
          <table:table-cell office:value-type="string">
            <text:p>159/61/14/b</text:p>
          </table:table-cell>
          <table:table-cell/>
          <table:table-cell office:value-type="float" office:value="2306193278">
            <text:p>2,306,193,278</text:p>
          </table:table-cell>
          <table:table-cell table:style-name="ce12" table:formula="of:=[.V77]-[.V76]" office:value-type="percentage" office:value="0.0193284039993773">
            <text:p>1.93%</text:p>
          </table:table-cell>
          <table:table-cell table:style-name="ce12" table:formula="of:=([.T77]-[.$I$2])/[.$J$2]" office:value-type="percentage" office:value="0.200905993670245">
            <text:p>20.09%</text:p>
          </table:table-cell>
          <table:table-cell table:style-name="ce9" table:formula="of:=[.T77]-[.T76]" office:value-type="float" office:value="3621605">
            <text:p>3,621,605</text:p>
          </table:table-cell>
          <table:table-cell/>
          <table:table-cell office:value-type="string">
            <text:p>Precinct</text:p>
          </table:table-cell>
          <table:table-cell table:number-columns-repeated="2"/>
          <table:table-cell table:style-name="ce9" office:value-type="float" office:value="2083801006">
            <text:p>2,083,801,006</text:p>
          </table:table-cell>
          <table:table-cell table:style-name="ce12" table:formula="of:=[.AD77]-[.AD76]" office:value-type="percentage" office:value="0.0283632970884987">
            <text:p>2.84%</text:p>
          </table:table-cell>
          <table:table-cell table:style-name="ce12" table:formula="of:=([.AB77]-[.$I$12])/[.$J$12]" office:value-type="percentage" office:value="0.931013466765281">
            <text:p>93.10%</text:p>
          </table:table-cell>
          <table:table-cell table:style-name="ce9" table:formula="of:=[.$AB77]-[.$AB76]" office:value-type="float" office:value="4563388">
            <text:p>4,563,388</text:p>
          </table:table-cell>
          <table:table-cell table:number-columns-repeated="5"/>
        </table:table-row>
        <table:table-row table:style-name="ro3">
          <table:table-cell office:value-type="string">
            <text:p>Village Ruin+Zana</text:p>
          </table:table-cell>
          <table:table-cell office:value-type="string">
            <text:p>14q</text:p>
          </table:table-cell>
          <table:table-cell/>
          <table:table-cell table:style-name="ce9" office:value-type="float" office:value="2711996511">
            <text:p>2,711,996,511</text:p>
          </table:table-cell>
          <table:table-cell table:style-name="ce12" table:formula="of:=[.F78]-[.F77]" office:value-type="percentage" office:value="0.026546653469265">
            <text:p>2.65%</text:p>
          </table:table-cell>
          <table:table-cell table:style-name="ce12" table:formula="of:=([.D78]-[.$I$4])/[.$J$4]" office:value-type="percentage" office:value="0.247298875923894">
            <text:p>24.73%</text:p>
          </table:table-cell>
          <table:table-cell table:number-columns-repeated="4"/>
          <table:covered-table-cell/>
          <table:table-cell table:style-name="ce13" office:value-type="string">
            <text:p>Precinct Map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<text:a xlink:href="">Lady Stormflay</text:a></text:p>
          </table:table-cell>
          <table:table-cell office:value-type="string">
            <text:p>Some map t15</text:p>
          </table:table-cell>
          <table:table-cell table:number-columns-repeated="2"/>
          <table:table-cell table:formula="of:=[.T77]+([.T79]-[.T77])/2" office:value-type="float" office:value="2310748831.5">
            <text:p>2,310,748,832</text:p>
          </table:table-cell>
          <table:table-cell table:style-name="ce12" table:formula="of:=[.V78]-[.V77]" office:value-type="percentage" office:value="0.0243128608693596">
            <text:p>2.43%</text:p>
          </table:table-cell>
          <table:table-cell table:style-name="ce12" table:formula="of:=([.T78]-[.$I$2])/[.$J$2]" office:value-type="percentage" office:value="0.225218854539604">
            <text:p>22.52%</text:p>
          </table:table-cell>
          <table:table-cell table:style-name="ce9" table:formula="of:=[.T78]-[.T77]" office:value-type="float" office:value="4555553.5">
            <text:p>4,555,554</text:p>
          </table:table-cell>
          <table:table-cell/>
          <table:table-cell table:style-name="ce1" office:value-type="string">
            <text:p>RUNNNNN</text:p>
          </table:table-cell>
          <table:table-cell table:number-columns-repeated="2"/>
          <table:table-cell table:style-name="ce9" office:value-type="float" office:value="2387038886">
            <text:p>2,387,038,886</text:p>
          </table:table-cell>
          <table:table-cell table:style-name="ce12" table:formula="of:=[.AD78]-[.AD77]+1" office:value-type="percentage" office:value="0.70136326239359">
            <text:p>70.14%</text:p>
          </table:table-cell>
          <table:table-cell table:style-name="ce12" table:formula="of:=([.AB78]-[.$I$2])/[.$J$2]" office:value-type="percentage" office:value="0.632376729158871">
            <text:p>63.24%</text:p>
          </table:table-cell>
          <table:table-cell table:style-name="ce9" table:formula="of:=[.$AB78]-[.$AB77]" office:value-type="float" office:value="303237880">
            <text:p>303,237,880</text:p>
          </table:table-cell>
          <table:table-cell/>
          <table:table-cell office:value-type="float" office:value="2725588868">
            <text:p>2725588868</text:p>
          </table:table-cell>
          <table:table-cell table:number-columns-repeated="3"/>
        </table:table-row>
        <table:table-row table:style-name="ro3">
          <table:table-cell office:value-type="string">
            <text:p>Arsenal</text:p>
          </table:table-cell>
          <table:table-cell office:value-type="string">
            <text:p>28/anslaought</text:p>
          </table:table-cell>
          <table:table-cell/>
          <table:table-cell table:style-name="ce9" office:value-type="float" office:value="2715188737">
            <text:p>2,715,188,737</text:p>
          </table:table-cell>
          <table:table-cell table:style-name="ce12" table:formula="of:=[.F79]-[.F78]" office:value-type="percentage" office:value="0.0146404240113308">
            <text:p>1.46%</text:p>
          </table:table-cell>
          <table:table-cell table:style-name="ce12" table:formula="of:=([.D79]-[.$I$4])/[.$J$4]" office:value-type="percentage" office:value="0.261939299935225">
            <text:p>26.19%</text:p>
          </table:table-cell>
          <table:table-cell table:number-columns-repeated="4"/>
          <table:covered-table-cell/>
          <table:table-cell table:style-name="ce13" office:value-type="string">
            <text:p>Springs Map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<text:a xlink:href="">Witch of the Cauldron</text:a></text:p>
          </table:table-cell>
          <table:table-cell office:value-type="string">
            <text:p>Coloseeum</text:p>
          </table:table-cell>
          <table:table-cell table:number-columns-repeated="2"/>
          <table:table-cell office:value-type="float" office:value="2315304385">
            <text:p>2,315,304,385</text:p>
          </table:table-cell>
          <table:table-cell table:style-name="ce12" table:formula="of:=[.V79]-[.V78]" office:value-type="percentage" office:value="0.0243128608693596">
            <text:p>2.43%</text:p>
          </table:table-cell>
          <table:table-cell table:style-name="ce12" table:formula="of:=([.T79]-[.$I$2])/[.$J$2]" office:value-type="percentage" office:value="0.249531715408964">
            <text:p>24.95%</text:p>
          </table:table-cell>
          <table:table-cell table:style-name="ce9" table:formula="of:=[.T79]-[.T78]" office:value-type="float" office:value="4555553.5">
            <text:p>4,555,554</text:p>
          </table:table-cell>
          <table:table-cell table:number-columns-repeated="4"/>
          <table:table-cell table:style-name="ce9" office:value-type="float" office:value="2395057352">
            <text:p>2,395,057,352</text:p>
          </table:table-cell>
          <table:table-cell table:style-name="ce12" table:formula="of:=[.AD79]-[.AD78]" office:value-type="percentage" office:value="0.0427943274606897">
            <text:p>4.28%</text:p>
          </table:table-cell>
          <table:table-cell table:style-name="ce12" table:formula="of:=([.AB79]-[.$I$2])/[.$J$2]" office:value-type="percentage" office:value="0.675171056619561">
            <text:p>67.52%</text:p>
          </table:table-cell>
          <table:table-cell table:style-name="ce9" table:formula="of:=[.$AB79]-[.$AB78]" office:value-type="float" office:value="8018466">
            <text:p>8,018,466</text:p>
          </table:table-cell>
          <table:table-cell/>
          <table:table-cell office:value-type="float" office:value="2730172422">
            <text:p>2730172422</text:p>
          </table:table-cell>
          <table:table-cell table:style-name="ce9" table:formula="of:=[.AG79]-[.AG78]" office:value-type="float" office:value="4583554">
            <text:p>4,583,554</text:p>
          </table:table-cell>
          <table:table-cell table:number-columns-repeated="2"/>
        </table:table-row>
        <table:table-row table:style-name="ro3">
          <table:table-cell office:value-type="string">
            <text:p>some maps</text:p>
          </table:table-cell>
          <table:table-cell table:number-columns-repeated="2"/>
          <table:table-cell table:style-name="ce9" office:value-type="float" office:value="2724112000">
            <text:p>2,724,112,000</text:p>
          </table:table-cell>
          <table:table-cell table:style-name="ce12" table:formula="of:=[.F80]-[.F79]" office:value-type="percentage" office:value="0.0409245316229551">
            <text:p>4.09%</text:p>
          </table:table-cell>
          <table:table-cell table:style-name="ce12" table:formula="of:=([.D80]-[.$I$4])/[.$J$4]" office:value-type="percentage" office:value="0.30286383155818">
            <text:p>30.29%</text:p>
          </table:table-cell>
          <table:table-cell table:number-columns-repeated="4"/>
          <table:covered-table-cell/>
          <table:table-cell table:style-name="ce13" office:value-type="string">
            <text:p>Arsenal Map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<text:a xlink:href="">Volcanus</text:a></text:p>
          </table:table-cell>
          <table:table-cell office:value-type="string">
            <text:p>Volcalco</text:p>
          </table:table-cell>
          <table:table-cell office:value-type="string">
            <text:p>135/43/42/b</text:p>
          </table:table-cell>
          <table:table-cell/>
          <table:table-cell office:value-type="float" office:value="2319891721">
            <text:p>2,319,891,721</text:p>
          </table:table-cell>
          <table:table-cell table:style-name="ce12" table:formula="of:=[.V80]-[.V79]" office:value-type="percentage" office:value="0.0244824831777312">
            <text:p>2.45%</text:p>
          </table:table-cell>
          <table:table-cell table:style-name="ce12" table:formula="of:=([.T80]-[.$I$2])/[.$J$2]" office:value-type="percentage" office:value="0.274014198586695">
            <text:p>27.40%</text:p>
          </table:table-cell>
          <table:table-cell table:style-name="ce9" table:formula="of:=[.T80]-[.T79]" office:value-type="float" office:value="4587336">
            <text:p>4,587,336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9" office:value-type="float" office:value="2397609653">
            <text:p>2,397,609,653</text:p>
          </table:table-cell>
          <table:table-cell table:style-name="ce12" table:formula="of:=[.AD80]-[.AD79]" office:value-type="percentage" office:value="0.0136215586338141">
            <text:p>1.36%</text:p>
          </table:table-cell>
          <table:table-cell table:style-name="ce12" table:formula="of:=([.AB80]-[.$I$2])/[.$J$2]" office:value-type="percentage" office:value="0.688792615253375">
            <text:p>68.88%</text:p>
          </table:table-cell>
          <table:table-cell table:style-name="ce9" table:formula="of:=[.$AB80]-[.$AB79]" office:value-type="float" office:value="2552301">
            <text:p>2,552,301</text:p>
          </table:table-cell>
          <table:table-cell/>
          <table:table-cell office:value-type="float" office:value="2731644924">
            <text:p>2731644924</text:p>
          </table:table-cell>
          <table:table-cell table:style-name="ce9" table:formula="of:=[.AG80]-[.AG79]" office:value-type="float" office:value="1472502">
            <text:p>1,472,502</text:p>
          </table:table-cell>
          <table:table-cell table:number-columns-repeated="2"/>
        </table:table-row>
        <table:table-row table:style-name="ro3">
          <table:table-cell office:value-type="string">
            <text:p>OverGrown Ruin</text:p>
          </table:table-cell>
          <table:table-cell office:value-type="string">
            <text:p>12/q</text:p>
          </table:table-cell>
          <table:table-cell/>
          <table:table-cell table:style-name="ce9" office:value-type="float" office:value="2727279000">
            <text:p>2,727,279,000</text:p>
          </table:table-cell>
          <table:table-cell table:style-name="ce12" table:formula="of:=[.F81]-[.F80]" office:value-type="percentage" office:value="0.014524730656252">
            <text:p>1.45%</text:p>
          </table:table-cell>
          <table:table-cell table:style-name="ce12" table:formula="of:=([.D81]-[.$I$4])/[.$J$4]" office:value-type="percentage" office:value="0.317388562214432">
            <text:p>31.74%</text:p>
          </table:table-cell>
          <table:table-cell table:number-columns-repeated="4"/>
          <table:covered-table-cell/>
          <table:table-cell table:style-name="ce13" office:value-type="string">
            <text:p>Overgrown Ruin Map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<text:a xlink:href="">Loathe</text:a></text:p>
          </table:table-cell>
          <table:table-cell office:value-type="string">
            <text:p>Maze</text:p>
          </table:table-cell>
          <table:table-cell table:number-columns-repeated="2"/>
          <table:table-cell office:value-type="float" office:value="2324153828">
            <text:p>2,324,153,828</text:p>
          </table:table-cell>
          <table:table-cell table:style-name="ce12" table:formula="of:=[.V81]-[.V80]" office:value-type="percentage" office:value="0.0227467451543097">
            <text:p>2.27%</text:p>
          </table:table-cell>
          <table:table-cell table:style-name="ce12" table:formula="of:=([.T81]-[.$I$2])/[.$J$2]" office:value-type="percentage" office:value="0.296760943741005">
            <text:p>29.68%</text:p>
          </table:table-cell>
          <table:table-cell table:style-name="ce9" table:formula="of:=[.T81]-[.T80]" office:value-type="float" office:value="4262107">
            <text:p>4,262,107</text:p>
          </table:table-cell>
          <table:table-cell/>
          <table:table-cell table:style-name="ce1" office:value-type="string">
            <text:p>RUNNNNN</text:p>
          </table:table-cell>
          <table:table-cell table:number-columns-repeated="2"/>
          <table:table-cell table:style-name="ce9" office:value-type="float" office:value="2413504000">
            <text:p>2,413,504,000</text:p>
          </table:table-cell>
          <table:table-cell table:style-name="ce12" table:formula="of:=[.AD81]-[.AD80]" office:value-type="percentage" office:value="0.084827682787684">
            <text:p>8.48%</text:p>
          </table:table-cell>
          <table:table-cell table:style-name="ce12" table:formula="of:=([.AB81]-[.$I$2])/[.$J$2]" office:value-type="percentage" office:value="0.773620298041059">
            <text:p>77.36%</text:p>
          </table:table-cell>
          <table:table-cell table:style-name="ce9" table:formula="of:=[.$AB81]-[.$AB80]" office:value-type="float" office:value="15894347">
            <text:p>15,894,347</text:p>
          </table:table-cell>
          <table:table-cell office:value-type="float" office:value="4.5">
            <text:p>4.5</text:p>
          </table:table-cell>
          <table:table-cell office:value-type="float" office:value="2721751584">
            <text:p>2721751584</text:p>
          </table:table-cell>
          <table:table-cell table:style-name="ce9" table:formula="of:=[.AG81]-[.AG80]" office:value-type="float" office:value="-9893340">
            <text:p>-9,893,340</text:p>
          </table:table-cell>
          <table:table-cell table:number-columns-repeated="2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12/q</text:p>
          </table:table-cell>
          <table:table-cell/>
          <table:table-cell table:style-name="ce9" office:value-type="float" office:value="2729675000">
            <text:p>2,729,675,000</text:p>
          </table:table-cell>
          <table:table-cell table:style-name="ce12" table:formula="of:=[.F82]-[.F81]" office:value-type="percentage" office:value="0.0109887131835743">
            <text:p>1.10%</text:p>
          </table:table-cell>
          <table:table-cell table:style-name="ce12" table:formula="of:=([.D82]-[.$I$4])/[.$J$4]" office:value-type="percentage" office:value="0.328377275398006">
            <text:p>32.84%</text:p>
          </table:table-cell>
          <table:table-cell table:number-columns-repeated="4"/>
          <table:covered-table-cell/>
          <table:table-cell table:style-name="ce13" office:value-type="string">
            <text:p>Shipyard Map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<text:a xlink:href="">Warmonger</text:a></text:p>
          </table:table-cell>
          <table:table-cell office:value-type="string">
            <text:p>Runs</text:p>
          </table:table-cell>
          <table:table-cell table:number-columns-repeated="2"/>
          <table:table-cell office:value-type="float" office:value="2329761878">
            <text:p>2,329,761,878</text:p>
          </table:table-cell>
          <table:table-cell table:style-name="ce12" table:formula="of:=[.V82]-[.V81]" office:value-type="percentage" office:value="0.0299300050802635">
            <text:p>2.99%</text:p>
          </table:table-cell>
          <table:table-cell table:style-name="ce12" table:formula="of:=([.T82]-[.$I$2])/[.$J$2]" office:value-type="percentage" office:value="0.326690948821268">
            <text:p>32.67%</text:p>
          </table:table-cell>
          <table:table-cell table:style-name="ce9" table:formula="of:=[.T82]-[.T81]" office:value-type="float" office:value="5608050">
            <text:p>5,608,050</text:p>
          </table:table-cell>
          <table:table-cell/>
          <table:table-cell office:value-type="string">
            <text:p>Village Ruin</text:p>
          </table:table-cell>
          <table:table-cell office:value-type="string">
            <text:p>15pack</text:p>
          </table:table-cell>
          <table:table-cell office:value-type="float" office:value="4.5">
            <text:p>4.5</text:p>
          </table:table-cell>
          <table:table-cell table:style-name="ce9" office:value-type="float" office:value="2416948116">
            <text:p>2,416,948,116</text:p>
          </table:table-cell>
          <table:table-cell table:style-name="ce12" table:formula="of:=[.AD82]-[.AD81]" office:value-type="percentage" office:value="0.0183811501996267">
            <text:p>1.84%</text:p>
          </table:table-cell>
          <table:table-cell table:style-name="ce12" table:formula="of:=([.AB82]-[.$I$2])/[.$J$2]" office:value-type="percentage" office:value="0.792001448240686">
            <text:p>79.20%</text:p>
          </table:table-cell>
          <table:table-cell table:style-name="ce9" table:formula="of:=[.$AB82]-[.$AB81]" office:value-type="float" office:value="3444116">
            <text:p>3,444,116</text:p>
          </table:table-cell>
          <table:table-cell/>
          <table:table-cell office:value-type="float" office:value="2723184077">
            <text:p>2723184077</text:p>
          </table:table-cell>
          <table:table-cell table:style-name="ce9" table:formula="of:=[.AG82]-[.AG81]" office:value-type="float" office:value="1432493">
            <text:p>1,432,493</text:p>
          </table:table-cell>
          <table:table-cell table:number-columns-repeated="2"/>
        </table:table-row>
        <table:table-row table:style-name="ro3">
          <table:table-cell office:value-type="string">
            <text:p>Shipyard</text:p>
          </table:table-cell>
          <table:table-cell office:value-type="string">
            <text:p>12/q</text:p>
          </table:table-cell>
          <table:table-cell/>
          <table:table-cell table:style-name="ce9" office:value-type="float" office:value="2732921000">
            <text:p>2,732,921,000</text:p>
          </table:table-cell>
          <table:table-cell table:style-name="ce12" table:formula="of:=[.F83]-[.F82]" office:value-type="percentage" office:value="0.0148870463246586">
            <text:p>1.49%</text:p>
          </table:table-cell>
          <table:table-cell table:style-name="ce12" table:formula="of:=([.D83]-[.$I$4])/[.$J$4]" office:value-type="percentage" office:value="0.343264321722665">
            <text:p>34.33%</text:p>
          </table:table-cell>
          <table:table-cell table:number-columns-repeated="4"/>
          <table:covered-table-cell/>
          <table:table-cell table:style-name="ce13" office:value-type="string">
            <text:p>Village Ruin Map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<text:a xlink:href="">Stonebeak, Battle Fowl</text:a>, <text:a xlink:href="">Gnar, Eater of Carrion</text:a></text:p>
          </table:table-cell>
          <table:table-cell office:value-type="string">
            <text:p>strand</text:p>
          </table:table-cell>
          <table:table-cell table:number-columns-repeated="2"/>
          <table:table-cell office:value-type="float" office:value="2332015479">
            <text:p>2,332,015,479</text:p>
          </table:table-cell>
          <table:table-cell table:style-name="ce12" table:formula="of:=[.V83]-[.V82]" office:value-type="percentage" office:value="0.0120274051370596">
            <text:p>1.20%</text:p>
          </table:table-cell>
          <table:table-cell table:style-name="ce12" table:formula="of:=([.T83]-[.$I$2])/[.$J$2]" office:value-type="percentage" office:value="0.338718353958328">
            <text:p>33.87%</text:p>
          </table:table-cell>
          <table:table-cell table:style-name="ce9" table:formula="of:=[.T83]-[.T82]" office:value-type="float" office:value="2253601">
            <text:p>2,253,601</text:p>
          </table:table-cell>
          <table:table-cell/>
          <table:table-cell office:value-type="string">
            <text:p>Village Ruin</text:p>
          </table:table-cell>
          <table:table-cell/>
          <table:table-cell office:value-type="float" office:value="4.2">
            <text:p>4.2</text:p>
          </table:table-cell>
          <table:table-cell table:style-name="ce9" office:value-type="float" office:value="2419901250">
            <text:p>2,419,901,250</text:p>
          </table:table-cell>
          <table:table-cell table:style-name="ce12" table:formula="of:=[.AD83]-[.AD82]" office:value-type="percentage" office:value="0.0157607930782891">
            <text:p>1.58%</text:p>
          </table:table-cell>
          <table:table-cell table:style-name="ce12" table:formula="of:=([.AB83]-[.$I$2])/[.$J$2]" office:value-type="percentage" office:value="0.807762241318975">
            <text:p>80.78%</text:p>
          </table:table-cell>
          <table:table-cell table:style-name="ce9" table:formula="of:=[.$AB83]-[.$AB82]" office:value-type="float" office:value="2953134">
            <text:p>2,953,134</text:p>
          </table:table-cell>
          <table:table-cell/>
          <table:table-cell office:value-type="float" office:value="2725929181">
            <text:p>2725929181</text:p>
          </table:table-cell>
          <table:table-cell table:style-name="ce9" table:formula="of:=[.AG83]-[.AG82]" office:value-type="float" office:value="2745104">
            <text:p>2,745,104</text:p>
          </table:table-cell>
          <table:table-cell table:number-columns-repeated="2"/>
        </table:table-row>
        <table:table-row table:style-name="ro3">
          <table:table-cell office:value-type="string">
            <text:p>Courtyard</text:p>
          </table:table-cell>
          <table:table-cell office:value-type="string">
            <text:p>14/anarhcy</text:p>
          </table:table-cell>
          <table:table-cell/>
          <table:table-cell table:style-name="ce9" office:value-type="float" office:value="3310036871">
            <text:p>3,310,036,871</text:p>
          </table:table-cell>
          <table:table-cell table:style-name="ce12" table:formula="of:=[.F84]-[.F83]" office:value-type="percentage" office:value="0.440637263690822">
            <text:p>44.06%</text:p>
          </table:table-cell>
          <table:table-cell table:style-name="ce12" table:formula="of:=([.D84]-[.$I$6])/[.$J$6]" office:value-type="percentage" office:value="0.783901585413487">
            <text:p>78.39%</text:p>
          </table:table-cell>
          <table:table-cell table:number-columns-repeated="4"/>
          <table:covered-table-cell/>
          <table:table-cell table:style-name="ce13" office:value-type="string">
            <text:p>The Alluring Abyss</text:p>
          </table:table-cell>
          <table:table-cell table:style-name="ce13" office:value-type="float" office:value="80">
            <text:p>80</text:p>
          </table:table-cell>
          <table:table-cell table:style-name="ce18" office:value-type="string">
            <text:p>N/A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<text:a xlink:href="">Atziri, Queen of the Vaal</text:a></text:p>
          </table:table-cell>
          <table:table-cell office:value-type="string">
            <text:p>Runs</text:p>
          </table:table-cell>
          <table:table-cell table:number-columns-repeated="2"/>
          <table:table-cell office:value-type="float" office:value="2387067166">
            <text:p>2,387,067,166</text:p>
          </table:table-cell>
          <table:table-cell table:style-name="ce12" table:formula="of:=[.V84]-[.V83]" office:value-type="percentage" office:value="0.29380930476495">
            <text:p>29.38%</text:p>
          </table:table-cell>
          <table:table-cell table:style-name="ce12" table:formula="of:=([.T84]-[.$I$2])/[.$J$2]" office:value-type="percentage" office:value="0.632527658723278">
            <text:p>63.25%</text:p>
          </table:table-cell>
          <table:table-cell table:style-name="ce9" table:formula="of:=[.T84]-[.T83]" office:value-type="float" office:value="55051687">
            <text:p>55,051,687</text:p>
          </table:table-cell>
          <table:table-cell/>
          <table:table-cell office:value-type="string">
            <text:p>Zana mission</text:p>
          </table:table-cell>
          <table:table-cell/>
          <table:table-cell office:value-type="string">
            <text:p>q</text:p>
          </table:table-cell>
          <table:table-cell table:style-name="ce9" office:value-type="float" office:value="2421832410">
            <text:p>2,421,832,410</text:p>
          </table:table-cell>
          <table:table-cell table:style-name="ce12" table:formula="of:=[.AD84]-[.AD83]" office:value-type="percentage" office:value="0.010306546591204">
            <text:p>1.03%</text:p>
          </table:table-cell>
          <table:table-cell table:style-name="ce12" table:formula="of:=([.AB84]-[.$I$2])/[.$J$2]" office:value-type="percentage" office:value="0.818068787910179">
            <text:p>81.81%</text:p>
          </table:table-cell>
          <table:table-cell table:style-name="ce9" table:formula="of:=[.$AB84]-[.$AB83]" office:value-type="float" office:value="1931160">
            <text:p>1,931,160</text:p>
          </table:table-cell>
          <table:table-cell/>
          <table:table-cell office:value-type="float" office:value="2728503697">
            <text:p>2728503697</text:p>
          </table:table-cell>
          <table:table-cell table:style-name="ce9" table:formula="of:=[.AG84]-[.AG83]" office:value-type="float" office:value="2574516">
            <text:p>2,574,516</text:p>
          </table:table-cell>
          <table:table-cell table:number-columns-repeated="2"/>
        </table:table-row>
        <table:table-row table:style-name="ro3">
          <table:table-cell office:value-type="string">
            <text:p>Phoenix</text:p>
          </table:table-cell>
          <table:table-cell table:number-columns-repeated="2"/>
          <table:table-cell table:style-name="ce9" office:value-type="float" office:value="3313328108">
            <text:p>3,313,328,108</text:p>
          </table:table-cell>
          <table:table-cell table:style-name="ce12" table:formula="of:=[.F85]-[.F84]" office:value-type="percentage" office:value="0.012980732608189">
            <text:p>1.30%</text:p>
          </table:table-cell>
          <table:table-cell table:style-name="ce12" table:formula="of:=([.D85]-[.$I$6])/[.$J$6]" office:value-type="percentage" office:value="0.796882318021676">
            <text:p>79.69%</text:p>
          </table:table-cell>
          <table:table-cell table:number-columns-repeated="4"/>
          <table:covered-table-cell/>
          <table:table-cell table:style-name="ce13" office:value-type="string">
            <text:p>Courtyard Map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<text:a xlink:href="">Oriath's Vigil</text:a>, <text:a xlink:href="">Oriath's Vengeance</text:a>, <text:a xlink:href="">Oriath's Virtue</text:a></text:p>
          </table:table-cell>
          <table:table-cell office:value-type="string">
            <text:p>177/65/28/b</text:p>
          </table:table-cell>
          <table:table-cell table:number-columns-repeated="2"/>
          <table:table-cell office:value-type="float" office:value="2396158949">
            <text:p>2,396,158,949</text:p>
          </table:table-cell>
          <table:table-cell table:style-name="ce12" table:formula="of:=[.V85]-[.V84]" office:value-type="percentage" office:value="0.048522590094356">
            <text:p>4.85%</text:p>
          </table:table-cell>
          <table:table-cell table:style-name="ce12" table:formula="of:=([.T85]-[.$I$2])/[.$J$2]" office:value-type="percentage" office:value="0.681050248817634">
            <text:p>68.11%</text:p>
          </table:table-cell>
          <table:table-cell table:style-name="ce9" table:formula="of:=[.T85]-[.T84]" office:value-type="float" office:value="9091783">
            <text:p>9,091,783</text:p>
          </table:table-cell>
          <table:table-cell/>
          <table:table-cell office:value-type="string">
            <text:p>Runs</text:p>
          </table:table-cell>
          <table:table-cell table:number-columns-repeated="2"/>
          <table:table-cell table:style-name="ce9" office:value-type="float" office:value="2412061926">
            <text:p>2,412,061,926</text:p>
          </table:table-cell>
          <table:table-cell table:style-name="ce12" table:formula="of:=[.AD85]-[.AD84]" office:value-type="percentage" office:value="-0.0521447982376465">
            <text:p>-5.21%</text:p>
          </table:table-cell>
          <table:table-cell table:style-name="ce12" table:formula="of:=([.AB85]-[.$I$2])/[.$J$2]" office:value-type="percentage" office:value="0.765923989672532">
            <text:p>76.59%</text:p>
          </table:table-cell>
          <table:table-cell table:style-name="ce9" table:formula="of:=[.$AB85]-[.$AB84]" office:value-type="float" office:value="-9770484">
            <text:p>-9,770,484</text:p>
          </table:table-cell>
          <table:table-cell/>
          <table:table-cell office:value-type="float" office:value="2730502136">
            <text:p>2730502136</text:p>
          </table:table-cell>
          <table:table-cell table:style-name="ce9" table:formula="of:=[.AG85]-[.AG84]" office:value-type="float" office:value="1998439">
            <text:p>1,998,439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9" office:value-type="float" office:value="3314845312">
            <text:p>3,314,845,312</text:p>
          </table:table-cell>
          <table:table-cell table:style-name="ce12" table:formula="of:=[.F86]-[.F85]" office:value-type="percentage" office:value="0.00598389585316239">
            <text:p>0.60%</text:p>
          </table:table-cell>
          <table:table-cell table:style-name="ce12" table:formula="of:=([.D86]-[.$I$6])/[.$J$6]" office:value-type="percentage" office:value="0.802866213874838">
            <text:p>80.29%</text:p>
          </table:table-cell>
          <table:table-cell table:number-columns-repeated="4"/>
          <table:covered-table-cell/>
          <table:table-cell table:style-name="ce13" office:value-type="string">
            <text:p>Excavation Map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<text:a xlink:href="">Champion of the Hollows</text:a>, <text:a xlink:href="">Lord of the Hollows</text:a>, <text:a xlink:href="">Messenger of the Hollows</text:a></text:p>
          </table:table-cell>
          <table:table-cell office:value-type="string">
            <text:p>Core</text:p>
          </table:table-cell>
          <table:table-cell table:number-columns-repeated="2"/>
          <table:table-cell office:value-type="float" office:value="2398908087">
            <text:p>2,398,908,087</text:p>
          </table:table-cell>
          <table:table-cell table:style-name="ce12" table:formula="of:=[.V86]-[.V85]" office:value-type="percentage" office:value="0.0146720721652528">
            <text:p>1.47%</text:p>
          </table:table-cell>
          <table:table-cell table:style-name="ce12" table:formula="of:=([.T86]-[.$I$2])/[.$J$2]" office:value-type="percentage" office:value="0.695722320982887">
            <text:p>69.57%</text:p>
          </table:table-cell>
          <table:table-cell table:style-name="ce9" table:formula="of:=[.T86]-[.T85]" office:value-type="float" office:value="2749138">
            <text:p>2,749,138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9" office:value-type="float" office:value="2414558000">
            <text:p>2,414,558,000</text:p>
          </table:table-cell>
          <table:table-cell table:style-name="ce12" table:formula="of:=[.AD86]-[.AD85]" office:value-type="percentage" office:value="0.013321476716633">
            <text:p>1.33%</text:p>
          </table:table-cell>
          <table:table-cell table:style-name="ce12" table:formula="of:=([.AB86]-[.$I$2])/[.$J$2]" office:value-type="percentage" office:value="0.779245466389166">
            <text:p>77.92%</text:p>
          </table:table-cell>
          <table:table-cell table:style-name="ce9" table:formula="of:=[.$AB86]-[.$AB85]" office:value-type="float" office:value="2496074">
            <text:p>2,496,074</text:p>
          </table:table-cell>
          <table:table-cell/>
          <table:table-cell office:value-type="float" office:value="2731103606">
            <text:p>2731103606</text:p>
          </table:table-cell>
          <table:table-cell table:style-name="ce9" table:formula="of:=[.AG86]-[.AG85]" office:value-type="float" office:value="601470">
            <text:p>601,47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9" office:value-type="float" office:value="3333348857">
            <text:p>3,333,348,857</text:p>
          </table:table-cell>
          <table:table-cell table:style-name="ce12" table:formula="of:=[.F87]-[.F86]" office:value-type="percentage" office:value="0.0729785092804293">
            <text:p>7.30%</text:p>
          </table:table-cell>
          <table:table-cell table:style-name="ce12" table:formula="of:=([.D87]-[.$I$6])/[.$J$6]" office:value-type="percentage" office:value="0.875844723155268">
            <text:p>87.58%</text:p>
          </table:table-cell>
          <table:table-cell table:number-columns-repeated="4"/>
          <table:covered-table-cell/>
          <table:table-cell table:style-name="ce13" office:value-type="string">
            <text:p>Wasteland Map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<text:a xlink:href="">The Brittle Emperor</text:a></text:p>
          </table:table-cell>
          <table:table-cell office:value-type="string">
            <text:p>Maps</text:p>
          </table:table-cell>
          <table:table-cell table:number-columns-repeated="2"/>
          <table:table-cell office:value-type="float" office:value="2489992698">
            <text:p>2,489,992,698</text:p>
          </table:table-cell>
          <table:table-cell table:style-name="ce12" table:formula="of:=[.V87]-[.V86]+1" office:value-type="percentage" office:value="0.472819911647432">
            <text:p>47.28%</text:p>
          </table:table-cell>
          <table:table-cell table:style-name="ce12" table:formula="of:=([.T87]-[.$I$3])/[.$J$3]" office:value-type="percentage" office:value="0.168542232630319">
            <text:p>16.85%</text:p>
          </table:table-cell>
          <table:table-cell table:style-name="ce9" table:formula="of:=[.T87]-[.T86]" office:value-type="float" office:value="91084611">
            <text:p>91,084,611</text:p>
          </table:table-cell>
          <table:table-cell/>
          <table:table-cell office:value-type="string">
            <text:p>Zana 24 pack</text:p>
          </table:table-cell>
          <table:table-cell table:number-columns-repeated="2"/>
          <table:table-cell table:style-name="ce9" office:value-type="float" office:value="2418247512">
            <text:p>2,418,247,512</text:p>
          </table:table-cell>
          <table:table-cell table:style-name="ce12" table:formula="of:=[.AD87]-[.AD86]" office:value-type="percentage" office:value="0.0196908217479682">
            <text:p>1.97%</text:p>
          </table:table-cell>
          <table:table-cell table:style-name="ce12" table:formula="of:=([.AB87]-[.$I$2])/[.$J$2]" office:value-type="percentage" office:value="0.798936288137134">
            <text:p>79.89%</text:p>
          </table:table-cell>
          <table:table-cell table:style-name="ce9" table:formula="of:=[.$AB87]-[.$AB86]" office:value-type="float" office:value="3689512">
            <text:p>3,689,512</text:p>
          </table:table-cell>
          <table:table-cell/>
          <table:table-cell office:value-type="float" office:value="2733096172">
            <text:p>2733096172</text:p>
          </table:table-cell>
          <table:table-cell table:style-name="ce9" table:formula="of:=[.AG87]-[.AG86]" office:value-type="float" office:value="1992566">
            <text:p>1,992,566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9" office:value-type="float" office:value="3333870464">
            <text:p>3,333,870,464</text:p>
          </table:table-cell>
          <table:table-cell table:style-name="ce12" table:formula="of:=[.F88]-[.F87]" office:value-type="percentage" office:value="0.00205723288646775">
            <text:p>0.21%</text:p>
          </table:table-cell>
          <table:table-cell table:style-name="ce12" table:formula="of:=([.D88]-[.$I$6])/[.$J$6]" office:value-type="percentage" office:value="0.877901956041735">
            <text:p>87.79%</text:p>
          </table:table-cell>
          <table:table-cell table:number-columns-repeated="4"/>
          <table:covered-table-cell/>
          <table:table-cell table:style-name="ce13" office:value-type="string">
            <text:p>Waterways Map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<text:a xlink:href="">Fragment of Winter</text:a></text:p>
          </table:table-cell>
          <table:table-cell office:value-type="string">
            <text:p>Plaza</text:p>
          </table:table-cell>
          <table:table-cell office:value-type="string">
            <text:p>70/15/0/</text:p>
          </table:table-cell>
          <table:table-cell/>
          <table:table-cell office:value-type="float" office:value="2492483071">
            <text:p>2,492,483,071</text:p>
          </table:table-cell>
          <table:table-cell table:style-name="ce12" table:formula="of:=[.V88]-[.V87]" office:value-type="percentage" office:value="0.0123192034402965">
            <text:p>1.23%</text:p>
          </table:table-cell>
          <table:table-cell table:style-name="ce12" table:formula="of:=([.T88]-[.$I$3])/[.$J$3]" office:value-type="percentage" office:value="0.180861436070615">
            <text:p>18.09%</text:p>
          </table:table-cell>
          <table:table-cell table:style-name="ce9" table:formula="of:=[.T88]-[.T87]" office:value-type="float" office:value="2490373">
            <text:p>2,490,373</text:p>
          </table:table-cell>
          <table:table-cell/>
          <table:table-cell office:value-type="string">
            <text:p>Village Ruin</text:p>
          </table:table-cell>
          <table:table-cell/>
          <table:table-cell office:value-type="float" office:value="4.7">
            <text:p>4.7</text:p>
          </table:table-cell>
          <table:table-cell table:style-name="ce9" office:value-type="float" office:value="2421741776">
            <text:p>2,421,741,776</text:p>
          </table:table-cell>
          <table:table-cell table:style-name="ce12" table:formula="of:=[.AD88]-[.AD87]" office:value-type="percentage" office:value="0.0186487886648268">
            <text:p>1.86%</text:p>
          </table:table-cell>
          <table:table-cell table:style-name="ce12" table:formula="of:=([.AB88]-[.$I$2])/[.$J$2]" office:value-type="percentage" office:value="0.81758507680196">
            <text:p>81.76%</text:p>
          </table:table-cell>
          <table:table-cell table:style-name="ce9" table:formula="of:=[.$AB88]-[.$AB87]" office:value-type="float" office:value="3494264">
            <text:p>3,494,264</text:p>
          </table:table-cell>
          <table:table-cell/>
          <table:table-cell office:value-type="float" office:value="2736322089">
            <text:p>2736322089</text:p>
          </table:table-cell>
          <table:table-cell table:style-name="ce9" table:formula="of:=[.AG88]-[.AG87]" office:value-type="float" office:value="3225917">
            <text:p>3,225,917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9" office:value-type="float" office:value="3337762641">
            <text:p>3,337,762,641</text:p>
          </table:table-cell>
          <table:table-cell table:style-name="ce12" table:formula="of:=[.F89]-[.F88]" office:value-type="percentage" office:value="0.0153508571095741">
            <text:p>1.54%</text:p>
          </table:table-cell>
          <table:table-cell table:style-name="ce12" table:formula="of:=([.D89]-[.$I$6])/[.$J$6]" office:value-type="percentage" office:value="0.893252813151309">
            <text:p>89.33%</text:p>
          </table:table-cell>
          <table:table-cell table:number-columns-repeated="4"/>
          <table:covered-table-cell/>
          <table:table-cell table:style-name="ce13" office:value-type="string">
            <text:p>Conservatory Map</text:p>
          </table:table-cell>
          <table:table-cell table:style-name="ce13" office:value-type="float" office:value="81">
            <text:p>81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<text:a xlink:href="">Shadow of the Vaal</text:a></text:p>
          </table:table-cell>
          <table:table-cell office:value-type="string">
            <text:p>Maze</text:p>
          </table:table-cell>
          <table:table-cell table:number-columns-repeated="2"/>
          <table:table-cell office:value-type="float" office:value="2495039802">
            <text:p>2,495,039,802</text:p>
          </table:table-cell>
          <table:table-cell table:style-name="ce12" table:formula="of:=[.V89]-[.V88]" office:value-type="percentage" office:value="0.0126474585658907">
            <text:p>1.26%</text:p>
          </table:table-cell>
          <table:table-cell table:style-name="ce12" table:formula="of:=([.T89]-[.$I$3])/[.$J$3]" office:value-type="percentage" office:value="0.193508894636506">
            <text:p>19.35%</text:p>
          </table:table-cell>
          <table:table-cell table:style-name="ce9" table:formula="of:=[.T89]-[.T88]" office:value-type="float" office:value="2556731">
            <text:p>2,556,731</text:p>
          </table:table-cell>
          <table:table-cell/>
          <table:table-cell office:value-type="string">
            <text:p>Gorge</text:p>
          </table:table-cell>
          <table:table-cell/>
          <table:table-cell office:value-type="float" office:value="3">
            <text:p>3</text:p>
          </table:table-cell>
          <table:table-cell table:style-name="ce9" office:value-type="float" office:value="2423609150">
            <text:p>2,423,609,150</text:p>
          </table:table-cell>
          <table:table-cell table:style-name="ce12" table:formula="of:=[.AD89]-[.AD88]" office:value-type="percentage" office:value="0.00996612250367812">
            <text:p>1.00%</text:p>
          </table:table-cell>
          <table:table-cell table:style-name="ce12" table:formula="of:=([.AB89]-[.$I$2])/[.$J$2]" office:value-type="percentage" office:value="0.827551199305639">
            <text:p>82.76%</text:p>
          </table:table-cell>
          <table:table-cell table:style-name="ce9" table:formula="of:=[.$AB89]-[.$AB88]" office:value-type="float" office:value="1867374">
            <text:p>1,867,374</text:p>
          </table:table-cell>
          <table:table-cell/>
          <table:table-cell table:formula="of:=3025954471-100000" office:value-type="float" office:value="3025854471">
            <text:p>3025854471</text:p>
          </table:table-cell>
          <table:table-cell table:style-name="ce9" table:formula="of:=[.AG89]-[.AG88]" office:value-type="float" office:value="289532382">
            <text:p>289,532,382</text:p>
          </table:table-cell>
          <table:table-cell table:style-name="ce12" table:formula="of:=([.AG89]-[.$I$5])/[.$J$5]" office:value-type="percentage" office:value="0.636738415232721">
            <text:p>63.67%</text:p>
          </table:table-cell>
          <table:table-cell/>
        </table:table-row>
        <table:table-row table:style-name="ro3">
          <table:table-cell office:value-type="string">
            <text:p>8xminotaurs</text:p>
          </table:table-cell>
          <table:table-cell table:number-columns-repeated="2"/>
          <table:table-cell table:style-name="ce9" office:value-type="float" office:value="3353107882">
            <text:p>3,353,107,882</text:p>
          </table:table-cell>
          <table:table-cell table:style-name="ce12" table:formula="of:=[.F90]-[.F89]" office:value-type="percentage" office:value="0.0605220682160593">
            <text:p>6.05%</text:p>
          </table:table-cell>
          <table:table-cell table:style-name="ce12" table:formula="of:=([.D90]-[.$I$6])/[.$J$6]" office:value-type="percentage" office:value="0.953774881367369">
            <text:p>95.38%</text:p>
          </table:table-cell>
          <table:table-cell table:number-columns-repeated="4"/>
          <table:covered-table-cell/>
          <table:table-cell table:style-name="ce13" office:value-type="string">
            <text:p>Palace Map</text:p>
          </table:table-cell>
          <table:table-cell table:style-name="ce13" office:value-type="float" office:value="81">
            <text:p>81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<text:a xlink:href="">God's Chosen</text:a></text:p>
          </table:table-cell>
          <table:table-cell office:value-type="string">
            <text:p>Runs</text:p>
          </table:table-cell>
          <table:table-cell table:number-columns-repeated="2"/>
          <table:table-cell office:value-type="float" office:value="2518480927">
            <text:p>2,518,480,927</text:p>
          </table:table-cell>
          <table:table-cell table:style-name="ce12" table:formula="of:=[.V90]-[.V89]" office:value-type="percentage" office:value="0.115956922013056">
            <text:p>11.60%</text:p>
          </table:table-cell>
          <table:table-cell table:style-name="ce12" table:formula="of:=([.T90]-[.$I$3])/[.$J$3]" office:value-type="percentage" office:value="0.309465816649562">
            <text:p>30.95%</text:p>
          </table:table-cell>
          <table:table-cell table:style-name="ce9" table:formula="of:=[.T90]-[.T89]" office:value-type="float" office:value="23441125">
            <text:p>23,441,125</text:p>
          </table:table-cell>
          <table:table-cell/>
          <table:table-cell office:value-type="string">
            <text:p>Gorge</text:p>
          </table:table-cell>
          <table:table-cell/>
          <table:table-cell office:value-type="float" office:value="3.24">
            <text:p>3.24</text:p>
          </table:table-cell>
          <table:table-cell table:style-name="ce9" office:value-type="float" office:value="2426460329">
            <text:p>2,426,460,329</text:p>
          </table:table-cell>
          <table:table-cell table:style-name="ce12" table:formula="of:=[.AD90]-[.AD89]" office:value-type="percentage" office:value="0.0152166621115613">
            <text:p>1.52%</text:p>
          </table:table-cell>
          <table:table-cell table:style-name="ce12" table:formula="of:=([.AB90]-[.$I$2])/[.$J$2]" office:value-type="percentage" office:value="0.8427678614172">
            <text:p>84.28%</text:p>
          </table:table-cell>
          <table:table-cell table:style-name="ce9" table:formula="of:=[.$AB90]-[.$AB89]" office:value-type="float" office:value="2851179">
            <text:p>2,851,179</text:p>
          </table:table-cell>
          <table:table-cell/>
          <table:table-cell office:value-type="float" office:value="3028210139">
            <text:p>3028210139</text:p>
          </table:table-cell>
          <table:table-cell table:style-name="ce9" table:formula="of:=[.AG90]-[.AG89]" office:value-type="float" office:value="2355668">
            <text:p>2,355,668</text:p>
          </table:table-cell>
          <table:table-cell table:style-name="ce12" table:formula="of:=([.AG90]-[.$I$5])/[.$J$5]" office:value-type="percentage" office:value="0.646755569305239">
            <text:p>64.68%</text:p>
          </table:table-cell>
          <table:table-cell table:formula="of:=[.AI90]-[.AI89]" office:value-type="percentage" office:value="0.0100171540725179">
            <text:p>1.00%</text:p>
          </table:table-cell>
        </table:table-row>
        <table:table-row table:style-name="ro3">
          <table:table-cell table:number-columns-repeated="3"/>
          <table:table-cell table:style-name="ce9" office:value-type="float" office:value="3354997959">
            <text:p>3,354,997,959</text:p>
          </table:table-cell>
          <table:table-cell table:style-name="ce12" table:formula="of:=[.F91]-[.F90]" office:value-type="percentage" office:value="0.00745451760109894">
            <text:p>0.75%</text:p>
          </table:table-cell>
          <table:table-cell table:style-name="ce12" table:formula="of:=([.D91]-[.$I$6])/[.$J$6]" office:value-type="percentage" office:value="0.961229398968468">
            <text:p>96.12%</text:p>
          </table:table-cell>
          <table:table-cell table:number-columns-repeated="4"/>
          <table:covered-table-cell/>
          <table:table-cell table:style-name="ce13" office:value-type="string">
            <text:p>Shrine Map</text:p>
          </table:table-cell>
          <table:table-cell table:style-name="ce13" office:value-type="float" office:value="81">
            <text:p>81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<text:a xlink:href="">Piety the Empyrian</text:a></text:p>
          </table:table-cell>
          <table:table-cell office:value-type="string">
            <text:p>core die</text:p>
          </table:table-cell>
          <table:table-cell table:number-columns-repeated="2"/>
          <table:table-cell office:value-type="float" office:value="2508392041">
            <text:p>2,508,392,041</text:p>
          </table:table-cell>
          <table:table-cell table:style-name="ce12" table:formula="of:=[.V91]-[.V90]" office:value-type="percentage" office:value="-0.0499069975140108">
            <text:p>-4.99%</text:p>
          </table:table-cell>
          <table:table-cell table:style-name="ce12" table:formula="of:=([.T91]-[.$I$3])/[.$J$3]" office:value-type="percentage" office:value="0.259558819135551">
            <text:p>25.96%</text:p>
          </table:table-cell>
          <table:table-cell table:style-name="ce9" table:formula="of:=[.T91]-[.T90]" office:value-type="float" office:value="-10088886">
            <text:p>-10,088,886</text:p>
          </table:table-cell>
          <table:table-cell/>
          <table:table-cell office:value-type="string">
            <text:p>Excavation</text:p>
          </table:table-cell>
          <table:table-cell/>
          <table:table-cell office:value-type="float" office:value="7">
            <text:p>7</text:p>
          </table:table-cell>
          <table:table-cell table:style-name="ce9" office:value-type="float" office:value="2429829417">
            <text:p>2,429,829,417</text:p>
          </table:table-cell>
          <table:table-cell table:style-name="ce12" table:formula="of:=[.AD91]-[.AD90]" office:value-type="percentage" office:value="0.0179807278743689">
            <text:p>1.80%</text:p>
          </table:table-cell>
          <table:table-cell table:style-name="ce12" table:formula="of:=([.AB91]-[.$I$2])/[.$J$2]" office:value-type="percentage" office:value="0.860748589291569">
            <text:p>86.07%</text:p>
          </table:table-cell>
          <table:table-cell table:style-name="ce9" table:formula="of:=[.$AB91]-[.$AB90]" office:value-type="float" office:value="3369088">
            <text:p>3,369,088</text:p>
          </table:table-cell>
          <table:table-cell/>
          <table:table-cell office:value-type="float" office:value="3028413950">
            <text:p>3028413950</text:p>
          </table:table-cell>
          <table:table-cell table:style-name="ce9" table:formula="of:=[.AG91]-[.AG90]" office:value-type="float" office:value="203811">
            <text:p>203,811</text:p>
          </table:table-cell>
          <table:table-cell table:style-name="ce12" table:formula="of:=([.AG91]-[.$I$5])/[.$J$5]" office:value-type="percentage" office:value="0.647622247542016">
            <text:p>64.76%</text:p>
          </table:table-cell>
          <table:table-cell table:formula="of:=[.AI91]-[.AI90]" office:value-type="percentage" office:value="0.000866678236777774">
            <text:p>0.09%</text:p>
          </table:table-cell>
        </table:table-row>
        <table:table-row table:style-name="ro3">
          <table:table-cell table:number-columns-repeated="3"/>
          <table:table-cell table:style-name="ce9" office:value-type="float" office:value="3356301576">
            <text:p>3,356,301,576</text:p>
          </table:table-cell>
          <table:table-cell table:style-name="ce12" table:formula="of:=[.F92]-[.F91]" office:value-type="percentage" office:value="0.0051415026327456">
            <text:p>0.51%</text:p>
          </table:table-cell>
          <table:table-cell table:style-name="ce12" table:formula="of:=([.D92]-[.$I$6])/[.$J$6]" office:value-type="percentage" office:value="0.966370901601213">
            <text:p>96.64%</text:p>
          </table:table-cell>
          <table:table-cell table:number-columns-repeated="4"/>
          <table:covered-table-cell/>
          <table:table-cell table:style-name="ce13" office:value-type="string">
            <text:p>Vaal Temple Map</text:p>
          </table:table-cell>
          <table:table-cell table:style-name="ce13" office:value-type="float" office:value="81">
            <text:p>81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<text:a xlink:href="">K'aj Q'ura</text:a>, <text:a xlink:href="">K'aj Y'ara'az</text:a>, <text:a xlink:href="">K'aj A'alai</text:a></text:p>
          </table:table-cell>
          <table:table-cell office:value-type="string">
            <text:p>Die</text:p>
          </table:table-cell>
          <table:table-cell table:number-columns-repeated="2"/>
          <table:table-cell office:value-type="float" office:value="2503130008">
            <text:p>2,503,130,008</text:p>
          </table:table-cell>
          <table:table-cell table:style-name="ce12" table:formula="of:=[.V92]-[.V91]" office:value-type="percentage" office:value="-0.0260298577910031">
            <text:p>-2.60%</text:p>
          </table:table-cell>
          <table:table-cell table:style-name="ce12" table:formula="of:=([.T92]-[.$I$3])/[.$J$3]" office:value-type="percentage" office:value="0.233528961344548">
            <text:p>23.35%</text:p>
          </table:table-cell>
          <table:table-cell table:style-name="ce9" table:formula="of:=[.T92]-[.T91]" office:value-type="float" office:value="-5262033">
            <text:p>-5,262,033</text:p>
          </table:table-cell>
          <table:table-cell/>
          <table:table-cell office:value-type="string">
            <text:p>Waterways</text:p>
          </table:table-cell>
          <table:table-cell/>
          <table:table-cell office:value-type="float" office:value="5">
            <text:p>5</text:p>
          </table:table-cell>
          <table:table-cell table:style-name="ce9" office:value-type="float" office:value="2435455985">
            <text:p>2,435,455,985</text:p>
          </table:table-cell>
          <table:table-cell table:style-name="ce12" table:formula="of:=[.AD92]-[.AD91]" office:value-type="percentage" office:value="0.0300288351253017">
            <text:p>3.00%</text:p>
          </table:table-cell>
          <table:table-cell table:style-name="ce12" table:formula="of:=([.AB92]-[.$I$2])/[.$J$2]" office:value-type="percentage" office:value="0.89077742441687">
            <text:p>89.08%</text:p>
          </table:table-cell>
          <table:table-cell table:style-name="ce9" table:formula="of:=[.$AB92]-[.$AB91]" office:value-type="float" office:value="5626568">
            <text:p>5,626,568</text:p>
          </table:table-cell>
          <table:table-cell/>
          <table:table-cell office:value-type="float" office:value="3030269156">
            <text:p>3030269156</text:p>
          </table:table-cell>
          <table:table-cell table:style-name="ce9" table:formula="of:=[.AG92]-[.AG91]" office:value-type="float" office:value="1855206">
            <text:p>1,855,206</text:p>
          </table:table-cell>
          <table:table-cell table:style-name="ce12" table:formula="of:=([.AG92]-[.$I$5])/[.$J$5]" office:value-type="percentage" office:value="0.65551125581409">
            <text:p>65.55%</text:p>
          </table:table-cell>
          <table:table-cell table:formula="of:=[.AI92]-[.AI91]" office:value-type="percentage" office:value="0.00788900827207384">
            <text:p>0.79%</text:p>
          </table:table-cell>
        </table:table-row>
        <table:table-row table:style-name="ro3">
          <table:table-cell table:number-columns-repeated="3"/>
          <table:table-cell table:style-name="ce9" office:value-type="float" office:value="3358918516">
            <text:p>3,358,918,516</text:p>
          </table:table-cell>
          <table:table-cell table:style-name="ce12" table:formula="of:=[.F93]-[.F92]" office:value-type="percentage" office:value="0.0103212860063477">
            <text:p>1.03%</text:p>
          </table:table-cell>
          <table:table-cell table:style-name="ce12" table:formula="of:=([.D93]-[.$I$6])/[.$J$6]" office:value-type="percentage" office:value="0.976692187607561">
            <text:p>97.67%</text:p>
          </table:table-cell>
          <table:table-cell table:number-columns-repeated="4"/>
          <table:covered-table-cell/>
          <table:table-cell table:style-name="ce13" office:value-type="string">
            <text:p>Abyss Map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<text:a xlink:href="">The Infernal King</text:a></text:p>
          </table:table-cell>
          <table:table-cell office:value-type="string">
            <text:p>Shaped Reef</text:p>
          </table:table-cell>
          <table:table-cell office:value-type="string">
            <text:p>T:129/37/28/b</text:p>
          </table:table-cell>
          <table:table-cell office:value-type="string">
            <text:p>Ts: 5:40</text:p>
          </table:table-cell>
          <table:table-cell office:value-type="float" office:value="2506546321">
            <text:p>2,506,546,321</text:p>
          </table:table-cell>
          <table:table-cell table:style-name="ce12" table:formula="of:=[.V93]-[.V92]" office:value-type="percentage" office:value="0.0168995788433017">
            <text:p>1.69%</text:p>
          </table:table-cell>
          <table:table-cell table:style-name="ce12" table:formula="of:=([.T93]-[.$I$3])/[.$J$3]" office:value-type="percentage" office:value="0.25042854018785">
            <text:p>25.04%</text:p>
          </table:table-cell>
          <table:table-cell table:style-name="ce9" table:formula="of:=[.T93]-[.T92]" office:value-type="float" office:value="3416313">
            <text:p>3,416,313</text:p>
          </table:table-cell>
          <table:table-cell/>
          <table:table-cell office:value-type="string">
            <text:p>Village Ruin</text:p>
          </table:table-cell>
          <table:table-cell/>
          <table:table-cell office:value-type="string">
            <text:p><text:s/></text:p>
          </table:table-cell>
          <table:table-cell table:style-name="ce9" office:value-type="float" office:value="2437779184">
            <text:p>2,437,779,184</text:p>
          </table:table-cell>
          <table:table-cell table:style-name="ce12" table:formula="of:=[.AD93]-[.AD92]" office:value-type="percentage" office:value="0.012398847705078">
            <text:p>1.24%</text:p>
          </table:table-cell>
          <table:table-cell table:style-name="ce12" table:formula="of:=([.AB93]-[.$I$2])/[.$J$2]" office:value-type="percentage" office:value="0.903176272121948">
            <text:p>90.32%</text:p>
          </table:table-cell>
          <table:table-cell table:style-name="ce9" table:formula="of:=[.$AB93]-[.$AB92]" office:value-type="float" office:value="2323199">
            <text:p>2,323,199</text:p>
          </table:table-cell>
          <table:table-cell/>
          <table:table-cell/>
          <table:table-cell table:style-name="ce9" table:formula="of:=[.AG93]-[.AG92]" office:value-type="float" office:value="-3030269156">
            <text:p>-3,030,269,156</text:p>
          </table:table-cell>
          <table:table-cell table:style-name="ce12" table:formula="of:=([.AG93]-[.$I$5])/[.$J$5]" office:value-type="percentage" office:value="-12.2302914196269">
            <text:p>-1223.03%</text:p>
          </table:table-cell>
          <table:table-cell table:formula="of:=[.AI93]-[.AI92]" office:value-type="percentage" office:value="-12.885802675441">
            <text:p>-1288.58%</text:p>
          </table:table-cell>
        </table:table-row>
        <table:table-row table:style-name="ro3">
          <table:table-cell table:number-columns-repeated="3"/>
          <table:table-cell table:style-name="ce9" office:value-type="float" office:value="3360642222">
            <text:p>3,360,642,222</text:p>
          </table:table-cell>
          <table:table-cell table:style-name="ce12" table:formula="of:=[.F94]-[.F93]" office:value-type="percentage" office:value="0.00679834563148474">
            <text:p>0.68%</text:p>
          </table:table-cell>
          <table:table-cell table:style-name="ce12" table:formula="of:=([.D94]-[.$I$6])/[.$J$6]" office:value-type="percentage" office:value="0.983490533239046">
            <text:p>98.35%</text:p>
          </table:table-cell>
          <table:table-cell table:number-columns-repeated="4"/>
          <table:covered-table-cell/>
          <table:table-cell table:style-name="ce13" office:value-type="string">
            <text:p>Colosseum Map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<text:a xlink:href="">Ambrius, Legion Slayer</text:a></text:p>
          </table:table-cell>
          <table:table-cell office:value-type="string">
            <text:p>Palace</text:p>
          </table:table-cell>
          <table:table-cell office:value-type="string">
            <text:p>T:M:143/44/14/b</text:p>
          </table:table-cell>
          <table:table-cell table:style-name="ce6" office:value-type="string">
            <text:p>Ts:07:30:00</text:p>
          </table:table-cell>
          <table:table-cell office:value-type="float" office:value="2509955708">
            <text:p>2,509,955,708</text:p>
          </table:table-cell>
          <table:table-cell table:style-name="ce12" table:formula="of:=[.V94]-[.V93]" office:value-type="percentage" office:value="0.0168653177896252">
            <text:p>1.69%</text:p>
          </table:table-cell>
          <table:table-cell table:style-name="ce12" table:formula="of:=([.T94]-[.$I$3])/[.$J$3]" office:value-type="percentage" office:value="0.267293857977475">
            <text:p>26.73%</text:p>
          </table:table-cell>
          <table:table-cell table:style-name="ce9" table:formula="of:=[.T94]-[.T93]" office:value-type="float" office:value="3409387">
            <text:p>3,409,387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9" office:value-type="float" office:value="2502024765">
            <text:p>2,502,024,765</text:p>
          </table:table-cell>
          <table:table-cell table:style-name="ce12" table:formula="of:=[.AD94]-[.AD93]+1" office:value-type="percentage" office:value="0.324885350246485">
            <text:p>32.49%</text:p>
          </table:table-cell>
          <table:table-cell table:style-name="ce12" table:formula="of:=([.AB94]-[.$I$3])/[.$J$3]" office:value-type="percentage" office:value="0.228061622368433">
            <text:p>22.81%</text:p>
          </table:table-cell>
          <table:table-cell table:style-name="ce9" table:formula="of:=[.$AB94]-[.$AB93]" office:value-type="float" office:value="64245581">
            <text:p>64,245,581</text:p>
          </table:table-cell>
          <table:table-cell/>
          <table:table-cell/>
          <table:table-cell table:style-name="ce9" table:formula="of:=[.AG94]-[.AG93]" office:value-type="float" office:value="0">
            <text:p>0</text:p>
          </table:table-cell>
          <table:table-cell table:style-name="ce12" table:formula="of:=([.AG94]-[.$I$5])/[.$J$5]" office:value-type="percentage" office:value="-12.2302914196269">
            <text:p>-1223.03%</text:p>
          </table:table-cell>
          <table:table-cell table:formula="of:=[.AI94]-[.AI93]" office:value-type="percentage" office:value="0">
            <text:p>0.00%</text:p>
          </table:table-cell>
        </table:table-row>
        <table:table-row table:style-name="ro3">
          <table:table-cell table:number-columns-repeated="3"/>
          <table:table-cell table:style-name="ce9" office:value-type="float" office:value="3362322782">
            <text:p>3,362,322,782</text:p>
          </table:table-cell>
          <table:table-cell table:style-name="ce12" table:formula="of:=[.F95]-[.F94]" office:value-type="percentage" office:value="0.00662817657677595">
            <text:p>0.66%</text:p>
          </table:table-cell>
          <table:table-cell table:style-name="ce12" table:formula="of:=([.D95]-[.$I$6])/[.$J$6]" office:value-type="percentage" office:value="0.990118709815822">
            <text:p>99.01%</text:p>
          </table:table-cell>
          <table:table-cell table:number-columns-repeated="4"/>
          <table:covered-table-cell/>
          <table:table-cell table:style-name="ce13" office:value-type="string">
            <text:p>Core Map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<text:a xlink:href="">Prodigy of Pain</text:a>, <text:a xlink:href="">Prodigy of Hexes</text:a>, <text:a xlink:href="">Prodigy of Darkness</text:a>, <text:a xlink:href="">Eater of Souls</text:a></text:p>
          </table:table-cell>
          <table:table-cell office:value-type="string">
            <text:p>Volcalco</text:p>
          </table:table-cell>
          <table:table-cell office:value-type="string">
            <text:p>137/42/30/b</text:p>
          </table:table-cell>
          <table:table-cell/>
          <table:table-cell office:value-type="float" office:value="2513340662">
            <text:p>2,513,340,662</text:p>
          </table:table-cell>
          <table:table-cell table:style-name="ce12" table:formula="of:=[.V95]-[.V94]" office:value-type="percentage" office:value="0.0167444543295505">
            <text:p>1.67%</text:p>
          </table:table-cell>
          <table:table-cell table:style-name="ce12" table:formula="of:=([.T95]-[.$I$3])/[.$J$3]" office:value-type="percentage" office:value="0.284038312307026">
            <text:p>28.40%</text:p>
          </table:table-cell>
          <table:table-cell table:style-name="ce9" table:formula="of:=[.T95]-[.T94]" office:value-type="float" office:value="3384954">
            <text:p>3,384,954</text:p>
          </table:table-cell>
          <table:table-cell/>
          <table:table-cell office:value-type="string">
            <text:p>Shrine</text:p>
          </table:table-cell>
          <table:table-cell/>
          <table:table-cell office:value-type="string">
            <text:p>s</text:p>
          </table:table-cell>
          <table:table-cell table:style-name="ce9" office:value-type="float" office:value="2504516734">
            <text:p>2,504,516,734</text:p>
          </table:table-cell>
          <table:table-cell table:style-name="ce12" table:formula="of:=[.AD95]-[.AD94]" office:value-type="percentage" office:value="0.0123270984217675">
            <text:p>1.23%</text:p>
          </table:table-cell>
          <table:table-cell table:style-name="ce12" table:formula="of:=([.AB95]-[.$I$3])/[.$J$3]" office:value-type="percentage" office:value="0.240388720790201">
            <text:p>24.04%</text:p>
          </table:table-cell>
          <table:table-cell table:style-name="ce9" table:formula="of:=[.$AB95]-[.$AB94]" office:value-type="float" office:value="2491969">
            <text:p>2,491,969</text:p>
          </table:table-cell>
          <table:table-cell/>
          <table:table-cell/>
          <table:table-cell table:style-name="ce9" table:formula="of:=[.AG95]-[.AG94]" office:value-type="float" office:value="0">
            <text:p>0</text:p>
          </table:table-cell>
          <table:table-cell table:style-name="ce12" table:formula="of:=([.AG95]-[.$I$5])/[.$J$5]" office:value-type="percentage" office:value="-12.2302914196269">
            <text:p>-1223.03%</text:p>
          </table:table-cell>
          <table:table-cell table:formula="of:=[.AI95]-[.AI94]" office:value-type="percentage" office:value="0">
            <text:p>0.00%</text:p>
          </table:table-cell>
        </table:table-row>
        <table:table-row table:style-name="ro3">
          <table:table-cell table:number-columns-repeated="3"/>
          <table:table-cell table:style-name="ce9" office:value-type="float" office:value="3363907281">
            <text:p>3,363,907,281</text:p>
          </table:table-cell>
          <table:table-cell table:style-name="ce12" table:formula="of:=[.F96]-[.F95]" office:value-type="percentage" office:value="0.00624930925270428">
            <text:p>0.62%</text:p>
          </table:table-cell>
          <table:table-cell table:style-name="ce12" table:formula="of:=([.D96]-[.$I$6])/[.$J$6]" office:value-type="percentage" office:value="0.996368019068526">
            <text:p>99.64%</text:p>
          </table:table-cell>
          <table:table-cell table:number-columns-repeated="4"/>
          <table:covered-table-cell/>
          <table:table-cell table:number-columns-repeated="5"/>
          <table:table-cell office:value-type="string">
            <text:p>Abyss</text:p>
          </table:table-cell>
          <table:table-cell table:number-columns-repeated="2"/>
          <table:table-cell office:value-type="float" office:value="2515522419">
            <text:p>2,515,522,419</text:p>
          </table:table-cell>
          <table:table-cell table:style-name="ce12" table:formula="of:=[.V96]-[.V95]" office:value-type="percentage" office:value="0.0107925633390223">
            <text:p>1.08%</text:p>
          </table:table-cell>
          <table:table-cell table:style-name="ce12" table:formula="of:=([.T96]-[.$I$3])/[.$J$3]" office:value-type="percentage" office:value="0.294830875646048">
            <text:p>29.48%</text:p>
          </table:table-cell>
          <table:table-cell table:style-name="ce9" table:formula="of:=[.T96]-[.T95]" office:value-type="float" office:value="2181757">
            <text:p>2,181,757</text:p>
          </table:table-cell>
          <table:table-cell/>
          <table:table-cell office:value-type="string">
            <text:p>Conservatory</text:p>
          </table:table-cell>
          <table:table-cell table:number-columns-repeated="2"/>
          <table:table-cell table:style-name="ce9" office:value-type="float" office:value="2507428305">
            <text:p>2,507,428,305</text:p>
          </table:table-cell>
          <table:table-cell table:style-name="ce12" table:formula="of:=[.AD96]-[.AD95]" office:value-type="percentage" office:value="0.0144027563260073">
            <text:p>1.44%</text:p>
          </table:table-cell>
          <table:table-cell table:style-name="ce12" table:formula="of:=([.AB96]-[.$I$3])/[.$J$3]" office:value-type="percentage" office:value="0.254791477116208">
            <text:p>25.48%</text:p>
          </table:table-cell>
          <table:table-cell table:style-name="ce9" table:formula="of:=[.$AB96]-[.$AB95]" office:value-type="float" office:value="2911571">
            <text:p>2,911,571</text:p>
          </table:table-cell>
          <table:table-cell/>
          <table:table-cell/>
          <table:table-cell table:style-name="ce9" table:formula="of:=[.AG96]-[.AG95]" office:value-type="float" office:value="0">
            <text:p>0</text:p>
          </table:table-cell>
          <table:table-cell/>
          <table:table-cell table:formula="of:=[.AI96]-[.AI95]" office:value-type="percentage" office:value="12.2302914196269">
            <text:p>1223.03%</text:p>
          </table:table-cell>
        </table:table-row>
        <table:table-row table:style-name="ro3">
          <table:table-cell table:number-columns-repeated="3"/>
          <table:table-cell table:style-name="ce9"/>
          <table:table-cell table:style-name="ce12" table:formula="of:=[.F97]-[.F96]" office:value-type="percentage" office:value="-13.2673462693209">
            <text:p>-1326.73%</text:p>
          </table:table-cell>
          <table:table-cell table:style-name="ce12" table:formula="of:=([.D97]-[.$I$6])/[.$J$6]" office:value-type="percentage" office:value="-12.2709782502524">
            <text:p>-1227.10%</text:p>
          </table:table-cell>
          <table:table-cell table:number-columns-repeated="4"/>
          <table:covered-table-cell/>
          <table:table-cell table:number-columns-repeated="5"/>
          <table:table-cell office:value-type="string">
            <text:p>Coloseeum</text:p>
          </table:table-cell>
          <table:table-cell office:value-type="string">
            <text:p>152/49/14/b</text:p>
          </table:table-cell>
          <table:table-cell/>
          <table:table-cell office:value-type="float" office:value="2518094475">
            <text:p>2,518,094,475</text:p>
          </table:table-cell>
          <table:table-cell table:style-name="ce12" table:formula="of:=[.V97]-[.V96]" office:value-type="percentage" office:value="0.0127232672068944">
            <text:p>1.27%</text:p>
          </table:table-cell>
          <table:table-cell table:style-name="ce12" table:formula="of:=([.T97]-[.$I$3])/[.$J$3]" office:value-type="percentage" office:value="0.307554142852942">
            <text:p>30.76%</text:p>
          </table:table-cell>
          <table:table-cell table:style-name="ce9" table:formula="of:=[.T97]-[.T96]" office:value-type="float" office:value="2572056">
            <text:p>2,572,056</text:p>
          </table:table-cell>
          <table:table-cell/>
          <table:table-cell office:value-type="string">
            <text:p>Conservatory</text:p>
          </table:table-cell>
          <table:table-cell office:value-type="string">
            <text:p>25 beyond</text:p>
          </table:table-cell>
          <table:table-cell/>
          <table:table-cell table:style-name="ce9" office:value-type="float" office:value="2510660385">
            <text:p>2,510,660,385</text:p>
          </table:table-cell>
          <table:table-cell table:style-name="ce12" table:formula="of:=[.AD97]-[.AD96]" office:value-type="percentage" office:value="0.0159882278900846">
            <text:p>1.60%</text:p>
          </table:table-cell>
          <table:table-cell table:style-name="ce12" table:formula="of:=([.AB97]-[.$I$3])/[.$J$3]" office:value-type="percentage" office:value="0.270779705006293">
            <text:p>27.08%</text:p>
          </table:table-cell>
          <table:table-cell table:style-name="ce9" table:formula="of:=[.$AB97]-[.$AB96]" office:value-type="float" office:value="3232080">
            <text:p>3,232,080</text:p>
          </table:table-cell>
          <table:table-cell/>
          <table:table-cell/>
          <table:table-cell table:style-name="ce9" table:formula="of:=[.AG97]-[.AG96]" office:value-type="float" office:value="0">
            <text:p>0</text:p>
          </table:table-cell>
          <table:table-cell/>
          <table:table-cell table:formula="of:=[.AI97]-[.AI96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9"/>
          <table:table-cell table:style-name="ce12" table:formula="of:=[.F98]-[.F97]" office:value-type="percentage" office:value="0">
            <text:p>0.00%</text:p>
          </table:table-cell>
          <table:table-cell table:style-name="ce12" table:formula="of:=([.D98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Palace</text:p>
          </table:table-cell>
          <table:table-cell office:value-type="string">
            <text:p>135/31/12/b</text:p>
          </table:table-cell>
          <table:table-cell table:style-name="ce6" office:value-type="time" office:time-value="PT05H30M00S">
            <text:p>05:30:00</text:p>
          </table:table-cell>
          <table:table-cell office:value-type="float" office:value="2520771765">
            <text:p>2,520,771,765</text:p>
          </table:table-cell>
          <table:table-cell table:style-name="ce12" table:formula="of:=[.V98]-[.V97]" office:value-type="percentage" office:value="0.0132438314174911">
            <text:p>1.32%</text:p>
          </table:table-cell>
          <table:table-cell table:style-name="ce12" table:formula="of:=([.T98]-[.$I$3])/[.$J$3]" office:value-type="percentage" office:value="0.320797974270433">
            <text:p>32.08%</text:p>
          </table:table-cell>
          <table:table-cell table:style-name="ce9" table:formula="of:=[.T98]-[.T97]" office:value-type="float" office:value="2677290">
            <text:p>2,677,290</text:p>
          </table:table-cell>
          <table:table-cell/>
          <table:table-cell office:value-type="string">
            <text:p>Palace</text:p>
          </table:table-cell>
          <table:table-cell table:number-columns-repeated="2"/>
          <table:table-cell table:style-name="ce9" office:value-type="float" office:value="2513820083">
            <text:p>2,513,820,083</text:p>
          </table:table-cell>
          <table:table-cell table:style-name="ce12" table:formula="of:=[.AD98]-[.AD97]" office:value-type="percentage" office:value="0.0156301736614949">
            <text:p>1.56%</text:p>
          </table:table-cell>
          <table:table-cell table:style-name="ce12" table:formula="of:=([.AB98]-[.$I$3])/[.$J$3]" office:value-type="percentage" office:value="0.286409878667788">
            <text:p>28.64%</text:p>
          </table:table-cell>
          <table:table-cell table:style-name="ce9" table:formula="of:=[.$AB98]-[.$AB97]" office:value-type="float" office:value="3159698">
            <text:p>3,159,698</text:p>
          </table:table-cell>
          <table:table-cell/>
          <table:table-cell/>
          <table:table-cell table:style-name="ce9" table:formula="of:=[.AG98]-[.AG97]" office:value-type="float" office:value="0">
            <text:p>0</text:p>
          </table:table-cell>
          <table:table-cell/>
          <table:table-cell table:formula="of:=[.AI98]-[.AI97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9"/>
          <table:table-cell table:style-name="ce12" table:formula="of:=[.F99]-[.F98]" office:value-type="percentage" office:value="0">
            <text:p>0.00%</text:p>
          </table:table-cell>
          <table:table-cell table:style-name="ce12" table:formula="of:=([.D99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Palace</text:p>
          </table:table-cell>
          <table:table-cell table:number-columns-repeated="2"/>
          <table:table-cell office:value-type="float" office:value="2523267984">
            <text:p>2,523,267,984</text:p>
          </table:table-cell>
          <table:table-cell table:style-name="ce12" table:formula="of:=[.V99]-[.V98]" office:value-type="percentage" office:value="0.0123481220253085">
            <text:p>1.23%</text:p>
          </table:table-cell>
          <table:table-cell table:style-name="ce12" table:formula="of:=([.T99]-[.$I$3])/[.$J$3]" office:value-type="percentage" office:value="0.333146096295742">
            <text:p>33.31%</text:p>
          </table:table-cell>
          <table:table-cell table:style-name="ce9" table:formula="of:=[.T99]-[.T98]" office:value-type="float" office:value="2496219">
            <text:p>2,496,219</text:p>
          </table:table-cell>
          <table:table-cell/>
          <table:table-cell office:value-type="string">
            <text:p>Plaza</text:p>
          </table:table-cell>
          <table:table-cell table:number-columns-repeated="2"/>
          <table:table-cell table:style-name="ce9" office:value-type="float" office:value="2516233588">
            <text:p>2,516,233,588</text:p>
          </table:table-cell>
          <table:table-cell table:style-name="ce12" table:formula="of:=[.AD99]-[.AD98]" office:value-type="percentage" office:value="0.011938958179828">
            <text:p>1.19%</text:p>
          </table:table-cell>
          <table:table-cell table:style-name="ce12" table:formula="of:=([.AB99]-[.$I$3])/[.$J$3]" office:value-type="percentage" office:value="0.298348836847616">
            <text:p>29.83%</text:p>
          </table:table-cell>
          <table:table-cell table:style-name="ce9" table:formula="of:=[.$AB99]-[.$AB98]" office:value-type="float" office:value="2413505">
            <text:p>2,413,505</text:p>
          </table:table-cell>
          <table:table-cell/>
          <table:table-cell/>
          <table:table-cell table:style-name="ce9" table:formula="of:=[.AG99]-[.AG98]" office:value-type="float" office:value="0">
            <text:p>0</text:p>
          </table:table-cell>
          <table:table-cell/>
          <table:table-cell table:formula="of:=[.AI99]-[.AI98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9"/>
          <table:table-cell table:style-name="ce12" table:formula="of:=[.F100]-[.F99]" office:value-type="percentage" office:value="0">
            <text:p>0.00%</text:p>
          </table:table-cell>
          <table:table-cell table:style-name="ce12" table:formula="of:=([.D100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Mineral Pools</text:p>
          </table:table-cell>
          <table:table-cell table:number-columns-repeated="2"/>
          <table:table-cell office:value-type="float" office:value="2525767984">
            <text:p>2,525,767,984</text:p>
          </table:table-cell>
          <table:table-cell table:style-name="ce12" table:formula="of:=[.V100]-[.V99]" office:value-type="percentage" office:value="0.0123668256123646">
            <text:p>1.24%</text:p>
          </table:table-cell>
          <table:table-cell table:style-name="ce12" table:formula="of:=([.T100]-[.$I$3])/[.$J$3]" office:value-type="percentage" office:value="0.345512921908107">
            <text:p>34.55%</text:p>
          </table:table-cell>
          <table:table-cell table:style-name="ce9" table:formula="of:=[.T100]-[.T99]" office:value-type="float" office:value="2500000">
            <text:p>2,500,000</text:p>
          </table:table-cell>
          <table:table-cell/>
          <table:table-cell office:value-type="string">
            <text:p>Conservatory</text:p>
          </table:table-cell>
          <table:table-cell table:number-columns-repeated="2"/>
          <table:table-cell table:style-name="ce9" office:value-type="float" office:value="2519231907">
            <text:p>2,519,231,907</text:p>
          </table:table-cell>
          <table:table-cell table:style-name="ce12" table:formula="of:=[.AD100]-[.AD99]" office:value-type="percentage" office:value="0.0148318752812958">
            <text:p>1.48%</text:p>
          </table:table-cell>
          <table:table-cell table:style-name="ce12" table:formula="of:=([.AB100]-[.$I$3])/[.$J$3]" office:value-type="percentage" office:value="0.313180712128912">
            <text:p>31.32%</text:p>
          </table:table-cell>
          <table:table-cell table:style-name="ce9" table:formula="of:=[.$AB100]-[.$AB99]" office:value-type="float" office:value="2998319">
            <text:p>2,998,319</text:p>
          </table:table-cell>
          <table:table-cell/>
          <table:table-cell/>
          <table:table-cell table:style-name="ce9" table:formula="of:=[.AG100]-[.AG99]" office:value-type="float" office:value="0">
            <text:p>0</text:p>
          </table:table-cell>
          <table:table-cell/>
          <table:table-cell table:formula="of:=[.AI100]-[.AI99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9"/>
          <table:table-cell table:style-name="ce12" table:formula="of:=[.F101]-[.F100]" office:value-type="percentage" office:value="0">
            <text:p>0.00%</text:p>
          </table:table-cell>
          <table:table-cell table:style-name="ce12" table:formula="of:=([.D101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Coves</text:p>
          </table:table-cell>
          <table:table-cell table:number-columns-repeated="2"/>
          <table:table-cell office:value-type="float" office:value="2511663954">
            <text:p>2,511,663,954</text:p>
          </table:table-cell>
          <table:table-cell table:style-name="ce12" table:formula="of:=[.V101]-[.V100]" office:value-type="percentage" office:value="-0.0697688317766237">
            <text:p>-6.98%</text:p>
          </table:table-cell>
          <table:table-cell table:style-name="ce12" table:formula="of:=([.T101]-[.$I$3])/[.$J$3]" office:value-type="percentage" office:value="0.275744090131483">
            <text:p>27.57%</text:p>
          </table:table-cell>
          <table:table-cell table:style-name="ce9" table:formula="of:=[.T101]-[.T100]" office:value-type="float" office:value="-14104030">
            <text:p>-14,104,03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9" office:value-type="float" office:value="2522428265">
            <text:p>2,522,428,265</text:p>
          </table:table-cell>
          <table:table-cell table:style-name="ce12" table:formula="of:=[.AD101]-[.AD100]" office:value-type="percentage" office:value="0.0158115207922747">
            <text:p>1.58%</text:p>
          </table:table-cell>
          <table:table-cell table:style-name="ce12" table:formula="of:=([.AB101]-[.$I$3])/[.$J$3]" office:value-type="percentage" office:value="0.328992232921186">
            <text:p>32.90%</text:p>
          </table:table-cell>
          <table:table-cell table:style-name="ce9" table:formula="of:=[.$AB101]-[.$AB100]" office:value-type="float" office:value="3196358">
            <text:p>3,196,358</text:p>
          </table:table-cell>
          <table:table-cell/>
          <table:table-cell/>
          <table:table-cell table:style-name="ce9" table:formula="of:=[.AG101]-[.AG100]" office:value-type="float" office:value="0">
            <text:p>0</text:p>
          </table:table-cell>
          <table:table-cell/>
          <table:table-cell table:formula="of:=[.AI101]-[.AI100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9"/>
          <table:table-cell table:style-name="ce12" table:formula="of:=[.F102]-[.F101]" office:value-type="percentage" office:value="0">
            <text:p>0.00%</text:p>
          </table:table-cell>
          <table:table-cell table:style-name="ce12" table:formula="of:=([.D102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Palace</text:p>
          </table:table-cell>
          <table:table-cell table:number-columns-repeated="2"/>
          <table:table-cell office:value-type="float" office:value="2514191350">
            <text:p>2,514,191,350</text:p>
          </table:table-cell>
          <table:table-cell table:style-name="ce12" table:formula="of:=[.V102]-[.V101]" office:value-type="percentage" office:value="0.0125023462341552">
            <text:p>1.25%</text:p>
          </table:table-cell>
          <table:table-cell table:style-name="ce12" table:formula="of:=([.T102]-[.$I$3])/[.$J$3]" office:value-type="percentage" office:value="0.288246436365638">
            <text:p>28.82%</text:p>
          </table:table-cell>
          <table:table-cell table:style-name="ce9" table:formula="of:=[.T102]-[.T101]" office:value-type="float" office:value="2527396">
            <text:p>2,527,396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9" office:value-type="float" office:value="2525568000">
            <text:p>2,525,568,000</text:p>
          </table:table-cell>
          <table:table-cell table:style-name="ce12" table:formula="of:=[.AD102]-[.AD101]" office:value-type="percentage" office:value="0.0155314220856151">
            <text:p>1.55%</text:p>
          </table:table-cell>
          <table:table-cell table:style-name="ce12" table:formula="of:=([.AB102]-[.$I$3])/[.$J$3]" office:value-type="percentage" office:value="0.344523655006801">
            <text:p>34.45%</text:p>
          </table:table-cell>
          <table:table-cell table:style-name="ce9" table:formula="of:=[.$AB102]-[.$AB101]" office:value-type="float" office:value="3139735">
            <text:p>3,139,735</text:p>
          </table:table-cell>
          <table:table-cell/>
          <table:table-cell/>
          <table:table-cell table:style-name="ce9" table:formula="of:=[.AG102]-[.AG101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9"/>
          <table:table-cell table:style-name="ce12" table:formula="of:=[.F103]-[.F102]" office:value-type="percentage" office:value="0">
            <text:p>0.00%</text:p>
          </table:table-cell>
          <table:table-cell table:style-name="ce12" table:formula="of:=([.D103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Runs</text:p>
          </table:table-cell>
          <table:table-cell table:number-columns-repeated="2"/>
          <table:table-cell office:value-type="float" office:value="2649889529">
            <text:p>2,649,889,529</text:p>
          </table:table-cell>
          <table:table-cell table:style-name="ce12" table:formula="of:=[.V103]-[.V102]" office:value-type="percentage" office:value="0.671262286243377">
            <text:p>67.13%</text:p>
          </table:table-cell>
          <table:table-cell table:style-name="ce12" table:formula="of:=([.T103]-[.$I$3])/[.$J$3]" office:value-type="percentage" office:value="0.959508722609015">
            <text:p>95.95%</text:p>
          </table:table-cell>
          <table:table-cell table:style-name="ce9" table:formula="of:=[.T103]-[.T102]" office:value-type="float" office:value="135698179">
            <text:p>135,698,179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9" office:value-type="float" office:value="2538057625">
            <text:p>2,538,057,625</text:p>
          </table:table-cell>
          <table:table-cell table:style-name="ce12" table:formula="of:=[.AD103]-[.AD102]" office:value-type="percentage" office:value="0.0617828057355319">
            <text:p>6.18%</text:p>
          </table:table-cell>
          <table:table-cell table:style-name="ce12" table:formula="of:=([.AB103]-[.$I$3])/[.$J$3]" office:value-type="percentage" office:value="0.406306460742333">
            <text:p>40.63%</text:p>
          </table:table-cell>
          <table:table-cell table:style-name="ce9" table:formula="of:=[.$AB103]-[.$AB102]" office:value-type="float" office:value="12489625">
            <text:p>12,489,625</text:p>
          </table:table-cell>
          <table:table-cell/>
          <table:table-cell/>
          <table:table-cell table:style-name="ce9" table:formula="of:=[.AG103]-[.AG102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9"/>
          <table:table-cell table:style-name="ce12" table:formula="of:=[.F104]-[.F103]" office:value-type="percentage" office:value="0">
            <text:p>0.00%</text:p>
          </table:table-cell>
          <table:table-cell table:style-name="ce12" table:formula="of:=([.D104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Tropical</text:p>
          </table:table-cell>
          <table:table-cell office:value-type="string">
            <text:p>119/32/28/b</text:p>
          </table:table-cell>
          <table:table-cell/>
          <table:table-cell office:value-type="float" office:value="2652980998">
            <text:p>2,652,980,998</text:p>
          </table:table-cell>
          <table:table-cell table:style-name="ce12" table:formula="of:=[.V104]-[.V103]" office:value-type="percentage" office:value="0.0152926632036126">
            <text:p>1.53%</text:p>
          </table:table-cell>
          <table:table-cell table:style-name="ce12" table:formula="of:=([.T104]-[.$I$3])/[.$J$3]" office:value-type="percentage" office:value="0.974801385812627">
            <text:p>97.48%</text:p>
          </table:table-cell>
          <table:table-cell table:style-name="ce9" table:formula="of:=[.T104]-[.T103]" office:value-type="float" office:value="3091469">
            <text:p>3,091,469</text:p>
          </table:table-cell>
          <table:table-cell/>
          <table:table-cell office:value-type="string">
            <text:p>Plateau 82</text:p>
          </table:table-cell>
          <table:table-cell table:number-columns-repeated="2"/>
          <table:table-cell table:style-name="ce9" office:value-type="float" office:value="2543750000">
            <text:p>2,543,750,000</text:p>
          </table:table-cell>
          <table:table-cell table:style-name="ce12" table:formula="of:=[.AD104]-[.AD103]" office:value-type="percentage" office:value="0.0281586435780737">
            <text:p>2.82%</text:p>
          </table:table-cell>
          <table:table-cell table:style-name="ce12" table:formula="of:=([.AB104]-[.$I$3])/[.$J$3]" office:value-type="percentage" office:value="0.434465104320407">
            <text:p>43.45%</text:p>
          </table:table-cell>
          <table:table-cell table:style-name="ce9" table:formula="of:=[.$AB104]-[.$AB103]" office:value-type="float" office:value="5692375">
            <text:p>5,692,375</text:p>
          </table:table-cell>
          <table:table-cell/>
          <table:table-cell/>
          <table:table-cell table:style-name="ce9" table:formula="of:=[.AG104]-[.AG103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05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Tropical</text:p>
          </table:table-cell>
          <table:table-cell office:value-type="string">
            <text:p>118/32/10/b</text:p>
          </table:table-cell>
          <table:table-cell/>
          <table:table-cell office:value-type="float" office:value="2656075152">
            <text:p>2,656,075,152</text:p>
          </table:table-cell>
          <table:table-cell table:style-name="ce12" table:formula="of:=[.V105]-[.V104]" office:value-type="percentage" office:value="0.0153059451743202">
            <text:p>1.53%</text:p>
          </table:table-cell>
          <table:table-cell table:style-name="ce12" table:formula="of:=([.T105]-[.$I$3])/[.$J$3]" office:value-type="percentage" office:value="0.990107330986947">
            <text:p>99.01%</text:p>
          </table:table-cell>
          <table:table-cell table:style-name="ce9" table:formula="of:=[.T105]-[.T104]" office:value-type="float" office:value="3094154">
            <text:p>3,094,154</text:p>
          </table:table-cell>
          <table:table-cell/>
          <table:table-cell office:value-type="string">
            <text:p>Conservatory</text:p>
          </table:table-cell>
          <table:table-cell table:number-columns-repeated="2"/>
          <table:table-cell table:style-name="ce9" office:value-type="float" office:value="2547103807">
            <text:p>2,547,103,807</text:p>
          </table:table-cell>
          <table:table-cell table:style-name="ce12" table:formula="of:=[.AD105]-[.AD104]" office:value-type="percentage" office:value="0.0165903785226111">
            <text:p>1.66%</text:p>
          </table:table-cell>
          <table:table-cell table:style-name="ce12" table:formula="of:=([.AB105]-[.$I$3])/[.$J$3]" office:value-type="percentage" office:value="0.451055482843018">
            <text:p>45.11%</text:p>
          </table:table-cell>
          <table:table-cell table:style-name="ce9" table:formula="of:=[.$AB105]-[.$AB104]" office:value-type="float" office:value="3353807">
            <text:p>3,353,807</text:p>
          </table:table-cell>
          <table:table-cell/>
          <table:table-cell/>
          <table:table-cell table:style-name="ce9" table:formula="of:=[.AG105]-[.AG104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06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Scriptorium</text:p>
          </table:table-cell>
          <table:table-cell office:value-type="string">
            <text:p>93/28/14/b</text:p>
          </table:table-cell>
          <table:table-cell/>
          <table:table-cell office:value-type="float" office:value="2657796185">
            <text:p>2,657,796,185</text:p>
          </table:table-cell>
          <table:table-cell table:style-name="ce12" table:formula="of:=[.V106]-[.V105]" office:value-type="percentage" office:value="0.00851348599364987">
            <text:p>0.85%</text:p>
          </table:table-cell>
          <table:table-cell table:style-name="ce12" table:formula="of:=([.T106]-[.$I$3])/[.$J$3]" office:value-type="percentage" office:value="0.998620816980597">
            <text:p>99.86%</text:p>
          </table:table-cell>
          <table:table-cell table:style-name="ce9" table:formula="of:=[.T106]-[.T105]" office:value-type="float" office:value="1721033">
            <text:p>1,721,033</text:p>
          </table:table-cell>
          <table:table-cell/>
          <table:table-cell office:value-type="string">
            <text:p>Shrine</text:p>
          </table:table-cell>
          <table:table-cell table:number-columns-repeated="2"/>
          <table:table-cell table:style-name="ce9" office:value-type="float" office:value="2550053440">
            <text:p>2,550,053,440</text:p>
          </table:table-cell>
          <table:table-cell table:style-name="ce12" table:formula="of:=[.AD106]-[.AD105]" office:value-type="percentage" office:value="0.0145910387725904">
            <text:p>1.46%</text:p>
          </table:table-cell>
          <table:table-cell table:style-name="ce12" table:formula="of:=([.AB106]-[.$I$3])/[.$J$3]" office:value-type="percentage" office:value="0.465646521615608">
            <text:p>46.56%</text:p>
          </table:table-cell>
          <table:table-cell table:style-name="ce9" table:formula="of:=[.$AB106]-[.$AB105]" office:value-type="float" office:value="2949633">
            <text:p>2,949,633</text:p>
          </table:table-cell>
          <table:table-cell/>
          <table:table-cell/>
          <table:table-cell table:style-name="ce9" table:formula="of:=[.AG106]-[.AG105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07]-[.$I$6])/[.$J$6]" office:value-type="percentage" office:value="-12.2709782502524">
            <text:p>-1227.10%</text:p>
          </table:table-cell>
          <table:table-cell table:number-columns-repeated="9"/>
          <table:table-cell office:value-type="string">
            <text:p>Script =1700</text:p>
          </table:table-cell>
          <table:table-cell office:value-type="string">
            <text:p>Scriptorium</text:p>
          </table:table-cell>
          <table:table-cell table:number-columns-repeated="2"/>
          <table:table-cell office:value-type="float" office:value="2661757343">
            <text:p>2,661,757,343</text:p>
          </table:table-cell>
          <table:table-cell table:style-name="ce12" table:formula="of:=[.V107]-[.V106]" office:value-type="percentage" office:value="-0.981732545286003">
            <text:p>-98.17%</text:p>
          </table:table-cell>
          <table:table-cell table:style-name="ce12" table:formula="of:=([.T107]-[.$I$4])/[.$J$4]" office:value-type="percentage" office:value="0.0168882716945943">
            <text:p>1.69%</text:p>
          </table:table-cell>
          <table:table-cell table:style-name="ce9" table:formula="of:=[.T107]-[.T106]" office:value-type="float" office:value="3961158">
            <text:p>3,961,158</text:p>
          </table:table-cell>
          <table:table-cell/>
          <table:table-cell office:value-type="string">
            <text:p>Shrine</text:p>
          </table:table-cell>
          <table:table-cell table:number-columns-repeated="2"/>
          <table:table-cell table:style-name="ce9" office:value-type="float" office:value="2553598256">
            <text:p>2,553,598,256</text:p>
          </table:table-cell>
          <table:table-cell table:style-name="ce12" table:formula="of:=[.AD107]-[.AD106]" office:value-type="percentage" office:value="0.017535248519968">
            <text:p>1.75%</text:p>
          </table:table-cell>
          <table:table-cell table:style-name="ce12" table:formula="of:=([.AB107]-[.$I$3])/[.$J$3]" office:value-type="percentage" office:value="0.483181770135576">
            <text:p>48.32%</text:p>
          </table:table-cell>
          <table:table-cell table:style-name="ce9" table:formula="of:=[.$AB107]-[.$AB106]" office:value-type="float" office:value="3544816">
            <text:p>3,544,816</text:p>
          </table:table-cell>
          <table:table-cell/>
          <table:table-cell/>
          <table:table-cell table:style-name="ce9" table:formula="of:=[.AG107]-[.AG106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08]-[.$I$6])/[.$J$6]" office:value-type="percentage" office:value="-12.2709782502524">
            <text:p>-1227.10%</text:p>
          </table:table-cell>
          <table:table-cell table:number-columns-repeated="9"/>
          <table:table-cell office:value-type="string">
            <text:p>Beacon=1600</text:p>
          </table:table-cell>
          <table:table-cell office:value-type="string">
            <text:p>Scriptorium</text:p>
          </table:table-cell>
          <table:table-cell table:number-columns-repeated="2"/>
          <table:table-cell office:value-type="float" office:value="2663121290">
            <text:p>2,663,121,290</text:p>
          </table:table-cell>
          <table:table-cell table:style-name="ce12" table:formula="of:=[.V108]-[.V107]" office:value-type="percentage" office:value="0.00625543505033246">
            <text:p>0.63%</text:p>
          </table:table-cell>
          <table:table-cell table:style-name="ce12" table:formula="of:=([.T108]-[.$I$4])/[.$J$4]" office:value-type="percentage" office:value="0.0231437067449267">
            <text:p>2.31%</text:p>
          </table:table-cell>
          <table:table-cell table:style-name="ce9" table:formula="of:=[.T108]-[.T107]" office:value-type="float" office:value="1363947">
            <text:p>1,363,947</text:p>
          </table:table-cell>
          <table:table-cell/>
          <table:table-cell office:value-type="string">
            <text:p>Palace</text:p>
          </table:table-cell>
          <table:table-cell table:number-columns-repeated="2"/>
          <table:table-cell table:style-name="ce9" office:value-type="float" office:value="2556849609">
            <text:p>2,556,849,609</text:p>
          </table:table-cell>
          <table:table-cell table:style-name="ce12" table:formula="of:=[.AD108]-[.AD107]" office:value-type="percentage" office:value="0.0160835662220954">
            <text:p>1.61%</text:p>
          </table:table-cell>
          <table:table-cell table:style-name="ce12" table:formula="of:=([.AB108]-[.$I$3])/[.$J$3]" office:value-type="percentage" office:value="0.499265336357672">
            <text:p>49.93%</text:p>
          </table:table-cell>
          <table:table-cell table:style-name="ce9" table:formula="of:=[.$AB108]-[.$AB107]" office:value-type="float" office:value="3251353">
            <text:p>3,251,353</text:p>
          </table:table-cell>
          <table:table-cell/>
          <table:table-cell/>
          <table:table-cell table:style-name="ce9" table:formula="of:=[.AG108]-[.AG107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09]-[.$I$6])/[.$J$6]" office:value-type="percentage" office:value="-12.2709782502524">
            <text:p>-1227.10%</text:p>
          </table:table-cell>
          <table:table-cell table:number-columns-repeated="9"/>
          <table:table-cell office:value-type="string">
            <text:p>Gorge=1800</text:p>
          </table:table-cell>
          <table:table-cell office:value-type="string">
            <text:p>Scriptorium</text:p>
          </table:table-cell>
          <table:table-cell table:number-columns-repeated="2"/>
          <table:table-cell office:value-type="float" office:value="2665073961">
            <text:p>2,665,073,961</text:p>
          </table:table-cell>
          <table:table-cell table:style-name="ce12" table:formula="of:=[.V109]-[.V108]" office:value-type="percentage" office:value="0.00895548479168746">
            <text:p>0.90%</text:p>
          </table:table-cell>
          <table:table-cell table:style-name="ce12" table:formula="of:=([.T109]-[.$I$4])/[.$J$4]" office:value-type="percentage" office:value="0.0320991915366142">
            <text:p>3.21%</text:p>
          </table:table-cell>
          <table:table-cell table:style-name="ce9" table:formula="of:=[.T109]-[.T108]" office:value-type="float" office:value="1952671">
            <text:p>1,952,671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9" office:value-type="float" office:value="2559181837">
            <text:p>2,559,181,837</text:p>
          </table:table-cell>
          <table:table-cell table:style-name="ce12" table:formula="of:=[.AD109]-[.AD108]" office:value-type="percentage" office:value="0.0115369027857096">
            <text:p>1.15%</text:p>
          </table:table-cell>
          <table:table-cell table:style-name="ce12" table:formula="of:=([.AB109]-[.$I$3])/[.$J$3]" office:value-type="percentage" office:value="0.510802239143381">
            <text:p>51.08%</text:p>
          </table:table-cell>
          <table:table-cell table:style-name="ce9" table:formula="of:=[.$AB109]-[.$AB108]" office:value-type="float" office:value="2332228">
            <text:p>2,332,228</text:p>
          </table:table-cell>
          <table:table-cell/>
          <table:table-cell/>
          <table:table-cell table:style-name="ce9" table:formula="of:=[.AG109]-[.AG108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10]-[.$I$6])/[.$J$6]" office:value-type="percentage" office:value="-12.2709782502524">
            <text:p>-1227.10%</text:p>
          </table:table-cell>
          <table:table-cell table:number-columns-repeated="9"/>
          <table:table-cell office:value-type="string">
            <text:p>Sulphur wastes=1820</text:p>
          </table:table-cell>
          <table:table-cell office:value-type="string">
            <text:p>Beacon</text:p>
          </table:table-cell>
          <table:table-cell table:number-columns-repeated="2"/>
          <table:table-cell office:value-type="float" office:value="2666595872">
            <text:p>2,666,595,872</text:p>
          </table:table-cell>
          <table:table-cell table:style-name="ce12" table:formula="of:=[.V110]-[.V109]" office:value-type="percentage" office:value="0.00697990128127157">
            <text:p>0.70%</text:p>
          </table:table-cell>
          <table:table-cell table:style-name="ce12" table:formula="of:=([.T110]-[.$I$4])/[.$J$4]" office:value-type="percentage" office:value="0.0390790928178858">
            <text:p>3.91%</text:p>
          </table:table-cell>
          <table:table-cell table:style-name="ce9" table:formula="of:=[.T110]-[.T109]" office:value-type="float" office:value="1521911">
            <text:p>1,521,911</text:p>
          </table:table-cell>
          <table:table-cell/>
          <table:table-cell office:value-type="string">
            <text:p>Abyss</text:p>
          </table:table-cell>
          <table:table-cell office:value-type="string">
            <text:p>45 pack</text:p>
          </table:table-cell>
          <table:table-cell/>
          <table:table-cell table:style-name="ce9" office:value-type="float" office:value="2565014475">
            <text:p>2,565,014,475</text:p>
          </table:table-cell>
          <table:table-cell table:style-name="ce12" table:formula="of:=[.AD110]-[.AD109]" office:value-type="percentage" office:value="0.0288524868024206">
            <text:p>2.89%</text:p>
          </table:table-cell>
          <table:table-cell table:style-name="ce12" table:formula="of:=([.AB110]-[.$I$3])/[.$J$3]" office:value-type="percentage" office:value="0.539654725945802">
            <text:p>53.97%</text:p>
          </table:table-cell>
          <table:table-cell table:style-name="ce9" table:formula="of:=[.$AB110]-[.$AB109]" office:value-type="float" office:value="5832638">
            <text:p>5,832,638</text:p>
          </table:table-cell>
          <table:table-cell/>
          <table:table-cell/>
          <table:table-cell table:style-name="ce9" table:formula="of:=[.AG110]-[.AG109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11]-[.$I$6])/[.$J$6]" office:value-type="percentage" office:value="-12.2709782502524">
            <text:p>-1227.10%</text:p>
          </table:table-cell>
          <table:table-cell table:number-columns-repeated="9"/>
          <table:table-cell office:value-type="string">
            <text:p>Tropical Island=1500</text:p>
          </table:table-cell>
          <table:table-cell office:value-type="string">
            <text:p>Beacon</text:p>
          </table:table-cell>
          <table:table-cell office:value-type="string">
            <text:p>103/38/22</text:p>
          </table:table-cell>
          <table:table-cell/>
          <table:table-cell office:value-type="float" office:value="2668249496">
            <text:p>2,668,249,496</text:p>
          </table:table-cell>
          <table:table-cell table:style-name="ce12" table:formula="of:=[.V111]-[.V110]" office:value-type="percentage" office:value="0.00758397322599116">
            <text:p>0.76%</text:p>
          </table:table-cell>
          <table:table-cell table:style-name="ce12" table:formula="of:=([.T111]-[.$I$4])/[.$J$4]" office:value-type="percentage" office:value="0.0466630660438769">
            <text:p>4.67%</text:p>
          </table:table-cell>
          <table:table-cell table:style-name="ce9" table:formula="of:=[.T111]-[.T110]" office:value-type="float" office:value="1653624">
            <text:p>1,653,624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9" office:value-type="float" office:value="2551206787">
            <text:p>2,551,206,787</text:p>
          </table:table-cell>
          <table:table-cell table:style-name="ce12" table:formula="of:=[.AD111]-[.AD110]" office:value-type="percentage" office:value="-0.068302907842376">
            <text:p>-6.83%</text:p>
          </table:table-cell>
          <table:table-cell table:style-name="ce12" table:formula="of:=([.AB111]-[.$I$3])/[.$J$3]" office:value-type="percentage" office:value="0.471351818103426">
            <text:p>47.14%</text:p>
          </table:table-cell>
          <table:table-cell table:style-name="ce9" table:formula="of:=[.$AB111]-[.$AB110]" office:value-type="float" office:value="-13807688">
            <text:p>-13,807,688</text:p>
          </table:table-cell>
          <table:table-cell/>
          <table:table-cell/>
          <table:table-cell table:style-name="ce9" table:formula="of:=[.AG111]-[.AG110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12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Gorge</text:p>
          </table:table-cell>
          <table:table-cell office:value-type="string">
            <text:p>20pack</text:p>
          </table:table-cell>
          <table:table-cell/>
          <table:table-cell office:value-type="float" office:value="2670206168">
            <text:p>2,670,206,168</text:p>
          </table:table-cell>
          <table:table-cell table:style-name="ce12" table:formula="of:=[.V112]-[.V111]" office:value-type="percentage" office:value="0.00897383447509625">
            <text:p>0.90%</text:p>
          </table:table-cell>
          <table:table-cell table:style-name="ce12" table:formula="of:=([.T112]-[.$I$4])/[.$J$4]" office:value-type="percentage" office:value="0.0556369005189732">
            <text:p>5.56%</text:p>
          </table:table-cell>
          <table:table-cell table:style-name="ce9" table:formula="of:=[.T112]-[.T111]" office:value-type="float" office:value="1956672">
            <text:p>1,956,672</text:p>
          </table:table-cell>
          <table:table-cell/>
          <table:table-cell office:value-type="string">
            <text:p>3x14</text:p>
          </table:table-cell>
          <table:table-cell table:number-columns-repeated="2"/>
          <table:table-cell table:style-name="ce9" office:value-type="float" office:value="2560654496">
            <text:p>2,560,654,496</text:p>
          </table:table-cell>
          <table:table-cell table:style-name="ce12" table:formula="of:=[.AD112]-[.AD111]" office:value-type="percentage" office:value="0.0467352678557472">
            <text:p>4.67%</text:p>
          </table:table-cell>
          <table:table-cell table:style-name="ce12" table:formula="of:=([.AB112]-[.$I$3])/[.$J$3]" office:value-type="percentage" office:value="0.518087085959173">
            <text:p>51.81%</text:p>
          </table:table-cell>
          <table:table-cell table:style-name="ce9" table:formula="of:=[.$AB112]-[.$AB111]" office:value-type="float" office:value="9447709">
            <text:p>9,447,709</text:p>
          </table:table-cell>
          <table:table-cell/>
          <table:table-cell/>
          <table:table-cell table:style-name="ce9" table:formula="of:=[.AG112]-[.AG111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13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Gorge</text:p>
          </table:table-cell>
          <table:table-cell office:value-type="string">
            <text:p>10pack</text:p>
          </table:table-cell>
          <table:table-cell/>
          <table:table-cell office:value-type="float" office:value="2671857521">
            <text:p>2,671,857,521</text:p>
          </table:table-cell>
          <table:table-cell table:style-name="ce12" table:formula="of:=[.V113]-[.V112]" office:value-type="percentage" office:value="0.00757355779709303">
            <text:p>0.76%</text:p>
          </table:table-cell>
          <table:table-cell table:style-name="ce12" table:formula="of:=([.T113]-[.$I$4])/[.$J$4]" office:value-type="percentage" office:value="0.0632104583160662">
            <text:p>6.32%</text:p>
          </table:table-cell>
          <table:table-cell table:style-name="ce9" table:formula="of:=[.T113]-[.T112]" office:value-type="float" office:value="1651353">
            <text:p>1,651,353</text:p>
          </table:table-cell>
          <table:table-cell/>
          <table:table-cell office:value-type="string">
            <text:p>2x14</text:p>
          </table:table-cell>
          <table:table-cell table:number-columns-repeated="2"/>
          <table:table-cell table:style-name="ce9" office:value-type="float" office:value="2567621290">
            <text:p>2,567,621,290</text:p>
          </table:table-cell>
          <table:table-cell table:style-name="ce12" table:formula="of:=[.AD113]-[.AD112]" office:value-type="percentage" office:value="0.0344628505901073">
            <text:p>3.45%</text:p>
          </table:table-cell>
          <table:table-cell table:style-name="ce12" table:formula="of:=([.AB113]-[.$I$3])/[.$J$3]" office:value-type="percentage" office:value="0.552549936549281">
            <text:p>55.25%</text:p>
          </table:table-cell>
          <table:table-cell table:style-name="ce9" table:formula="of:=[.$AB113]-[.$AB112]" office:value-type="float" office:value="6966794">
            <text:p>6,966,79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14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Sulphur Wastes</text:p>
          </table:table-cell>
          <table:table-cell office:value-type="string">
            <text:p>84/28/14</text:p>
          </table:table-cell>
          <table:table-cell/>
          <table:table-cell office:value-type="float" office:value="2673727489">
            <text:p>2,673,727,489</text:p>
          </table:table-cell>
          <table:table-cell table:style-name="ce12" table:formula="of:=[.V114]-[.V113]" office:value-type="percentage" office:value="0.00857618614960852">
            <text:p>0.86%</text:p>
          </table:table-cell>
          <table:table-cell table:style-name="ce12" table:formula="of:=([.T114]-[.$I$4])/[.$J$4]" office:value-type="percentage" office:value="0.0717866444656747">
            <text:p>7.18%</text:p>
          </table:table-cell>
          <table:table-cell table:style-name="ce9" table:formula="of:=[.T114]-[.T113]" office:value-type="float" office:value="1869968">
            <text:p>1,869,968</text:p>
          </table:table-cell>
          <table:table-cell/>
          <table:table-cell office:value-type="string">
            <text:p>Abyss</text:p>
          </table:table-cell>
          <table:table-cell table:number-columns-repeated="2"/>
          <table:table-cell table:style-name="ce9" office:value-type="float" office:value="2571703861">
            <text:p>2,571,703,861</text:p>
          </table:table-cell>
          <table:table-cell table:style-name="ce12" table:formula="of:=[.AD114]-[.AD113]" office:value-type="percentage" office:value="0.0201953774428388">
            <text:p>2.02%</text:p>
          </table:table-cell>
          <table:table-cell table:style-name="ce12" table:formula="of:=([.AB114]-[.$I$3])/[.$J$3]" office:value-type="percentage" office:value="0.572745313992119">
            <text:p>57.27%</text:p>
          </table:table-cell>
          <table:table-cell table:style-name="ce9" table:formula="of:=[.$AB114]-[.$AB113]" office:value-type="float" office:value="4082571">
            <text:p>4,082,571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15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Sulphur Wastes</text:p>
          </table:table-cell>
          <table:table-cell office:value-type="string">
            <text:p>R:78/29/14</text:p>
          </table:table-cell>
          <table:table-cell/>
          <table:table-cell office:value-type="float" office:value="2675548425">
            <text:p>2,675,548,425</text:p>
          </table:table-cell>
          <table:table-cell table:style-name="ce12" table:formula="of:=[.V115]-[.V114]" office:value-type="percentage" office:value="0.00835131194893363">
            <text:p>0.84%</text:p>
          </table:table-cell>
          <table:table-cell table:style-name="ce12" table:formula="of:=([.T115]-[.$I$4])/[.$J$4]" office:value-type="percentage" office:value="0.0801379564146084">
            <text:p>8.01%</text:p>
          </table:table-cell>
          <table:table-cell table:style-name="ce9" table:formula="of:=[.T115]-[.T114]" office:value-type="float" office:value="1820936">
            <text:p>1,820,936</text:p>
          </table:table-cell>
          <table:table-cell/>
          <table:table-cell office:value-type="string">
            <text:p>Excavation</text:p>
          </table:table-cell>
          <table:table-cell table:number-columns-repeated="2"/>
          <table:table-cell table:style-name="ce9" office:value-type="float" office:value="2574879000">
            <text:p>2,574,879,000</text:p>
          </table:table-cell>
          <table:table-cell table:style-name="ce12" table:formula="of:=[.AD115]-[.AD114]" office:value-type="percentage" office:value="0.0157065561232071">
            <text:p>1.57%</text:p>
          </table:table-cell>
          <table:table-cell table:style-name="ce12" table:formula="of:=([.AB115]-[.$I$3])/[.$J$3]" office:value-type="percentage" office:value="0.588451870115327">
            <text:p>58.85%</text:p>
          </table:table-cell>
          <table:table-cell table:style-name="ce9" table:formula="of:=[.$AB115]-[.$AB114]" office:value-type="float" office:value="3175139">
            <text:p>3,175,13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16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Tropical Island</text:p>
          </table:table-cell>
          <table:table-cell table:number-columns-repeated="2"/>
          <table:table-cell office:value-type="float" office:value="2676913989">
            <text:p>2,676,913,989</text:p>
          </table:table-cell>
          <table:table-cell table:style-name="ce12" table:formula="of:=[.V116]-[.V115]" office:value-type="percentage" office:value="0.00626285105584909">
            <text:p>0.63%</text:p>
          </table:table-cell>
          <table:table-cell table:style-name="ce12" table:formula="of:=([.T116]-[.$I$4])/[.$J$4]" office:value-type="percentage" office:value="0.0864008074704574">
            <text:p>8.64%</text:p>
          </table:table-cell>
          <table:table-cell table:style-name="ce9" table:formula="of:=[.T116]-[.T115]" office:value-type="float" office:value="1365564">
            <text:p>1,365,564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9" office:value-type="float" office:value="2581335130">
            <text:p>2,581,335,130</text:p>
          </table:table-cell>
          <table:table-cell table:style-name="ce12" table:formula="of:=[.AD116]-[.AD115]" office:value-type="percentage" office:value="0.0319367335363022">
            <text:p>3.19%</text:p>
          </table:table-cell>
          <table:table-cell table:style-name="ce12" table:formula="of:=([.AB116]-[.$I$3])/[.$J$3]" office:value-type="percentage" office:value="0.620388603651629">
            <text:p>62.04%</text:p>
          </table:table-cell>
          <table:table-cell table:style-name="ce9" table:formula="of:=[.$AB116]-[.$AB115]" office:value-type="float" office:value="6456130">
            <text:p>6,456,130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17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Tropical Island</text:p>
          </table:table-cell>
          <table:table-cell table:number-columns-repeated="2"/>
          <table:table-cell office:value-type="float" office:value="2678446338">
            <text:p>2,678,446,338</text:p>
          </table:table-cell>
          <table:table-cell table:style-name="ce12" table:formula="of:=[.V117]-[.V116]" office:value-type="percentage" office:value="0.00702777281224409">
            <text:p>0.70%</text:p>
          </table:table-cell>
          <table:table-cell table:style-name="ce12" table:formula="of:=([.T117]-[.$I$4])/[.$J$4]" office:value-type="percentage" office:value="0.0934285802827015">
            <text:p>9.34%</text:p>
          </table:table-cell>
          <table:table-cell table:style-name="ce9" table:formula="of:=[.T117]-[.T116]" office:value-type="float" office:value="1532349">
            <text:p>1,532,349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9" office:value-type="float" office:value="2583321868">
            <text:p>2,583,321,868</text:p>
          </table:table-cell>
          <table:table-cell table:style-name="ce12" table:formula="of:=[.AD117]-[.AD116]" office:value-type="percentage" office:value="0.00982785695338328">
            <text:p>0.98%</text:p>
          </table:table-cell>
          <table:table-cell table:style-name="ce12" table:formula="of:=([.AB117]-[.$I$3])/[.$J$3]" office:value-type="percentage" office:value="0.630216460605012">
            <text:p>63.02%</text:p>
          </table:table-cell>
          <table:table-cell table:style-name="ce9" table:formula="of:=[.$AB117]-[.$AB116]" office:value-type="float" office:value="1986738">
            <text:p>1,986,738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18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Runs</text:p>
          </table:table-cell>
          <table:table-cell table:number-columns-repeated="2"/>
          <table:table-cell office:value-type="float" office:value="2692769256">
            <text:p>2,692,769,256</text:p>
          </table:table-cell>
          <table:table-cell table:style-name="ce12" table:formula="of:=[.V118]-[.V117]" office:value-type="percentage" office:value="0.065688830489922">
            <text:p>6.57%</text:p>
          </table:table-cell>
          <table:table-cell table:style-name="ce12" table:formula="of:=([.T118]-[.$I$4])/[.$J$4]" office:value-type="percentage" office:value="0.159117410772624">
            <text:p>15.91%</text:p>
          </table:table-cell>
          <table:table-cell table:style-name="ce9" table:formula="of:=[.T118]-[.T117]" office:value-type="float" office:value="14322918">
            <text:p>14,322,918</text:p>
          </table:table-cell>
          <table:table-cell/>
          <table:table-cell office:value-type="string">
            <text:p>Gorge</text:p>
          </table:table-cell>
          <table:table-cell table:number-columns-repeated="2"/>
          <table:table-cell table:style-name="ce9" office:value-type="float" office:value="2585070011">
            <text:p>2,585,070,011</text:p>
          </table:table-cell>
          <table:table-cell table:style-name="ce12" table:formula="of:=[.AD118]-[.AD117]" office:value-type="percentage" office:value="0.00864759185059039">
            <text:p>0.86%</text:p>
          </table:table-cell>
          <table:table-cell table:style-name="ce12" table:formula="of:=([.AB118]-[.$I$3])/[.$J$3]" office:value-type="percentage" office:value="0.638864052455602">
            <text:p>63.89%</text:p>
          </table:table-cell>
          <table:table-cell table:style-name="ce9" table:formula="of:=[.$AB118]-[.$AB117]" office:value-type="float" office:value="1748143">
            <text:p>1,748,143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19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Mineral Pools</text:p>
          </table:table-cell>
          <table:table-cell table:number-columns-repeated="2"/>
          <table:table-cell office:value-type="float" office:value="2695258680">
            <text:p>2,695,258,680</text:p>
          </table:table-cell>
          <table:table-cell table:style-name="ce12" table:formula="of:=[.V119]-[.V118]" office:value-type="percentage" office:value="0.011417181272248">
            <text:p>1.14%</text:p>
          </table:table-cell>
          <table:table-cell table:style-name="ce12" table:formula="of:=([.T119]-[.$I$4])/[.$J$4]" office:value-type="percentage" office:value="0.170534592044872">
            <text:p>17.05%</text:p>
          </table:table-cell>
          <table:table-cell table:style-name="ce9" table:formula="of:=[.T119]-[.T118]" office:value-type="float" office:value="2489424">
            <text:p>2,489,424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9" office:value-type="float" office:value="2586887000">
            <text:p>2,586,887,000</text:p>
          </table:table-cell>
          <table:table-cell table:style-name="ce12" table:formula="of:=[.AD119]-[.AD118]" office:value-type="percentage" office:value="0.00898815444103396">
            <text:p>0.90%</text:p>
          </table:table-cell>
          <table:table-cell table:style-name="ce12" table:formula="of:=([.AB119]-[.$I$3])/[.$J$3]" office:value-type="percentage" office:value="0.647852206896636">
            <text:p>64.79%</text:p>
          </table:table-cell>
          <table:table-cell table:style-name="ce9" table:formula="of:=[.$AB119]-[.$AB118]" office:value-type="float" office:value="1816989">
            <text:p>1,816,98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20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Abyss</text:p>
          </table:table-cell>
          <table:table-cell table:number-columns-repeated="2"/>
          <table:table-cell office:value-type="float" office:value="2697848219">
            <text:p>2,697,848,219</text:p>
          </table:table-cell>
          <table:table-cell table:style-name="ce12" table:formula="of:=[.V120]-[.V119]" office:value-type="percentage" office:value="0.0118763361221535">
            <text:p>1.19%</text:p>
          </table:table-cell>
          <table:table-cell table:style-name="ce12" table:formula="of:=([.T120]-[.$I$4])/[.$J$4]" office:value-type="percentage" office:value="0.182410928167025">
            <text:p>18.24%</text:p>
          </table:table-cell>
          <table:table-cell table:style-name="ce9" table:formula="of:=[.T120]-[.T119]" office:value-type="float" office:value="2589539">
            <text:p>2,589,539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9" office:value-type="float" office:value="2589394186">
            <text:p>2,589,394,186</text:p>
          </table:table-cell>
          <table:table-cell table:style-name="ce12" table:formula="of:=[.AD120]-[.AD119]" office:value-type="percentage" office:value="0.0124023728159048">
            <text:p>1.24%</text:p>
          </table:table-cell>
          <table:table-cell table:style-name="ce12" table:formula="of:=([.AB120]-[.$I$3])/[.$J$3]" office:value-type="percentage" office:value="0.660254579712541">
            <text:p>66.03%</text:p>
          </table:table-cell>
          <table:table-cell table:style-name="ce9" table:formula="of:=[.$AB120]-[.$AB119]" office:value-type="float" office:value="2507186">
            <text:p>2,507,186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21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Mineral Pools</text:p>
          </table:table-cell>
          <table:table-cell table:number-columns-repeated="2"/>
          <table:table-cell office:value-type="float" office:value="2700922987">
            <text:p>2,700,922,987</text:p>
          </table:table-cell>
          <table:table-cell table:style-name="ce12" table:formula="of:=[.V121]-[.V120]" office:value-type="percentage" office:value="0.0141017294065243">
            <text:p>1.41%</text:p>
          </table:table-cell>
          <table:table-cell table:style-name="ce12" table:formula="of:=([.T121]-[.$I$4])/[.$J$4]" office:value-type="percentage" office:value="0.196512657573549">
            <text:p>19.65%</text:p>
          </table:table-cell>
          <table:table-cell table:style-name="ce9" table:formula="of:=[.T121]-[.T120]" office:value-type="float" office:value="3074768">
            <text:p>3,074,768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9" office:value-type="float" office:value="2590844063">
            <text:p>2,590,844,063</text:p>
          </table:table-cell>
          <table:table-cell table:style-name="ce12" table:formula="of:=[.AD121]-[.AD120]" office:value-type="percentage" office:value="0.00717215040735131">
            <text:p>0.72%</text:p>
          </table:table-cell>
          <table:table-cell table:style-name="ce12" table:formula="of:=([.AB121]-[.$I$3])/[.$J$3]" office:value-type="percentage" office:value="0.667426730119893">
            <text:p>66.74%</text:p>
          </table:table-cell>
          <table:table-cell table:style-name="ce9" table:formula="of:=[.$AB121]-[.$AB120]" office:value-type="float" office:value="1449877">
            <text:p>1,449,877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22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Shaped Reef</text:p>
          </table:table-cell>
          <table:table-cell table:number-columns-repeated="2"/>
          <table:table-cell office:value-type="float" office:value="2705851211">
            <text:p>2,705,851,211</text:p>
          </table:table-cell>
          <table:table-cell table:style-name="ce12" table:formula="of:=[.V122]-[.V121]" office:value-type="percentage" office:value="0.0226021869951616">
            <text:p>2.26%</text:p>
          </table:table-cell>
          <table:table-cell table:style-name="ce12" table:formula="of:=([.T122]-[.$I$4])/[.$J$4]" office:value-type="percentage" office:value="0.219114844568711">
            <text:p>21.91%</text:p>
          </table:table-cell>
          <table:table-cell table:style-name="ce9" table:formula="of:=[.T122]-[.T121]" office:value-type="float" office:value="4928224">
            <text:p>4,928,224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9" office:value-type="float" office:value="2593276000">
            <text:p>2,593,276,000</text:p>
          </table:table-cell>
          <table:table-cell table:style-name="ce12" table:formula="of:=[.AD122]-[.AD121]" office:value-type="percentage" office:value="0.0120301363117029">
            <text:p>1.20%</text:p>
          </table:table-cell>
          <table:table-cell table:style-name="ce12" table:formula="of:=([.AB122]-[.$I$3])/[.$J$3]" office:value-type="percentage" office:value="0.679456866431595">
            <text:p>67.95%</text:p>
          </table:table-cell>
          <table:table-cell table:style-name="ce9" table:formula="of:=[.$AB122]-[.$AB121]" office:value-type="float" office:value="2431937">
            <text:p>2,431,937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23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Mineral Pools</text:p>
          </table:table-cell>
          <table:table-cell office:value-type="string">
            <text:p>+1Haku:131/38/24/b</text:p>
          </table:table-cell>
          <table:table-cell/>
          <table:table-cell office:value-type="float" office:value="2709534992">
            <text:p>2,709,534,992</text:p>
          </table:table-cell>
          <table:table-cell table:style-name="ce12" table:formula="of:=[.V123]-[.V122]" office:value-type="percentage" office:value="0.0168948300668199">
            <text:p>1.69%</text:p>
          </table:table-cell>
          <table:table-cell table:style-name="ce12" table:formula="of:=([.T123]-[.$I$4])/[.$J$4]" office:value-type="percentage" office:value="0.236009674635531">
            <text:p>23.60%</text:p>
          </table:table-cell>
          <table:table-cell table:style-name="ce9" table:formula="of:=[.T123]-[.T122]" office:value-type="float" office:value="3683781">
            <text:p>3,683,781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9" office:value-type="float" office:value="2595280544">
            <text:p>2,595,280,544</text:p>
          </table:table-cell>
          <table:table-cell table:style-name="ce12" table:formula="of:=[.AD123]-[.AD122]" office:value-type="percentage" office:value="0.00991593843212468">
            <text:p>0.99%</text:p>
          </table:table-cell>
          <table:table-cell table:style-name="ce12" table:formula="of:=([.AB123]-[.$I$3])/[.$J$3]" office:value-type="percentage" office:value="0.68937280486372">
            <text:p>68.94%</text:p>
          </table:table-cell>
          <table:table-cell table:style-name="ce9" table:formula="of:=[.$AB123]-[.$AB122]" office:value-type="float" office:value="2004544">
            <text:p>2,004,54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24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Promenade</text:p>
          </table:table-cell>
          <table:table-cell table:number-columns-repeated="2"/>
          <table:table-cell office:value-type="float" office:value="2711727564">
            <text:p>2,711,727,564</text:p>
          </table:table-cell>
          <table:table-cell table:style-name="ce12" table:formula="of:=[.V124]-[.V123]" office:value-type="percentage" office:value="0.0100557365786043">
            <text:p>1.01%</text:p>
          </table:table-cell>
          <table:table-cell table:style-name="ce12" table:formula="of:=([.T124]-[.$I$4])/[.$J$4]" office:value-type="percentage" office:value="0.246065411214135">
            <text:p>24.61%</text:p>
          </table:table-cell>
          <table:table-cell table:style-name="ce9" table:formula="of:=[.T124]-[.T123]" office:value-type="float" office:value="2192572">
            <text:p>2,192,572</text:p>
          </table:table-cell>
          <table:table-cell/>
          <table:table-cell office:value-type="string">
            <text:p>Fail</text:p>
          </table:table-cell>
          <table:table-cell table:number-columns-repeated="2"/>
          <table:table-cell table:style-name="ce9" office:value-type="float" office:value="2595799918">
            <text:p>2,595,799,918</text:p>
          </table:table-cell>
          <table:table-cell table:style-name="ce12" table:formula="of:=[.AD124]-[.AD123]" office:value-type="percentage" office:value="0.00256920307423858">
            <text:p>0.26%</text:p>
          </table:table-cell>
          <table:table-cell table:style-name="ce12" table:formula="of:=([.AB124]-[.$I$3])/[.$J$3]" office:value-type="percentage" office:value="0.691942007937959">
            <text:p>69.19%</text:p>
          </table:table-cell>
          <table:table-cell table:style-name="ce9" table:formula="of:=[.$AB124]-[.$AB123]" office:value-type="float" office:value="519374">
            <text:p>519,37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25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Springs+abyss</text:p>
          </table:table-cell>
          <table:table-cell table:number-columns-repeated="2"/>
          <table:table-cell office:value-type="float" office:value="2716966054">
            <text:p>2,716,966,054</text:p>
          </table:table-cell>
          <table:table-cell table:style-name="ce12" table:formula="of:=[.V125]-[.V124]" office:value-type="percentage" office:value="0.0240251519720459">
            <text:p>2.40%</text:p>
          </table:table-cell>
          <table:table-cell table:style-name="ce12" table:formula="of:=([.T125]-[.$I$4])/[.$J$4]" office:value-type="percentage" office:value="0.270090563186181">
            <text:p>27.01%</text:p>
          </table:table-cell>
          <table:table-cell table:style-name="ce9" table:formula="of:=[.T125]-[.T124]" office:value-type="float" office:value="5238490">
            <text:p>5,238,490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9" office:value-type="float" office:value="2599860983">
            <text:p>2,599,860,983</text:p>
          </table:table-cell>
          <table:table-cell table:style-name="ce12" table:formula="of:=[.AD125]-[.AD124]" office:value-type="percentage" office:value="0.020088993062191">
            <text:p>2.01%</text:p>
          </table:table-cell>
          <table:table-cell table:style-name="ce12" table:formula="of:=([.AB125]-[.$I$3])/[.$J$3]" office:value-type="percentage" office:value="0.71203100100015">
            <text:p>71.20%</text:p>
          </table:table-cell>
          <table:table-cell table:style-name="ce9" table:formula="of:=[.$AB125]-[.$AB124]" office:value-type="float" office:value="4061065">
            <text:p>4,061,065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26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2xVolcalco</text:p>
          </table:table-cell>
          <table:table-cell table:number-columns-repeated="2"/>
          <table:table-cell office:value-type="float" office:value="2721017516">
            <text:p>2,721,017,516</text:p>
          </table:table-cell>
          <table:table-cell table:style-name="ce12" table:formula="of:=[.V126]-[.V125]" office:value-type="percentage" office:value="0.0185811159816988">
            <text:p>1.86%</text:p>
          </table:table-cell>
          <table:table-cell table:style-name="ce12" table:formula="of:=([.T126]-[.$I$4])/[.$J$4]" office:value-type="percentage" office:value="0.28867167916788">
            <text:p>28.87%</text:p>
          </table:table-cell>
          <table:table-cell table:style-name="ce9" table:formula="of:=[.T126]-[.T125]" office:value-type="float" office:value="4051462">
            <text:p>4,051,462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9" office:value-type="float" office:value="2601885862">
            <text:p>2,601,885,862</text:p>
          </table:table-cell>
          <table:table-cell table:style-name="ce12" table:formula="of:=[.AD126]-[.AD125]" office:value-type="percentage" office:value="0.0100165301916557">
            <text:p>1.00%</text:p>
          </table:table-cell>
          <table:table-cell table:style-name="ce12" table:formula="of:=([.AB126]-[.$I$3])/[.$J$3]" office:value-type="percentage" office:value="0.722047531191805">
            <text:p>72.20%</text:p>
          </table:table-cell>
          <table:table-cell table:style-name="ce9" table:formula="of:=[.$AB126]-[.$AB125]" office:value-type="float" office:value="2024879">
            <text:p>2,024,87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27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Volcalco</text:p>
          </table:table-cell>
          <table:table-cell table:number-columns-repeated="2"/>
          <table:table-cell office:value-type="float" office:value="2723266000">
            <text:p>2,723,266,000</text:p>
          </table:table-cell>
          <table:table-cell table:style-name="ce12" table:formula="of:=[.V127]-[.V126]" office:value-type="percentage" office:value="0.0103121643463505">
            <text:p>1.03%</text:p>
          </table:table-cell>
          <table:table-cell table:style-name="ce12" table:formula="of:=([.T127]-[.$I$4])/[.$J$4]" office:value-type="percentage" office:value="0.29898384351423">
            <text:p>29.90%</text:p>
          </table:table-cell>
          <table:table-cell table:style-name="ce9" table:formula="of:=[.T127]-[.T126]" office:value-type="float" office:value="2248484">
            <text:p>2,248,484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9" office:value-type="float" office:value="2604121697">
            <text:p>2,604,121,697</text:p>
          </table:table-cell>
          <table:table-cell table:style-name="ce12" table:formula="of:=[.AD127]-[.AD126]" office:value-type="percentage" office:value="0.0110600726172085">
            <text:p>1.11%</text:p>
          </table:table-cell>
          <table:table-cell table:style-name="ce12" table:formula="of:=([.AB127]-[.$I$3])/[.$J$3]" office:value-type="percentage" office:value="0.733107603809014">
            <text:p>73.31%</text:p>
          </table:table-cell>
          <table:table-cell table:style-name="ce9" table:formula="of:=[.$AB127]-[.$AB126]" office:value-type="float" office:value="2235835">
            <text:p>2,235,835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28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t15xAtoll</text:p>
          </table:table-cell>
          <table:table-cell table:number-columns-repeated="2"/>
          <table:table-cell office:value-type="float" office:value="2725698262">
            <text:p>2,725,698,262</text:p>
          </table:table-cell>
          <table:table-cell table:style-name="ce12" table:formula="of:=[.V128]-[.V127]" office:value-type="percentage" office:value="0.0111550206616473">
            <text:p>1.12%</text:p>
          </table:table-cell>
          <table:table-cell table:style-name="ce12" table:formula="of:=([.T128]-[.$I$4])/[.$J$4]" office:value-type="percentage" office:value="0.310138864175877">
            <text:p>31.01%</text:p>
          </table:table-cell>
          <table:table-cell table:style-name="ce9" table:formula="of:=[.T128]-[.T127]" office:value-type="float" office:value="2432262">
            <text:p>2,432,262</text:p>
          </table:table-cell>
          <table:table-cell/>
          <table:table-cell office:value-type="string">
            <text:p>t4</text:p>
          </table:table-cell>
          <table:table-cell table:number-columns-repeated="2"/>
          <table:table-cell table:style-name="ce9" office:value-type="float" office:value="2604576335">
            <text:p>2,604,576,335</text:p>
          </table:table-cell>
          <table:table-cell table:style-name="ce12" table:formula="of:=[.AD128]-[.AD127]" office:value-type="percentage" office:value="0.00224897154510173">
            <text:p>0.22%</text:p>
          </table:table-cell>
          <table:table-cell table:style-name="ce12" table:formula="of:=([.AB128]-[.$I$3])/[.$J$3]" office:value-type="percentage" office:value="0.735356575354116">
            <text:p>73.54%</text:p>
          </table:table-cell>
          <table:table-cell table:style-name="ce9" table:formula="of:=[.$AB128]-[.$AB127]" office:value-type="float" office:value="454638">
            <text:p>454,638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29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Mineral Pools</text:p>
          </table:table-cell>
          <table:table-cell table:number-columns-repeated="2"/>
          <table:table-cell office:value-type="float" office:value="2727669649">
            <text:p>2,727,669,649</text:p>
          </table:table-cell>
          <table:table-cell table:style-name="ce12" table:formula="of:=[.V129]-[.V128]" office:value-type="percentage" office:value="0.00904132150117981">
            <text:p>0.90%</text:p>
          </table:table-cell>
          <table:table-cell table:style-name="ce12" table:formula="of:=([.T129]-[.$I$4])/[.$J$4]" office:value-type="percentage" office:value="0.319180185677057">
            <text:p>31.92%</text:p>
          </table:table-cell>
          <table:table-cell table:style-name="ce9" table:formula="of:=[.T129]-[.T128]" office:value-type="float" office:value="1971387">
            <text:p>1,971,387</text:p>
          </table:table-cell>
          <table:table-cell/>
          <table:table-cell office:value-type="string">
            <text:p>Conservatory</text:p>
          </table:table-cell>
          <table:table-cell table:number-columns-repeated="2"/>
          <table:table-cell table:style-name="ce9" office:value-type="float" office:value="2607756881">
            <text:p>2,607,756,881</text:p>
          </table:table-cell>
          <table:table-cell table:style-name="ce12" table:formula="of:=[.AD129]-[.AD128]" office:value-type="percentage" office:value="0.0157333030936415">
            <text:p>1.57%</text:p>
          </table:table-cell>
          <table:table-cell table:style-name="ce12" table:formula="of:=([.AB129]-[.$I$3])/[.$J$3]" office:value-type="percentage" office:value="0.751089878447757">
            <text:p>75.11%</text:p>
          </table:table-cell>
          <table:table-cell table:style-name="ce9" table:formula="of:=[.$AB129]-[.$AB128]" office:value-type="float" office:value="3180546">
            <text:p>3,180,546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30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Mineral Pools</text:p>
          </table:table-cell>
          <table:table-cell table:number-columns-repeated="2"/>
          <table:table-cell office:value-type="float" office:value="2729736623">
            <text:p>2,729,736,623</text:p>
          </table:table-cell>
          <table:table-cell table:style-name="ce12" table:formula="of:=[.V130]-[.V129]" office:value-type="percentage" office:value="0.0094797097011291">
            <text:p>0.95%</text:p>
          </table:table-cell>
          <table:table-cell table:style-name="ce12" table:formula="of:=([.T130]-[.$I$4])/[.$J$4]" office:value-type="percentage" office:value="0.328659895378186">
            <text:p>32.87%</text:p>
          </table:table-cell>
          <table:table-cell table:style-name="ce9" table:formula="of:=[.T130]-[.T129]" office:value-type="float" office:value="2066974">
            <text:p>2,066,974</text:p>
          </table:table-cell>
          <table:table-cell/>
          <table:table-cell office:value-type="string">
            <text:p>Plaza</text:p>
          </table:table-cell>
          <table:table-cell table:number-columns-repeated="2"/>
          <table:table-cell table:style-name="ce9" office:value-type="float" office:value="2610593220">
            <text:p>2,610,593,220</text:p>
          </table:table-cell>
          <table:table-cell table:style-name="ce12" table:formula="of:=[.AD130]-[.AD129]" office:value-type="percentage" office:value="0.0140306039162195">
            <text:p>1.40%</text:p>
          </table:table-cell>
          <table:table-cell table:style-name="ce12" table:formula="of:=([.AB130]-[.$I$3])/[.$J$3]" office:value-type="percentage" office:value="0.765120482363977">
            <text:p>76.51%</text:p>
          </table:table-cell>
          <table:table-cell table:style-name="ce9" table:formula="of:=[.$AB130]-[.$AB129]" office:value-type="float" office:value="2836339">
            <text:p>2,836,33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31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t13 zana Plateau</text:p>
          </table:table-cell>
          <table:table-cell table:number-columns-repeated="2"/>
          <table:table-cell office:value-type="float" office:value="2731534685">
            <text:p>2,731,534,685</text:p>
          </table:table-cell>
          <table:table-cell table:style-name="ce12" table:formula="of:=[.V131]-[.V130]" office:value-type="percentage" office:value="0.00824640551096989">
            <text:p>0.82%</text:p>
          </table:table-cell>
          <table:table-cell table:style-name="ce12" table:formula="of:=([.T131]-[.$I$4])/[.$J$4]" office:value-type="percentage" office:value="0.336906300889156">
            <text:p>33.69%</text:p>
          </table:table-cell>
          <table:table-cell table:style-name="ce9" table:formula="of:=[.T131]-[.T130]" office:value-type="float" office:value="1798062">
            <text:p>1,798,062</text:p>
          </table:table-cell>
          <table:table-cell/>
          <table:table-cell office:value-type="string">
            <text:p>Shrine</text:p>
          </table:table-cell>
          <table:table-cell table:number-columns-repeated="2"/>
          <table:table-cell table:style-name="ce9" office:value-type="float" office:value="2613664864">
            <text:p>2,613,664,864</text:p>
          </table:table-cell>
          <table:table-cell table:style-name="ce12" table:formula="of:=[.AD131]-[.AD130]" office:value-type="percentage" office:value="0.0151945942765065">
            <text:p>1.52%</text:p>
          </table:table-cell>
          <table:table-cell table:style-name="ce12" table:formula="of:=([.AB131]-[.$I$3])/[.$J$3]" office:value-type="percentage" office:value="0.780315076640483">
            <text:p>78.03%</text:p>
          </table:table-cell>
          <table:table-cell table:style-name="ce9" table:formula="of:=[.$AB131]-[.$AB130]" office:value-type="float" office:value="3071644">
            <text:p>3,071,64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32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Mineral Pools</text:p>
          </table:table-cell>
          <table:table-cell table:number-columns-repeated="2"/>
          <table:table-cell office:value-type="float" office:value="2733917142">
            <text:p>2,733,917,142</text:p>
          </table:table-cell>
          <table:table-cell table:style-name="ce12" table:formula="of:=[.V132]-[.V131]" office:value-type="percentage" office:value="0.0109266012709511">
            <text:p>1.09%</text:p>
          </table:table-cell>
          <table:table-cell table:style-name="ce12" table:formula="of:=([.T132]-[.$I$4])/[.$J$4]" office:value-type="percentage" office:value="0.347832902160107">
            <text:p>34.78%</text:p>
          </table:table-cell>
          <table:table-cell table:style-name="ce9" table:formula="of:=[.T132]-[.T131]" office:value-type="float" office:value="2382457">
            <text:p>2,382,457</text:p>
          </table:table-cell>
          <table:table-cell/>
          <table:table-cell office:value-type="string">
            <text:p>Plaza</text:p>
          </table:table-cell>
          <table:table-cell table:number-columns-repeated="2"/>
          <table:table-cell table:style-name="ce9" office:value-type="float" office:value="2616227438">
            <text:p>2,616,227,438</text:p>
          </table:table-cell>
          <table:table-cell table:style-name="ce12" table:formula="of:=[.AD132]-[.AD131]" office:value-type="percentage" office:value="0.0126763623107119">
            <text:p>1.27%</text:p>
          </table:table-cell>
          <table:table-cell table:style-name="ce12" table:formula="of:=([.AB132]-[.$I$3])/[.$J$3]" office:value-type="percentage" office:value="0.792991438951195">
            <text:p>79.30%</text:p>
          </table:table-cell>
          <table:table-cell table:style-name="ce9" table:formula="of:=[.$AB132]-[.$AB131]" office:value-type="float" office:value="2562574">
            <text:p>2,562,57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33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Maze</text:p>
          </table:table-cell>
          <table:table-cell office:value-type="string">
            <text:p>119/32/14/b</text:p>
          </table:table-cell>
          <table:table-cell/>
          <table:table-cell office:value-type="float" office:value="2736125681">
            <text:p>2,736,125,681</text:p>
          </table:table-cell>
          <table:table-cell table:style-name="ce12" table:formula="of:=[.V133]-[.V132]" office:value-type="percentage" office:value="0.010128965620091">
            <text:p>1.01%</text:p>
          </table:table-cell>
          <table:table-cell table:style-name="ce12" table:formula="of:=([.T133]-[.$I$4])/[.$J$4]" office:value-type="percentage" office:value="0.357961867780198">
            <text:p>35.80%</text:p>
          </table:table-cell>
          <table:table-cell table:style-name="ce9" table:formula="of:=[.T133]-[.T132]" office:value-type="float" office:value="2208539">
            <text:p>2,208,539</text:p>
          </table:table-cell>
          <table:table-cell/>
          <table:table-cell office:value-type="string">
            <text:p>Plaza</text:p>
          </table:table-cell>
          <table:table-cell table:number-columns-repeated="2"/>
          <table:table-cell table:style-name="ce9" office:value-type="float" office:value="2619138111">
            <text:p>2,619,138,111</text:p>
          </table:table-cell>
          <table:table-cell table:style-name="ce12" table:formula="of:=[.AD133]-[.AD132]" office:value-type="percentage" office:value="0.0143983141622472">
            <text:p>1.44%</text:p>
          </table:table-cell>
          <table:table-cell table:style-name="ce12" table:formula="of:=([.AB133]-[.$I$3])/[.$J$3]" office:value-type="percentage" office:value="0.807389753113442">
            <text:p>80.74%</text:p>
          </table:table-cell>
          <table:table-cell table:style-name="ce9" table:formula="of:=[.$AB133]-[.$AB132]" office:value-type="float" office:value="2910673">
            <text:p>2,910,673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34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T13 zana Terrace</text:p>
          </table:table-cell>
          <table:table-cell table:number-columns-repeated="2"/>
          <table:table-cell office:value-type="float" office:value="2737895605">
            <text:p>2,737,895,605</text:p>
          </table:table-cell>
          <table:table-cell table:style-name="ce12" table:formula="of:=[.V134]-[.V133]" office:value-type="percentage" office:value="0.00811735692517718">
            <text:p>0.81%</text:p>
          </table:table-cell>
          <table:table-cell table:style-name="ce12" table:formula="of:=([.T134]-[.$I$4])/[.$J$4]" office:value-type="percentage" office:value="0.366079224705375">
            <text:p>36.61%</text:p>
          </table:table-cell>
          <table:table-cell table:style-name="ce9" table:formula="of:=[.T134]-[.T133]" office:value-type="float" office:value="1769924">
            <text:p>1,769,924</text:p>
          </table:table-cell>
          <table:table-cell/>
          <table:table-cell office:value-type="string">
            <text:p>3xvillage ruins</text:p>
          </table:table-cell>
          <table:table-cell table:number-columns-repeated="2"/>
          <table:table-cell table:style-name="ce9" office:value-type="float" office:value="2625139248">
            <text:p>2,625,139,248</text:p>
          </table:table-cell>
          <table:table-cell table:style-name="ce12" table:formula="of:=[.AD134]-[.AD133]" office:value-type="percentage" office:value="0.0296860059019637">
            <text:p>2.97%</text:p>
          </table:table-cell>
          <table:table-cell table:style-name="ce12" table:formula="of:=([.AB134]-[.$I$3])/[.$J$3]" office:value-type="percentage" office:value="0.837075759015406">
            <text:p>83.71%</text:p>
          </table:table-cell>
          <table:table-cell table:style-name="ce9" table:formula="of:=[.$AB134]-[.$AB133]" office:value-type="float" office:value="6001137">
            <text:p>6,001,137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35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Maze</text:p>
          </table:table-cell>
          <table:table-cell office:value-type="string">
            <text:p>M:118/32/30/b</text:p>
          </table:table-cell>
          <table:table-cell/>
          <table:table-cell office:value-type="float" office:value="2741412384">
            <text:p>2,741,412,384</text:p>
          </table:table-cell>
          <table:table-cell table:style-name="ce12" table:formula="of:=[.V135]-[.V134]" office:value-type="percentage" office:value="0.0161289130889053">
            <text:p>1.61%</text:p>
          </table:table-cell>
          <table:table-cell table:style-name="ce12" table:formula="of:=([.T135]-[.$I$4])/[.$J$4]" office:value-type="percentage" office:value="0.382208137794281">
            <text:p>38.22%</text:p>
          </table:table-cell>
          <table:table-cell table:style-name="ce9" table:formula="of:=[.T135]-[.T134]" office:value-type="float" office:value="3516779">
            <text:p>3,516,779</text:p>
          </table:table-cell>
          <table:table-cell/>
          <table:table-cell office:value-type="string">
            <text:p>Village Ruin</text:p>
          </table:table-cell>
          <table:table-cell office:value-type="string">
            <text:p>25pack</text:p>
          </table:table-cell>
          <table:table-cell/>
          <table:table-cell table:style-name="ce9" office:value-type="float" office:value="2627568281">
            <text:p>2,627,568,281</text:p>
          </table:table-cell>
          <table:table-cell table:style-name="ce12" table:formula="of:=[.AD135]-[.AD134]" office:value-type="percentage" office:value="0.0120157710070715">
            <text:p>1.20%</text:p>
          </table:table-cell>
          <table:table-cell table:style-name="ce12" table:formula="of:=([.AB135]-[.$I$3])/[.$J$3]" office:value-type="percentage" office:value="0.849091530022477">
            <text:p>84.91%</text:p>
          </table:table-cell>
          <table:table-cell table:style-name="ce9" table:formula="of:=[.$AB135]-[.$AB134]" office:value-type="float" office:value="2429033">
            <text:p>2,429,033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36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Core</text:p>
          </table:table-cell>
          <table:table-cell table:number-columns-repeated="2"/>
          <table:table-cell office:value-type="float" office:value="2702527569">
            <text:p>2,702,527,569</text:p>
          </table:table-cell>
          <table:table-cell table:style-name="ce12" table:formula="of:=[.V136]-[.V135]" office:value-type="percentage" office:value="-0.178336427058158">
            <text:p>-17.83%</text:p>
          </table:table-cell>
          <table:table-cell table:style-name="ce12" table:formula="of:=([.T136]-[.$I$4])/[.$J$4]" office:value-type="percentage" office:value="0.203871710736123">
            <text:p>20.39%</text:p>
          </table:table-cell>
          <table:table-cell table:style-name="ce9" table:formula="of:=[.T136]-[.T135]" office:value-type="float" office:value="-38884815">
            <text:p>-38,884,815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9" office:value-type="float" office:value="2629606466">
            <text:p>2,629,606,466</text:p>
          </table:table-cell>
          <table:table-cell table:style-name="ce12" table:formula="of:=[.AD136]-[.AD135]" office:value-type="percentage" office:value="0.010082351384295">
            <text:p>1.01%</text:p>
          </table:table-cell>
          <table:table-cell table:style-name="ce12" table:formula="of:=([.AB136]-[.$I$3])/[.$J$3]" office:value-type="percentage" office:value="0.859173881406772">
            <text:p>85.92%</text:p>
          </table:table-cell>
          <table:table-cell table:style-name="ce9" table:formula="of:=[.$AB136]-[.$AB135]" office:value-type="float" office:value="2038185">
            <text:p>2,038,185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37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Plaza</text:p>
          </table:table-cell>
          <table:table-cell table:number-columns-repeated="2"/>
          <table:table-cell office:value-type="float" office:value="2704544923">
            <text:p>2,704,544,923</text:p>
          </table:table-cell>
          <table:table-cell table:style-name="ce12" table:formula="of:=[.V137]-[.V136]" office:value-type="percentage" office:value="0.00925213877117539">
            <text:p>0.93%</text:p>
          </table:table-cell>
          <table:table-cell table:style-name="ce12" table:formula="of:=([.T137]-[.$I$4])/[.$J$4]" office:value-type="percentage" office:value="0.213123849507298">
            <text:p>21.31%</text:p>
          </table:table-cell>
          <table:table-cell table:style-name="ce9" table:formula="of:=[.T137]-[.T136]" office:value-type="float" office:value="2017354">
            <text:p>2,017,354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9" office:value-type="float" office:value="2631202546">
            <text:p>2,631,202,546</text:p>
          </table:table-cell>
          <table:table-cell table:style-name="ce12" table:formula="of:=[.AD137]-[.AD136]" office:value-type="percentage" office:value="0.00789537720935318">
            <text:p>0.79%</text:p>
          </table:table-cell>
          <table:table-cell table:style-name="ce12" table:formula="of:=([.AB137]-[.$I$3])/[.$J$3]" office:value-type="percentage" office:value="0.867069258616126">
            <text:p>86.71%</text:p>
          </table:table-cell>
          <table:table-cell table:style-name="ce9" table:formula="of:=[.$AB137]-[.$AB136]" office:value-type="float" office:value="1596080">
            <text:p>1,596,080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38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Tropical Island</text:p>
          </table:table-cell>
          <table:table-cell table:number-columns-repeated="2"/>
          <table:table-cell office:value-type="float" office:value="2706694168">
            <text:p>2,706,694,168</text:p>
          </table:table-cell>
          <table:table-cell table:style-name="ce12" table:formula="of:=[.V138]-[.V137]" office:value-type="percentage" office:value="0.00985702707271749">
            <text:p>0.99%</text:p>
          </table:table-cell>
          <table:table-cell table:style-name="ce12" table:formula="of:=([.T138]-[.$I$4])/[.$J$4]" office:value-type="percentage" office:value="0.222980876580016">
            <text:p>22.30%</text:p>
          </table:table-cell>
          <table:table-cell table:style-name="ce9" table:formula="of:=[.T138]-[.T137]" office:value-type="float" office:value="2149245">
            <text:p>2,149,245</text:p>
          </table:table-cell>
          <table:table-cell/>
          <table:table-cell office:value-type="string">
            <text:p>Conservatory</text:p>
          </table:table-cell>
          <table:table-cell office:value-type="string">
            <text:p>150/39</text:p>
          </table:table-cell>
          <table:table-cell/>
          <table:table-cell table:style-name="ce9" office:value-type="float" office:value="2635000000">
            <text:p>2,635,000,000</text:p>
          </table:table-cell>
          <table:table-cell table:style-name="ce12" table:formula="of:=[.AD138]-[.AD137]" office:value-type="percentage" office:value="0.0187849805555906">
            <text:p>1.88%</text:p>
          </table:table-cell>
          <table:table-cell table:style-name="ce12" table:formula="of:=([.AB138]-[.$I$3])/[.$J$3]" office:value-type="percentage" office:value="0.885854239171716">
            <text:p>88.59%</text:p>
          </table:table-cell>
          <table:table-cell table:style-name="ce9" table:formula="of:=[.$AB138]-[.$AB137]" office:value-type="float" office:value="3797454">
            <text:p>3,797,45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39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Ashen woods</text:p>
          </table:table-cell>
          <table:table-cell office:value-type="string">
            <text:p>15/b</text:p>
          </table:table-cell>
          <table:table-cell/>
          <table:table-cell office:value-type="float" office:value="2708741000">
            <text:p>2,708,741,000</text:p>
          </table:table-cell>
          <table:table-cell table:style-name="ce12" table:formula="of:=[.V139]-[.V138]" office:value-type="percentage" office:value="0.00938733296450819">
            <text:p>0.94%</text:p>
          </table:table-cell>
          <table:table-cell table:style-name="ce12" table:formula="of:=([.T139]-[.$I$4])/[.$J$4]" office:value-type="percentage" office:value="0.232368209544524">
            <text:p>23.24%</text:p>
          </table:table-cell>
          <table:table-cell table:style-name="ce9" table:formula="of:=[.T139]-[.T138]" office:value-type="float" office:value="2046832">
            <text:p>2,046,832</text:p>
          </table:table-cell>
          <table:table-cell/>
          <table:table-cell office:value-type="string">
            <text:p>2xConservatory</text:p>
          </table:table-cell>
          <table:table-cell table:number-columns-repeated="2"/>
          <table:table-cell table:style-name="ce9" office:value-type="float" office:value="2640718213">
            <text:p>2,640,718,213</text:p>
          </table:table-cell>
          <table:table-cell table:style-name="ce12" table:formula="of:=[.AD139]-[.AD138]" office:value-type="percentage" office:value="0.0282864571941426">
            <text:p>2.83%</text:p>
          </table:table-cell>
          <table:table-cell table:style-name="ce12" table:formula="of:=([.AB139]-[.$I$3])/[.$J$3]" office:value-type="percentage" office:value="0.914140696365859">
            <text:p>91.41%</text:p>
          </table:table-cell>
          <table:table-cell table:style-name="ce9" table:formula="of:=[.$AB139]-[.$AB138]" office:value-type="float" office:value="5718213">
            <text:p>5,718,213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40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Tropical Island</text:p>
          </table:table-cell>
          <table:table-cell table:number-columns-repeated="2"/>
          <table:table-cell office:value-type="float" office:value="2710634000">
            <text:p>2,710,634,000</text:p>
          </table:table-cell>
          <table:table-cell table:style-name="ce12" table:formula="of:=[.V140]-[.V139]" office:value-type="percentage" office:value="0.00868181721890907">
            <text:p>0.87%</text:p>
          </table:table-cell>
          <table:table-cell table:style-name="ce12" table:formula="of:=([.T140]-[.$I$4])/[.$J$4]" office:value-type="percentage" office:value="0.241050026763433">
            <text:p>24.11%</text:p>
          </table:table-cell>
          <table:table-cell table:style-name="ce9" table:formula="of:=[.T140]-[.T139]" office:value-type="float" office:value="1893000">
            <text:p>1,893,000</text:p>
          </table:table-cell>
          <table:table-cell/>
          <table:table-cell office:value-type="string">
            <text:p>Conservatory</text:p>
          </table:table-cell>
          <table:table-cell table:number-columns-repeated="2"/>
          <table:table-cell table:style-name="ce9" office:value-type="float" office:value="2643836591">
            <text:p>2,643,836,591</text:p>
          </table:table-cell>
          <table:table-cell table:style-name="ce12" table:formula="of:=[.AD140]-[.AD139]" office:value-type="percentage" office:value="0.0154257747677737">
            <text:p>1.54%</text:p>
          </table:table-cell>
          <table:table-cell table:style-name="ce12" table:formula="of:=([.AB140]-[.$I$3])/[.$J$3]" office:value-type="percentage" office:value="0.929566471133633">
            <text:p>92.96%</text:p>
          </table:table-cell>
          <table:table-cell table:style-name="ce9" table:formula="of:=[.$AB140]-[.$AB139]" office:value-type="float" office:value="3118378">
            <text:p>3,118,378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41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Maze</text:p>
          </table:table-cell>
          <table:table-cell table:number-columns-repeated="2"/>
          <table:table-cell office:value-type="float" office:value="2712891317">
            <text:p>2,712,891,317</text:p>
          </table:table-cell>
          <table:table-cell table:style-name="ce12" table:formula="of:=[.V141]-[.V140]" office:value-type="percentage" office:value="0.0103526749070978">
            <text:p>1.04%</text:p>
          </table:table-cell>
          <table:table-cell table:style-name="ce12" table:formula="of:=([.T141]-[.$I$4])/[.$J$4]" office:value-type="percentage" office:value="0.251402701670531">
            <text:p>25.14%</text:p>
          </table:table-cell>
          <table:table-cell table:style-name="ce9" table:formula="of:=[.T141]-[.T140]" office:value-type="float" office:value="2257317">
            <text:p>2,257,317</text:p>
          </table:table-cell>
          <table:table-cell/>
          <table:table-cell office:value-type="string">
            <text:p>Conservatory</text:p>
          </table:table-cell>
          <table:table-cell office:value-type="string">
            <text:p>more rare, more magic</text:p>
          </table:table-cell>
          <table:table-cell/>
          <table:table-cell table:style-name="ce9" office:value-type="float" office:value="2646885700">
            <text:p>2,646,885,700</text:p>
          </table:table-cell>
          <table:table-cell table:style-name="ce12" table:formula="of:=[.AD141]-[.AD140]" office:value-type="percentage" office:value="0.0150831197104366">
            <text:p>1.51%</text:p>
          </table:table-cell>
          <table:table-cell table:style-name="ce12" table:formula="of:=([.AB141]-[.$I$3])/[.$J$3]" office:value-type="percentage" office:value="0.944649590844069">
            <text:p>94.46%</text:p>
          </table:table-cell>
          <table:table-cell table:style-name="ce9" table:formula="of:=[.$AB141]-[.$AB140]" office:value-type="float" office:value="3049109">
            <text:p>3,049,10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9"/>
          <table:table-cell/>
          <table:table-cell table:style-name="ce12" table:formula="of:=([.D142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2xMaze</text:p>
          </table:table-cell>
          <table:table-cell table:number-columns-repeated="2"/>
          <table:table-cell office:value-type="float" office:value="2717795353">
            <text:p>2,717,795,353</text:p>
          </table:table-cell>
          <table:table-cell table:style-name="ce12" table:formula="of:=[.V142]-[.V141]" office:value-type="percentage" office:value="0.0224912541927891">
            <text:p>2.25%</text:p>
          </table:table-cell>
          <table:table-cell table:style-name="ce12" table:formula="of:=([.T142]-[.$I$4])/[.$J$4]" office:value-type="percentage" office:value="0.27389395586332">
            <text:p>27.39%</text:p>
          </table:table-cell>
          <table:table-cell table:style-name="ce9" table:formula="of:=[.T142]-[.T141]" office:value-type="float" office:value="4904036">
            <text:p>4,904,036</text:p>
          </table:table-cell>
          <table:table-cell/>
          <table:table-cell office:value-type="string">
            <text:p>Palace</text:p>
          </table:table-cell>
          <table:table-cell table:number-columns-repeated="2"/>
          <table:table-cell table:style-name="ce9" office:value-type="float" office:value="2649847312">
            <text:p>2,649,847,312</text:p>
          </table:table-cell>
          <table:table-cell table:style-name="ce12" table:formula="of:=[.AD142]-[.AD141]" office:value-type="percentage" office:value="0.0146502956541946">
            <text:p>1.47%</text:p>
          </table:table-cell>
          <table:table-cell table:style-name="ce12" table:formula="of:=([.AB142]-[.$I$3])/[.$J$3]" office:value-type="percentage" office:value="0.959299886498264">
            <text:p>95.93%</text:p>
          </table:table-cell>
          <table:table-cell table:style-name="ce9" table:formula="of:=[.$AB142]-[.$AB141]" office:value-type="float" office:value="2961612">
            <text:p>2,961,612</text:p>
          </table:table-cell>
          <table:table-cell table:number-columns-repeated="5"/>
        </table:table-row>
        <table:table-row table:style-name="ro3">
          <table:table-cell table:number-columns-repeated="3"/>
          <table:table-cell/>
          <table:table-cell/>
          <table:table-cell table:style-name="ce12" table:formula="of:=([.D143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abyss+core</text:p>
          </table:table-cell>
          <table:table-cell table:number-columns-repeated="2"/>
          <table:table-cell office:value-type="float" office:value="2727262963">
            <text:p>2,727,262,963</text:p>
          </table:table-cell>
          <table:table-cell table:style-name="ce12" table:formula="of:=[.V143]-[.V142]" office:value-type="percentage" office:value="0.0434210562704255">
            <text:p>4.34%</text:p>
          </table:table-cell>
          <table:table-cell table:style-name="ce12" table:formula="of:=([.T143]-[.$I$4])/[.$J$4]" office:value-type="percentage" office:value="0.317315012133745">
            <text:p>31.73%</text:p>
          </table:table-cell>
          <table:table-cell table:style-name="ce9" table:formula="of:=[.T143]-[.T142]" office:value-type="float" office:value="9467610">
            <text:p>9,467,610</text:p>
          </table:table-cell>
          <table:table-cell table:number-columns-repeated="4"/>
          <table:table-cell table:style-name="ce9"/>
          <table:table-cell table:style-name="ce12" table:formula="of:=[.AD143]-[.AD142]" office:value-type="percentage" office:value="-0.959299886498264">
            <text:p>-95.93%</text:p>
          </table:table-cell>
          <table:table-cell/>
          <table:table-cell table:style-name="ce9" table:formula="of:=[.$AB143]-[.$AB142]" office:value-type="float" office:value="-2649847312">
            <text:p>-2,649,847,312</text:p>
          </table:table-cell>
          <table:table-cell table:number-columns-repeated="5"/>
        </table:table-row>
        <table:table-row table:style-name="ro3">
          <table:table-cell table:number-columns-repeated="3"/>
          <table:table-cell/>
          <table:table-cell/>
          <table:table-cell table:style-name="ce12" table:formula="of:=([.D144]-[.$I$6])/[.$J$6]" office:value-type="percentage" office:value="-12.2709782502524">
            <text:p>-1227.10%</text:p>
          </table:table-cell>
          <table:table-cell table:number-columns-repeated="13"/>
          <table:table-cell office:value-type="float" office:value="2731150000">
            <text:p>2,731,150,000</text:p>
          </table:table-cell>
          <table:table-cell table:style-name="ce12" table:formula="of:=[.V144]-[.V143]" office:value-type="percentage" office:value="0.0178270178326131">
            <text:p>1.78%</text:p>
          </table:table-cell>
          <table:table-cell table:style-name="ce12" table:formula="of:=([.T144]-[.$I$4])/[.$J$4]" office:value-type="percentage" office:value="0.335142029966358">
            <text:p>33.51%</text:p>
          </table:table-cell>
          <table:table-cell table:style-name="ce9" table:formula="of:=[.T144]-[.T143]" office:value-type="float" office:value="3887037">
            <text:p>3,887,037</text:p>
          </table:table-cell>
          <table:table-cell table:number-columns-repeated="4"/>
          <table:table-cell table:style-name="ce9"/>
          <table:table-cell table:number-columns-repeated="2"/>
          <table:table-cell table:style-name="ce9" table:formula="of:=[.$AB144]-[.$AB143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3"/>
          <table:table-cell/>
          <table:table-cell/>
          <table:table-cell table:style-name="ce12" table:formula="of:=([.D145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Mineral Pools</text:p>
          </table:table-cell>
          <table:table-cell table:number-columns-repeated="2"/>
          <table:table-cell office:value-type="float" office:value="2733264000">
            <text:p>2,733,264,000</text:p>
          </table:table-cell>
          <table:table-cell table:style-name="ce12" table:formula="of:=[.V145]-[.V144]" office:value-type="percentage" office:value="0.00969538383559099">
            <text:p>0.97%</text:p>
          </table:table-cell>
          <table:table-cell table:style-name="ce12" table:formula="of:=([.T145]-[.$I$4])/[.$J$4]" office:value-type="percentage" office:value="0.344837413801949">
            <text:p>34.48%</text:p>
          </table:table-cell>
          <table:table-cell table:style-name="ce9" table:formula="of:=[.T145]-[.T144]" office:value-type="float" office:value="2114000">
            <text:p>2,114,000</text:p>
          </table:table-cell>
          <table:table-cell table:number-columns-repeated="4"/>
          <table:table-cell table:style-name="ce9"/>
          <table:table-cell table:number-columns-repeated="2"/>
          <table:table-cell table:style-name="ce9" table:formula="of:=[.$AB145]-[.$AB144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3"/>
          <table:table-cell/>
          <table:table-cell/>
          <table:table-cell table:style-name="ce12" table:formula="of:=([.D146]-[.$I$6])/[.$J$6]" office:value-type="percentage" office:value="-12.2709782502524">
            <text:p>-1227.10%</text:p>
          </table:table-cell>
          <table:table-cell table:number-columns-repeated="10"/>
          <table:table-cell office:value-type="string">
            <text:p>Somema</text:p>
          </table:table-cell>
          <table:table-cell table:number-columns-repeated="2"/>
          <table:table-cell office:value-type="float" office:value="2737029470">
            <text:p>2,737,029,470</text:p>
          </table:table-cell>
          <table:table-cell table:style-name="ce12" table:formula="of:=[.V146]-[.V145]" office:value-type="percentage" office:value="0.0172694782267752">
            <text:p>1.73%</text:p>
          </table:table-cell>
          <table:table-cell table:style-name="ce12" table:formula="of:=([.T146]-[.$I$4])/[.$J$4]" office:value-type="percentage" office:value="0.362106892028725">
            <text:p>36.21%</text:p>
          </table:table-cell>
          <table:table-cell table:style-name="ce9" table:formula="of:=[.T146]-[.T145]" office:value-type="float" office:value="3765470">
            <text:p>3,765,470</text:p>
          </table:table-cell>
          <table:table-cell table:number-columns-repeated="4"/>
          <table:table-cell table:style-name="ce9"/>
          <table:table-cell table:number-columns-repeated="2"/>
          <table:table-cell table:style-name="ce9" table:formula="of:=[.$AB146]-[.$AB145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office:value-type="string">
            <text:p>NO beyond</text:p>
          </table:table-cell>
          <table:table-cell/>
          <table:table-cell office:value-type="float" office:value="2739068223">
            <text:p>2,739,068,223</text:p>
          </table:table-cell>
          <table:table-cell table:style-name="ce12" table:formula="of:=[.V147]-[.V146]" office:value-type="percentage" office:value="0.00935028045457076">
            <text:p>0.94%</text:p>
          </table:table-cell>
          <table:table-cell table:style-name="ce12" table:formula="of:=([.T147]-[.$I$4])/[.$J$4]" office:value-type="percentage" office:value="0.371457172483295">
            <text:p>37.15%</text:p>
          </table:table-cell>
          <table:table-cell table:style-name="ce9" table:formula="of:=[.T147]-[.T146]" office:value-type="float" office:value="2038753">
            <text:p>2,038,753</text:p>
          </table:table-cell>
          <table:table-cell table:number-columns-repeated="4"/>
          <table:table-cell table:style-name="ce9"/>
          <table:table-cell table:number-columns-repeated="2"/>
          <table:table-cell table:style-name="ce9" table:formula="of:=[.$AB147]-[.$AB146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table:number-columns-repeated="2"/>
          <table:table-cell office:value-type="float" office:value="2740950739">
            <text:p>2,740,950,739</text:p>
          </table:table-cell>
          <table:table-cell table:style-name="ce12" table:formula="of:=[.V148]-[.V147]" office:value-type="percentage" office:value="0.0086337347193195">
            <text:p>0.86%</text:p>
          </table:table-cell>
          <table:table-cell table:style-name="ce12" table:formula="of:=([.T148]-[.$I$4])/[.$J$4]" office:value-type="percentage" office:value="0.380090907202615">
            <text:p>38.01%</text:p>
          </table:table-cell>
          <table:table-cell table:style-name="ce9" table:formula="of:=[.T148]-[.T147]" office:value-type="float" office:value="1882516">
            <text:p>1,882,516</text:p>
          </table:table-cell>
          <table:table-cell table:number-columns-repeated="4"/>
          <table:table-cell table:style-name="ce9"/>
          <table:table-cell table:number-columns-repeated="2"/>
          <table:table-cell table:style-name="ce9" table:formula="of:=[.$AB148]-[.$AB147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office:value-type="string">
            <text:p>120/33/30/b</text:p>
          </table:table-cell>
          <table:table-cell/>
          <table:table-cell office:value-type="float" office:value="2743672048">
            <text:p>2,743,672,048</text:p>
          </table:table-cell>
          <table:table-cell table:style-name="ce12" table:formula="of:=[.V149]-[.V148]" office:value-type="percentage" office:value="0.0124806694845072">
            <text:p>1.25%</text:p>
          </table:table-cell>
          <table:table-cell table:style-name="ce12" table:formula="of:=([.T149]-[.$I$4])/[.$J$4]" office:value-type="percentage" office:value="0.392571576687122">
            <text:p>39.26%</text:p>
          </table:table-cell>
          <table:table-cell table:style-name="ce9" table:formula="of:=[.T149]-[.T148]" office:value-type="float" office:value="2721309">
            <text:p>2,721,309</text:p>
          </table:table-cell>
          <table:table-cell table:number-columns-repeated="4"/>
          <table:table-cell table:style-name="ce9"/>
          <table:table-cell table:number-columns-repeated="2"/>
          <table:table-cell table:style-name="ce9" table:formula="of:=[.$AB149]-[.$AB148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office:value-type="string">
            <text:p>114/40/24/b/per</text:p>
          </table:table-cell>
          <table:table-cell/>
          <table:table-cell office:value-type="float" office:value="2745651900">
            <text:p>2,745,651,900</text:p>
          </table:table-cell>
          <table:table-cell table:style-name="ce12" table:formula="of:=[.V150]-[.V149]" office:value-type="percentage" office:value="0.00908014431299076">
            <text:p>0.91%</text:p>
          </table:table-cell>
          <table:table-cell table:style-name="ce12" table:formula="of:=([.T150]-[.$I$4])/[.$J$4]" office:value-type="percentage" office:value="0.401651721000113">
            <text:p>40.17%</text:p>
          </table:table-cell>
          <table:table-cell table:style-name="ce9" table:formula="of:=[.T150]-[.T149]" office:value-type="float" office:value="1979852">
            <text:p>1,979,852</text:p>
          </table:table-cell>
          <table:table-cell table:number-columns-repeated="4"/>
          <table:table-cell table:style-name="ce9"/>
          <table:table-cell table:number-columns-repeated="2"/>
          <table:table-cell table:style-name="ce9" table:formula="of:=[.$AB150]-[.$AB149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table:number-columns-repeated="2"/>
          <table:table-cell office:value-type="float" office:value="2747651900">
            <text:p>2,747,651,900</text:p>
          </table:table-cell>
          <table:table-cell table:style-name="ce12" table:formula="of:=[.V151]-[.V150]" office:value-type="percentage" office:value="0.0091725485672573">
            <text:p>0.92%</text:p>
          </table:table-cell>
          <table:table-cell table:style-name="ce12" table:formula="of:=([.T151]-[.$I$4])/[.$J$4]" office:value-type="percentage" office:value="0.41082426956737">
            <text:p>41.08%</text:p>
          </table:table-cell>
          <table:table-cell table:style-name="ce9" table:formula="of:=[.T151]-[.T150]" office:value-type="float" office:value="2000000">
            <text:p>2,000,000</text:p>
          </table:table-cell>
          <table:table-cell table:number-columns-repeated="4"/>
          <table:table-cell table:style-name="ce9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Reef</text:p>
          </table:table-cell>
          <table:table-cell office:value-type="string">
            <text:p>M:128/37/14/b</text:p>
          </table:table-cell>
          <table:table-cell/>
          <table:table-cell office:value-type="float" office:value="2749926000">
            <text:p>2,749,926,000</text:p>
          </table:table-cell>
          <table:table-cell table:style-name="ce12" table:formula="of:=[.V152]-[.V151]" office:value-type="percentage" office:value="0.0104296463483999">
            <text:p>1.04%</text:p>
          </table:table-cell>
          <table:table-cell table:style-name="ce12" table:formula="of:=([.T152]-[.$I$4])/[.$J$4]" office:value-type="percentage" office:value="0.42125391591577">
            <text:p>42.13%</text:p>
          </table:table-cell>
          <table:table-cell table:style-name="ce9" table:formula="of:=[.T152]-[.T151]" office:value-type="float" office:value="2274100">
            <text:p>2,274,100</text:p>
          </table:table-cell>
          <table:table-cell table:number-columns-repeated="4"/>
          <table:table-cell table:style-name="ce9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Reef</text:p>
          </table:table-cell>
          <table:table-cell office:value-type="string">
            <text:p>119/33/14/b</text:p>
          </table:table-cell>
          <table:table-cell/>
          <table:table-cell office:value-type="float" office:value="2752538782">
            <text:p>2,752,538,782</text:p>
          </table:table-cell>
          <table:table-cell table:style-name="ce12" table:formula="of:=[.V153]-[.V152]" office:value-type="percentage" office:value="0.0119829348953279">
            <text:p>1.20%</text:p>
          </table:table-cell>
          <table:table-cell table:style-name="ce12" table:formula="of:=([.T153]-[.$I$4])/[.$J$4]" office:value-type="percentage" office:value="0.433236850811098">
            <text:p>43.32%</text:p>
          </table:table-cell>
          <table:table-cell table:style-name="ce9" table:formula="of:=[.T153]-[.T152]" office:value-type="float" office:value="2612782">
            <text:p>2,612,782</text:p>
          </table:table-cell>
          <table:table-cell table:number-columns-repeated="4"/>
          <table:table-cell table:style-name="ce9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Reef</text:p>
          </table:table-cell>
          <table:table-cell table:number-columns-repeated="2"/>
          <table:table-cell office:value-type="float" office:value="2755765998">
            <text:p>2,755,765,998</text:p>
          </table:table-cell>
          <table:table-cell table:style-name="ce12" table:formula="of:=[.V154]-[.V153]" office:value-type="percentage" office:value="0.014800897748515">
            <text:p>1.48%</text:p>
          </table:table-cell>
          <table:table-cell table:style-name="ce12" table:formula="of:=([.T154]-[.$I$4])/[.$J$4]" office:value-type="percentage" office:value="0.448037748559613">
            <text:p>44.80%</text:p>
          </table:table-cell>
          <table:table-cell table:style-name="ce9" table:formula="of:=[.T154]-[.T153]" office:value-type="float" office:value="3227216">
            <text:p>3,227,216</text:p>
          </table:table-cell>
          <table:table-cell table:number-columns-repeated="4"/>
          <table:table-cell table:style-name="ce9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Promenade</text:p>
          </table:table-cell>
          <table:table-cell office:value-type="string">
            <text:p>121/38/43/b</text:p>
          </table:table-cell>
          <table:table-cell/>
          <table:table-cell office:value-type="float" office:value="2758290273">
            <text:p>2,758,290,273</text:p>
          </table:table-cell>
          <table:table-cell table:style-name="ce12" table:formula="of:=[.V155]-[.V154]" office:value-type="percentage" office:value="0.0115770175173067">
            <text:p>1.16%</text:p>
          </table:table-cell>
          <table:table-cell table:style-name="ce12" table:formula="of:=([.T155]-[.$I$4])/[.$J$4]" office:value-type="percentage" office:value="0.45961476607692">
            <text:p>45.96%</text:p>
          </table:table-cell>
          <table:table-cell table:style-name="ce9" table:formula="of:=[.T155]-[.T154]" office:value-type="float" office:value="2524275">
            <text:p>2,524,275</text:p>
          </table:table-cell>
          <table:table-cell table:number-columns-repeated="4"/>
          <table:table-cell table:style-name="ce9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Springs</text:p>
          </table:table-cell>
          <table:table-cell office:value-type="string">
            <text:p>M:r:119/32/14/b</text:p>
          </table:table-cell>
          <table:table-cell/>
          <table:table-cell office:value-type="float" office:value="2760303819">
            <text:p>2,760,303,819</text:p>
          </table:table-cell>
          <table:table-cell table:style-name="ce12" table:formula="of:=[.V156]-[.V155]" office:value-type="percentage" office:value="0.00923467423870333">
            <text:p>0.92%</text:p>
          </table:table-cell>
          <table:table-cell table:style-name="ce12" table:formula="of:=([.T156]-[.$I$4])/[.$J$4]" office:value-type="percentage" office:value="0.468849440315623">
            <text:p>46.88%</text:p>
          </table:table-cell>
          <table:table-cell table:style-name="ce9" table:formula="of:=[.T156]-[.T155]" office:value-type="float" office:value="2013546">
            <text:p>2,013,546</text:p>
          </table:table-cell>
          <table:table-cell table:number-columns-repeated="4"/>
          <table:table-cell table:style-name="ce9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Shrine</text:p>
          </table:table-cell>
          <table:table-cell table:number-columns-repeated="2"/>
          <table:table-cell office:value-type="float" office:value="2742955884">
            <text:p>2,742,955,884</text:p>
          </table:table-cell>
          <table:table-cell table:style-name="ce12" table:formula="of:=[.V157]-[.V156]" office:value-type="percentage" office:value="-0.0795623881645615">
            <text:p>-7.96%</text:p>
          </table:table-cell>
          <table:table-cell table:style-name="ce12" table:formula="of:=([.T157]-[.$I$4])/[.$J$4]" office:value-type="percentage" office:value="0.389287052151061">
            <text:p>38.93%</text:p>
          </table:table-cell>
          <table:table-cell table:style-name="ce9" table:formula="of:=[.T157]-[.T156]" office:value-type="float" office:value="-17347935">
            <text:p>-17,347,935</text:p>
          </table:table-cell>
          <table:table-cell table:number-columns-repeated="4"/>
          <table:table-cell table:style-name="ce9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Shrine</text:p>
          </table:table-cell>
          <table:table-cell table:number-columns-repeated="2"/>
          <table:table-cell office:value-type="float" office:value="2745769593">
            <text:p>2,745,769,593</text:p>
          </table:table-cell>
          <table:table-cell table:style-name="ce12" table:formula="of:=[.V158]-[.V157]" office:value-type="percentage" office:value="0.0129044412283145">
            <text:p>1.29%</text:p>
          </table:table-cell>
          <table:table-cell table:style-name="ce12" table:formula="of:=([.T158]-[.$I$4])/[.$J$4]" office:value-type="percentage" office:value="0.402191493379376">
            <text:p>40.22%</text:p>
          </table:table-cell>
          <table:table-cell table:style-name="ce9" table:formula="of:=[.T158]-[.T157]" office:value-type="float" office:value="2813709">
            <text:p>2,813,709</text:p>
          </table:table-cell>
          <table:table-cell table:number-columns-repeated="4"/>
          <table:table-cell table:style-name="ce9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Die</text:p>
          </table:table-cell>
          <table:table-cell table:number-columns-repeated="2"/>
          <table:table-cell office:value-type="float" office:value="2724283176">
            <text:p>2,724,283,176</text:p>
          </table:table-cell>
          <table:table-cell table:style-name="ce12" table:formula="of:=[.V159]-[.V158]" office:value-type="percentage" office:value="-0.0985426017344216">
            <text:p>-9.85%</text:p>
          </table:table-cell>
          <table:table-cell table:style-name="ce12" table:formula="of:=([.T159]-[.$I$4])/[.$J$4]" office:value-type="percentage" office:value="0.303648891644954">
            <text:p>30.36%</text:p>
          </table:table-cell>
          <table:table-cell table:style-name="ce9" table:formula="of:=[.T159]-[.T158]" office:value-type="float" office:value="-21486417">
            <text:p>-21,486,417</text:p>
          </table:table-cell>
          <table:table-cell table:number-columns-repeated="4"/>
          <table:table-cell table:style-name="ce9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1.4xAtoll</text:p>
          </table:table-cell>
          <table:table-cell table:number-columns-repeated="2"/>
          <table:table-cell office:value-type="float" office:value="2726044960">
            <text:p>2,726,044,960</text:p>
          </table:table-cell>
          <table:table-cell table:style-name="ce12" table:formula="of:=[.V160]-[.V159]" office:value-type="percentage" office:value="0.00808002465250845">
            <text:p>0.81%</text:p>
          </table:table-cell>
          <table:table-cell table:style-name="ce12" table:formula="of:=([.T160]-[.$I$4])/[.$J$4]" office:value-type="percentage" office:value="0.311728916297463">
            <text:p>31.17%</text:p>
          </table:table-cell>
          <table:table-cell table:style-name="ce9" table:formula="of:=[.T160]-[.T159]" office:value-type="float" office:value="1761784">
            <text:p>1,761,784</text:p>
          </table:table-cell>
          <table:table-cell table:number-columns-repeated="4"/>
          <table:table-cell table:style-name="ce9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Maze</text:p>
          </table:table-cell>
          <table:table-cell office:value-type="string">
            <text:p>138/30/15/noB</text:p>
          </table:table-cell>
          <table:table-cell/>
          <table:table-cell office:value-type="float" office:value="2728430583">
            <text:p>2,728,430,583</text:p>
          </table:table-cell>
          <table:table-cell table:style-name="ce12" table:formula="of:=[.V161]-[.V160]" office:value-type="percentage" office:value="0.010941121415333">
            <text:p>1.09%</text:p>
          </table:table-cell>
          <table:table-cell table:style-name="ce12" table:formula="of:=([.T161]-[.$I$4])/[.$J$4]" office:value-type="percentage" office:value="0.322670037712796">
            <text:p>32.27%</text:p>
          </table:table-cell>
          <table:table-cell table:style-name="ce9" table:formula="of:=[.T161]-[.T160]" office:value-type="float" office:value="2385623">
            <text:p>2,385,623</text:p>
          </table:table-cell>
          <table:table-cell table:number-columns-repeated="4"/>
          <table:table-cell table:style-name="ce9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table:number-columns-repeated="2"/>
          <table:table-cell office:value-type="float" office:value="2731423898">
            <text:p>2,731,423,898</text:p>
          </table:table-cell>
          <table:table-cell table:style-name="ce12" table:formula="of:=[.V162]-[.V161]" office:value-type="percentage" office:value="0.0137281636072999">
            <text:p>1.37%</text:p>
          </table:table-cell>
          <table:table-cell table:style-name="ce12" table:formula="of:=([.T162]-[.$I$4])/[.$J$4]" office:value-type="percentage" office:value="0.336398201320096">
            <text:p>33.64%</text:p>
          </table:table-cell>
          <table:table-cell table:style-name="ce9" table:formula="of:=[.T162]-[.T161]" office:value-type="float" office:value="2993315">
            <text:p>2,993,315</text:p>
          </table:table-cell>
          <table:table-cell table:number-columns-repeated="4"/>
          <table:table-cell table:style-name="ce9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Maze</text:p>
          </table:table-cell>
          <table:table-cell office:value-type="string">
            <text:p>133/25/14/b</text:p>
          </table:table-cell>
          <table:table-cell/>
          <table:table-cell office:value-type="float" office:value="2733762185">
            <text:p>2,733,762,185</text:p>
          </table:table-cell>
          <table:table-cell table:style-name="ce12" table:formula="of:=[.V163]-[.V162]" office:value-type="percentage" office:value="0.0107240255358432">
            <text:p>1.07%</text:p>
          </table:table-cell>
          <table:table-cell table:style-name="ce12" table:formula="of:=([.T163]-[.$I$4])/[.$J$4]" office:value-type="percentage" office:value="0.347122226855939">
            <text:p>34.71%</text:p>
          </table:table-cell>
          <table:table-cell table:style-name="ce9" table:formula="of:=[.T163]-[.T162]" office:value-type="float" office:value="2338287">
            <text:p>2,338,287</text:p>
          </table:table-cell>
          <table:table-cell table:number-columns-repeated="4"/>
          <table:table-cell table:style-name="ce9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Maze</text:p>
          </table:table-cell>
          <table:table-cell table:number-columns-repeated="2"/>
          <table:table-cell office:value-type="float" office:value="2735500000">
            <text:p>2,735,500,000</text:p>
          </table:table-cell>
          <table:table-cell table:style-name="ce12" table:formula="of:=[.V164]-[.V163]" office:value-type="percentage" office:value="0.00797009624420414">
            <text:p>0.80%</text:p>
          </table:table-cell>
          <table:table-cell table:style-name="ce12" table:formula="of:=([.T164]-[.$I$4])/[.$J$4]" office:value-type="percentage" office:value="0.355092323100143">
            <text:p>35.51%</text:p>
          </table:table-cell>
          <table:table-cell table:style-name="ce9" table:formula="of:=[.T164]-[.T163]" office:value-type="float" office:value="1737815">
            <text:p>1,737,815</text:p>
          </table:table-cell>
          <table:table-cell table:number-columns-repeated="4"/>
          <table:table-cell table:style-name="ce9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Maze</text:p>
          </table:table-cell>
          <table:table-cell table:number-columns-repeated="2"/>
          <table:table-cell office:value-type="float" office:value="2737277718">
            <text:p>2,737,277,718</text:p>
          </table:table-cell>
          <table:table-cell table:style-name="ce12" table:formula="of:=[.V165]-[.V164]" office:value-type="percentage" office:value="0.00815310234694377">
            <text:p>0.82%</text:p>
          </table:table-cell>
          <table:table-cell table:style-name="ce12" table:formula="of:=([.T165]-[.$I$4])/[.$J$4]" office:value-type="percentage" office:value="0.363245425447087">
            <text:p>36.32%</text:p>
          </table:table-cell>
          <table:table-cell table:style-name="ce9" table:formula="of:=[.T165]-[.T164]" office:value-type="float" office:value="1777718">
            <text:p>1,777,718</text:p>
          </table:table-cell>
          <table:table-cell table:number-columns-repeated="4"/>
          <table:table-cell table:style-name="ce9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Maze</text:p>
          </table:table-cell>
          <table:table-cell office:value-type="string">
            <text:p>152/57/14/noB</text:p>
          </table:table-cell>
          <table:table-cell/>
          <table:table-cell office:value-type="float" office:value="2738918276">
            <text:p>2,738,918,276</text:p>
          </table:table-cell>
          <table:table-cell table:style-name="ce12" table:formula="of:=[.V166]-[.V165]" office:value-type="percentage" office:value="0.00752404896620124">
            <text:p>0.75%</text:p>
          </table:table-cell>
          <table:table-cell table:style-name="ce12" table:formula="of:=([.T166]-[.$I$4])/[.$J$4]" office:value-type="percentage" office:value="0.370769474413288">
            <text:p>37.08%</text:p>
          </table:table-cell>
          <table:table-cell table:style-name="ce9" table:formula="of:=[.T166]-[.T165]" office:value-type="float" office:value="1640558">
            <text:p>1,640,558</text:p>
          </table:table-cell>
          <table:table-cell table:number-columns-repeated="4"/>
          <table:table-cell table:style-name="ce9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Zana:mesa</text:p>
          </table:table-cell>
          <table:table-cell table:number-columns-repeated="2"/>
          <table:table-cell office:value-type="float" office:value="2740362862">
            <text:p>2,740,362,862</text:p>
          </table:table-cell>
          <table:table-cell table:style-name="ce12" table:formula="of:=[.V167]-[.V166]" office:value-type="percentage" office:value="0.00662526762228999">
            <text:p>0.66%</text:p>
          </table:table-cell>
          <table:table-cell table:style-name="ce12" table:formula="of:=([.T167]-[.$I$4])/[.$J$4]" office:value-type="percentage" office:value="0.377394742035578">
            <text:p>37.74%</text:p>
          </table:table-cell>
          <table:table-cell table:style-name="ce9" table:formula="of:=[.T167]-[.T166]" office:value-type="float" office:value="1444586">
            <text:p>1,444,586</text:p>
          </table:table-cell>
          <table:table-cell table:number-columns-repeated="4"/>
          <table:table-cell table:style-name="ce9"/>
          <table:table-cell table:number-columns-repeated="8"/>
        </table:table-row>
        <table:table-row table:style-name="ro3">
          <table:table-cell table:number-columns-repeated="19"/>
          <table:table-cell office:value-type="float" office:value="2824668155">
            <text:p>2,824,668,155</text:p>
          </table:table-cell>
          <table:table-cell table:style-name="ce12" table:formula="of:=[.V168]-[.V167]" office:value-type="percentage" office:value="0.386647197259679">
            <text:p>38.66%</text:p>
          </table:table-cell>
          <table:table-cell table:style-name="ce12" table:formula="of:=([.T168]-[.$I$4])/[.$J$4]" office:value-type="percentage" office:value="0.764041939295257">
            <text:p>76.40%</text:p>
          </table:table-cell>
          <table:table-cell table:style-name="ce9" table:formula="of:=[.T168]-[.T167]" office:value-type="float" office:value="84305293">
            <text:p>84,305,293</text:p>
          </table:table-cell>
          <table:table-cell table:number-columns-repeated="4"/>
          <table:table-cell table:style-name="ce9"/>
          <table:table-cell table:number-columns-repeated="8"/>
        </table:table-row>
        <table:table-row table:style-name="ro3">
          <table:table-cell table:number-columns-repeated="19"/>
          <table:table-cell office:value-type="float" office:value="2827339000">
            <text:p>2,827,339,000</text:p>
          </table:table-cell>
          <table:table-cell table:style-name="ce12" table:formula="of:=[.V169]-[.V168]" office:value-type="percentage" office:value="0.0122492277390582">
            <text:p>1.22%</text:p>
          </table:table-cell>
          <table:table-cell table:style-name="ce12" table:formula="of:=([.T169]-[.$I$4])/[.$J$4]" office:value-type="percentage" office:value="0.776291167034315">
            <text:p>77.63%</text:p>
          </table:table-cell>
          <table:table-cell table:style-name="ce9" table:formula="of:=[.T169]-[.T168]" office:value-type="float" office:value="2670845">
            <text:p>2,670,845</text:p>
          </table:table-cell>
          <table:table-cell table:number-columns-repeated="4"/>
          <table:table-cell table:style-name="ce9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Core</text:p>
          </table:table-cell>
          <table:table-cell table:number-columns-repeated="2"/>
          <table:table-cell office:value-type="float" office:value="2807725000">
            <text:p>2,807,725,000</text:p>
          </table:table-cell>
          <table:table-cell table:style-name="ce12" table:formula="of:=[.V170]-[.V169]" office:value-type="percentage" office:value="-0.0899551837990925">
            <text:p>-9.00%</text:p>
          </table:table-cell>
          <table:table-cell table:style-name="ce12" table:formula="of:=([.T170]-[.$I$4])/[.$J$4]" office:value-type="percentage" office:value="0.686335983235223">
            <text:p>68.63%</text:p>
          </table:table-cell>
          <table:table-cell table:style-name="ce9" table:formula="of:=[.T170]-[.T169]" office:value-type="float" office:value="-19614000">
            <text:p>-19,614,000</text:p>
          </table:table-cell>
          <table:table-cell table:number-columns-repeated="4"/>
          <table:table-cell table:style-name="ce9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Core</text:p>
          </table:table-cell>
          <table:table-cell table:number-columns-repeated="2"/>
          <table:table-cell office:value-type="float" office:value="2812709000">
            <text:p>2,812,709,000</text:p>
          </table:table-cell>
          <table:table-cell table:style-name="ce12" table:formula="of:=[.V171]-[.V170]" office:value-type="percentage" office:value="0.0228579910296052">
            <text:p>2.29%</text:p>
          </table:table-cell>
          <table:table-cell table:style-name="ce12" table:formula="of:=([.T171]-[.$I$4])/[.$J$4]" office:value-type="percentage" office:value="0.709193974264828">
            <text:p>70.92%</text:p>
          </table:table-cell>
          <table:table-cell table:style-name="ce9" table:formula="of:=[.T171]-[.T170]" office:value-type="float" office:value="4984000">
            <text:p>4,984,000</text:p>
          </table:table-cell>
          <table:table-cell table:number-columns-repeated="4"/>
          <table:table-cell table:style-name="ce9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Core</text:p>
          </table:table-cell>
          <table:table-cell table:number-columns-repeated="2"/>
          <table:table-cell office:value-type="float" office:value="2814494499">
            <text:p>2,814,494,499</text:p>
          </table:table-cell>
          <table:table-cell table:style-name="ce12" table:formula="of:=[.V172]-[.V171]" office:value-type="percentage" office:value="0.00818878814714474">
            <text:p>0.82%</text:p>
          </table:table-cell>
          <table:table-cell table:style-name="ce12" table:formula="of:=([.T172]-[.$I$4])/[.$J$4]" office:value-type="percentage" office:value="0.717382762411973">
            <text:p>71.74%</text:p>
          </table:table-cell>
          <table:table-cell table:style-name="ce9" table:formula="of:=[.T172]-[.T171]" office:value-type="float" office:value="1785499">
            <text:p>1,785,499</text:p>
          </table:table-cell>
          <table:table-cell table:number-columns-repeated="4"/>
          <table:table-cell table:style-name="ce9"/>
          <table:table-cell table:number-columns-repeated="8"/>
        </table:table-row>
        <table:table-row table:style-name="ro3">
          <table:table-cell table:number-columns-repeated="19"/>
          <table:table-cell office:value-type="float" office:value="2816752500">
            <text:p>2,816,752,500</text:p>
          </table:table-cell>
          <table:table-cell table:style-name="ce12" table:formula="of:=[.V173]-[.V172]" office:value-type="percentage" office:value="0.0103558119187078">
            <text:p>1.04%</text:p>
          </table:table-cell>
          <table:table-cell table:style-name="ce12" table:formula="of:=([.T173]-[.$I$4])/[.$J$4]" office:value-type="percentage" office:value="0.727738574330681">
            <text:p>72.77%</text:p>
          </table:table-cell>
          <table:table-cell table:style-name="ce9" table:formula="of:=[.T173]-[.T172]" office:value-type="float" office:value="2258001">
            <text:p>2,258,001</text:p>
          </table:table-cell>
          <table:table-cell table:number-columns-repeated="4"/>
          <table:table-cell table:style-name="ce9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Overgrown Ruin +t14</text:p>
          </table:table-cell>
          <table:table-cell table:number-columns-repeated="2"/>
          <table:table-cell office:value-type="float" office:value="2820767000">
            <text:p>2,820,767,000</text:p>
          </table:table-cell>
          <table:table-cell table:style-name="ce12" table:formula="of:=[.V174]-[.V173]" office:value-type="percentage" office:value="0.0184115981116272">
            <text:p>1.84%</text:p>
          </table:table-cell>
          <table:table-cell table:style-name="ce12" table:formula="of:=([.T174]-[.$I$4])/[.$J$4]" office:value-type="percentage" office:value="0.746150172442308">
            <text:p>74.62%</text:p>
          </table:table-cell>
          <table:table-cell table:style-name="ce9" table:formula="of:=[.T174]-[.T173]" office:value-type="float" office:value="4014500">
            <text:p>4,014,500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29183000">
            <text:p>2,829,183,000</text:p>
          </table:table-cell>
          <table:table-cell table:style-name="ce12" table:formula="of:=[.V175]-[.V174]" office:value-type="percentage" office:value="0.0385980843710187">
            <text:p>3.86%</text:p>
          </table:table-cell>
          <table:table-cell table:style-name="ce12" table:formula="of:=([.T175]-[.$I$4])/[.$J$4]" office:value-type="percentage" office:value="0.784748256813327">
            <text:p>78.47%</text:p>
          </table:table-cell>
          <table:table-cell table:style-name="ce9" table:formula="of:=[.T175]-[.T174]" office:value-type="float" office:value="8416000">
            <text:p>8,416,000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30346000">
            <text:p>2,830,346,000</text:p>
          </table:table-cell>
          <table:table-cell table:style-name="ce12" table:formula="of:=[.V176]-[.V175]" office:value-type="percentage" office:value="0.00533383699186019">
            <text:p>0.53%</text:p>
          </table:table-cell>
          <table:table-cell table:style-name="ce12" table:formula="of:=([.T176]-[.$I$4])/[.$J$4]" office:value-type="percentage" office:value="0.790082093805187">
            <text:p>79.01%</text:p>
          </table:table-cell>
          <table:table-cell table:style-name="ce9" table:formula="of:=[.T176]-[.T175]" office:value-type="float" office:value="1163000">
            <text:p>1,163,000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31799800">
            <text:p>2,831,799,800</text:p>
          </table:table-cell>
          <table:table-cell table:style-name="ce12" table:formula="of:=[.V177]-[.V176]" office:value-type="percentage" office:value="0.00666752555353933">
            <text:p>0.67%</text:p>
          </table:table-cell>
          <table:table-cell table:style-name="ce12" table:formula="of:=([.T177]-[.$I$4])/[.$J$4]" office:value-type="percentage" office:value="0.796749619358726">
            <text:p>79.67%</text:p>
          </table:table-cell>
          <table:table-cell table:style-name="ce9" table:formula="of:=[.T177]-[.T176]" office:value-type="float" office:value="1453800">
            <text:p>1,453,800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35671969">
            <text:p>2,835,671,969</text:p>
          </table:table-cell>
          <table:table-cell table:style-name="ce12" table:formula="of:=[.V178]-[.V177]" office:value-type="percentage" office:value="0.0177588291065641">
            <text:p>1.78%</text:p>
          </table:table-cell>
          <table:table-cell table:style-name="ce12" table:formula="of:=([.T178]-[.$I$4])/[.$J$4]" office:value-type="percentage" office:value="0.81450844846529">
            <text:p>81.45%</text:p>
          </table:table-cell>
          <table:table-cell table:style-name="ce9" table:formula="of:=[.T178]-[.T177]" office:value-type="float" office:value="3872169">
            <text:p>3,872,169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Gorge</text:p>
          </table:table-cell>
          <table:table-cell table:number-columns-repeated="2"/>
          <table:table-cell office:value-type="float" office:value="2837860000">
            <text:p>2,837,860,000</text:p>
          </table:table-cell>
          <table:table-cell table:style-name="ce12" table:formula="of:=[.V179]-[.V178]" office:value-type="percentage" office:value="0.0100349103070823">
            <text:p>1.00%</text:p>
          </table:table-cell>
          <table:table-cell table:style-name="ce12" table:formula="of:=([.T179]-[.$I$4])/[.$J$4]" office:value-type="percentage" office:value="0.824543358772372">
            <text:p>82.45%</text:p>
          </table:table-cell>
          <table:table-cell table:style-name="ce9" table:formula="of:=[.T179]-[.T178]" office:value-type="float" office:value="2188031">
            <text:p>2,188,031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Waterways</text:p>
          </table:table-cell>
          <table:table-cell table:number-columns-repeated="2"/>
          <table:table-cell office:value-type="float" office:value="2841100000">
            <text:p>2,841,100,000</text:p>
          </table:table-cell>
          <table:table-cell table:style-name="ce12" table:formula="of:=[.V180]-[.V179]" office:value-type="percentage" office:value="0.0148595286789569">
            <text:p>1.49%</text:p>
          </table:table-cell>
          <table:table-cell table:style-name="ce12" table:formula="of:=([.T180]-[.$I$4])/[.$J$4]" office:value-type="percentage" office:value="0.839402887451329">
            <text:p>83.94%</text:p>
          </table:table-cell>
          <table:table-cell table:style-name="ce9" table:formula="of:=[.T180]-[.T179]" office:value-type="float" office:value="3240000">
            <text:p>3,240,000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43133192">
            <text:p>2,843,133,192</text:p>
          </table:table-cell>
          <table:table-cell table:style-name="ce12" table:formula="of:=[.V181]-[.V180]" office:value-type="percentage" office:value="0.00932477618327943">
            <text:p>0.93%</text:p>
          </table:table-cell>
          <table:table-cell table:style-name="ce12" table:formula="of:=([.T181]-[.$I$4])/[.$J$4]" office:value-type="percentage" office:value="0.848727663634609">
            <text:p>84.87%</text:p>
          </table:table-cell>
          <table:table-cell table:style-name="ce9" table:formula="of:=[.T181]-[.T180]" office:value-type="float" office:value="2033192">
            <text:p>2,033,192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45312700">
            <text:p>2,845,312,700</text:p>
          </table:table-cell>
          <table:table-cell table:style-name="ce12" table:formula="of:=[.V182]-[.V181]" office:value-type="percentage" office:value="0.00999582149136302">
            <text:p>1.00%</text:p>
          </table:table-cell>
          <table:table-cell table:style-name="ce12" table:formula="of:=([.T182]-[.$I$4])/[.$J$4]" office:value-type="percentage" office:value="0.858723485125972">
            <text:p>85.87%</text:p>
          </table:table-cell>
          <table:table-cell table:style-name="ce9" table:formula="of:=[.T182]-[.T181]" office:value-type="float" office:value="2179508">
            <text:p>2,179,508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47533000">
            <text:p>2,847,533,000</text:p>
          </table:table-cell>
          <table:table-cell table:style-name="ce12" table:formula="of:=[.V183]-[.V182]" office:value-type="percentage" office:value="0.0101829047919406">
            <text:p>1.02%</text:p>
          </table:table-cell>
          <table:table-cell table:style-name="ce12" table:formula="of:=([.T183]-[.$I$4])/[.$J$4]" office:value-type="percentage" office:value="0.868906389917913">
            <text:p>86.89%</text:p>
          </table:table-cell>
          <table:table-cell table:style-name="ce9" table:formula="of:=[.T183]-[.T182]" office:value-type="float" office:value="2220300">
            <text:p>2,220,300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49417464">
            <text:p>2,849,417,464</text:p>
          </table:table-cell>
          <table:table-cell table:style-name="ce12" table:formula="of:=[.V184]-[.V183]" office:value-type="percentage" office:value="0.00864266878162401">
            <text:p>0.86%</text:p>
          </table:table-cell>
          <table:table-cell table:style-name="ce12" table:formula="of:=([.T184]-[.$I$4])/[.$J$4]" office:value-type="percentage" office:value="0.877549058699536">
            <text:p>87.75%</text:p>
          </table:table-cell>
          <table:table-cell table:style-name="ce9" table:formula="of:=[.T184]-[.T183]" office:value-type="float" office:value="1884464">
            <text:p>1,884,464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qwq</text:p>
          </table:table-cell>
          <table:table-cell table:number-columns-repeated="2"/>
          <table:table-cell office:value-type="float" office:value="2851567962">
            <text:p>2,851,567,962</text:p>
          </table:table-cell>
          <table:table-cell table:style-name="ce12" table:formula="of:=[.V185]-[.V184]" office:value-type="percentage" office:value="0.00986277367439492">
            <text:p>0.99%</text:p>
          </table:table-cell>
          <table:table-cell table:style-name="ce12" table:formula="of:=([.T185]-[.$I$4])/[.$J$4]" office:value-type="percentage" office:value="0.887411832373931">
            <text:p>88.74%</text:p>
          </table:table-cell>
          <table:table-cell table:style-name="ce9" table:formula="of:=[.T185]-[.T184]" office:value-type="float" office:value="2150498">
            <text:p>2,150,498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53846432">
            <text:p>2,853,846,432</text:p>
          </table:table-cell>
          <table:table-cell table:style-name="ce12" table:formula="of:=[.V186]-[.V185]" office:value-type="percentage" office:value="0.0104496883670193">
            <text:p>1.04%</text:p>
          </table:table-cell>
          <table:table-cell table:style-name="ce12" table:formula="of:=([.T186]-[.$I$4])/[.$J$4]" office:value-type="percentage" office:value="0.897861520740951">
            <text:p>89.79%</text:p>
          </table:table-cell>
          <table:table-cell table:style-name="ce9" table:formula="of:=[.T186]-[.T185]" office:value-type="float" office:value="2278470">
            <text:p>2,278,470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2xGorge</text:p>
          </table:table-cell>
          <table:table-cell office:value-type="string">
            <text:p>nob</text:p>
          </table:table-cell>
          <table:table-cell/>
          <table:table-cell office:value-type="float" office:value="2857745838">
            <text:p>2,857,745,838</text:p>
          </table:table-cell>
          <table:table-cell table:style-name="ce12" table:formula="of:=[.V187]-[.V186]" office:value-type="percentage" office:value="0.0178837454592273">
            <text:p>1.79%</text:p>
          </table:table-cell>
          <table:table-cell table:style-name="ce12" table:formula="of:=([.T187]-[.$I$4])/[.$J$4]" office:value-type="percentage" office:value="0.915745266200178">
            <text:p>91.57%</text:p>
          </table:table-cell>
          <table:table-cell table:style-name="ce9" table:formula="of:=[.T187]-[.T186]" office:value-type="float" office:value="3899406">
            <text:p>3,899,406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59873000">
            <text:p>2,859,873,000</text:p>
          </table:table-cell>
          <table:table-cell table:style-name="ce12" table:formula="of:=[.V188]-[.V187]" office:value-type="percentage" office:value="0.00975574837771209">
            <text:p>0.98%</text:p>
          </table:table-cell>
          <table:table-cell table:style-name="ce12" table:formula="of:=([.T188]-[.$I$4])/[.$J$4]" office:value-type="percentage" office:value="0.92550101457789">
            <text:p>92.55%</text:p>
          </table:table-cell>
          <table:table-cell table:style-name="ce9" table:formula="of:=[.T188]-[.T187]" office:value-type="float" office:value="2127162">
            <text:p>2,127,162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qwq</text:p>
          </table:table-cell>
          <table:table-cell table:number-columns-repeated="2"/>
          <table:table-cell office:value-type="float" office:value="2862373000">
            <text:p>2,862,373,000</text:p>
          </table:table-cell>
          <table:table-cell table:style-name="ce12" table:formula="of:=[.V189]-[.V188]" office:value-type="percentage" office:value="0.0114656857090717">
            <text:p>1.15%</text:p>
          </table:table-cell>
          <table:table-cell table:style-name="ce12" table:formula="of:=([.T189]-[.$I$4])/[.$J$4]" office:value-type="percentage" office:value="0.936966700286962">
            <text:p>93.70%</text:p>
          </table:table-cell>
          <table:table-cell table:style-name="ce9" table:formula="of:=[.T189]-[.T188]" office:value-type="float" office:value="2500000">
            <text:p>2,500,000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64830356">
            <text:p>2,864,830,356</text:p>
          </table:table-cell>
          <table:table-cell table:style-name="ce12" table:formula="of:=[.V190]-[.V189]" office:value-type="percentage" office:value="0.0112701086285205">
            <text:p>1.13%</text:p>
          </table:table-cell>
          <table:table-cell table:style-name="ce12" table:formula="of:=([.T190]-[.$I$4])/[.$J$4]" office:value-type="percentage" office:value="0.948236808915482">
            <text:p>94.82%</text:p>
          </table:table-cell>
          <table:table-cell table:style-name="ce9" table:formula="of:=[.T190]-[.T189]" office:value-type="float" office:value="2457356">
            <text:p>2,457,356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67453591">
            <text:p>2,867,453,591</text:p>
          </table:table-cell>
          <table:table-cell table:style-name="ce12" table:formula="of:=[.V191]-[.V190]" office:value-type="percentage" office:value="0.0120308752204147">
            <text:p>1.20%</text:p>
          </table:table-cell>
          <table:table-cell table:style-name="ce12" table:formula="of:=([.T191]-[.$I$4])/[.$J$4]" office:value-type="percentage" office:value="0.960267684135897">
            <text:p>96.03%</text:p>
          </table:table-cell>
          <table:table-cell table:style-name="ce9" table:formula="of:=[.T191]-[.T190]" office:value-type="float" office:value="2623235">
            <text:p>2,623,235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shape promenade</text:p>
          </table:table-cell>
          <table:table-cell table:number-columns-repeated="2"/>
          <table:table-cell office:value-type="float" office:value="2870841000">
            <text:p>2,870,841,000</text:p>
          </table:table-cell>
          <table:table-cell table:style-name="ce12" table:formula="of:=[.V192]-[.V191]" office:value-type="percentage" office:value="0.0155355867848322">
            <text:p>1.55%</text:p>
          </table:table-cell>
          <table:table-cell table:style-name="ce12" table:formula="of:=([.T192]-[.$I$4])/[.$J$4]" office:value-type="percentage" office:value="0.975803270920729">
            <text:p>97.58%</text:p>
          </table:table-cell>
          <table:table-cell table:style-name="ce9" table:formula="of:=[.T192]-[.T191]" office:value-type="float" office:value="3387409">
            <text:p>3,387,409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73825000">
            <text:p>2,873,825,000</text:p>
          </table:table-cell>
          <table:table-cell table:style-name="ce12" table:formula="of:=[.V193]-[.V192]" office:value-type="percentage" office:value="0.0136854424623479">
            <text:p>1.37%</text:p>
          </table:table-cell>
          <table:table-cell table:style-name="ce12" table:formula="of:=([.T193]-[.$I$4])/[.$J$4]" office:value-type="percentage" office:value="0.989488713383077">
            <text:p>98.95%</text:p>
          </table:table-cell>
          <table:table-cell table:style-name="ce9" table:formula="of:=[.T193]-[.T192]" office:value-type="float" office:value="2984000">
            <text:p>2,984,000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76586796">
            <text:p>2,876,586,796</text:p>
          </table:table-cell>
          <table:table-cell table:style-name="ce12" table:formula="of:=[.V194]-[.V193]+1" office:value-type="percentage" office:value="0.0125094504553355">
            <text:p>1.25%</text:p>
          </table:table-cell>
          <table:table-cell table:style-name="ce12" table:formula="of:=([.T194]-[.$I$5])/[.$J$5]" office:value-type="percentage" office:value="0.00199816383841263">
            <text:p>0.20%</text:p>
          </table:table-cell>
          <table:table-cell table:style-name="ce9" table:formula="of:=[.T194]-[.T193]" office:value-type="float" office:value="2761796">
            <text:p>2,761,796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Core</text:p>
          </table:table-cell>
          <table:table-cell table:number-columns-repeated="2"/>
          <table:table-cell office:value-type="float" office:value="2877735900">
            <text:p>2,877,735,900</text:p>
          </table:table-cell>
          <table:table-cell table:style-name="ce12" table:formula="of:=[.V195]-[.V194]" office:value-type="percentage" office:value="0.00488640666398941">
            <text:p>0.49%</text:p>
          </table:table-cell>
          <table:table-cell table:style-name="ce12" table:formula="of:=([.T195]-[.$I$5])/[.$J$5]" office:value-type="percentage" office:value="0.00688457050240204">
            <text:p>0.69%</text:p>
          </table:table-cell>
          <table:table-cell table:style-name="ce9" table:formula="of:=[.T195]-[.T194]" office:value-type="float" office:value="1149104">
            <text:p>1,149,104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Runs</text:p>
          </table:table-cell>
          <table:table-cell table:number-columns-repeated="2"/>
          <table:table-cell office:value-type="float" office:value="3036913227">
            <text:p>3,036,913,227</text:p>
          </table:table-cell>
          <table:table-cell table:style-name="ce12" table:formula="of:=[.V196]-[.V195]" office:value-type="percentage" office:value="0.676879683134704">
            <text:p>67.69%</text:p>
          </table:table-cell>
          <table:table-cell table:style-name="ce12" table:formula="of:=([.T196]-[.$I$5])/[.$J$5]" office:value-type="percentage" office:value="0.683764253637106">
            <text:p>68.38%</text:p>
          </table:table-cell>
          <table:table-cell table:style-name="ce9" table:formula="of:=[.T196]-[.T195]" office:value-type="float" office:value="159177327">
            <text:p>159,177,327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Runs</text:p>
          </table:table-cell>
          <table:table-cell table:number-columns-repeated="2"/>
          <table:table-cell office:value-type="float" office:value="3043667485">
            <text:p>3,043,667,485</text:p>
          </table:table-cell>
          <table:table-cell table:style-name="ce12" table:formula="of:=[.V197]-[.V196]" office:value-type="percentage" office:value="0.0287215528807695">
            <text:p>2.87%</text:p>
          </table:table-cell>
          <table:table-cell table:style-name="ce12" table:formula="of:=([.T197]-[.$I$5])/[.$J$5]" office:value-type="percentage" office:value="0.712485806517876">
            <text:p>71.25%</text:p>
          </table:table-cell>
          <table:table-cell table:style-name="ce9" table:formula="of:=[.T197]-[.T196]" office:value-type="float" office:value="6754258">
            <text:p>6,754,258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Abyss</text:p>
          </table:table-cell>
          <table:table-cell office:value-type="string">
            <text:p>92/27/No pack/noB</text:p>
          </table:table-cell>
          <table:table-cell/>
          <table:table-cell office:value-type="float" office:value="3045115427">
            <text:p>3,045,115,427</text:p>
          </table:table-cell>
          <table:table-cell table:style-name="ce12" table:formula="of:=[.V198]-[.V197]" office:value-type="percentage" office:value="0.00615717414426387">
            <text:p>0.62%</text:p>
          </table:table-cell>
          <table:table-cell table:style-name="ce12" table:formula="of:=([.T198]-[.$I$5])/[.$J$5]" office:value-type="percentage" office:value="0.71864298066214">
            <text:p>71.86%</text:p>
          </table:table-cell>
          <table:table-cell table:style-name="ce9" table:formula="of:=[.T198]-[.T197]" office:value-type="float" office:value="1447942">
            <text:p>1,447,942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office:value-type="string">
            <text:p>15pack</text:p>
          </table:table-cell>
          <table:table-cell/>
          <table:table-cell office:value-type="float" office:value="3046646066">
            <text:p>3,046,646,066</text:p>
          </table:table-cell>
          <table:table-cell table:style-name="ce12" table:formula="of:=[.V199]-[.V198]" office:value-type="percentage" office:value="0.00650883175914641">
            <text:p>0.65%</text:p>
          </table:table-cell>
          <table:table-cell table:style-name="ce12" table:formula="of:=([.T199]-[.$I$5])/[.$J$5]" office:value-type="percentage" office:value="0.725151812421286">
            <text:p>72.52%</text:p>
          </table:table-cell>
          <table:table-cell table:style-name="ce9" table:formula="of:=[.T199]-[.T198]" office:value-type="float" office:value="1530639">
            <text:p>1,530,639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Maze</text:p>
          </table:table-cell>
          <table:table-cell office:value-type="float" office:value="24">
            <text:p>24</text:p>
          </table:table-cell>
          <table:table-cell/>
          <table:table-cell office:value-type="float" office:value="3048219826">
            <text:p>3,048,219,826</text:p>
          </table:table-cell>
          <table:table-cell table:style-name="ce12" table:formula="of:=[.V200]-[.V199]" office:value-type="percentage" office:value="0.00669219787897346">
            <text:p>0.67%</text:p>
          </table:table-cell>
          <table:table-cell table:style-name="ce12" table:formula="of:=([.T200]-[.$I$5])/[.$J$5]" office:value-type="percentage" office:value="0.731844010300259">
            <text:p>73.18%</text:p>
          </table:table-cell>
          <table:table-cell table:style-name="ce9" table:formula="of:=[.T200]-[.T199]" office:value-type="float" office:value="1573760">
            <text:p>1,573,760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Volcalco</text:p>
          </table:table-cell>
          <table:table-cell table:number-columns-repeated="2"/>
          <table:table-cell office:value-type="float" office:value="3049849913">
            <text:p>3,049,849,913</text:p>
          </table:table-cell>
          <table:table-cell table:style-name="ce12" table:formula="of:=[.V201]-[.V200]" office:value-type="percentage" office:value="0.00693172069689296">
            <text:p>0.69%</text:p>
          </table:table-cell>
          <table:table-cell table:style-name="ce12" table:formula="of:=([.T201]-[.$I$5])/[.$J$5]" office:value-type="percentage" office:value="0.738775730997152">
            <text:p>73.88%</text:p>
          </table:table-cell>
          <table:table-cell table:style-name="ce9" table:formula="of:=[.T201]-[.T200]" office:value-type="float" office:value="1630087">
            <text:p>1,630,087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Vessel</text:p>
          </table:table-cell>
          <table:table-cell table:number-columns-repeated="2"/>
          <table:table-cell office:value-type="float" office:value="3050883693">
            <text:p>3,050,883,693</text:p>
          </table:table-cell>
          <table:table-cell table:style-name="ce12" table:formula="of:=[.V202]-[.V201]" office:value-type="percentage" office:value="0.00439600722049438">
            <text:p>0.44%</text:p>
          </table:table-cell>
          <table:table-cell table:style-name="ce12" table:formula="of:=([.T202]-[.$I$5])/[.$J$5]" office:value-type="percentage" office:value="0.743171738217647">
            <text:p>74.32%</text:p>
          </table:table-cell>
          <table:table-cell table:style-name="ce9" table:formula="of:=[.T202]-[.T201]" office:value-type="float" office:value="1033780">
            <text:p>1,033,780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Abyss</text:p>
          </table:table-cell>
          <table:table-cell office:value-type="string">
            <text:p>20pack</text:p>
          </table:table-cell>
          <table:table-cell/>
          <table:table-cell office:value-type="float" office:value="3052338287">
            <text:p>3,052,338,287</text:p>
          </table:table-cell>
          <table:table-cell table:style-name="ce12" table:formula="of:=[.V203]-[.V202]" office:value-type="percentage" office:value="0.00618546085906846">
            <text:p>0.62%</text:p>
          </table:table-cell>
          <table:table-cell table:style-name="ce12" table:formula="of:=([.T203]-[.$I$5])/[.$J$5]" office:value-type="percentage" office:value="0.749357199076715">
            <text:p>74.94%</text:p>
          </table:table-cell>
          <table:table-cell table:style-name="ce9" table:formula="of:=[.T203]-[.T202]" office:value-type="float" office:value="1454594">
            <text:p>1,454,594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Volcano</text:p>
          </table:table-cell>
          <table:table-cell table:number-columns-repeated="2"/>
          <table:table-cell office:value-type="float" office:value="3053963540">
            <text:p>3,053,963,540</text:p>
          </table:table-cell>
          <table:table-cell table:style-name="ce12" table:formula="of:=[.V204]-[.V203]" office:value-type="percentage" office:value="0.0069111647769643">
            <text:p>0.69%</text:p>
          </table:table-cell>
          <table:table-cell table:style-name="ce12" table:formula="of:=([.T204]-[.$I$5])/[.$J$5]" office:value-type="percentage" office:value="0.756268363853679">
            <text:p>75.63%</text:p>
          </table:table-cell>
          <table:table-cell table:style-name="ce9" table:formula="of:=[.T204]-[.T203]" office:value-type="float" office:value="1625253">
            <text:p>1,625,253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Promenade</text:p>
          </table:table-cell>
          <table:table-cell table:number-columns-repeated="2"/>
          <table:table-cell office:value-type="float" office:value="3055153983">
            <text:p>3,055,153,983</text:p>
          </table:table-cell>
          <table:table-cell table:style-name="ce12" table:formula="of:=[.V205]-[.V204]" office:value-type="percentage" office:value="0.00506219507398764">
            <text:p>0.51%</text:p>
          </table:table-cell>
          <table:table-cell table:style-name="ce12" table:formula="of:=([.T205]-[.$I$5])/[.$J$5]" office:value-type="percentage" office:value="0.761330558927667">
            <text:p>76.13%</text:p>
          </table:table-cell>
          <table:table-cell table:style-name="ce9" table:formula="of:=[.T205]-[.T204]" office:value-type="float" office:value="1190443">
            <text:p>1,190,443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Reef</text:p>
          </table:table-cell>
          <table:table-cell table:number-columns-repeated="2"/>
          <table:table-cell office:value-type="float" office:value="3056575763">
            <text:p>3,056,575,763</text:p>
          </table:table-cell>
          <table:table-cell table:style-name="ce12" table:formula="of:=[.V206]-[.V205]" office:value-type="percentage" office:value="0.00604592383868374">
            <text:p>0.60%</text:p>
          </table:table-cell>
          <table:table-cell table:style-name="ce12" table:formula="of:=([.T206]-[.$I$5])/[.$J$5]" office:value-type="percentage" office:value="0.767376482766351">
            <text:p>76.74%</text:p>
          </table:table-cell>
          <table:table-cell table:style-name="ce9" table:formula="of:=[.T206]-[.T205]" office:value-type="float" office:value="1421780">
            <text:p>1,421,780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Runs</text:p>
          </table:table-cell>
          <table:table-cell table:number-columns-repeated="2"/>
          <table:table-cell office:value-type="float" office:value="3079159123">
            <text:p>3,079,159,123</text:p>
          </table:table-cell>
          <table:table-cell table:style-name="ce12" table:formula="of:=[.V207]-[.V206]" office:value-type="percentage" office:value="0.0960326313364778">
            <text:p>9.60%</text:p>
          </table:table-cell>
          <table:table-cell table:style-name="ce12" table:formula="of:=([.T207]-[.$I$5])/[.$J$5]" office:value-type="percentage" office:value="0.863409114102829">
            <text:p>86.34%</text:p>
          </table:table-cell>
          <table:table-cell table:style-name="ce9" table:formula="of:=[.T207]-[.T206]" office:value-type="float" office:value="22583360">
            <text:p>22,583,360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3080830000">
            <text:p>3,080,830,000</text:p>
          </table:table-cell>
          <table:table-cell table:style-name="ce12" table:formula="of:=[.V208]-[.V207]" office:value-type="percentage" office:value="0.00710517455992366">
            <text:p>0.71%</text:p>
          </table:table-cell>
          <table:table-cell table:style-name="ce12" table:formula="of:=([.T208]-[.$I$5])/[.$J$5]" office:value-type="percentage" office:value="0.870514288662752">
            <text:p>87.05%</text:p>
          </table:table-cell>
          <table:table-cell table:style-name="ce9" table:formula="of:=[.T208]-[.T207]" office:value-type="float" office:value="1670877">
            <text:p>1,670,877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3108007400">
            <text:p>3,108,007,400</text:p>
          </table:table-cell>
          <table:table-cell table:style-name="ce12" table:formula="of:=[.V209]-[.V208]" office:value-type="percentage" office:value="0.11556815437933">
            <text:p>11.56%</text:p>
          </table:table-cell>
          <table:table-cell table:style-name="ce12" table:formula="of:=([.T209]-[.$I$5])/[.$J$5]" office:value-type="percentage" office:value="0.986082443042082">
            <text:p>98.61%</text:p>
          </table:table-cell>
          <table:table-cell table:style-name="ce9" table:formula="of:=[.T209]-[.T208]" office:value-type="float" office:value="27177400">
            <text:p>27,177,400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Phoenix</text:p>
          </table:table-cell>
          <table:table-cell table:number-columns-repeated="2"/>
          <table:table-cell office:value-type="float" office:value="3113627601">
            <text:p>3,113,627,601</text:p>
          </table:table-cell>
          <table:table-cell table:style-name="ce12" table:formula="of:=[.V210]-[.V209]" office:value-type="percentage" office:value="-0.976824620942995">
            <text:p>-97.68%</text:p>
          </table:table-cell>
          <table:table-cell table:style-name="ce12" table:formula="of:=([.T210]-[.$I$6])/[.$J$6]" office:value-type="percentage" office:value="0.00925782209908755">
            <text:p>0.93%</text:p>
          </table:table-cell>
          <table:table-cell table:style-name="ce9" table:formula="of:=[.T210]-[.T209]" office:value-type="float" office:value="5620201">
            <text:p>5,620,201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3112453483">
            <text:p>3,112,453,483</text:p>
          </table:table-cell>
          <table:table-cell table:style-name="ce12" table:formula="of:=[.V211]-[.V210]" office:value-type="percentage" office:value="-0.00463075488287888">
            <text:p>-0.46%</text:p>
          </table:table-cell>
          <table:table-cell table:style-name="ce12" table:formula="of:=([.T211]-[.$I$6])/[.$J$6]" office:value-type="percentage" office:value="0.00462706721620867">
            <text:p>0.46%</text:p>
          </table:table-cell>
          <table:table-cell table:style-name="ce9" table:formula="of:=[.T211]-[.T210]" office:value-type="float" office:value="-1174118">
            <text:p>-1,174,118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3113999505">
            <text:p>3,113,999,505</text:p>
          </table:table-cell>
          <table:table-cell table:style-name="ce12" table:formula="of:=[.V212]-[.V211]" office:value-type="percentage" office:value="0.00609755486717533">
            <text:p>0.61%</text:p>
          </table:table-cell>
          <table:table-cell table:style-name="ce12" table:formula="of:=([.T212]-[.$I$6])/[.$J$6]" office:value-type="percentage" office:value="0.010724622083384">
            <text:p>1.07%</text:p>
          </table:table-cell>
          <table:table-cell table:style-name="ce9" table:formula="of:=[.T212]-[.T211]" office:value-type="float" office:value="1546022">
            <text:p>1,546,022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3115574758">
            <text:p>3,115,574,758</text:p>
          </table:table-cell>
          <table:table-cell table:style-name="ce12" table:formula="of:=[.V213]-[.V212]" office:value-type="percentage" office:value="0.00621284276496877">
            <text:p>0.62%</text:p>
          </table:table-cell>
          <table:table-cell table:style-name="ce12" table:formula="of:=([.T213]-[.$I$6])/[.$J$6]" office:value-type="percentage" office:value="0.0169374648483528">
            <text:p>1.69%</text:p>
          </table:table-cell>
          <table:table-cell table:style-name="ce9" table:formula="of:=[.T213]-[.T212]" office:value-type="float" office:value="1575253">
            <text:p>1,575,253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Runs</text:p>
          </table:table-cell>
          <table:table-cell table:number-columns-repeated="2"/>
          <table:table-cell office:value-type="float" office:value="3119184664">
            <text:p>3,119,184,664</text:p>
          </table:table-cell>
          <table:table-cell table:style-name="ce12" table:formula="of:=[.V214]-[.V213]" office:value-type="percentage" office:value="0.014237572233995">
            <text:p>1.42%</text:p>
          </table:table-cell>
          <table:table-cell table:style-name="ce12" table:formula="of:=([.T214]-[.$I$6])/[.$J$6]" office:value-type="percentage" office:value="0.0311750370823478">
            <text:p>3.12%</text:p>
          </table:table-cell>
          <table:table-cell table:style-name="ce9" table:formula="of:=[.T214]-[.T213]" office:value-type="float" office:value="3609906">
            <text:p>3,609,906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Waterways</text:p>
          </table:table-cell>
          <table:table-cell table:number-columns-repeated="2"/>
          <table:table-cell office:value-type="float" office:value="3120989767">
            <text:p>3,120,989,767</text:p>
          </table:table-cell>
          <table:table-cell table:style-name="ce12" table:formula="of:=[.V215]-[.V214]" office:value-type="percentage" office:value="0.00711937772127615">
            <text:p>0.71%</text:p>
          </table:table-cell>
          <table:table-cell table:style-name="ce12" table:formula="of:=([.T215]-[.$I$6])/[.$J$6]" office:value-type="percentage" office:value="0.0382944148036239">
            <text:p>3.83%</text:p>
          </table:table-cell>
          <table:table-cell table:style-name="ce9" table:formula="of:=[.T215]-[.T214]" office:value-type="float" office:value="1805103">
            <text:p>1,805,103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Volcano</text:p>
          </table:table-cell>
          <table:table-cell table:number-columns-repeated="2"/>
          <table:table-cell office:value-type="float" office:value="3122621033">
            <text:p>3,122,621,033</text:p>
          </table:table-cell>
          <table:table-cell table:style-name="ce12" table:formula="of:=[.V216]-[.V215]" office:value-type="percentage" office:value="0.00643375963469966">
            <text:p>0.64%</text:p>
          </table:table-cell>
          <table:table-cell table:style-name="ce12" table:formula="of:=([.T216]-[.$I$6])/[.$J$6]" office:value-type="percentage" office:value="0.0447281744383236">
            <text:p>4.47%</text:p>
          </table:table-cell>
          <table:table-cell table:style-name="ce9" table:formula="of:=[.T216]-[.T215]" office:value-type="float" office:value="1631266">
            <text:p>1,631,266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Runs</text:p>
          </table:table-cell>
          <table:table-cell table:number-columns-repeated="2"/>
          <table:table-cell office:value-type="float" office:value="3211692490">
            <text:p>3,211,692,490</text:p>
          </table:table-cell>
          <table:table-cell table:style-name="ce12" table:formula="of:=[.V217]-[.V216]" office:value-type="percentage" office:value="0.351300367107809">
            <text:p>35.13%</text:p>
          </table:table-cell>
          <table:table-cell table:style-name="ce12" table:formula="of:=([.T217]-[.$I$6])/[.$J$6]" office:value-type="percentage" office:value="0.396028541546132">
            <text:p>39.60%</text:p>
          </table:table-cell>
          <table:table-cell table:style-name="ce9" table:formula="of:=[.T217]-[.T216]" office:value-type="float" office:value="89071457">
            <text:p>89,071,457</text:p>
          </table:table-cell>
          <table:table-cell table:number-columns-repeated="13"/>
        </table:table-row>
        <table:table-row table:style-name="ro3">
          <table:table-cell table:number-columns-repeated="15"/>
          <table:table-cell table:style-name="ce20" table:formula="of:=([.T228]-[.T218])/10" office:value-type="float" office:value="1483993.5">
            <text:p>1,483,993.50</text:p>
          </table:table-cell>
          <table:table-cell office:value-type="string">
            <text:p>Dark Forest</text:p>
          </table:table-cell>
          <table:table-cell table:number-columns-repeated="2"/>
          <table:table-cell office:value-type="float" office:value="3212667801">
            <text:p>3,212,667,801</text:p>
          </table:table-cell>
          <table:table-cell table:style-name="ce12" table:formula="of:=[.V218]-[.V217]" office:value-type="percentage" office:value="0.00384665440405096">
            <text:p>0.38%</text:p>
          </table:table-cell>
          <table:table-cell table:style-name="ce12" table:formula="of:=([.T218]-[.$I$6])/[.$J$6]" office:value-type="percentage" office:value="0.399875195950183">
            <text:p>39.99%</text:p>
          </table:table-cell>
          <table:table-cell table:style-name="ce9" table:formula="of:=[.T218]-[.T217]" office:value-type="float" office:value="975311">
            <text:p>975,311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Dark Forest</text:p>
          </table:table-cell>
          <table:table-cell table:number-columns-repeated="2"/>
          <table:table-cell office:value-type="float" office:value="3214400553">
            <text:p>3,214,400,553</text:p>
          </table:table-cell>
          <table:table-cell table:style-name="ce12" table:formula="of:=[.V219]-[.V218]" office:value-type="percentage" office:value="0.00683402331351546">
            <text:p>0.68%</text:p>
          </table:table-cell>
          <table:table-cell table:style-name="ce12" table:formula="of:=([.T219]-[.$I$6])/[.$J$6]" office:value-type="percentage" office:value="0.406709219263699">
            <text:p>40.67%</text:p>
          </table:table-cell>
          <table:table-cell table:style-name="ce9" table:formula="of:=[.T219]-[.T218]" office:value-type="float" office:value="1732752">
            <text:p>1,732,752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Dark Forest</text:p>
          </table:table-cell>
          <table:table-cell table:number-columns-repeated="2"/>
          <table:table-cell office:value-type="float" office:value="3215973945">
            <text:p>3,215,973,945</text:p>
          </table:table-cell>
          <table:table-cell table:style-name="ce12" table:formula="of:=[.V220]-[.V219]" office:value-type="percentage" office:value="0.00620550292788508">
            <text:p>0.62%</text:p>
          </table:table-cell>
          <table:table-cell table:style-name="ce12" table:formula="of:=([.T220]-[.$I$6])/[.$J$6]" office:value-type="percentage" office:value="0.412914722191584">
            <text:p>41.29%</text:p>
          </table:table-cell>
          <table:table-cell table:style-name="ce9" table:formula="of:=[.T220]-[.T219]" office:value-type="float" office:value="1573392">
            <text:p>1,573,392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Dark Forest</text:p>
          </table:table-cell>
          <table:table-cell table:number-columns-repeated="2"/>
          <table:table-cell office:value-type="float" office:value="3217344072">
            <text:p>3,217,344,072</text:p>
          </table:table-cell>
          <table:table-cell table:style-name="ce12" table:formula="of:=[.V221]-[.V220]" office:value-type="percentage" office:value="0.00540381996989586">
            <text:p>0.54%</text:p>
          </table:table-cell>
          <table:table-cell table:style-name="ce12" table:formula="of:=([.T221]-[.$I$6])/[.$J$6]" office:value-type="percentage" office:value="0.41831854216148">
            <text:p>41.83%</text:p>
          </table:table-cell>
          <table:table-cell table:style-name="ce9" table:formula="of:=[.T221]-[.T220]" office:value-type="float" office:value="1370127">
            <text:p>1,370,127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Dark Forest</text:p>
          </table:table-cell>
          <table:table-cell table:number-columns-repeated="2"/>
          <table:table-cell office:value-type="float" office:value="3219147525">
            <text:p>3,219,147,525</text:p>
          </table:table-cell>
          <table:table-cell table:style-name="ce12" table:formula="of:=[.V222]-[.V221]" office:value-type="percentage" office:value="0.00711287007421107">
            <text:p>0.71%</text:p>
          </table:table-cell>
          <table:table-cell table:style-name="ce12" table:formula="of:=([.T222]-[.$I$6])/[.$J$6]" office:value-type="percentage" office:value="0.425431412235691">
            <text:p>42.54%</text:p>
          </table:table-cell>
          <table:table-cell table:style-name="ce9" table:formula="of:=[.T222]-[.T221]" office:value-type="float" office:value="1803453">
            <text:p>1,803,453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Dark Forest</text:p>
          </table:table-cell>
          <table:table-cell table:number-columns-repeated="2"/>
          <table:table-cell office:value-type="float" office:value="3220362760">
            <text:p>3,220,362,760</text:p>
          </table:table-cell>
          <table:table-cell table:style-name="ce12" table:formula="of:=[.V223]-[.V222]" office:value-type="percentage" office:value="0.00479292150371197">
            <text:p>0.48%</text:p>
          </table:table-cell>
          <table:table-cell table:style-name="ce12" table:formula="of:=([.T223]-[.$I$6])/[.$J$6]" office:value-type="percentage" office:value="0.430224333739403">
            <text:p>43.02%</text:p>
          </table:table-cell>
          <table:table-cell table:style-name="ce9" table:formula="of:=[.T223]-[.T222]" office:value-type="float" office:value="1215235">
            <text:p>1,215,235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Dark Forest</text:p>
          </table:table-cell>
          <table:table-cell table:number-columns-repeated="2"/>
          <table:table-cell office:value-type="float" office:value="3222074878">
            <text:p>3,222,074,878</text:p>
          </table:table-cell>
          <table:table-cell table:style-name="ce12" table:formula="of:=[.V224]-[.V223]" office:value-type="percentage" office:value="0.00675264222894534">
            <text:p>0.68%</text:p>
          </table:table-cell>
          <table:table-cell table:style-name="ce12" table:formula="of:=([.T224]-[.$I$6])/[.$J$6]" office:value-type="percentage" office:value="0.436976975968348">
            <text:p>43.70%</text:p>
          </table:table-cell>
          <table:table-cell table:style-name="ce9" table:formula="of:=[.T224]-[.T223]" office:value-type="float" office:value="1712118">
            <text:p>1,712,118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Dark Forest</text:p>
          </table:table-cell>
          <table:table-cell table:number-columns-repeated="2"/>
          <table:table-cell office:value-type="float" office:value="3223582890">
            <text:p>3,223,582,890</text:p>
          </table:table-cell>
          <table:table-cell table:style-name="ce12" table:formula="of:=[.V225]-[.V224]" office:value-type="percentage" office:value="0.00594764234296719">
            <text:p>0.59%</text:p>
          </table:table-cell>
          <table:table-cell table:style-name="ce12" table:formula="of:=([.T225]-[.$I$6])/[.$J$6]" office:value-type="percentage" office:value="0.442924618311315">
            <text:p>44.29%</text:p>
          </table:table-cell>
          <table:table-cell table:style-name="ce9" table:formula="of:=[.T225]-[.T224]" office:value-type="float" office:value="1508012">
            <text:p>1,508,012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Dark Forest</text:p>
          </table:table-cell>
          <table:table-cell table:number-columns-repeated="2"/>
          <table:table-cell office:value-type="float" office:value="3224952898">
            <text:p>3,224,952,898</text:p>
          </table:table-cell>
          <table:table-cell table:style-name="ce12" table:formula="of:=[.V226]-[.V225]" office:value-type="percentage" office:value="0.00540335063050146">
            <text:p>0.54%</text:p>
          </table:table-cell>
          <table:table-cell table:style-name="ce12" table:formula="of:=([.T226]-[.$I$6])/[.$J$6]" office:value-type="percentage" office:value="0.448327968941817">
            <text:p>44.83%</text:p>
          </table:table-cell>
          <table:table-cell table:style-name="ce9" table:formula="of:=[.T226]-[.T225]" office:value-type="float" office:value="1370008">
            <text:p>1,370,008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Dark Forest</text:p>
          </table:table-cell>
          <table:table-cell table:number-columns-repeated="2"/>
          <table:table-cell office:value-type="float" office:value="3226298564">
            <text:p>3,226,298,564</text:p>
          </table:table-cell>
          <table:table-cell table:style-name="ce12" table:formula="of:=[.V227]-[.V226]" office:value-type="percentage" office:value="0.00530734508816327">
            <text:p>0.53%</text:p>
          </table:table-cell>
          <table:table-cell table:style-name="ce12" table:formula="of:=([.T227]-[.$I$6])/[.$J$6]" office:value-type="percentage" office:value="0.45363531402998">
            <text:p>45.36%</text:p>
          </table:table-cell>
          <table:table-cell table:style-name="ce9" table:formula="of:=[.T227]-[.T226]" office:value-type="float" office:value="1345666">
            <text:p>1,345,666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Dark Forest</text:p>
          </table:table-cell>
          <table:table-cell table:number-columns-repeated="2"/>
          <table:table-cell office:value-type="float" office:value="3227507736">
            <text:p>3,227,507,736</text:p>
          </table:table-cell>
          <table:table-cell table:style-name="ce12" table:formula="of:=[.V228]-[.V227]" office:value-type="percentage" office:value="0.00476900885876924">
            <text:p>0.48%</text:p>
          </table:table-cell>
          <table:table-cell table:style-name="ce12" table:formula="of:=([.T228]-[.$I$6])/[.$J$6]" office:value-type="percentage" office:value="0.458404322888749">
            <text:p>45.84%</text:p>
          </table:table-cell>
          <table:table-cell table:style-name="ce9" table:formula="of:=[.T228]-[.T227]" office:value-type="float" office:value="1209172">
            <text:p>1,209,172</text:p>
          </table:table-cell>
          <table:table-cell table:number-columns-repeated="13"/>
        </table:table-row>
        <table:table-row table:style-name="ro3">
          <table:table-cell table:number-columns-repeated="15"/>
          <table:table-cell table:style-name="ce20" table:formula="of:=([.T235]-[.T228])/7" office:value-type="float" office:value="1951405.14285714">
            <text:p>1,951,405.14</text:p>
          </table:table-cell>
          <table:table-cell office:value-type="string">
            <text:p>Courtyard</text:p>
          </table:table-cell>
          <table:table-cell table:number-columns-repeated="2"/>
          <table:table-cell office:value-type="float" office:value="3230134500">
            <text:p>3,230,134,500</text:p>
          </table:table-cell>
          <table:table-cell table:style-name="ce12" table:formula="of:=[.V229]-[.V228]" office:value-type="percentage" office:value="0.0103600321425704">
            <text:p>1.04%</text:p>
          </table:table-cell>
          <table:table-cell table:style-name="ce12" table:formula="of:=([.T229]-[.$I$6])/[.$J$6]" office:value-type="percentage" office:value="0.468764355031319">
            <text:p>46.88%</text:p>
          </table:table-cell>
          <table:table-cell table:style-name="ce9" table:formula="of:=[.T229]-[.T228]" office:value-type="float" office:value="2626764">
            <text:p>2,626,764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Courtyard</text:p>
          </table:table-cell>
          <table:table-cell office:value-type="string">
            <text:p>White</text:p>
          </table:table-cell>
          <table:table-cell/>
          <table:table-cell office:value-type="float" office:value="3232168500">
            <text:p>3,232,168,500</text:p>
          </table:table-cell>
          <table:table-cell table:style-name="ce12" table:formula="of:=[.V230]-[.V229]" office:value-type="percentage" office:value="0.0080221540183999">
            <text:p>0.80%</text:p>
          </table:table-cell>
          <table:table-cell table:style-name="ce12" table:formula="of:=([.T230]-[.$I$6])/[.$J$6]" office:value-type="percentage" office:value="0.476786509049719">
            <text:p>47.68%</text:p>
          </table:table-cell>
          <table:table-cell table:style-name="ce9" table:formula="of:=[.T230]-[.T229]" office:value-type="float" office:value="2034000">
            <text:p>2,034,000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Courtyard</text:p>
          </table:table-cell>
          <table:table-cell table:number-columns-repeated="2"/>
          <table:table-cell office:value-type="float" office:value="3234243102">
            <text:p>3,234,243,102</text:p>
          </table:table-cell>
          <table:table-cell table:style-name="ce12" table:formula="of:=[.V231]-[.V230]" office:value-type="percentage" office:value="0.00818228946454302">
            <text:p>0.82%</text:p>
          </table:table-cell>
          <table:table-cell table:style-name="ce12" table:formula="of:=([.T231]-[.$I$6])/[.$J$6]" office:value-type="percentage" office:value="0.484968798514262">
            <text:p>48.50%</text:p>
          </table:table-cell>
          <table:table-cell table:style-name="ce9" table:formula="of:=[.T231]-[.T230]" office:value-type="float" office:value="2074602">
            <text:p>2,074,602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Courtyard</text:p>
          </table:table-cell>
          <table:table-cell table:number-columns-repeated="2"/>
          <table:table-cell office:value-type="float" office:value="3236778365">
            <text:p>3,236,778,365</text:p>
          </table:table-cell>
          <table:table-cell table:style-name="ce12" table:formula="of:=[.V232]-[.V231]" office:value-type="percentage" office:value="0.00999914958856957">
            <text:p>1.00%</text:p>
          </table:table-cell>
          <table:table-cell table:style-name="ce12" table:formula="of:=([.T232]-[.$I$6])/[.$J$6]" office:value-type="percentage" office:value="0.494967948102832">
            <text:p>49.50%</text:p>
          </table:table-cell>
          <table:table-cell table:style-name="ce9" table:formula="of:=[.T232]-[.T231]" office:value-type="float" office:value="2535263">
            <text:p>2,535,263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Courtyard</text:p>
          </table:table-cell>
          <table:table-cell table:number-columns-repeated="2"/>
          <table:table-cell office:value-type="float" office:value="3237925259">
            <text:p>3,237,925,259</text:p>
          </table:table-cell>
          <table:table-cell table:style-name="ce12" table:formula="of:=[.V233]-[.V232]" office:value-type="percentage" office:value="0.0045233826503337">
            <text:p>0.45%</text:p>
          </table:table-cell>
          <table:table-cell table:style-name="ce12" table:formula="of:=([.T233]-[.$I$6])/[.$J$6]" office:value-type="percentage" office:value="0.499491330753166">
            <text:p>49.95%</text:p>
          </table:table-cell>
          <table:table-cell table:style-name="ce9" table:formula="of:=[.T233]-[.T232]" office:value-type="float" office:value="1146894">
            <text:p>1,146,894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Courtyard</text:p>
          </table:table-cell>
          <table:table-cell table:number-columns-repeated="2"/>
          <table:table-cell office:value-type="float" office:value="3239724618">
            <text:p>3,239,724,618</text:p>
          </table:table-cell>
          <table:table-cell table:style-name="ce12" table:formula="of:=[.V234]-[.V233]" office:value-type="percentage" office:value="0.00709672322143262">
            <text:p>0.71%</text:p>
          </table:table-cell>
          <table:table-cell table:style-name="ce12" table:formula="of:=([.T234]-[.$I$6])/[.$J$6]" office:value-type="percentage" office:value="0.506588053974598">
            <text:p>50.66%</text:p>
          </table:table-cell>
          <table:table-cell table:style-name="ce9" table:formula="of:=[.T234]-[.T233]" office:value-type="float" office:value="1799359">
            <text:p>1,799,359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Courtyard</text:p>
          </table:table-cell>
          <table:table-cell table:number-columns-repeated="2"/>
          <table:table-cell office:value-type="float" office:value="3241167572">
            <text:p>3,241,167,572</text:p>
          </table:table-cell>
          <table:table-cell table:style-name="ce12" table:formula="of:=[.V235]-[.V234]" office:value-type="percentage" office:value="0.0056910517352341">
            <text:p>0.57%</text:p>
          </table:table-cell>
          <table:table-cell table:style-name="ce12" table:formula="of:=([.T235]-[.$I$6])/[.$J$6]" office:value-type="percentage" office:value="0.512279105709832">
            <text:p>51.23%</text:p>
          </table:table-cell>
          <table:table-cell table:style-name="ce9" table:formula="of:=[.T235]-[.T234]" office:value-type="float" office:value="1442954">
            <text:p>1,442,954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Waterways</text:p>
          </table:table-cell>
          <table:table-cell table:number-columns-repeated="2"/>
          <table:table-cell office:value-type="float" office:value="3242305682">
            <text:p>3,242,305,682</text:p>
          </table:table-cell>
          <table:table-cell table:style-name="ce12" table:formula="of:=[.V236]-[.V235]" office:value-type="percentage" office:value="0.00448873830377639">
            <text:p>0.45%</text:p>
          </table:table-cell>
          <table:table-cell table:style-name="ce12" table:formula="of:=([.T236]-[.$I$6])/[.$J$6]" office:value-type="percentage" office:value="0.516767844013609">
            <text:p>51.68%</text:p>
          </table:table-cell>
          <table:table-cell table:style-name="ce9" table:formula="of:=[.T236]-[.T235]" office:value-type="float" office:value="1138110">
            <text:p>1,138,110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Runs</text:p>
          </table:table-cell>
          <table:table-cell table:number-columns-repeated="2"/>
          <table:table-cell office:value-type="float" office:value="3263086431">
            <text:p>3,263,086,431</text:p>
          </table:table-cell>
          <table:table-cell table:style-name="ce12" table:formula="of:=[.V237]-[.V236]" office:value-type="percentage" office:value="0.0819598668120499">
            <text:p>8.20%</text:p>
          </table:table-cell>
          <table:table-cell table:style-name="ce12" table:formula="of:=([.T237]-[.$I$6])/[.$J$6]" office:value-type="percentage" office:value="0.598727710825659">
            <text:p>59.87%</text:p>
          </table:table-cell>
          <table:table-cell table:style-name="ce9" table:formula="of:=[.T237]-[.T236]" office:value-type="float" office:value="20780749">
            <text:p>20,780,749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High Gardens</text:p>
          </table:table-cell>
          <table:table-cell table:number-columns-repeated="2"/>
          <table:table-cell office:value-type="float" office:value="3264691342">
            <text:p>3,264,691,342</text:p>
          </table:table-cell>
          <table:table-cell table:style-name="ce12" table:formula="of:=[.V238]-[.V237]" office:value-type="percentage" office:value="0.00632981476294203">
            <text:p>0.63%</text:p>
          </table:table-cell>
          <table:table-cell table:style-name="ce12" table:formula="of:=([.T238]-[.$I$6])/[.$J$6]" office:value-type="percentage" office:value="0.605057525588601">
            <text:p>60.51%</text:p>
          </table:table-cell>
          <table:table-cell table:style-name="ce9" table:formula="of:=[.T238]-[.T237]" office:value-type="float" office:value="1604911">
            <text:p>1,604,911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5x Phoenix</text:p>
          </table:table-cell>
          <table:table-cell table:number-columns-repeated="2"/>
          <table:table-cell office:value-type="float" office:value="3275265000">
            <text:p>3,275,265,000</text:p>
          </table:table-cell>
          <table:table-cell table:style-name="ce12" table:formula="of:=[.V239]-[.V238]" office:value-type="percentage" office:value="0.0417028087580561">
            <text:p>4.17%</text:p>
          </table:table-cell>
          <table:table-cell table:style-name="ce12" table:formula="of:=([.T239]-[.$I$6])/[.$J$6]" office:value-type="percentage" office:value="0.646760334346657">
            <text:p>64.68%</text:p>
          </table:table-cell>
          <table:table-cell table:style-name="ce9" table:formula="of:=[.T239]-[.T238]" office:value-type="float" office:value="10573658">
            <text:p>10,573,658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Phoenix</text:p>
          </table:table-cell>
          <table:table-cell table:number-columns-repeated="2"/>
          <table:table-cell office:value-type="float" office:value="3277286274">
            <text:p>3,277,286,274</text:p>
          </table:table-cell>
          <table:table-cell table:style-name="ce12" table:formula="of:=[.V240]-[.V239]" office:value-type="percentage" office:value="0.00797196231139985">
            <text:p>0.80%</text:p>
          </table:table-cell>
          <table:table-cell table:style-name="ce12" table:formula="of:=([.T240]-[.$I$6])/[.$J$6]" office:value-type="percentage" office:value="0.654732296658057">
            <text:p>65.47%</text:p>
          </table:table-cell>
          <table:table-cell table:style-name="ce9" table:formula="of:=[.T240]-[.T239]" office:value-type="float" office:value="2021274">
            <text:p>2,021,274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Phoenix</text:p>
          </table:table-cell>
          <table:table-cell table:number-columns-repeated="2"/>
          <table:table-cell office:value-type="float" office:value="3279560918">
            <text:p>3,279,560,918</text:p>
          </table:table-cell>
          <table:table-cell table:style-name="ce12" table:formula="of:=[.V241]-[.V240]" office:value-type="percentage" office:value="0.00897126081859834">
            <text:p>0.90%</text:p>
          </table:table-cell>
          <table:table-cell table:style-name="ce12" table:formula="of:=([.T241]-[.$I$6])/[.$J$6]" office:value-type="percentage" office:value="0.663703557476655">
            <text:p>66.37%</text:p>
          </table:table-cell>
          <table:table-cell table:style-name="ce9" table:formula="of:=[.T241]-[.T240]" office:value-type="float" office:value="2274644">
            <text:p>2,274,644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Vaal Temple</text:p>
          </table:table-cell>
          <table:table-cell table:number-columns-repeated="2"/>
          <table:table-cell office:value-type="float" office:value="3281275118">
            <text:p>3,281,275,118</text:p>
          </table:table-cell>
          <table:table-cell table:style-name="ce12" table:formula="of:=[.V242]-[.V241]" office:value-type="percentage" office:value="0.00676085369633295">
            <text:p>0.68%</text:p>
          </table:table-cell>
          <table:table-cell table:style-name="ce12" table:formula="of:=([.T242]-[.$I$6])/[.$J$6]" office:value-type="percentage" office:value="0.670464411172988">
            <text:p>67.05%</text:p>
          </table:table-cell>
          <table:table-cell table:style-name="ce9" table:formula="of:=[.T242]-[.T241]" office:value-type="float" office:value="1714200">
            <text:p>1,714,200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3284016514">
            <text:p>3,284,016,514</text:p>
          </table:table-cell>
          <table:table-cell table:style-name="ce12" table:formula="of:=[.V243]-[.V242]" office:value-type="percentage" office:value="0.0108121440203665">
            <text:p>1.08%</text:p>
          </table:table-cell>
          <table:table-cell table:style-name="ce12" table:formula="of:=([.T243]-[.$I$6])/[.$J$6]" office:value-type="percentage" office:value="0.681276555193354">
            <text:p>68.13%</text:p>
          </table:table-cell>
          <table:table-cell table:style-name="ce9" table:formula="of:=[.T243]-[.T242]" office:value-type="float" office:value="2741396">
            <text:p>2,741,396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Plateau</text:p>
          </table:table-cell>
          <table:table-cell table:number-columns-repeated="2"/>
          <table:table-cell office:value-type="float" office:value="3285621569">
            <text:p>3,285,621,569</text:p>
          </table:table-cell>
          <table:table-cell table:style-name="ce12" table:formula="of:=[.V244]-[.V243]" office:value-type="percentage" office:value="0.00633038270304953">
            <text:p>0.63%</text:p>
          </table:table-cell>
          <table:table-cell table:style-name="ce12" table:formula="of:=([.T244]-[.$I$6])/[.$J$6]" office:value-type="percentage" office:value="0.687606937896404">
            <text:p>68.76%</text:p>
          </table:table-cell>
          <table:table-cell table:style-name="ce9" table:formula="of:=[.T244]-[.T243]" office:value-type="float" office:value="1605055">
            <text:p>1,605,055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3262579815">
            <text:p>3,262,579,815</text:p>
          </table:table-cell>
          <table:table-cell table:style-name="ce12" table:formula="of:=[.V245]-[.V244]" office:value-type="percentage" office:value="-0.0908773350256055">
            <text:p>-9.09%</text:p>
          </table:table-cell>
          <table:table-cell table:style-name="ce12" table:formula="of:=([.T245]-[.$I$6])/[.$J$6]" office:value-type="percentage" office:value="0.596729602870798">
            <text:p>59.67%</text:p>
          </table:table-cell>
          <table:table-cell table:style-name="ce9" table:formula="of:=[.T245]-[.T244]" office:value-type="float" office:value="-23041754">
            <text:p>-23,041,754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High Gardens</text:p>
          </table:table-cell>
          <table:table-cell table:number-columns-repeated="2"/>
          <table:table-cell office:value-type="float" office:value="3272112015">
            <text:p>3,272,112,015</text:p>
          </table:table-cell>
          <table:table-cell table:style-name="ce12" table:formula="of:=[.V246]-[.V245]" office:value-type="percentage" office:value="0.0375952686992091">
            <text:p>3.76%</text:p>
          </table:table-cell>
          <table:table-cell table:style-name="ce12" table:formula="of:=([.T246]-[.$I$6])/[.$J$6]" office:value-type="percentage" office:value="0.634324871570008">
            <text:p>63.43%</text:p>
          </table:table-cell>
          <table:table-cell table:style-name="ce9" table:formula="of:=[.T246]-[.T245]" office:value-type="float" office:value="9532200">
            <text:p>9,532,200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High Gardens</text:p>
          </table:table-cell>
          <table:table-cell table:number-columns-repeated="2"/>
          <table:table-cell office:value-type="float" office:value="3274012856">
            <text:p>3,274,012,856</text:p>
          </table:table-cell>
          <table:table-cell table:style-name="ce12" table:formula="of:=[.V247]-[.V246]" office:value-type="percentage" office:value="0.00749697112413428">
            <text:p>0.75%</text:p>
          </table:table-cell>
          <table:table-cell table:style-name="ce12" table:formula="of:=([.T247]-[.$I$6])/[.$J$6]" office:value-type="percentage" office:value="0.641821842694142">
            <text:p>64.18%</text:p>
          </table:table-cell>
          <table:table-cell table:style-name="ce9" table:formula="of:=[.T247]-[.T246]" office:value-type="float" office:value="1900841">
            <text:p>1,900,841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Shrine</text:p>
          </table:table-cell>
          <table:table-cell office:value-type="string">
            <text:p>144/47/42/b</text:p>
          </table:table-cell>
          <table:table-cell/>
          <table:table-cell office:value-type="float" office:value="3276121880">
            <text:p>3,276,121,880</text:p>
          </table:table-cell>
          <table:table-cell table:style-name="ce12" table:formula="of:=[.V248]-[.V247]" office:value-type="percentage" office:value="0.00831805081440606">
            <text:p>0.83%</text:p>
          </table:table-cell>
          <table:table-cell table:style-name="ce12" table:formula="of:=([.T248]-[.$I$6])/[.$J$6]" office:value-type="percentage" office:value="0.650139893508548">
            <text:p>65.01%</text:p>
          </table:table-cell>
          <table:table-cell table:style-name="ce9" table:formula="of:=[.T248]-[.T247]" office:value-type="float" office:value="2109024">
            <text:p>2,109,024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Runs</text:p>
          </table:table-cell>
          <table:table-cell table:number-columns-repeated="2"/>
          <table:table-cell office:value-type="float" office:value="3287591892">
            <text:p>3,287,591,892</text:p>
          </table:table-cell>
          <table:table-cell table:style-name="ce12" table:formula="of:=[.V249]-[.V248]" office:value-type="percentage" office:value="0.0452380545019149">
            <text:p>4.52%</text:p>
          </table:table-cell>
          <table:table-cell table:style-name="ce12" table:formula="of:=([.T249]-[.$I$6])/[.$J$6]" office:value-type="percentage" office:value="0.695377948010463">
            <text:p>69.54%</text:p>
          </table:table-cell>
          <table:table-cell table:style-name="ce9" table:formula="of:=[.T249]-[.T248]" office:value-type="float" office:value="11470012">
            <text:p>11,470,012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Hydra</text:p>
          </table:table-cell>
          <table:table-cell table:number-columns-repeated="2"/>
          <table:table-cell office:value-type="float" office:value="3290972482">
            <text:p>3,290,972,482</text:p>
          </table:table-cell>
          <table:table-cell table:style-name="ce12" table:formula="of:=[.V250]-[.V249]" office:value-type="percentage" office:value="0.0133331433889196">
            <text:p>1.33%</text:p>
          </table:table-cell>
          <table:table-cell table:style-name="ce12" table:formula="of:=([.T250]-[.$I$6])/[.$J$6]" office:value-type="percentage" office:value="0.708711091399382">
            <text:p>70.87%</text:p>
          </table:table-cell>
          <table:table-cell table:style-name="ce9" table:formula="of:=[.T250]-[.T249]" office:value-type="float" office:value="3380590">
            <text:p>3,380,590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Runs</text:p>
          </table:table-cell>
          <table:table-cell table:number-columns-repeated="2"/>
          <table:table-cell office:value-type="float" office:value="3295908860">
            <text:p>3,295,908,860</text:p>
          </table:table-cell>
          <table:table-cell table:style-name="ce12" table:formula="of:=[.V251]-[.V250]" office:value-type="percentage" office:value="0.0194692156386632">
            <text:p>1.95%</text:p>
          </table:table-cell>
          <table:table-cell table:style-name="ce12" table:formula="of:=([.T251]-[.$I$6])/[.$J$6]" office:value-type="percentage" office:value="0.728180307038046">
            <text:p>72.82%</text:p>
          </table:table-cell>
          <table:table-cell table:style-name="ce9" table:formula="of:=[.T251]-[.T250]" office:value-type="float" office:value="4936378">
            <text:p>4,936,378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Runs</text:p>
          </table:table-cell>
          <table:table-cell table:number-columns-repeated="2"/>
          <table:table-cell office:value-type="float" office:value="3305964475">
            <text:p>3,305,964,475</text:p>
          </table:table-cell>
          <table:table-cell table:style-name="ce12" table:formula="of:=[.V252]-[.V251]" office:value-type="percentage" office:value="0.0396596323892489">
            <text:p>3.97%</text:p>
          </table:table-cell>
          <table:table-cell table:style-name="ce12" table:formula="of:=([.T252]-[.$I$6])/[.$J$6]" office:value-type="percentage" office:value="0.767839939427294">
            <text:p>76.78%</text:p>
          </table:table-cell>
          <table:table-cell table:style-name="ce9" table:formula="of:=[.T252]-[.T251]" office:value-type="float" office:value="10055615">
            <text:p>10,055,615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Springs</text:p>
          </table:table-cell>
          <table:table-cell office:value-type="string">
            <text:p>30/b</text:p>
          </table:table-cell>
          <table:table-cell/>
          <table:table-cell office:value-type="float" office:value="3307643469">
            <text:p>3,307,643,469</text:p>
          </table:table-cell>
          <table:table-cell table:style-name="ce12" table:formula="of:=[.V253]-[.V252]" office:value-type="percentage" office:value="0.00662200022810677">
            <text:p>0.66%</text:p>
          </table:table-cell>
          <table:table-cell table:style-name="ce12" table:formula="of:=([.T253]-[.$I$6])/[.$J$6]" office:value-type="percentage" office:value="0.774461939655401">
            <text:p>77.45%</text:p>
          </table:table-cell>
          <table:table-cell table:style-name="ce9" table:formula="of:=[.T253]-[.T252]" office:value-type="float" office:value="1678994">
            <text:p>1,678,994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Springs</text:p>
          </table:table-cell>
          <table:table-cell office:value-type="string">
            <text:p>30/b</text:p>
          </table:table-cell>
          <table:table-cell/>
          <table:table-cell office:value-type="float" office:value="3309896252">
            <text:p>3,309,896,252</text:p>
          </table:table-cell>
          <table:table-cell table:style-name="ce12" table:formula="of:=[.V254]-[.V253]" office:value-type="percentage" office:value="0.008885040411029">
            <text:p>0.89%</text:p>
          </table:table-cell>
          <table:table-cell table:style-name="ce12" table:formula="of:=([.T254]-[.$I$6])/[.$J$6]" office:value-type="percentage" office:value="0.78334698006643">
            <text:p>78.33%</text:p>
          </table:table-cell>
          <table:table-cell table:style-name="ce9" table:formula="of:=[.T254]-[.T253]" office:value-type="float" office:value="2252783">
            <text:p>2,252,783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Runs</text:p>
          </table:table-cell>
          <table:table-cell office:value-type="string">
            <text:p>16/nb</text:p>
          </table:table-cell>
          <table:table-cell/>
          <table:table-cell office:value-type="float" office:value="3314405607">
            <text:p>3,314,405,607</text:p>
          </table:table-cell>
          <table:table-cell table:style-name="ce12" table:formula="of:=[.V255]-[.V254]" office:value-type="percentage" office:value="0.0177850247461365">
            <text:p>1.78%</text:p>
          </table:table-cell>
          <table:table-cell table:style-name="ce12" table:formula="of:=([.T255]-[.$I$6])/[.$J$6]" office:value-type="percentage" office:value="0.801132004812567">
            <text:p>80.11%</text:p>
          </table:table-cell>
          <table:table-cell table:style-name="ce9" table:formula="of:=[.T255]-[.T254]" office:value-type="float" office:value="4509355">
            <text:p>4,509,355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Promenade</text:p>
          </table:table-cell>
          <table:table-cell table:number-columns-repeated="2"/>
          <table:table-cell office:value-type="float" office:value="3316373505">
            <text:p>3,316,373,505</text:p>
          </table:table-cell>
          <table:table-cell table:style-name="ce12" table:formula="of:=[.V256]-[.V255]" office:value-type="percentage" office:value="0.00776144584488747">
            <text:p>0.78%</text:p>
          </table:table-cell>
          <table:table-cell table:style-name="ce12" table:formula="of:=([.T256]-[.$I$6])/[.$J$6]" office:value-type="percentage" office:value="0.808893450657454">
            <text:p>80.89%</text:p>
          </table:table-cell>
          <table:table-cell table:style-name="ce9" table:formula="of:=[.T256]-[.T255]" office:value-type="float" office:value="1967898">
            <text:p>1,967,898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table:number-columns-repeated="2"/>
          <table:table-cell office:value-type="float" office:value="3318467911">
            <text:p>3,318,467,911</text:p>
          </table:table-cell>
          <table:table-cell table:style-name="ce12" table:formula="of:=[.V257]-[.V256]" office:value-type="percentage" office:value="0.0082603970054379">
            <text:p>0.83%</text:p>
          </table:table-cell>
          <table:table-cell table:style-name="ce12" table:formula="of:=([.T257]-[.$I$6])/[.$J$6]" office:value-type="percentage" office:value="0.817153847662892">
            <text:p>81.72%</text:p>
          </table:table-cell>
          <table:table-cell table:style-name="ce9" table:formula="of:=[.T257]-[.T256]" office:value-type="float" office:value="2094406">
            <text:p>2,094,406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3322561755">
            <text:p>3,322,561,755</text:p>
          </table:table-cell>
          <table:table-cell table:style-name="ce12" table:formula="of:=[.V258]-[.V257]" office:value-type="percentage" office:value="0.0161462375099815">
            <text:p>1.61%</text:p>
          </table:table-cell>
          <table:table-cell table:style-name="ce12" table:formula="of:=([.T258]-[.$I$6])/[.$J$6]" office:value-type="percentage" office:value="0.833300085172874">
            <text:p>83.33%</text:p>
          </table:table-cell>
          <table:table-cell table:style-name="ce9" table:formula="of:=[.T258]-[.T257]" office:value-type="float" office:value="4093844">
            <text:p>4,093,844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Volcalco</text:p>
          </table:table-cell>
          <table:table-cell table:number-columns-repeated="2"/>
          <table:table-cell office:value-type="float" office:value="3324587684">
            <text:p>3,324,587,684</text:p>
          </table:table-cell>
          <table:table-cell table:style-name="ce12" table:formula="of:=[.V259]-[.V258]" office:value-type="percentage" office:value="0.00799032176418035">
            <text:p>0.80%</text:p>
          </table:table-cell>
          <table:table-cell table:style-name="ce12" table:formula="of:=([.T259]-[.$I$6])/[.$J$6]" office:value-type="percentage" office:value="0.841290406937054">
            <text:p>84.13%</text:p>
          </table:table-cell>
          <table:table-cell table:style-name="ce9" table:formula="of:=[.T259]-[.T258]" office:value-type="float" office:value="2025929">
            <text:p>2,025,929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table:number-columns-repeated="2"/>
          <table:table-cell office:value-type="float" office:value="3326424349">
            <text:p>3,326,424,349</text:p>
          </table:table-cell>
          <table:table-cell table:style-name="ce12" table:formula="of:=[.V260]-[.V259]" office:value-type="percentage" office:value="0.00724385914955972">
            <text:p>0.72%</text:p>
          </table:table-cell>
          <table:table-cell table:style-name="ce12" table:formula="of:=([.T260]-[.$I$6])/[.$J$6]" office:value-type="percentage" office:value="0.848534266086614">
            <text:p>84.85%</text:p>
          </table:table-cell>
          <table:table-cell table:style-name="ce9" table:formula="of:=[.T260]-[.T259]" office:value-type="float" office:value="1836665">
            <text:p>1,836,665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Runs</text:p>
          </table:table-cell>
          <table:table-cell table:number-columns-repeated="2"/>
          <table:table-cell office:value-type="float" office:value="3356280849">
            <text:p>3,356,280,849</text:p>
          </table:table-cell>
          <table:table-cell table:style-name="ce12" table:formula="of:=[.V261]-[.V260]" office:value-type="percentage" office:value="0.117754887635377">
            <text:p>11.78%</text:p>
          </table:table-cell>
          <table:table-cell table:style-name="ce12" table:formula="of:=([.T261]-[.$I$6])/[.$J$6]" office:value-type="percentage" office:value="0.96628915372199">
            <text:p>96.63%</text:p>
          </table:table-cell>
          <table:table-cell table:style-name="ce9" table:formula="of:=[.T261]-[.T260]" office:value-type="float" office:value="29856500">
            <text:p>29,856,500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3375276253">
            <text:p>3,375,276,253</text:p>
          </table:table-cell>
          <table:table-cell table:style-name="ce12" table:formula="of:=[.V262]-[.V261]+1" office:value-type="percentage" office:value="0.0719320458270327">
            <text:p>7.19%</text:p>
          </table:table-cell>
          <table:table-cell table:style-name="ce12" table:formula="of:=([.T262]-[.$I$7])/[.$J$7]" office:value-type="percentage" office:value="0.038221199549023">
            <text:p>3.82%</text:p>
          </table:table-cell>
          <table:table-cell table:style-name="ce9" table:formula="of:=[.T262]-[.T261]" office:value-type="float" office:value="18995404">
            <text:p>18,995,404</text:p>
          </table:table-cell>
          <table:table-cell table:number-columns-repeated="13"/>
        </table:table-row>
        <table:table-row table:style-name="ro3">
          <table:table-cell table:number-columns-repeated="15"/>
          <table:table-cell table:style-name="ce6" office:value-type="time" office:time-value="PT13H24M00S">
            <text:p>13:24:00</text:p>
          </table:table-cell>
          <table:table-cell table:number-columns-repeated="3"/>
          <table:table-cell office:value-type="float" office:value="3377192539">
            <text:p>3,377,192,539</text:p>
          </table:table-cell>
          <table:table-cell table:style-name="ce12" table:formula="of:=[.V263]-[.V262]" office:value-type="percentage" office:value="0.00701015617101719">
            <text:p>0.70%</text:p>
          </table:table-cell>
          <table:table-cell table:style-name="ce12" table:formula="of:=([.T263]-[.$I$7])/[.$J$7]" office:value-type="percentage" office:value="0.0452313557200402">
            <text:p>4.52%</text:p>
          </table:table-cell>
          <table:table-cell table:style-name="ce9" table:formula="of:=[.T263]-[.T262]" office:value-type="float" office:value="1916286">
            <text:p>1,916,286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3378668208">
            <text:p>3,378,668,208</text:p>
          </table:table-cell>
          <table:table-cell table:style-name="ce12" table:formula="of:=[.V264]-[.V263]" office:value-type="percentage" office:value="0.0053982913545936">
            <text:p>0.54%</text:p>
          </table:table-cell>
          <table:table-cell table:style-name="ce12" table:formula="of:=([.T264]-[.$I$7])/[.$J$7]" office:value-type="percentage" office:value="0.0506296470746338">
            <text:p>5.06%</text:p>
          </table:table-cell>
          <table:table-cell table:style-name="ce9" table:formula="of:=[.T264]-[.T263]" office:value-type="float" office:value="1475669">
            <text:p>1,475,669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15xwaterways</text:p>
          </table:table-cell>
          <table:table-cell table:number-columns-repeated="2"/>
          <table:table-cell office:value-type="float" office:value="3391943886">
            <text:p>3,391,943,886</text:p>
          </table:table-cell>
          <table:table-cell table:style-name="ce12" table:formula="of:=[.V265]-[.V264]" office:value-type="percentage" office:value="0.0485650764322951">
            <text:p>4.86%</text:p>
          </table:table-cell>
          <table:table-cell table:style-name="ce12" table:formula="of:=([.T265]-[.$I$7])/[.$J$7]" office:value-type="percentage" office:value="0.099194723506929">
            <text:p>9.92%</text:p>
          </table:table-cell>
          <table:table-cell table:style-name="ce9" table:formula="of:=[.T265]-[.T264]" office:value-type="float" office:value="13275678">
            <text:p>13,275,678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3392222981">
            <text:p>3,392,222,981</text:p>
          </table:table-cell>
          <table:table-cell table:style-name="ce12" table:formula="of:=[.V266]-[.V265]" office:value-type="percentage" office:value="0.00102098514342329">
            <text:p>0.10%</text:p>
          </table:table-cell>
          <table:table-cell table:style-name="ce12" table:formula="of:=([.T266]-[.$I$7])/[.$J$7]" office:value-type="percentage" office:value="0.100215708650352">
            <text:p>10.02%</text:p>
          </table:table-cell>
          <table:table-cell table:style-name="ce9" table:formula="of:=[.T266]-[.T265]" office:value-type="float" office:value="279095">
            <text:p>279,095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//</text:p>
          </table:table-cell>
          <table:table-cell table:number-columns-repeated="2"/>
          <table:table-cell office:value-type="float" office:value="3393234767">
            <text:p>3,393,234,767</text:p>
          </table:table-cell>
          <table:table-cell table:style-name="ce12" table:formula="of:=[.V267]-[.V266]" office:value-type="percentage" office:value="0.00370131487244013">
            <text:p>0.37%</text:p>
          </table:table-cell>
          <table:table-cell table:style-name="ce12" table:formula="of:=([.T267]-[.$I$7])/[.$J$7]" office:value-type="percentage" office:value="0.103917023522792">
            <text:p>10.39%</text:p>
          </table:table-cell>
          <table:table-cell table:style-name="ce9" table:formula="of:=[.T267]-[.T266]" office:value-type="float" office:value="1011786">
            <text:p>1,011,786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3404205097">
            <text:p>3,404,205,097</text:p>
          </table:table-cell>
          <table:table-cell table:style-name="ce12" table:formula="of:=[.V268]-[.V267]" office:value-type="percentage" office:value="0.0401316539115743">
            <text:p>4.01%</text:p>
          </table:table-cell>
          <table:table-cell table:style-name="ce12" table:formula="of:=([.T268]-[.$I$7])/[.$J$7]" office:value-type="percentage" office:value="0.144048677434367">
            <text:p>14.40%</text:p>
          </table:table-cell>
          <table:table-cell table:style-name="ce9" table:formula="of:=[.T268]-[.T267]" office:value-type="float" office:value="10970330">
            <text:p>10,970,330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Runs</text:p>
          </table:table-cell>
          <table:table-cell table:number-columns-repeated="2"/>
          <table:table-cell office:value-type="float" office:value="3424055343">
            <text:p>3,424,055,343</text:p>
          </table:table-cell>
          <table:table-cell table:style-name="ce12" table:formula="of:=[.V269]-[.V268]" office:value-type="percentage" office:value="0.0726161567183131">
            <text:p>7.26%</text:p>
          </table:table-cell>
          <table:table-cell table:style-name="ce12" table:formula="of:=([.T269]-[.$I$7])/[.$J$7]" office:value-type="percentage" office:value="0.21666483415268">
            <text:p>21.67%</text:p>
          </table:table-cell>
          <table:table-cell table:style-name="ce9" table:formula="of:=[.T269]-[.T268]" office:value-type="float" office:value="19850246">
            <text:p>19,850,246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3424978166">
            <text:p>3,424,978,166</text:p>
          </table:table-cell>
          <table:table-cell table:style-name="ce12" table:formula="of:=[.V270]-[.V269]" office:value-type="percentage" office:value="0.00337587048499366">
            <text:p>0.34%</text:p>
          </table:table-cell>
          <table:table-cell table:style-name="ce12" table:formula="of:=([.T270]-[.$I$7])/[.$J$7]" office:value-type="percentage" office:value="0.220040704637673">
            <text:p>22.00%</text:p>
          </table:table-cell>
          <table:table-cell table:style-name="ce9" table:formula="of:=[.T270]-[.T269]" office:value-type="float" office:value="922823">
            <text:p>922,823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3426202132">
            <text:p>3,426,202,132</text:p>
          </table:table-cell>
          <table:table-cell table:style-name="ce12" table:formula="of:=[.V271]-[.V270]" office:value-type="percentage" office:value="0.00447751160735677">
            <text:p>0.45%</text:p>
          </table:table-cell>
          <table:table-cell table:style-name="ce12" table:formula="of:=([.T271]-[.$I$7])/[.$J$7]" office:value-type="percentage" office:value="0.22451821624503">
            <text:p>22.45%</text:p>
          </table:table-cell>
          <table:table-cell table:style-name="ce9" table:formula="of:=[.T271]-[.T270]" office:value-type="float" office:value="1223966">
            <text:p>1,223,966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3427994815">
            <text:p>3,427,994,815</text:p>
          </table:table-cell>
          <table:table-cell table:style-name="ce12" table:formula="of:=[.V272]-[.V271]" office:value-type="percentage" office:value="0.00655799175860367">
            <text:p>0.66%</text:p>
          </table:table-cell>
          <table:table-cell table:style-name="ce12" table:formula="of:=([.T272]-[.$I$7])/[.$J$7]" office:value-type="percentage" office:value="0.231076208003634">
            <text:p>23.11%</text:p>
          </table:table-cell>
          <table:table-cell table:style-name="ce9" table:formula="of:=[.T272]-[.T271]" office:value-type="float" office:value="1792683">
            <text:p>1,792,683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3429570493">
            <text:p>3,429,570,493</text:p>
          </table:table-cell>
          <table:table-cell table:style-name="ce12" table:formula="of:=[.V273]-[.V272]" office:value-type="percentage" office:value="0.00576414421189531">
            <text:p>0.58%</text:p>
          </table:table-cell>
          <table:table-cell table:style-name="ce12" table:formula="of:=([.T273]-[.$I$7])/[.$J$7]" office:value-type="percentage" office:value="0.236840352215529">
            <text:p>23.68%</text:p>
          </table:table-cell>
          <table:table-cell table:style-name="ce9" table:formula="of:=[.T273]-[.T272]" office:value-type="float" office:value="1575678">
            <text:p>1,575,678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Coloseeum</text:p>
          </table:table-cell>
          <table:table-cell office:value-type="string">
            <text:p>104/43/42/b</text:p>
          </table:table-cell>
          <table:table-cell/>
          <table:table-cell office:value-type="float" office:value="3430877996">
            <text:p>3,430,877,996</text:p>
          </table:table-cell>
          <table:table-cell table:style-name="ce12" table:formula="of:=[.V274]-[.V273]" office:value-type="percentage" office:value="0.00478310660521109">
            <text:p>0.48%</text:p>
          </table:table-cell>
          <table:table-cell table:style-name="ce12" table:formula="of:=([.T274]-[.$I$7])/[.$J$7]" office:value-type="percentage" office:value="0.24162345882074">
            <text:p>24.16%</text:p>
          </table:table-cell>
          <table:table-cell table:style-name="ce9" table:formula="of:=[.T274]-[.T273]" office:value-type="float" office:value="1307503">
            <text:p>1,307,503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Colonnade</text:p>
          </table:table-cell>
          <table:table-cell office:value-type="string">
            <text:p>127/44/29/double bey</text:p>
          </table:table-cell>
          <table:table-cell/>
          <table:table-cell office:value-type="float" office:value="3433321815">
            <text:p>3,433,321,815</text:p>
          </table:table-cell>
          <table:table-cell table:style-name="ce12" table:formula="of:=[.V275]-[.V274]" office:value-type="percentage" office:value="0.00893997704084829">
            <text:p>0.89%</text:p>
          </table:table-cell>
          <table:table-cell table:style-name="ce12" table:formula="of:=([.T275]-[.$I$7])/[.$J$7]" office:value-type="percentage" office:value="0.250563435861589">
            <text:p>25.06%</text:p>
          </table:table-cell>
          <table:table-cell table:style-name="ce9" table:formula="of:=[.T275]-[.T274]" office:value-type="float" office:value="2443819">
            <text:p>2,443,819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Colonnade</text:p>
          </table:table-cell>
          <table:table-cell table:number-columns-repeated="2"/>
          <table:table-cell office:value-type="float" office:value="3435342349">
            <text:p>3,435,342,349</text:p>
          </table:table-cell>
          <table:table-cell table:style-name="ce12" table:formula="of:=[.V276]-[.V275]" office:value-type="percentage" office:value="0.00739151613530031">
            <text:p>0.74%</text:p>
          </table:table-cell>
          <table:table-cell table:style-name="ce12" table:formula="of:=([.T276]-[.$I$7])/[.$J$7]" office:value-type="percentage" office:value="0.257954951996889">
            <text:p>25.80%</text:p>
          </table:table-cell>
          <table:table-cell table:style-name="ce9" table:formula="of:=[.T276]-[.T275]" office:value-type="float" office:value="2020534">
            <text:p>2,020,534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Colonnade+zaba</text:p>
          </table:table-cell>
          <table:table-cell table:number-columns-repeated="2"/>
          <table:table-cell office:value-type="float" office:value="3437181557">
            <text:p>3,437,181,557</text:p>
          </table:table-cell>
          <table:table-cell table:style-name="ce12" table:formula="of:=[.V277]-[.V276]" office:value-type="percentage" office:value="0.00672818948266812">
            <text:p>0.67%</text:p>
          </table:table-cell>
          <table:table-cell table:style-name="ce12" table:formula="of:=([.T277]-[.$I$7])/[.$J$7]" office:value-type="percentage" office:value="0.264683141479557">
            <text:p>26.47%</text:p>
          </table:table-cell>
          <table:table-cell table:style-name="ce9" table:formula="of:=[.T277]-[.T276]" office:value-type="float" office:value="1839208">
            <text:p>1,839,208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Colonnade+zana</text:p>
          </table:table-cell>
          <table:table-cell table:number-columns-repeated="2"/>
          <table:table-cell office:value-type="float" office:value="3441338895">
            <text:p>3,441,338,895</text:p>
          </table:table-cell>
          <table:table-cell table:style-name="ce12" table:formula="of:=[.V278]-[.V277]" office:value-type="percentage" office:value="0.01520837110729">
            <text:p>1.52%</text:p>
          </table:table-cell>
          <table:table-cell table:style-name="ce12" table:formula="of:=([.T278]-[.$I$7])/[.$J$7]" office:value-type="percentage" office:value="0.279891512586847">
            <text:p>27.99%</text:p>
          </table:table-cell>
          <table:table-cell table:style-name="ce9" table:formula="of:=[.T278]-[.T277]" office:value-type="float" office:value="4157338">
            <text:p>4,157,338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Hydra</text:p>
          </table:table-cell>
          <table:table-cell table:number-columns-repeated="2"/>
          <table:table-cell office:value-type="float" office:value="3443016781">
            <text:p>3,443,016,781</text:p>
          </table:table-cell>
          <table:table-cell table:style-name="ce12" table:formula="of:=[.V279]-[.V278]" office:value-type="percentage" office:value="0.00613804144953489">
            <text:p>0.61%</text:p>
          </table:table-cell>
          <table:table-cell table:style-name="ce12" table:formula="of:=([.T279]-[.$I$7])/[.$J$7]" office:value-type="percentage" office:value="0.286029554036382">
            <text:p>28.60%</text:p>
          </table:table-cell>
          <table:table-cell table:style-name="ce9" table:formula="of:=[.T279]-[.T278]" office:value-type="float" office:value="1677886">
            <text:p>1,677,886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t15 zana</text:p>
          </table:table-cell>
          <table:table-cell table:number-columns-repeated="2"/>
          <table:table-cell office:value-type="float" office:value="3443805235">
            <text:p>3,443,805,235</text:p>
          </table:table-cell>
          <table:table-cell table:style-name="ce12" table:formula="of:=[.V280]-[.V279]" office:value-type="percentage" office:value="0.00288432189853871">
            <text:p>0.29%</text:p>
          </table:table-cell>
          <table:table-cell table:style-name="ce12" table:formula="of:=([.T280]-[.$I$7])/[.$J$7]" office:value-type="percentage" office:value="0.28891387593492">
            <text:p>28.89%</text:p>
          </table:table-cell>
          <table:table-cell table:style-name="ce9" table:formula="of:=[.T280]-[.T279]" office:value-type="float" office:value="788454">
            <text:p>788,454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Hydra</text:p>
          </table:table-cell>
          <table:table-cell table:number-columns-repeated="2"/>
          <table:table-cell office:value-type="float" office:value="3444723369">
            <text:p>3,444,723,369</text:p>
          </table:table-cell>
          <table:table-cell table:style-name="ce12" table:formula="of:=[.V281]-[.V280]" office:value-type="percentage" office:value="0.00335871718831149">
            <text:p>0.34%</text:p>
          </table:table-cell>
          <table:table-cell table:style-name="ce12" table:formula="of:=([.T281]-[.$I$7])/[.$J$7]" office:value-type="percentage" office:value="0.292272593123232">
            <text:p>29.23%</text:p>
          </table:table-cell>
          <table:table-cell table:style-name="ce9" table:formula="of:=[.T281]-[.T280]" office:value-type="float" office:value="918134">
            <text:p>918,134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Core</text:p>
          </table:table-cell>
          <table:table-cell office:value-type="string">
            <text:p>NO beyond</text:p>
          </table:table-cell>
          <table:table-cell/>
          <table:table-cell office:value-type="float" office:value="3445685071">
            <text:p>3,445,685,071</text:p>
          </table:table-cell>
          <table:table-cell table:style-name="ce12" table:formula="of:=[.V282]-[.V281]" office:value-type="percentage" office:value="0.00351809761694216">
            <text:p>0.35%</text:p>
          </table:table-cell>
          <table:table-cell table:style-name="ce12" table:formula="of:=([.T282]-[.$I$7])/[.$J$7]" office:value-type="percentage" office:value="0.295790690740174">
            <text:p>29.58%</text:p>
          </table:table-cell>
          <table:table-cell table:style-name="ce9" table:formula="of:=[.T282]-[.T281]" office:value-type="float" office:value="961702">
            <text:p>961,702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Waterways+zana</text:p>
          </table:table-cell>
          <table:table-cell office:value-type="string">
            <text:p>beyond</text:p>
          </table:table-cell>
          <table:table-cell/>
          <table:table-cell office:value-type="float" office:value="3447674707">
            <text:p>3,447,674,707</text:p>
          </table:table-cell>
          <table:table-cell table:style-name="ce12" table:formula="of:=[.V283]-[.V282]" office:value-type="percentage" office:value="0.00727848509224505">
            <text:p>0.73%</text:p>
          </table:table-cell>
          <table:table-cell table:style-name="ce12" table:formula="of:=([.T283]-[.$I$7])/[.$J$7]" office:value-type="percentage" office:value="0.303069175832419">
            <text:p>30.31%</text:p>
          </table:table-cell>
          <table:table-cell table:style-name="ce9" table:formula="of:=[.T283]-[.T282]" office:value-type="float" office:value="1989636">
            <text:p>1,989,636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Abyss</text:p>
          </table:table-cell>
          <table:table-cell table:number-columns-repeated="2"/>
          <table:table-cell office:value-type="float" office:value="3449340290">
            <text:p>3,449,340,290</text:p>
          </table:table-cell>
          <table:table-cell table:style-name="ce12" table:formula="of:=[.V284]-[.V283]" office:value-type="percentage" office:value="0.00609303462311545">
            <text:p>0.61%</text:p>
          </table:table-cell>
          <table:table-cell table:style-name="ce12" table:formula="of:=([.T284]-[.$I$7])/[.$J$7]" office:value-type="percentage" office:value="0.309162210455535">
            <text:p>30.92%</text:p>
          </table:table-cell>
          <table:table-cell table:style-name="ce9" table:formula="of:=[.T284]-[.T283]" office:value-type="float" office:value="1665583">
            <text:p>1,665,583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3427199482">
            <text:p>3,427,199,482</text:p>
          </table:table-cell>
          <table:table-cell table:style-name="ce12" table:formula="of:=[.V285]-[.V284]" office:value-type="percentage" office:value="-0.0809954891036655">
            <text:p>-8.10%</text:p>
          </table:table-cell>
          <table:table-cell table:style-name="ce12" table:formula="of:=([.T285]-[.$I$7])/[.$J$7]" office:value-type="percentage" office:value="0.228166721351869">
            <text:p>22.82%</text:p>
          </table:table-cell>
          <table:table-cell table:style-name="ce9" table:formula="of:=[.T285]-[.T284]" office:value-type="float" office:value="-22140808">
            <text:p>-22,140,808</text:p>
          </table:table-cell>
          <table:table-cell table:number-columns-repeated="13"/>
        </table:table-row>
        <table:table-row table:style-name="ro3">
          <table:table-cell table:number-columns-repeated="19"/>
          <table:table-cell/>
          <table:table-cell table:style-name="ce12" table:formula="of:=[.V286]-[.V285]" office:value-type="percentage" office:value="-12.5373788662283">
            <text:p>-1253.74%</text:p>
          </table:table-cell>
          <table:table-cell table:style-name="ce12" table:formula="of:=([.T286]-[.$I$7])/[.$J$7]" office:value-type="percentage" office:value="-12.3092121448765">
            <text:p>-1230.92%</text:p>
          </table:table-cell>
          <table:table-cell table:style-name="ce9" table:formula="of:=[.T286]-[.T285]" office:value-type="float" office:value="-3427199482">
            <text:p>-3,427,199,482</text:p>
          </table:table-cell>
          <table:table-cell table:number-columns-repeated="13"/>
        </table:table-row>
        <table:table-row table:style-name="ro3">
          <table:table-cell table:number-columns-repeated="19"/>
          <table:table-cell/>
          <table:table-cell table:style-name="ce12" table:formula="of:=[.V287]-[.V286]" office:value-type="percentage" office:value="0">
            <text:p>0.00%</text:p>
          </table:table-cell>
          <table:table-cell table:style-name="ce12" table:formula="of:=([.T287]-[.$I$7])/[.$J$7]" office:value-type="percentage" office:value="-12.3092121448765">
            <text:p>-1230.92%</text:p>
          </table:table-cell>
          <table:table-cell table:style-name="ce9" table:formula="of:=[.T287]-[.T286]" office:value-type="float" office:value="0">
            <text:p>0</text:p>
          </table:table-cell>
          <table:table-cell table:number-columns-repeated="13"/>
        </table:table-row>
        <table:table-row table:style-name="ro3">
          <table:table-cell table:number-columns-repeated="19"/>
          <table:table-cell/>
          <table:table-cell table:style-name="ce12" table:formula="of:=[.V288]-[.V287]" office:value-type="percentage" office:value="0">
            <text:p>0.00%</text:p>
          </table:table-cell>
          <table:table-cell table:style-name="ce12" table:formula="of:=([.T288]-[.$I$7])/[.$J$7]" office:value-type="percentage" office:value="-12.3092121448765">
            <text:p>-1230.92%</text:p>
          </table:table-cell>
          <table:table-cell table:style-name="ce9" table:formula="of:=[.T288]-[.T287]" office:value-type="float" office:value="0">
            <text:p>0</text:p>
          </table:table-cell>
          <table:table-cell table:number-columns-repeated="13"/>
        </table:table-row>
        <table:table-row table:style-name="ro3">
          <table:table-cell table:number-columns-repeated="19"/>
          <table:table-cell/>
          <table:table-cell table:style-name="ce12" table:formula="of:=[.V289]-[.V288]" office:value-type="percentage" office:value="0">
            <text:p>0.00%</text:p>
          </table:table-cell>
          <table:table-cell table:style-name="ce12" table:formula="of:=([.T289]-[.$I$7])/[.$J$7]" office:value-type="percentage" office:value="-12.3092121448765">
            <text:p>-1230.92%</text:p>
          </table:table-cell>
          <table:table-cell table:style-name="ce9" table:formula="of:=[.T289]-[.T288]" office:value-type="float" office:value="0">
            <text:p>0</text:p>
          </table:table-cell>
          <table:table-cell table:number-columns-repeated="13"/>
        </table:table-row>
        <table:table-row table:style-name="ro3">
          <table:table-cell table:number-columns-repeated="19"/>
          <table:table-cell/>
          <table:table-cell table:style-name="ce12" table:formula="of:=[.V290]-[.V289]" office:value-type="percentage" office:value="0">
            <text:p>0.00%</text:p>
          </table:table-cell>
          <table:table-cell table:style-name="ce12" table:formula="of:=([.T290]-[.$I$7])/[.$J$7]" office:value-type="percentage" office:value="-12.3092121448765">
            <text:p>-1230.92%</text:p>
          </table:table-cell>
          <table:table-cell table:style-name="ce9" table:formula="of:=[.T290]-[.T289]" office:value-type="float" office:value="0">
            <text:p>0</text:p>
          </table:table-cell>
          <table:table-cell table:number-columns-repeated="13"/>
        </table:table-row>
        <table:table-row table:style-name="ro3">
          <table:table-cell table:number-columns-repeated="19"/>
          <table:table-cell/>
          <table:table-cell table:style-name="ce12" table:formula="of:=[.V291]-[.V290]" office:value-type="percentage" office:value="0">
            <text:p>0.00%</text:p>
          </table:table-cell>
          <table:table-cell table:style-name="ce12" table:formula="of:=([.T291]-[.$I$7])/[.$J$7]" office:value-type="percentage" office:value="-12.3092121448765">
            <text:p>-1230.92%</text:p>
          </table:table-cell>
          <table:table-cell table:number-columns-repeated="14"/>
        </table:table-row>
        <table:table-row table:style-name="ro3">
          <table:table-cell table:number-columns-repeated="20"/>
          <table:table-cell table:style-name="ce12" table:formula="of:=[.V292]-[.V291]" office:value-type="percentage" office:value="12.3092121448765">
            <text:p>1230.92%</text:p>
          </table:table-cell>
          <table:table-cell/>
          <table:table-cell table:number-columns-repeated="14"/>
        </table:table-row>
        <table:table-row table:style-name="ro3">
          <table:table-cell table:number-columns-repeated="20"/>
          <table:table-cell table:style-name="ce12" table:formula="of:=[.V293]-[.V292]" office:value-type="percentage" office:value="0">
            <text:p>0.00%</text:p>
          </table:table-cell>
          <table:table-cell/>
          <table:table-cell table:number-columns-repeated="14"/>
        </table:table-row>
        <table:table-row table:style-name="ro3" table:number-rows-repeated="721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16" table:end-x="0.422cm" table:end-y="0.351cm" draw:z-index="0" draw:name="http://hydra-media.cursecdn.com/pathofexile.gamepedia.com/thumb/2/21/Academy_Map.png/16px-Academy_Map.png?version=4bea4a3d4c93cad7720c63ba0d42466f" draw:style-name="gr1" draw:text-style-name="P1" svg:width="0.422cm" svg:height="0.424cm" svg:x="0cm" svg:y="0.378cm">
              <draw:image xlink:href="http://hydra-media.cursecdn.com/pathofexile.gamepedia.com/thumb/2/21/Academy_Map.png/16px-Academy_Map.png?version=4bea4a3d4c93cad7720c63ba0d42466f" xlink:type="simple" xlink:show="embed" xlink:actuate="onLoad">
                <text:p/>
              </draw:image>
            </draw:frame>
          </table:table-cell>
          <table:table-cell table:number-columns-repeated="28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27" table:end-x="0.422cm" table:end-y="0.16cm" draw:z-index="1" draw:name="http://hydra-media.cursecdn.com/pathofexile.gamepedia.com/thumb/0/03/Crematorium_Map.png/16px-Crematorium_Map.png?version=c44cb82ca0cea3e13b3d709d2335e077" draw:style-name="gr1" draw:text-style-name="P1" svg:width="0.422cm" svg:height="0.43cm" svg:x="0cm" svg:y="0.181cm">
              <draw:image xlink:href="http://hydra-media.cursecdn.com/pathofexile.gamepedia.com/thumb/0/03/Crematorium_Map.png/16px-Crematorium_Map.png?version=c44cb82ca0cea3e13b3d709d2335e077" xlink:type="simple" xlink:show="embed" xlink:actuate="onLoad">
                <text:p/>
              </draw:image>
            </draw:frame>
          </table:table-cell>
          <table:table-cell table:number-columns-repeated="28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37" table:end-x="0.422cm" table:end-y="0.398cm" draw:z-index="2" draw:name="http://hydra-media.cursecdn.com/pathofexile.gamepedia.com/thumb/9/9d/Precinct_Map.png/16px-Precinct_Map.png?version=342c5f18c3e648a9fcd1169eb23d2359" draw:style-name="gr1" draw:text-style-name="P1" svg:width="0.422cm" svg:height="0.408cm" svg:x="0cm" svg:y="0.442cm">
              <draw:image xlink:href="http://hydra-media.cursecdn.com/pathofexile.gamepedia.com/thumb/9/9d/Precinct_Map.png/16px-Precinct_Map.png?version=342c5f18c3e648a9fcd1169eb23d2359" xlink:type="simple" xlink:show="embed" xlink:actuate="onLoad">
                <text:p/>
              </draw:image>
            </draw:frame>
          </table:table-cell>
          <table:table-cell table:number-columns-repeated="28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48" table:end-x="0.422cm" table:end-y="0.219cm" draw:z-index="3" draw:name="http://hydra-media.cursecdn.com/pathofexile.gamepedia.com/thumb/0/03/Springs_Map.png/16px-Springs_Map.png?version=5454ec16dbd17b060491bded84028e21" draw:style-name="gr1" draw:text-style-name="P1" svg:width="0.422cm" svg:height="0.425cm" svg:x="0cm" svg:y="0.245cm">
              <draw:image xlink:href="http://hydra-media.cursecdn.com/pathofexile.gamepedia.com/thumb/0/03/Springs_Map.png/16px-Springs_Map.png?version=5454ec16dbd17b060491bded84028e21" xlink:type="simple" xlink:show="embed" xlink:actuate="onLoad">
                <text:p/>
              </draw:image>
            </draw:frame>
          </table:table-cell>
          <table:table-cell table:number-columns-repeated="28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58" table:end-x="0.422cm" table:end-y="0.07cm" draw:z-index="4" draw:name="http://hydra-media.cursecdn.com/pathofexile.gamepedia.com/thumb/a/a2/Arsenal_Map.png/16px-Arsenal_Map.png?version=75242a859eb6ca0a798766ffdf540b93" draw:style-name="gr1" draw:text-style-name="P1" svg:width="0.422cm" svg:height="0.413cm" svg:x="0cm" svg:y="0.109cm">
              <draw:image xlink:href="http://hydra-media.cursecdn.com/pathofexile.gamepedia.com/thumb/a/a2/Arsenal_Map.png/16px-Arsenal_Map.png?version=75242a859eb6ca0a798766ffdf540b93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58" table:end-x="0.422cm" table:end-y="0.07cm" draw:z-index="5" draw:name="http://hydra-media.cursecdn.com/pathofexile.gamepedia.com/0/04/No.png?version=21489388898bff9369097b40a9b73bdb" draw:style-name="gr1" draw:text-style-name="P1" svg:width="0.422cm" svg:height="0.413cm" svg:x="0cm" svg:y="0.109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8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67" table:end-x="0.422cm" table:end-y="0.395cm" draw:z-index="6" draw:name="http://hydra-media.cursecdn.com/pathofexile.gamepedia.com/thumb/4/4a/Overgrown_Ruin_Map.png/16px-Overgrown_Ruin_Map.png?version=6088a7fc6a1d1222962b1ccc8147cd62" draw:style-name="gr1" draw:text-style-name="P1" svg:width="0.422cm" svg:height="0.426cm" svg:x="0cm" svg:y="0.42cm">
              <draw:image xlink:href="http://hydra-media.cursecdn.com/pathofexile.gamepedia.com/thumb/4/4a/Overgrown_Ruin_Map.png/16px-Overgrown_Ruin_Map.png?version=6088a7fc6a1d1222962b1ccc8147cd62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67" table:end-x="0.422cm" table:end-y="0.395cm" draw:z-index="7" draw:name="http://hydra-media.cursecdn.com/pathofexile.gamepedia.com/0/04/No.png?version=21489388898bff9369097b40a9b73bdb" draw:style-name="gr1" draw:text-style-name="P1" svg:width="0.422cm" svg:height="0.426cm" svg:x="0cm" svg:y="0.42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78" table:end-x="0.422cm" table:end-y="0.205cm" draw:z-index="8" draw:name="http://hydra-media.cursecdn.com/pathofexile.gamepedia.com/thumb/4/44/Shipyard_Map.png/16px-Shipyard_Map.png?version=993c92b07bc27daa6c46792868545580" draw:style-name="gr1" draw:text-style-name="P1" svg:width="0.422cm" svg:height="0.431cm" svg:x="0cm" svg:y="0.225cm">
              <draw:image xlink:href="http://hydra-media.cursecdn.com/pathofexile.gamepedia.com/thumb/4/44/Shipyard_Map.png/16px-Shipyard_Map.png?version=993c92b07bc27daa6c46792868545580" xlink:type="simple" xlink:show="embed" xlink:actuate="onLoad">
                <text:p/>
              </draw:image>
            </draw:frame>
            <draw:frame table:end-cell-address="Sheet1.I1163" table:end-x="1.787cm" table:end-y="0.074cm" draw:z-index="9" draw:name="http://hydra-media.cursecdn.com/pathofexile.gamepedia.com/4/44/Shipyard_Map.png?version=4541387122c986a165c2881208a152b5" draw:style-name="gr1" draw:text-style-name="P1" svg:width="4.127cm" svg:height="38.688cm" svg:x="0.424cm" svg:y="0.225cm">
              <draw:image xlink:href="http://hydra-media.cursecdn.com/pathofexile.gamepedia.com/4/44/Shipyard_Map.png?version=4541387122c986a165c2881208a152b5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78" table:end-x="0.422cm" table:end-y="0.205cm" draw:z-index="10" draw:name="http://hydra-media.cursecdn.com/pathofexile.gamepedia.com/0/04/No.png?version=21489388898bff9369097b40a9b73bdb" draw:style-name="gr1" draw:text-style-name="P1" svg:width="0.422cm" svg:height="0.431cm" svg:x="0cm" svg:y="0.225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88" table:end-x="0.422cm" table:end-y="0.452cm" draw:z-index="11" draw:name="http://hydra-media.cursecdn.com/pathofexile.gamepedia.com/thumb/6/67/Village_Ruin_Map.png/16px-Village_Ruin_Map.png?version=184b93d2d12a461b35cf0cdec0dcf6bd" draw:style-name="gr1" draw:text-style-name="P1" svg:width="0.422cm" svg:height="0.42cm" svg:x="0cm" svg:y="0.032cm">
              <draw:image xlink:href="http://hydra-media.cursecdn.com/pathofexile.gamepedia.com/thumb/6/67/Village_Ruin_Map.png/16px-Village_Ruin_Map.png?version=184b93d2d12a461b35cf0cdec0dcf6bd" xlink:type="simple" xlink:show="embed" xlink:actuate="onLoad">
                <text:p/>
              </draw:image>
            </draw:frame>
            <draw:frame table:end-cell-address="Sheet1.I1172" table:end-x="1.787cm" table:end-y="0.393cm" draw:z-index="12" draw:name="http://hydra-media.cursecdn.com/pathofexile.gamepedia.com/6/67/Village_Ruin_Map.png?version=a31432fda5e234ef78fdfbf7e1ba8489" draw:style-name="gr1" draw:text-style-name="P1" svg:width="4.127cm" svg:height="38.297cm" svg:x="0.424cm" svg:y="0.032cm">
              <draw:image xlink:href="http://hydra-media.cursecdn.com/pathofexile.gamepedia.com/6/67/Village_Ruin_Map.png?version=a31432fda5e234ef78fdfbf7e1ba8489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88" table:end-x="0.422cm" table:end-y="0.452cm" draw:z-index="13" draw:name="http://hydra-media.cursecdn.com/pathofexile.gamepedia.com/0/04/No.png?version=21489388898bff9369097b40a9b73bdb" draw:style-name="gr1" draw:text-style-name="P1" svg:width="0.422cm" svg:height="0.42cm" svg:x="0cm" svg:y="0.032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10"/>
          <table:table-cell>
            <draw:frame table:end-cell-address="Sheet1.K1099" table:end-x="0.422cm" table:end-y="0.263cm" draw:z-index="14" draw:name="http://hydra-media.cursecdn.com/pathofexile.gamepedia.com/0/04/No.png?version=21489388898bff9369097b40a9b73bdb" draw:style-name="gr1" draw:text-style-name="P1" svg:width="0.422cm" svg:height="0.424cm" svg:x="0cm" svg:y="0.29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01" table:end-x="0.422cm" table:end-y="0.182cm" draw:z-index="15" draw:name="http://hydra-media.cursecdn.com/pathofexile.gamepedia.com/thumb/b/be/Courtyard_Map.png/16px-Courtyard_Map.png?version=f9c2a4f3f3e4d162a60803811fcde215" draw:style-name="gr1" draw:text-style-name="P1" svg:width="0.422cm" svg:height="0.41cm" svg:x="0cm" svg:y="0.224cm">
              <draw:image xlink:href="http://hydra-media.cursecdn.com/pathofexile.gamepedia.com/thumb/b/be/Courtyard_Map.png/16px-Courtyard_Map.png?version=f9c2a4f3f3e4d162a60803811fcde215" xlink:type="simple" xlink:show="embed" xlink:actuate="onLoad">
                <text:p/>
              </draw:image>
            </draw:frame>
            <draw:frame table:end-cell-address="Sheet1.I1193" table:end-x="1.787cm" table:end-y="0.048cm" draw:z-index="16" draw:name="http://hydra-media.cursecdn.com/pathofexile.gamepedia.com/b/be/Courtyard_Map.png?version=9f8ea3db5d6a0b3dc6e613e7e9500887" draw:style-name="gr1" draw:text-style-name="P1" svg:width="4.127cm" svg:height="41.825cm" svg:x="0.424cm" svg:y="0.224cm">
              <draw:image xlink:href="http://hydra-media.cursecdn.com/pathofexile.gamepedia.com/b/be/Courtyard_Map.png?version=9f8ea3db5d6a0b3dc6e613e7e9500887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01" table:end-x="0.422cm" table:end-y="0.182cm" draw:z-index="17" draw:name="http://hydra-media.cursecdn.com/pathofexile.gamepedia.com/0/04/No.png?version=21489388898bff9369097b40a9b73bdb" draw:style-name="gr1" draw:text-style-name="P1" svg:width="0.422cm" svg:height="0.41cm" svg:x="0cm" svg:y="0.224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11" table:end-x="0.422cm" table:end-y="0.452cm" draw:z-index="18" draw:name="http://hydra-media.cursecdn.com/pathofexile.gamepedia.com/thumb/0/05/Excavation_Map.png/16px-Excavation_Map.png?version=d854c6b71041304025fef3b67e1ecbf6" draw:style-name="gr1" draw:text-style-name="P1" svg:width="0.422cm" svg:height="0.425cm" svg:x="0cm" svg:y="0.027cm">
              <draw:image xlink:href="http://hydra-media.cursecdn.com/pathofexile.gamepedia.com/thumb/0/05/Excavation_Map.png/16px-Excavation_Map.png?version=d854c6b71041304025fef3b67e1ecbf6" xlink:type="simple" xlink:show="embed" xlink:actuate="onLoad">
                <text:p/>
              </draw:image>
            </draw:frame>
            <draw:frame table:end-cell-address="Sheet1.I1203" table:end-x="1.787cm" table:end-y="0.317cm" draw:z-index="19" draw:name="http://hydra-media.cursecdn.com/pathofexile.gamepedia.com/0/05/Excavation_Map.png?version=523d5f4c86704b5e1d382e5615a8b870" draw:style-name="gr1" draw:text-style-name="P1" svg:width="4.127cm" svg:height="41.839cm" svg:x="0.424cm" svg:y="0.027cm">
              <draw:image xlink:href="http://hydra-media.cursecdn.com/pathofexile.gamepedia.com/0/05/Excavation_Map.png?version=523d5f4c86704b5e1d382e5615a8b870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11" table:end-x="0.422cm" table:end-y="0.452cm" draw:z-index="20" draw:name="http://hydra-media.cursecdn.com/pathofexile.gamepedia.com/0/04/No.png?version=21489388898bff9369097b40a9b73bdb" draw:style-name="gr1" draw:text-style-name="P1" svg:width="0.422cm" svg:height="0.425cm" svg:x="0cm" svg:y="0.027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22" table:end-x="0.422cm" table:end-y="0.252cm" draw:z-index="21" draw:name="http://hydra-media.cursecdn.com/pathofexile.gamepedia.com/thumb/e/e1/Wasteland_Map.png/16px-Wasteland_Map.png?version=98028b06221b2c1c9d4be26026e8fb71" draw:style-name="gr1" draw:text-style-name="P1" svg:width="0.422cm" svg:height="0.414cm" svg:x="0cm" svg:y="0.29cm">
              <draw:image xlink:href="http://hydra-media.cursecdn.com/pathofexile.gamepedia.com/thumb/e/e1/Wasteland_Map.png/16px-Wasteland_Map.png?version=98028b06221b2c1c9d4be26026e8fb71" xlink:type="simple" xlink:show="embed" xlink:actuate="onLoad">
                <text:p/>
              </draw:image>
            </draw:frame>
            <draw:frame table:end-cell-address="Sheet1.I1213" table:end-x="1.787cm" table:end-y="0.167cm" draw:z-index="22" draw:name="http://hydra-media.cursecdn.com/pathofexile.gamepedia.com/e/e1/Wasteland_Map.png?version=338f829b672347914a314c460171c93a" draw:style-name="gr1" draw:text-style-name="P1" svg:width="4.127cm" svg:height="41.427cm" svg:x="0.424cm" svg:y="0.29cm">
              <draw:image xlink:href="http://hydra-media.cursecdn.com/pathofexile.gamepedia.com/e/e1/Wasteland_Map.png?version=338f829b672347914a314c460171c93a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22" table:end-x="0.422cm" table:end-y="0.252cm" draw:z-index="23" draw:name="http://hydra-media.cursecdn.com/pathofexile.gamepedia.com/0/04/No.png?version=21489388898bff9369097b40a9b73bdb" draw:style-name="gr1" draw:text-style-name="P1" svg:width="0.422cm" svg:height="0.414cm" svg:x="0cm" svg:y="0.29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33" table:end-x="0.422cm" table:end-y="0.054cm" draw:z-index="24" draw:name="http://hydra-media.cursecdn.com/pathofexile.gamepedia.com/thumb/e/ed/Waterways_Map.png/16px-Waterways_Map.png?version=9ce156b6816e18048126543f4b0c033b" draw:style-name="gr1" draw:text-style-name="P1" svg:width="0.422cm" svg:height="0.412cm" svg:x="0cm" svg:y="0.094cm">
              <draw:image xlink:href="http://hydra-media.cursecdn.com/pathofexile.gamepedia.com/thumb/e/ed/Waterways_Map.png/16px-Waterways_Map.png?version=9ce156b6816e18048126543f4b0c033b" xlink:type="simple" xlink:show="embed" xlink:actuate="onLoad">
                <text:p/>
              </draw:image>
            </draw:frame>
            <draw:frame table:end-cell-address="Sheet1.I1214" table:end-x="1.787cm" table:end-y="0.172cm" draw:z-index="25" draw:name="http://hydra-media.cursecdn.com/pathofexile.gamepedia.com/e/ed/Waterways_Map.png?version=7760beb32f11200b415132254ce79543" draw:style-name="gr1" draw:text-style-name="P1" svg:width="4.127cm" svg:height="37.111cm" svg:x="0.424cm" svg:y="0.094cm">
              <draw:image xlink:href="http://hydra-media.cursecdn.com/pathofexile.gamepedia.com/e/ed/Waterways_Map.png?version=7760beb32f11200b415132254ce79543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33" table:end-x="0.422cm" table:end-y="0.054cm" draw:z-index="26" draw:name="http://hydra-media.cursecdn.com/pathofexile.gamepedia.com/0/04/No.png?version=21489388898bff9369097b40a9b73bdb" draw:style-name="gr1" draw:text-style-name="P1" svg:width="0.422cm" svg:height="0.412cm" svg:x="0cm" svg:y="0.094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43" table:end-x="0.422cm" table:end-y="0.324cm" draw:z-index="27" draw:name="http://hydra-media.cursecdn.com/pathofexile.gamepedia.com/thumb/7/70/Conservatory_Map.png/16px-Conservatory_Map.png?version=115ee6fc31096794410bfddffa4f598c" draw:style-name="gr1" draw:text-style-name="P1" svg:width="0.422cm" svg:height="0.428cm" svg:x="0cm" svg:y="0.348cm">
              <draw:image xlink:href="http://hydra-media.cursecdn.com/pathofexile.gamepedia.com/thumb/7/70/Conservatory_Map.png/16px-Conservatory_Map.png?version=115ee6fc31096794410bfddffa4f598c" xlink:type="simple" xlink:show="embed" xlink:actuate="onLoad">
                <text:p/>
              </draw:image>
            </draw:frame>
            <draw:frame table:end-cell-address="Sheet1.I1215" table:end-x="1.787cm" table:end-y="0.175cm" draw:z-index="28" draw:name="http://hydra-media.cursecdn.com/pathofexile.gamepedia.com/7/70/Conservatory_Map.png?version=0f3d783a44bc224a829b044d965ab1d5" draw:style-name="gr1" draw:text-style-name="P1" svg:width="4.127cm" svg:height="32.796cm" svg:x="0.424cm" svg:y="0.348cm">
              <draw:image xlink:href="http://hydra-media.cursecdn.com/pathofexile.gamepedia.com/7/70/Conservatory_Map.png?version=0f3d783a44bc224a829b044d965ab1d5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43" table:end-x="0.422cm" table:end-y="0.324cm" draw:z-index="29" draw:name="http://hydra-media.cursecdn.com/pathofexile.gamepedia.com/0/04/No.png?version=21489388898bff9369097b40a9b73bdb" draw:style-name="gr1" draw:text-style-name="P1" svg:width="0.422cm" svg:height="0.428cm" svg:x="0cm" svg:y="0.348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54" table:end-x="0.422cm" table:end-y="0.11cm" draw:z-index="30" draw:name="http://hydra-media.cursecdn.com/pathofexile.gamepedia.com/thumb/4/4b/Palace_Map.png/16px-Palace_Map.png?version=1011df088aa53deeeedcebea7dd84727" draw:style-name="gr1" draw:text-style-name="P1" svg:width="0.422cm" svg:height="0.411cm" svg:x="0cm" svg:y="0.151cm">
              <draw:image xlink:href="http://hydra-media.cursecdn.com/pathofexile.gamepedia.com/thumb/4/4b/Palace_Map.png/16px-Palace_Map.png?version=1011df088aa53deeeedcebea7dd84727" xlink:type="simple" xlink:show="embed" xlink:actuate="onLoad">
                <text:p/>
              </draw:image>
            </draw:frame>
            <draw:frame table:end-cell-address="Sheet1.I1216" table:end-x="1.787cm" table:end-y="0.163cm" draw:z-index="31" draw:name="http://hydra-media.cursecdn.com/pathofexile.gamepedia.com/4/4b/Palace_Map.png?version=d0d16df3e8578076ff47b3e19920b6c2" draw:style-name="gr1" draw:text-style-name="P1" svg:width="4.127cm" svg:height="28.465cm" svg:x="0.424cm" svg:y="0.151cm">
              <draw:image xlink:href="http://hydra-media.cursecdn.com/pathofexile.gamepedia.com/4/4b/Palace_Map.png?version=d0d16df3e8578076ff47b3e19920b6c2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54" table:end-x="0.422cm" table:end-y="0.11cm" draw:z-index="32" draw:name="http://hydra-media.cursecdn.com/pathofexile.gamepedia.com/0/04/No.png?version=21489388898bff9369097b40a9b73bdb" draw:style-name="gr1" draw:text-style-name="P1" svg:width="0.422cm" svg:height="0.411cm" svg:x="0cm" svg:y="0.151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63" table:end-x="0.422cm" table:end-y="0.434cm" draw:z-index="33" draw:name="http://hydra-media.cursecdn.com/pathofexile.gamepedia.com/thumb/c/c4/Shrine_Map.png/16px-Shrine_Map.png?version=3115080edb2e851c8e4f5b7a463cf925" draw:style-name="gr1" draw:text-style-name="P1" svg:width="0.422cm" svg:height="0.42cm" svg:x="0cm" svg:y="0.014cm">
              <draw:image xlink:href="http://hydra-media.cursecdn.com/pathofexile.gamepedia.com/thumb/c/c4/Shrine_Map.png/16px-Shrine_Map.png?version=3115080edb2e851c8e4f5b7a463cf925" xlink:type="simple" xlink:show="embed" xlink:actuate="onLoad">
                <text:p/>
              </draw:image>
            </draw:frame>
            <draw:frame table:end-cell-address="Sheet1.I1217" table:end-x="1.787cm" table:end-y="0.176cm" draw:z-index="34" draw:name="http://hydra-media.cursecdn.com/pathofexile.gamepedia.com/c/c4/Shrine_Map.png?version=5aeeac84e2e91de2784312c5de69e1c8" draw:style-name="gr1" draw:text-style-name="P1" svg:width="4.127cm" svg:height="24.55cm" svg:x="0.424cm" svg:y="0.014cm">
              <draw:image xlink:href="http://hydra-media.cursecdn.com/pathofexile.gamepedia.com/c/c4/Shrine_Map.png?version=5aeeac84e2e91de2784312c5de69e1c8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63" table:end-x="0.422cm" table:end-y="0.434cm" draw:z-index="35" draw:name="http://hydra-media.cursecdn.com/pathofexile.gamepedia.com/0/04/No.png?version=21489388898bff9369097b40a9b73bdb" draw:style-name="gr1" draw:text-style-name="P1" svg:width="0.422cm" svg:height="0.42cm" svg:x="0cm" svg:y="0.014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8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73" table:end-x="0.422cm" table:end-y="0.294cm" draw:z-index="36" draw:name="http://hydra-media.cursecdn.com/pathofexile.gamepedia.com/thumb/b/b8/Vaal_Temple_Map.png/16px-Vaal_Temple_Map.png?version=cb30a45498844734ea589d28a1b80a90" draw:style-name="gr1" draw:text-style-name="P1" svg:width="0.422cm" svg:height="0.413cm" svg:x="0cm" svg:y="0.333cm">
              <draw:image xlink:href="http://hydra-media.cursecdn.com/pathofexile.gamepedia.com/thumb/b/b8/Vaal_Temple_Map.png/16px-Vaal_Temple_Map.png?version=cb30a45498844734ea589d28a1b80a90" xlink:type="simple" xlink:show="embed" xlink:actuate="onLoad">
                <text:p/>
              </draw:image>
            </draw:frame>
            <draw:frame table:end-cell-address="Sheet1.I1218" table:end-x="1.787cm" table:end-y="0.158cm" draw:z-index="37" draw:name="http://hydra-media.cursecdn.com/pathofexile.gamepedia.com/b/b8/Vaal_Temple_Map.png?version=ace9c20195063cb8fba9752c1cb8c666" draw:style-name="gr1" draw:text-style-name="P1" svg:width="4.127cm" svg:height="20.6cm" svg:x="0.424cm" svg:y="0.333cm">
              <draw:image xlink:href="http://hydra-media.cursecdn.com/pathofexile.gamepedia.com/b/b8/Vaal_Temple_Map.png?version=ace9c20195063cb8fba9752c1cb8c666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73" table:end-x="0.422cm" table:end-y="0.294cm" draw:z-index="38" draw:name="http://hydra-media.cursecdn.com/pathofexile.gamepedia.com/0/04/No.png?version=21489388898bff9369097b40a9b73bdb" draw:style-name="gr1" draw:text-style-name="P1" svg:width="0.422cm" svg:height="0.413cm" svg:x="0cm" svg:y="0.333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84" table:end-x="0.422cm" table:end-y="0.098cm" draw:z-index="39" draw:name="http://hydra-media.cursecdn.com/pathofexile.gamepedia.com/thumb/6/6f/Abyss_Map.png/16px-Abyss_Map.png?version=0804a8b1f6d778b6bf98e734aef71183" draw:style-name="gr1" draw:text-style-name="P1" svg:width="0.422cm" svg:height="0.412cm" svg:x="0cm" svg:y="0.138cm">
              <draw:image xlink:href="http://hydra-media.cursecdn.com/pathofexile.gamepedia.com/thumb/6/6f/Abyss_Map.png/16px-Abyss_Map.png?version=0804a8b1f6d778b6bf98e734aef71183" xlink:type="simple" xlink:show="embed" xlink:actuate="onLoad">
                <text:p/>
              </draw:image>
            </draw:frame>
            <draw:frame table:end-cell-address="Sheet1.I1219" table:end-x="1.787cm" table:end-y="0.167cm" draw:z-index="40" draw:name="http://hydra-media.cursecdn.com/pathofexile.gamepedia.com/6/6f/Abyss_Map.png?version=d9ffcfe80f72bbeed9c61d08ab0fc968" draw:style-name="gr1" draw:text-style-name="P1" svg:width="4.127cm" svg:height="16.288cm" svg:x="0.424cm" svg:y="0.138cm">
              <draw:image xlink:href="http://hydra-media.cursecdn.com/pathofexile.gamepedia.com/6/6f/Abyss_Map.png?version=d9ffcfe80f72bbeed9c61d08ab0fc968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84" table:end-x="0.422cm" table:end-y="0.098cm" draw:z-index="41" draw:name="http://hydra-media.cursecdn.com/pathofexile.gamepedia.com/0/04/No.png?version=21489388898bff9369097b40a9b73bdb" draw:style-name="gr1" draw:text-style-name="P1" svg:width="0.422cm" svg:height="0.412cm" svg:x="0cm" svg:y="0.138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8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93" table:end-x="0.422cm" table:end-y="0.424cm" draw:z-index="42" draw:name="http://hydra-media.cursecdn.com/pathofexile.gamepedia.com/thumb/1/19/Colosseum_Map.png/16px-Colosseum_Map.png?version=1dc4fc5e4972c543422b6df8aa88af8f" draw:style-name="gr1" draw:text-style-name="P1" svg:width="0.422cm" svg:height="0.429cm" svg:x="0cm" svg:y="0.446cm">
              <draw:image xlink:href="http://hydra-media.cursecdn.com/pathofexile.gamepedia.com/thumb/1/19/Colosseum_Map.png/16px-Colosseum_Map.png?version=1dc4fc5e4972c543422b6df8aa88af8f" xlink:type="simple" xlink:show="embed" xlink:actuate="onLoad">
                <text:p/>
              </draw:image>
            </draw:frame>
            <draw:frame table:end-cell-address="Sheet1.I1220" table:end-x="1.787cm" table:end-y="0.183cm" draw:z-index="43" draw:name="http://hydra-media.cursecdn.com/pathofexile.gamepedia.com/1/19/Colosseum_Map.png?version=9525c679eb727d473797595a077da2b8" draw:style-name="gr1" draw:text-style-name="P1" svg:width="4.127cm" svg:height="12.382cm" svg:x="0.424cm" svg:y="0.446cm">
              <draw:image xlink:href="http://hydra-media.cursecdn.com/pathofexile.gamepedia.com/1/19/Colosseum_Map.png?version=9525c679eb727d473797595a077da2b8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93" table:end-x="0.422cm" table:end-y="0.424cm" draw:z-index="44" draw:name="http://hydra-media.cursecdn.com/pathofexile.gamepedia.com/0/04/No.png?version=21489388898bff9369097b40a9b73bdb" draw:style-name="gr1" draw:text-style-name="P1" svg:width="0.422cm" svg:height="0.429cm" svg:x="0cm" svg:y="0.446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204" table:end-x="0.422cm" table:end-y="0.233cm" draw:z-index="45" draw:name="http://hydra-media.cursecdn.com/pathofexile.gamepedia.com/thumb/2/2c/Core_Map.png/16px-Core_Map.png?version=e91f42576f1cd59160c1755c7097593b" draw:style-name="gr1" draw:text-style-name="P1" svg:width="0.422cm" svg:height="0.432cm" svg:x="0cm" svg:y="0.253cm">
              <draw:image xlink:href="http://hydra-media.cursecdn.com/pathofexile.gamepedia.com/thumb/2/2c/Core_Map.png/16px-Core_Map.png?version=e91f42576f1cd59160c1755c7097593b" xlink:type="simple" xlink:show="embed" xlink:actuate="onLoad">
                <text:p/>
              </draw:image>
            </draw:frame>
            <draw:frame table:end-cell-address="Sheet1.I1221" table:end-x="1.787cm" table:end-y="0.175cm" draw:z-index="46" draw:name="http://hydra-media.cursecdn.com/pathofexile.gamepedia.com/2/2c/Core_Map.png?version=7a562c51fbd1a7d726a4970dc858ee52" draw:style-name="gr1" draw:text-style-name="P1" svg:width="4.127cm" svg:height="8.052cm" svg:x="0.424cm" svg:y="0.253cm">
              <draw:image xlink:href="http://hydra-media.cursecdn.com/pathofexile.gamepedia.com/2/2c/Core_Map.png?version=7a562c51fbd1a7d726a4970dc858ee52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204" table:end-x="0.422cm" table:end-y="0.233cm" draw:z-index="47" draw:name="http://hydra-media.cursecdn.com/pathofexile.gamepedia.com/0/04/No.png?version=21489388898bff9369097b40a9b73bdb" draw:style-name="gr1" draw:text-style-name="P1" svg:width="0.422cm" svg:height="0.432cm" svg:x="0cm" svg:y="0.253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47372">
          <table:table-cell table:number-columns-repeated="36"/>
        </table:table-row>
        <table:table-row table:style-name="ro3">
          <table:table-cell table:number-columns-repeated="36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  <table:database-ranges>
        <table:database-range table:target-range-address="Sheet1.H18:Sheet1.I11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NZ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10/11/2016</text:date>, <text:time>19:5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Koidan</meta:initial-creator>
    <meta:creation-date>2016-04-23T13:01:44.76</meta:creation-date>
    <dc:date>2016-11-10T19:54:01.70</dc:date>
    <meta:editing-duration>P13DT18H25M33S</meta:editing-duration>
    <meta:editing-cycles>785</meta:editing-cycles>
    <meta:generator>OpenOffice/4.1.2$Win32 OpenOffice.org_project/412m3$Build-9782</meta:generator>
    <meta:document-statistic meta:table-count="3" meta:cell-count="3458" meta:object-count="48"/>
  </office:meta>
</office:document-meta>
</file>